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/>
    <style:font-face style:name="Nimbus Sans L1" svg:font-family="'Nimbus Sans L'"/>
    <style:font-face style:name="PLMath101" svg:font-family="PLMath10"/>
    <style:font-face style:name="PLMath71" svg:font-family="PLMath7"/>
    <style:font-face style:name="PLMathSymbols101" svg:font-family="PLMathSymbols10"/>
    <style:font-face style:name="PLMathSymbols71" svg:font-family="PLMathSymbols7"/>
    <style:font-face style:name="PLMathSymbols81" svg:font-family="PLMathSymbols8"/>
    <style:font-face style:name="Liberation Serif1" svg:font-family="'Liberation Serif'" style:font-pitch="variable"/>
    <style:font-face style:name="Nimbus Mono L" svg:font-family="'Nimbus Mono L'" style:font-pitch="variable"/>
    <style:font-face style:name="Nimbus Sans L" svg:font-family="'Nimbus Sans L'" style:font-pitch="variable"/>
    <style:font-face style:name="PLMath10" svg:font-family="PLMath10" style:font-pitch="variable"/>
    <style:font-face style:name="PLMath7" svg:font-family="PLMath7" style:font-pitch="variable"/>
    <style:font-face style:name="PLMathSymbols10" svg:font-family="PLMathSymbols10" style:font-pitch="variable"/>
    <style:font-face style:name="PLMathSymbols7" svg:font-family="PLMathSymbols7" style:font-pitch="variable"/>
    <style:font-face style:name="PLMathSymbols8" svg:font-family="PLMathSymbols8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37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cm" fo:min-width="0.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3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Nimbus Sans L1" fo:font-size="12.8999996185303pt" style:font-size-asian="12.8999996185303pt" style:font-name-complex="Nimbus Sans L1" style:font-size-complex="12.8999996185303pt"/>
    </style:style>
    <style:style style:name="T2" style:family="text">
      <style:text-properties fo:color="#000000" style:font-name="Nimbus Sans L1" fo:font-size="10.8000001907349pt" style:font-size-asian="10.8000001907349pt" style:font-name-complex="Nimbus Sans L1" style:font-size-complex="10.8000001907349pt"/>
    </style:style>
    <style:style style:name="T3" style:family="text">
      <style:text-properties fo:color="#000000" style:font-name="Nimbus Sans L1" fo:font-size="9pt" fo:font-weight="bold" style:font-size-asian="9pt" style:font-name-complex="Nimbus Sans L1" style:font-size-complex="9pt" style:font-weight-complex="bold"/>
    </style:style>
    <style:style style:name="T4" style:family="text">
      <style:text-properties fo:color="#404040" style:font-name="Nimbus Sans L1" fo:font-size="12.8999996185303pt" fo:font-weight="bold" style:font-size-asian="12.8999996185303pt" style:font-name-complex="Nimbus Sans L1" style:font-size-complex="12.8999996185303pt" style:font-weight-complex="bold"/>
    </style:style>
    <style:style style:name="T5" style:family="text">
      <style:text-properties fo:color="#0000ff" style:font-name="Nimbus Sans L1" fo:font-size="9pt" fo:font-weight="bold" style:font-size-asian="9pt" style:font-name-complex="Nimbus Sans L1" style:font-size-complex="9pt" style:font-weight-complex="bold"/>
    </style:style>
    <style:style style:name="T6" style:family="text">
      <style:text-properties fo:color="#0000ff" style:font-name="Nimbus Sans L1" fo:font-size="9pt" style:font-size-asian="9pt" style:font-name-complex="Nimbus Sans L1" style:font-size-complex="9pt"/>
    </style:style>
    <style:style style:name="T7" style:family="text">
      <style:text-properties fo:color="#000000" style:font-name="Nimbus Sans L1" fo:font-size="9pt" style:font-size-asian="9pt" style:font-name-complex="Nimbus Sans L1" style:font-size-complex="9pt"/>
    </style:style>
    <style:style style:name="T8" style:family="text">
      <style:text-properties fo:color="#404040" style:font-name="Nimbus Sans L1" fo:font-size="10.8000001907349pt" fo:font-weight="bold" style:font-size-asian="10.8000001907349pt" style:font-name-complex="Nimbus Sans L1" style:font-size-complex="10.8000001907349pt" style:font-weight-complex="bold"/>
    </style:style>
    <style:style style:name="T9" style:family="text">
      <style:text-properties fo:color="#000000" style:font-name="Nimbus Sans L1" fo:font-size="6.30000019073486pt" fo:font-weight="bold" style:font-size-asian="6.30000019073486pt" style:font-name-complex="Nimbus Sans L1" style:font-size-complex="6.30000019073486pt" style:font-weight-complex="bold"/>
    </style:style>
    <style:style style:name="T10" style:family="text">
      <style:text-properties fo:color="#000000" style:font-name="Nimbus Mono L1" fo:font-size="10pt" style:font-size-asian="10pt" style:font-name-complex="Nimbus Mono L1" style:font-size-complex="10pt"/>
    </style:style>
    <style:style style:name="T11" style:family="text">
      <style:text-properties fo:color="#000000" style:font-name="PLMath101" fo:font-size="10pt" fo:font-style="italic" style:font-size-asian="10pt" style:font-name-complex="PLMath101" style:font-size-complex="10pt" style:font-style-complex="italic"/>
    </style:style>
    <style:style style:name="T12" style:family="text">
      <style:text-properties fo:color="#404040" style:font-name="Nimbus Sans L1" fo:font-size="9pt" fo:font-weight="bold" style:font-size-asian="9pt" style:font-name-complex="Nimbus Sans L1" style:font-size-complex="9pt" style:font-weight-complex="bold"/>
    </style:style>
    <style:style style:name="T13" style:family="text">
      <style:text-properties fo:color="#000000" style:font-name="PLMathSymbols101" fo:font-size="10pt" fo:font-style="italic" style:font-size-asian="10pt" style:font-name-complex="PLMathSymbols101" style:font-size-complex="10pt" style:font-style-complex="italic"/>
    </style:style>
    <style:style style:name="T14" style:family="text">
      <style:text-properties fo:color="#000000" style:font-name="Nimbus Mono L1" fo:font-size="8pt" style:font-size-asian="8pt" style:font-name-complex="Nimbus Mono L1" style:font-size-complex="8pt"/>
    </style:style>
    <style:style style:name="T15" style:family="text">
      <style:text-properties fo:color="#0000ff" style:font-name="Nimbus Mono L1" fo:font-size="8pt" style:font-size-asian="8pt" style:font-name-complex="Nimbus Mono L1" style:font-size-complex="8pt"/>
    </style:style>
    <style:style style:name="T16" style:family="text">
      <style:text-properties fo:color="#000000" style:font-name="PLMathSymbols81" fo:font-size="8pt" fo:font-style="italic" style:font-size-asian="8pt" style:font-name-complex="PLMathSymbols81" style:font-size-complex="8pt" style:font-style-complex="italic"/>
    </style:style>
    <style:style style:name="T17" style:family="text">
      <style:text-properties fo:color="#000000" style:font-name="Nimbus Mono L1" fo:font-size="8pt" fo:font-style="italic" style:font-size-asian="8pt" style:font-name-complex="Nimbus Mono L1" style:font-size-complex="8pt" style:font-style-complex="italic"/>
    </style:style>
    <style:style style:name="T18" style:family="text">
      <style:text-properties fo:color="#000000" style:font-name="Nimbus Sans L1" fo:font-size="9pt" fo:font-style="italic" style:font-size-asian="9pt" style:font-name-complex="Nimbus Sans L1" style:font-size-complex="9pt" style:font-style-complex="italic"/>
    </style:style>
    <style:style style:name="T19" style:family="text">
      <style:text-properties fo:color="#000000" style:font-name="PLMathSymbols71" fo:font-size="7pt" fo:font-style="italic" style:font-size-asian="7pt" style:font-name-complex="PLMathSymbols71" style:font-size-complex="7pt" style:font-style-complex="italic"/>
    </style:style>
    <style:style style:name="T20" style:family="text">
      <style:text-properties fo:color="#000000" style:font-name="PLMath71" fo:font-size="7pt" fo:font-style="italic" style:font-size-asian="7pt" style:font-name-complex="PLMath71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116cm" svg:height="0.509cm" svg:x="5.959cm" svg:y="10.666cm">
          <draw:text-box>
            <text:p text:style-name="P1"><text:span text:style-name="T1">Programopwanie komputerów 2- Gra w statki</text:span></text:p>
          </draw:text-box>
        </draw:frame>
        <draw:frame draw:style-name="gr2" draw:text-style-name="P3" draw:layer="layout" svg:width="6.458cm" svg:height="0.424cm" svg:x="7.301cm" svg:y="12.157cm">
          <draw:text-box>
            <text:p text:style-name="P1"><text:span text:style-name="T2">Wygenerowano przez Doxygen 1.8.14</text:span></text:p>
          </draw:text-box>
        </draw:frame>
      </draw:page>
      <draw:page draw:name="page2" draw:style-name="dp1" draw:master-page-name="master-page20">
        <draw:frame draw:style-name="gr3" draw:text-style-name="P4" draw:layer="layout" svg:width="1.45cm" svg:height="0.357cm" svg:x="2.5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3.994cm" svg:y="1.152cm">
          <draw:text-box>
            <text:p text:style-name="P1"><text:span text:style-name="T3">´</text:span></text:p>
          </draw:text-box>
        </draw:frame>
        <draw:frame draw:style-name="gr3" draw:text-style-name="P4" draw:layer="layout" svg:width="0.531cm" svg:height="0.357cm" svg:x="3.941cm" svg:y="1.217cm">
          <draw:text-box>
            <text:p text:style-name="P1"><text:span text:style-name="T3">SCI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315cm" svg:height="0.357cm" svg:x="18.324cm" svg:y="1.217cm">
          <draw:text-box>
            <text:p text:style-name="P1"><text:span text:style-name="T3">1</text:span></text:p>
          </draw:text-box>
        </draw:frame>
        <draw:frame draw:style-name="gr1" draw:text-style-name="P2" draw:layer="layout" svg:width="1.67cm" svg:height="0.509cm" svg:x="2.5cm" svg:y="2.439cm">
          <draw:text-box>
            <text:p text:style-name="P1"><text:span text:style-name="T4">Spis tre</text:span></text:p>
          </draw:text-box>
        </draw:frame>
        <draw:frame draw:style-name="gr1" draw:text-style-name="P2" draw:layer="layout" svg:width="0.454cm" svg:height="0.509cm" svg:x="3.912cm" svg:y="2.433cm">
          <draw:text-box>
            <text:p text:style-name="P1"><text:span text:style-name="T4">´</text:span></text:p>
          </draw:text-box>
        </draw:frame>
        <draw:frame draw:style-name="gr1" draw:text-style-name="P2" draw:layer="layout" svg:width="0.637cm" svg:height="0.509cm" svg:x="3.87cm" svg:y="2.439cm">
          <draw:text-box>
            <text:p text:style-name="P1"><text:span text:style-name="T4">sci</text:span></text:p>
          </draw:text-box>
        </draw:frame>
        <draw:frame draw:style-name="gr3" draw:text-style-name="P4" draw:layer="layout" svg:width="0.315cm" svg:height="0.357cm" svg:x="2.5cm" svg:y="3.795cm">
          <draw:text-box>
            <text:p text:style-name="P1"><text:span text:style-name="T5">1</text:span></text:p>
          </draw:text-box>
        </draw:frame>
        <draw:frame draw:style-name="gr3" draw:text-style-name="P4" draw:layer="layout" svg:width="3.511cm" svg:height="0.357cm" svg:x="3.027cm" svg:y="3.795cm">
          <draw:text-box>
            <text:p text:style-name="P1"><text:span text:style-name="T5">Indeks struktur danych</text:span></text:p>
          </draw:text-box>
        </draw:frame>
        <draw:frame draw:style-name="gr3" draw:text-style-name="P4" draw:layer="layout" svg:width="0.315cm" svg:height="0.357cm" svg:x="18.324cm" svg:y="3.795cm">
          <draw:text-box>
            <text:p text:style-name="P1"><text:span text:style-name="T3">1</text:span></text:p>
          </draw:text-box>
        </draw:frame>
        <draw:frame draw:style-name="gr3" draw:text-style-name="P4" draw:layer="layout" svg:width="0.447cm" svg:height="0.357cm" svg:x="3.027cm" svg:y="4.644cm">
          <draw:text-box>
            <text:p text:style-name="P1"><text:span text:style-name="T6">1.1</text:span></text:p>
          </draw:text-box>
        </draw:frame>
        <draw:frame draw:style-name="gr3" draw:text-style-name="P4" draw:layer="layout" svg:width="2.402cm" svg:height="0.357cm" svg:x="3.835cm" svg:y="4.644cm">
          <draw:text-box>
            <text:p text:style-name="P1"><text:span text:style-name="T6">Struktury danych</text:span></text:p>
          </draw:text-box>
        </draw:frame>
        <draw:frame draw:style-name="gr3" draw:text-style-name="P4" draw:layer="layout" svg:width="0.315cm" svg:height="0.357cm" svg:x="6.54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6.806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0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334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59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861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125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4.6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4.644cm">
          <draw:text-box>
            <text:p text:style-name="P1"><text:span text:style-name="T7">1</text:span></text:p>
          </draw:text-box>
        </draw:frame>
        <draw:frame draw:style-name="gr3" draw:text-style-name="P4" draw:layer="layout" svg:width="0.315cm" svg:height="0.357cm" svg:x="2.5cm" svg:y="5.844cm">
          <draw:text-box>
            <text:p text:style-name="P1"><text:span text:style-name="T5">2</text:span></text:p>
          </draw:text-box>
        </draw:frame>
        <draw:frame draw:style-name="gr3" draw:text-style-name="P4" draw:layer="layout" svg:width="2.093cm" svg:height="0.357cm" svg:x="3.027cm" svg:y="5.844cm">
          <draw:text-box>
            <text:p text:style-name="P1"><text:span text:style-name="T5">Indeks plików</text:span></text:p>
          </draw:text-box>
        </draw:frame>
        <draw:frame draw:style-name="gr3" draw:text-style-name="P4" draw:layer="layout" svg:width="0.315cm" svg:height="0.357cm" svg:x="18.324cm" svg:y="5.844cm">
          <draw:text-box>
            <text:p text:style-name="P1"><text:span text:style-name="T3">2</text:span></text:p>
          </draw:text-box>
        </draw:frame>
        <draw:frame draw:style-name="gr3" draw:text-style-name="P4" draw:layer="layout" svg:width="0.447cm" svg:height="0.357cm" svg:x="3.027cm" svg:y="6.693cm">
          <draw:text-box>
            <text:p text:style-name="P1"><text:span text:style-name="T6">2.1</text:span></text:p>
          </draw:text-box>
        </draw:frame>
        <draw:frame draw:style-name="gr3" draw:text-style-name="P4" draw:layer="layout" svg:width="1.835cm" svg:height="0.357cm" svg:x="3.835cm" svg:y="6.693cm">
          <draw:text-box>
            <text:p text:style-name="P1"><text:span text:style-name="T6">Lista plików</text:span><text:span text:style-name="T7"> .</text:span></text:p>
          </draw:text-box>
        </draw:frame>
        <draw:frame draw:style-name="gr3" draw:text-style-name="P4" draw:layer="layout" svg:width="0.315cm" svg:height="0.357cm" svg:x="6.016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6.279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6.54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6.806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0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334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59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7.861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125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6.69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6.693cm">
          <draw:text-box>
            <text:p text:style-name="P1"><text:span text:style-name="T7">2</text:span></text:p>
          </draw:text-box>
        </draw:frame>
        <draw:frame draw:style-name="gr3" draw:text-style-name="P4" draw:layer="layout" svg:width="0.315cm" svg:height="0.357cm" svg:x="2.5cm" svg:y="7.893cm">
          <draw:text-box>
            <text:p text:style-name="P1"><text:span text:style-name="T5">3</text:span></text:p>
          </draw:text-box>
        </draw:frame>
        <draw:frame draw:style-name="gr3" draw:text-style-name="P4" draw:layer="layout" svg:width="4.68cm" svg:height="0.357cm" svg:x="3.027cm" svg:y="7.893cm">
          <draw:text-box>
            <text:p text:style-name="P1"><text:span text:style-name="T5">Dokumentacja struktur danych</text:span></text:p>
          </draw:text-box>
        </draw:frame>
        <draw:frame draw:style-name="gr3" draw:text-style-name="P4" draw:layer="layout" svg:width="0.315cm" svg:height="0.357cm" svg:x="18.324cm" svg:y="7.893cm">
          <draw:text-box>
            <text:p text:style-name="P1"><text:span text:style-name="T3">2</text:span></text:p>
          </draw:text-box>
        </draw:frame>
        <draw:frame draw:style-name="gr3" draw:text-style-name="P4" draw:layer="layout" svg:width="0.447cm" svg:height="0.357cm" svg:x="3.027cm" svg:y="8.742cm">
          <draw:text-box>
            <text:p text:style-name="P1"><text:span text:style-name="T6">3.1</text:span></text:p>
          </draw:text-box>
        </draw:frame>
        <draw:frame draw:style-name="gr3" draw:text-style-name="P4" draw:layer="layout" svg:width="4.299cm" svg:height="0.357cm" svg:x="3.835cm" svg:y="8.742cm">
          <draw:text-box>
            <text:p text:style-name="P1"><text:span text:style-name="T6">Dokumentacja struktury Gracz</text:span></text:p>
          </draw:text-box>
        </draw:frame>
        <draw:frame draw:style-name="gr3" draw:text-style-name="P4" draw:layer="layout" svg:width="0.315cm" svg:height="0.357cm" svg:x="8.38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8.74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8.742cm">
          <draw:text-box>
            <text:p text:style-name="P1"><text:span text:style-name="T7">2</text:span></text:p>
          </draw:text-box>
        </draw:frame>
        <draw:frame draw:style-name="gr3" draw:text-style-name="P4" draw:layer="layout" svg:width="0.713cm" svg:height="0.357cm" svg:x="3.835cm" svg:y="9.591cm">
          <draw:text-box>
            <text:p text:style-name="P1"><text:span text:style-name="T6">3.1.1</text:span></text:p>
          </draw:text-box>
        </draw:frame>
        <draw:frame draw:style-name="gr3" draw:text-style-name="P4" draw:layer="layout" svg:width="2.741cm" svg:height="0.357cm" svg:x="4.96cm" svg:y="9.591cm">
          <draw:text-box>
            <text:p text:style-name="P1"><text:span text:style-name="T6">Opis szczegółowy</text:span><text:span text:style-name="T7"> .</text:span></text:p>
          </draw:text-box>
        </draw:frame>
        <draw:frame draw:style-name="gr3" draw:text-style-name="P4" draw:layer="layout" svg:width="0.315cm" svg:height="0.357cm" svg:x="7.861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125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9.59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9.591cm">
          <draw:text-box>
            <text:p text:style-name="P1"><text:span text:style-name="T7">2</text:span></text:p>
          </draw:text-box>
        </draw:frame>
        <draw:frame draw:style-name="gr3" draw:text-style-name="P4" draw:layer="layout" svg:width="0.447cm" svg:height="0.357cm" svg:x="3.027cm" svg:y="10.44cm">
          <draw:text-box>
            <text:p text:style-name="P1"><text:span text:style-name="T6">3.2</text:span></text:p>
          </draw:text-box>
        </draw:frame>
        <draw:frame draw:style-name="gr3" draw:text-style-name="P4" draw:layer="layout" svg:width="5.404cm" svg:height="0.357cm" svg:x="3.835cm" svg:y="10.44cm">
          <draw:text-box>
            <text:p text:style-name="P1"><text:span text:style-name="T6">Dokumentacja struktury Konfiguracja</text:span><text:span text:style-name="T7"> .</text:span></text:p>
          </draw:text-box>
        </draw:frame>
        <draw:frame draw:style-name="gr3" draw:text-style-name="P4" draw:layer="layout" svg:width="0.315cm" svg:height="0.357cm" svg:x="9.443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0.4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0.44cm">
          <draw:text-box>
            <text:p text:style-name="P1"><text:span text:style-name="T7">2</text:span></text:p>
          </draw:text-box>
        </draw:frame>
        <draw:frame draw:style-name="gr3" draw:text-style-name="P4" draw:layer="layout" svg:width="0.447cm" svg:height="0.357cm" svg:x="3.027cm" svg:y="11.289cm">
          <draw:text-box>
            <text:p text:style-name="P1"><text:span text:style-name="T6">3.3</text:span></text:p>
          </draw:text-box>
        </draw:frame>
        <draw:frame draw:style-name="gr3" draw:text-style-name="P4" draw:layer="layout" svg:width="4.303cm" svg:height="0.357cm" svg:x="3.835cm" svg:y="11.289cm">
          <draw:text-box>
            <text:p text:style-name="P1"><text:span text:style-name="T6">Dokumentacja struktury Lista</text:span><text:span text:style-name="T7"> .</text:span></text:p>
          </draw:text-box>
        </draw:frame>
        <draw:frame draw:style-name="gr3" draw:text-style-name="P4" draw:layer="layout" svg:width="0.315cm" svg:height="0.357cm" svg:x="8.38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1.289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1.289cm">
          <draw:text-box>
            <text:p text:style-name="P1"><text:span text:style-name="T7">3</text:span></text:p>
          </draw:text-box>
        </draw:frame>
        <draw:frame draw:style-name="gr3" draw:text-style-name="P4" draw:layer="layout" svg:width="0.713cm" svg:height="0.357cm" svg:x="3.835cm" svg:y="12.138cm">
          <draw:text-box>
            <text:p text:style-name="P1"><text:span text:style-name="T6">3.3.1</text:span></text:p>
          </draw:text-box>
        </draw:frame>
        <draw:frame draw:style-name="gr3" draw:text-style-name="P4" draw:layer="layout" svg:width="2.741cm" svg:height="0.357cm" svg:x="4.96cm" svg:y="12.138cm">
          <draw:text-box>
            <text:p text:style-name="P1"><text:span text:style-name="T6">Opis szczegółowy</text:span><text:span text:style-name="T7"> .</text:span></text:p>
          </draw:text-box>
        </draw:frame>
        <draw:frame draw:style-name="gr3" draw:text-style-name="P4" draw:layer="layout" svg:width="0.315cm" svg:height="0.357cm" svg:x="7.861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125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2.138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2.138cm">
          <draw:text-box>
            <text:p text:style-name="P1"><text:span text:style-name="T7">3</text:span></text:p>
          </draw:text-box>
        </draw:frame>
        <draw:frame draw:style-name="gr3" draw:text-style-name="P4" draw:layer="layout" svg:width="0.447cm" svg:height="0.357cm" svg:x="3.027cm" svg:y="12.987cm">
          <draw:text-box>
            <text:p text:style-name="P1"><text:span text:style-name="T6">3.4</text:span></text:p>
          </draw:text-box>
        </draw:frame>
        <draw:frame draw:style-name="gr3" draw:text-style-name="P4" draw:layer="layout" svg:width="5.027cm" svg:height="0.357cm" svg:x="3.835cm" svg:y="12.987cm">
          <draw:text-box>
            <text:p text:style-name="P1"><text:span text:style-name="T6">Dokumentacja struktury Rozgrywka</text:span></text:p>
          </draw:text-box>
        </draw:frame>
        <draw:frame draw:style-name="gr3" draw:text-style-name="P4" draw:layer="layout" svg:width="0.315cm" svg:height="0.357cm" svg:x="9.179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2.987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2.987cm">
          <draw:text-box>
            <text:p text:style-name="P1"><text:span text:style-name="T7">3</text:span></text:p>
          </draw:text-box>
        </draw:frame>
        <draw:frame draw:style-name="gr3" draw:text-style-name="P4" draw:layer="layout" svg:width="0.447cm" svg:height="0.357cm" svg:x="3.027cm" svg:y="13.836cm">
          <draw:text-box>
            <text:p text:style-name="P1"><text:span text:style-name="T6">3.5</text:span></text:p>
          </draw:text-box>
        </draw:frame>
        <draw:frame draw:style-name="gr3" draw:text-style-name="P4" draw:layer="layout" svg:width="4.371cm" svg:height="0.357cm" svg:x="3.835cm" svg:y="13.836cm">
          <draw:text-box>
            <text:p text:style-name="P1"><text:span text:style-name="T6">Dokumentacja struktury Wybor</text:span></text:p>
          </draw:text-box>
        </draw:frame>
        <draw:frame draw:style-name="gr3" draw:text-style-name="P4" draw:layer="layout" svg:width="0.315cm" svg:height="0.357cm" svg:x="8.38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3.836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3.836cm">
          <draw:text-box>
            <text:p text:style-name="P1"><text:span text:style-name="T7">4</text:span></text:p>
          </draw:text-box>
        </draw:frame>
        <draw:frame draw:style-name="gr3" draw:text-style-name="P4" draw:layer="layout" svg:width="0.713cm" svg:height="0.357cm" svg:x="3.835cm" svg:y="14.685cm">
          <draw:text-box>
            <text:p text:style-name="P1"><text:span text:style-name="T6">3.5.1</text:span></text:p>
          </draw:text-box>
        </draw:frame>
        <draw:frame draw:style-name="gr3" draw:text-style-name="P4" draw:layer="layout" svg:width="2.741cm" svg:height="0.357cm" svg:x="4.96cm" svg:y="14.685cm">
          <draw:text-box>
            <text:p text:style-name="P1"><text:span text:style-name="T6">Opis szczegółowy</text:span><text:span text:style-name="T7"> .</text:span></text:p>
          </draw:text-box>
        </draw:frame>
        <draw:frame draw:style-name="gr3" draw:text-style-name="P4" draw:layer="layout" svg:width="0.315cm" svg:height="0.357cm" svg:x="7.861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125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4.685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4.685cm">
          <draw:text-box>
            <text:p text:style-name="P1"><text:span text:style-name="T7">4</text:span></text:p>
          </draw:text-box>
        </draw:frame>
        <draw:frame draw:style-name="gr3" draw:text-style-name="P4" draw:layer="layout" svg:width="0.315cm" svg:height="0.357cm" svg:x="2.5cm" svg:y="15.885cm">
          <draw:text-box>
            <text:p text:style-name="P1"><text:span text:style-name="T5">4</text:span></text:p>
          </draw:text-box>
        </draw:frame>
        <draw:frame draw:style-name="gr3" draw:text-style-name="P4" draw:layer="layout" svg:width="3.262cm" svg:height="0.357cm" svg:x="3.027cm" svg:y="15.885cm">
          <draw:text-box>
            <text:p text:style-name="P1"><text:span text:style-name="T5">Dokumentacja plików</text:span></text:p>
          </draw:text-box>
        </draw:frame>
        <draw:frame draw:style-name="gr3" draw:text-style-name="P4" draw:layer="layout" svg:width="0.315cm" svg:height="0.357cm" svg:x="18.324cm" svg:y="15.885cm">
          <draw:text-box>
            <text:p text:style-name="P1"><text:span text:style-name="T3">4</text:span></text:p>
          </draw:text-box>
        </draw:frame>
        <draw:frame draw:style-name="gr3" draw:text-style-name="P4" draw:layer="layout" svg:width="0.447cm" svg:height="0.357cm" svg:x="3.027cm" svg:y="16.734cm">
          <draw:text-box>
            <text:p text:style-name="P1"><text:span text:style-name="T6">4.1</text:span></text:p>
          </draw:text-box>
        </draw:frame>
        <draw:frame draw:style-name="gr3" draw:text-style-name="P4" draw:layer="layout" svg:width="12.279cm" svg:height="0.357cm" svg:x="3.835cm" svg:y="16.734cm">
          <draw:text-box>
            <text:p text:style-name="P1"><text:span text:style-name="T6">Dokumentacja pliku C:/Users/Ja/source/repos/Projekt-PK2/Project1/Project1/Funkcje.h</text:span></text:p>
          </draw:text-box>
        </draw:frame>
        <draw:frame draw:style-name="gr3" draw:text-style-name="P4" draw:layer="layout" svg:width="0.315cm" svg:height="0.357cm" svg:x="16.298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6.734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6.734cm">
          <draw:text-box>
            <text:p text:style-name="P1"><text:span text:style-name="T7">4</text:span></text:p>
          </draw:text-box>
        </draw:frame>
        <draw:frame draw:style-name="gr3" draw:text-style-name="P4" draw:layer="layout" svg:width="0.713cm" svg:height="0.357cm" svg:x="3.835cm" svg:y="17.583cm">
          <draw:text-box>
            <text:p text:style-name="P1"><text:span text:style-name="T6">4.1.1</text:span></text:p>
          </draw:text-box>
        </draw:frame>
        <draw:frame draw:style-name="gr3" draw:text-style-name="P4" draw:layer="layout" svg:width="4.303cm" svg:height="0.357cm" svg:x="4.96cm" svg:y="17.583cm">
          <draw:text-box>
            <text:p text:style-name="P1"><text:span text:style-name="T6">Dokumentacja definicji typów</text:span><text:span text:style-name="T7"> .</text:span></text:p>
          </draw:text-box>
        </draw:frame>
        <draw:frame draw:style-name="gr3" draw:text-style-name="P4" draw:layer="layout" svg:width="0.315cm" svg:height="0.357cm" svg:x="9.443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7.583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7.583cm">
          <draw:text-box>
            <text:p text:style-name="P1"><text:span text:style-name="T7">5</text:span></text:p>
          </draw:text-box>
        </draw:frame>
        <draw:frame draw:style-name="gr3" draw:text-style-name="P4" draw:layer="layout" svg:width="0.713cm" svg:height="0.357cm" svg:x="3.835cm" svg:y="18.432cm">
          <draw:text-box>
            <text:p text:style-name="P1"><text:span text:style-name="T6">4.1.2</text:span></text:p>
          </draw:text-box>
        </draw:frame>
        <draw:frame draw:style-name="gr3" draw:text-style-name="P4" draw:layer="layout" svg:width="4.765cm" svg:height="0.357cm" svg:x="4.96cm" svg:y="18.432cm">
          <draw:text-box>
            <text:p text:style-name="P1"><text:span text:style-name="T6">Dokumentacja typów wyliczanych</text:span></text:p>
          </draw:text-box>
        </draw:frame>
        <draw:frame draw:style-name="gr3" draw:text-style-name="P4" draw:layer="layout" svg:width="0.315cm" svg:height="0.357cm" svg:x="9.97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8.432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8.432cm">
          <draw:text-box>
            <text:p text:style-name="P1"><text:span text:style-name="T7">6</text:span></text:p>
          </draw:text-box>
        </draw:frame>
        <draw:frame draw:style-name="gr3" draw:text-style-name="P4" draw:layer="layout" svg:width="0.713cm" svg:height="0.357cm" svg:x="3.835cm" svg:y="19.281cm">
          <draw:text-box>
            <text:p text:style-name="P1"><text:span text:style-name="T6">4.1.3</text:span></text:p>
          </draw:text-box>
        </draw:frame>
        <draw:frame draw:style-name="gr3" draw:text-style-name="P4" draw:layer="layout" svg:width="3.042cm" svg:height="0.357cm" svg:x="4.96cm" svg:y="19.281cm">
          <draw:text-box>
            <text:p text:style-name="P1"><text:span text:style-name="T6">Dokumentacja funkcji</text:span></text:p>
          </draw:text-box>
        </draw:frame>
        <draw:frame draw:style-name="gr3" draw:text-style-name="P4" draw:layer="layout" svg:width="0.315cm" svg:height="0.357cm" svg:x="8.125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38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652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8.915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179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443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707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9.97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234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49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0.761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025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28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552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1.816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0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343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607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2.871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134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39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661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3.925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189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453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716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4.9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243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507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5.771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034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298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562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6.825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089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353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7.616cm" svg:y="19.281cm">
          <draw:text-box>
            <text:p text:style-name="P1"><text:span text:style-name="T7">.</text:span></text:p>
          </draw:text-box>
        </draw:frame>
        <draw:frame draw:style-name="gr3" draw:text-style-name="P4" draw:layer="layout" svg:width="0.315cm" svg:height="0.357cm" svg:x="18.324cm" svg:y="19.281cm">
          <draw:text-box>
            <text:p text:style-name="P1"><text:span text:style-name="T7">6</text:span></text:p>
          </draw:text-box>
        </draw:frame>
        <draw:frame draw:style-name="gr3" draw:text-style-name="P4" draw:layer="layout" svg:width="1.014cm" svg:height="0.357cm" svg:x="2.5cm" svg:y="20.482cm">
          <draw:text-box>
            <text:p text:style-name="P1"><text:span text:style-name="T5">Indeks</text:span></text:p>
          </draw:text-box>
        </draw:frame>
        <draw:frame draw:style-name="gr3" draw:text-style-name="P4" draw:layer="layout" svg:width="0.358cm" svg:height="0.357cm" svg:x="18.148cm" svg:y="20.482cm">
          <draw:text-box>
            <text:p text:style-name="P1"><text:span text:style-name="T3">23</text:span></text:p>
          </draw:text-box>
        </draw:frame>
        <draw:frame draw:style-name="gr1" draw:text-style-name="P2" draw:layer="layout" svg:width="0.454cm" svg:height="0.509cm" svg:x="2.5cm" svg:y="21.992cm">
          <draw:text-box>
            <text:p text:style-name="P1"><text:span text:style-name="T4">1</text:span></text:p>
          </draw:text-box>
        </draw:frame>
        <draw:frame draw:style-name="gr1" draw:text-style-name="P2" draw:layer="layout" svg:width="5.002cm" svg:height="0.509cm" svg:x="3.163cm" svg:y="21.992cm">
          <draw:text-box>
            <text:p text:style-name="P1"><text:span text:style-name="T4">Indeks struktur danych</text:span></text:p>
          </draw:text-box>
        </draw:frame>
        <draw:frame draw:style-name="gr2" draw:text-style-name="P3" draw:layer="layout" svg:width="0.531cm" svg:height="0.424cm" svg:x="2.5cm" svg:y="23.36cm">
          <draw:text-box>
            <text:p text:style-name="P1"><text:span text:style-name="T8">1.1</text:span></text:p>
          </draw:text-box>
        </draw:frame>
        <draw:frame draw:style-name="gr2" draw:text-style-name="P3" draw:layer="layout" svg:width="3.135cm" svg:height="0.424cm" svg:x="3.312cm" svg:y="23.36cm">
          <draw:text-box>
            <text:p text:style-name="P1"><text:span text:style-name="T8">Struktury danych</text:span></text:p>
          </draw:text-box>
        </draw:frame>
        <draw:frame draw:style-name="gr3" draw:text-style-name="P4" draw:layer="layout" svg:width="1.818cm" svg:height="0.357cm" svg:x="2.5cm" svg:y="24.515cm">
          <draw:text-box>
            <text:p text:style-name="P1"><text:span text:style-name="T7">Tutaj znajduj</text:span></text:p>
          </draw:text-box>
        </draw:frame>
        <draw:frame draw:style-name="gr3" draw:text-style-name="P4" draw:layer="layout" svg:width="0.315cm" svg:height="0.357cm" svg:x="4.352cm" svg:y="24.515cm">
          <draw:text-box>
            <text:p text:style-name="P1"><text:span text:style-name="T7">˛</text:span></text:p>
          </draw:text-box>
        </draw:frame>
        <draw:frame draw:style-name="gr3" draw:text-style-name="P4" draw:layer="layout" svg:width="0.696cm" svg:height="0.357cm" svg:x="4.255cm" svg:y="24.515cm">
          <draw:text-box>
            <text:p text:style-name="P1"><text:span text:style-name="T7">a si ˛</text:span></text:p>
          </draw:text-box>
        </draw:frame>
        <draw:frame draw:style-name="gr3" draw:text-style-name="P4" draw:layer="layout" svg:width="6.598cm" svg:height="0.357cm" svg:x="4.747cm" svg:y="24.515cm">
          <draw:text-box>
            <text:p text:style-name="P1"><text:span text:style-name="T7">e struktury danych wraz z ich krótkimi opisami:</text:span></text:p>
          </draw:text-box>
        </draw:frame>
        <draw:frame draw:style-name="gr3" draw:text-style-name="P4" draw:layer="layout" svg:width="0.887cm" svg:height="0.357cm" svg:x="3cm" svg:y="25.364cm">
          <draw:text-box>
            <text:p text:style-name="P1"><text:span text:style-name="T5">Gracz</text:span></text:p>
          </draw:text-box>
        </draw:frame>
        <draw:frame draw:style-name="gr3" draw:text-style-name="P4" draw:layer="layout" svg:width="0.315cm" svg:height="0.357cm" svg:x="18.324cm" svg:y="25.364cm">
          <draw:text-box>
            <text:p text:style-name="P1"><text:span text:style-name="T5">2</text:span></text:p>
          </draw:text-box>
        </draw:frame>
        <draw:frame draw:style-name="gr3" draw:text-style-name="P4" draw:layer="layout" svg:width="1.949cm" svg:height="0.357cm" svg:x="3cm" svg:y="26.137cm">
          <draw:text-box>
            <text:p text:style-name="P1"><text:span text:style-name="T5">Konfiguracja</text:span></text:p>
          </draw:text-box>
        </draw:frame>
        <draw:frame draw:style-name="gr3" draw:text-style-name="P4" draw:layer="layout" svg:width="0.315cm" svg:height="0.357cm" svg:x="18.324cm" svg:y="26.137cm">
          <draw:text-box>
            <text:p text:style-name="P1"><text:span text:style-name="T5">2</text:span></text:p>
          </draw:text-box>
        </draw:frame>
        <draw:frame draw:style-name="gr3" draw:text-style-name="P4" draw:layer="layout" svg:width="0.747cm" svg:height="0.357cm" svg:x="3cm" svg:y="26.91cm">
          <draw:text-box>
            <text:p text:style-name="P1"><text:span text:style-name="T5">Lista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0.315cm" svg:height="0.357cm" svg:x="18.324cm" svg:y="26.91cm">
          <draw:text-box>
            <text:p text:style-name="P1"><text:span text:style-name="T5">3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3" draw:style-name="dp1" draw:master-page-name="master-page20">
        <draw:frame draw:style-name="gr3" draw:text-style-name="P4" draw:layer="layout" svg:width="0.315cm" svg:height="0.357cm" svg:x="2.5cm" svg:y="1.217cm">
          <draw:text-box>
            <text:p text:style-name="P1"><text:span text:style-name="T3">2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683cm" svg:height="0.357cm" svg:x="3cm" svg:y="2.565cm">
          <draw:text-box>
            <text:p text:style-name="P1"><text:span text:style-name="T5">Rozgrywka</text:span></text:p>
          </draw:text-box>
        </draw:frame>
        <draw:frame draw:style-name="gr3" draw:text-style-name="P4" draw:layer="layout" svg:width="0.315cm" svg:height="0.357cm" svg:x="18.324cm" svg:y="2.565cm">
          <draw:text-box>
            <text:p text:style-name="P1"><text:span text:style-name="T5">3</text:span></text:p>
          </draw:text-box>
        </draw:frame>
        <draw:frame draw:style-name="gr3" draw:text-style-name="P4" draw:layer="layout" svg:width="0.993cm" svg:height="0.357cm" svg:x="3cm" svg:y="3.338cm">
          <draw:text-box>
            <text:p text:style-name="P1"><text:span text:style-name="T5">Wybor</text:span></text:p>
          </draw:text-box>
        </draw:frame>
        <draw:frame draw:style-name="gr3" draw:text-style-name="P4" draw:layer="layout" svg:width="0.315cm" svg:height="0.357cm" svg:x="18.324cm" svg:y="3.338cm">
          <draw:text-box>
            <text:p text:style-name="P1"><text:span text:style-name="T5">4</text:span></text:p>
          </draw:text-box>
        </draw:frame>
        <draw:frame draw:style-name="gr1" draw:text-style-name="P2" draw:layer="layout" svg:width="0.454cm" svg:height="0.509cm" svg:x="2.5cm" svg:y="4.823cm">
          <draw:text-box>
            <text:p text:style-name="P1"><text:span text:style-name="T4">2</text:span></text:p>
          </draw:text-box>
        </draw:frame>
        <draw:frame draw:style-name="gr1" draw:text-style-name="P2" draw:layer="layout" svg:width="2.978cm" svg:height="0.509cm" svg:x="3.163cm" svg:y="4.823cm">
          <draw:text-box>
            <text:p text:style-name="P1"><text:span text:style-name="T4">Indeks plików</text:span></text:p>
          </draw:text-box>
        </draw:frame>
        <draw:frame draw:style-name="gr2" draw:text-style-name="P3" draw:layer="layout" svg:width="0.531cm" svg:height="0.424cm" svg:x="2.5cm" svg:y="6.169cm">
          <draw:text-box>
            <text:p text:style-name="P1"><text:span text:style-name="T8">2.1</text:span></text:p>
          </draw:text-box>
        </draw:frame>
        <draw:frame draw:style-name="gr2" draw:text-style-name="P3" draw:layer="layout" svg:width="2.182cm" svg:height="0.424cm" svg:x="3.312cm" svg:y="6.169cm">
          <draw:text-box>
            <text:p text:style-name="P1"><text:span text:style-name="T8">Lista plików</text:span></text:p>
          </draw:text-box>
        </draw:frame>
        <draw:frame draw:style-name="gr3" draw:text-style-name="P4" draw:layer="layout" svg:width="2.512cm" svg:height="0.357cm" svg:x="2.5cm" svg:y="7.301cm">
          <draw:text-box>
            <text:p text:style-name="P1"><text:span text:style-name="T7">Tutaj znajduje si ˛</text:span></text:p>
          </draw:text-box>
        </draw:frame>
        <draw:frame draw:style-name="gr3" draw:text-style-name="P4" draw:layer="layout" svg:width="9.586cm" svg:height="0.357cm" svg:x="4.747cm" svg:y="7.301cm">
          <draw:text-box>
            <text:p text:style-name="P1"><text:span text:style-name="T7">e lista wszystkich udokumentowanych plików z ich krótkimi opisami:</text:span></text:p>
          </draw:text-box>
        </draw:frame>
        <draw:frame draw:style-name="gr3" draw:text-style-name="P4" draw:layer="layout" svg:width="10.009cm" svg:height="0.357cm" svg:x="3cm" svg:y="8.128cm">
          <draw:text-box>
            <text:p text:style-name="P1"><text:span text:style-name="T3">C:/Users/Ja/source/repos/Projekt-PK2/Project1/Project1/</text:span><text:span text:style-name="T5">Funkcje.h</text:span></text:p>
          </draw:text-box>
        </draw:frame>
        <draw:frame draw:style-name="gr3" draw:text-style-name="P4" draw:layer="layout" svg:width="0.315cm" svg:height="0.357cm" svg:x="18.324cm" svg:y="8.128cm">
          <draw:text-box>
            <text:p text:style-name="P1"><text:span text:style-name="T5">4</text:span></text:p>
          </draw:text-box>
        </draw:frame>
        <draw:frame draw:style-name="gr1" draw:text-style-name="P2" draw:layer="layout" svg:width="0.454cm" svg:height="0.509cm" svg:x="2.5cm" svg:y="9.613cm">
          <draw:text-box>
            <text:p text:style-name="P1"><text:span text:style-name="T4">3</text:span></text:p>
          </draw:text-box>
        </draw:frame>
        <draw:frame draw:style-name="gr1" draw:text-style-name="P2" draw:layer="layout" svg:width="6.665cm" svg:height="0.509cm" svg:x="3.163cm" svg:y="9.613cm">
          <draw:text-box>
            <text:p text:style-name="P1"><text:span text:style-name="T4">Dokumentacja struktur danych</text:span></text:p>
          </draw:text-box>
        </draw:frame>
        <draw:frame draw:style-name="gr2" draw:text-style-name="P3" draw:layer="layout" svg:width="0.531cm" svg:height="0.424cm" svg:x="2.5cm" svg:y="10.959cm">
          <draw:text-box>
            <text:p text:style-name="P1"><text:span text:style-name="T8">3.1</text:span></text:p>
          </draw:text-box>
        </draw:frame>
        <draw:frame draw:style-name="gr2" draw:text-style-name="P3" draw:layer="layout" svg:width="5.527cm" svg:height="0.424cm" svg:x="3.312cm" svg:y="10.959cm">
          <draw:text-box>
            <text:p text:style-name="P1"><text:span text:style-name="T8">Dokumentacja struktury Gracz</text:span></text:p>
          </draw:text-box>
        </draw:frame>
        <draw:frame draw:style-name="gr6" draw:text-style-name="P7" draw:layer="layout" svg:width="1.695cm" svg:height="0.399cm" svg:x="2.5cm" svg:y="12.084cm">
          <draw:text-box>
            <text:p text:style-name="P1"><text:span text:style-name="T10">#include</text:span></text:p>
          </draw:text-box>
        </draw:frame>
        <draw:frame draw:style-name="gr6" draw:text-style-name="P7" draw:layer="layout" svg:width="0.35cm" svg:height="0.35cm" svg:x="4.398cm" svg:y="12.133cm">
          <draw:text-box>
            <text:p text:style-name="P1"><text:span text:style-name="T11">&lt;</text:span></text:p>
          </draw:text-box>
        </draw:frame>
        <draw:frame draw:style-name="gr6" draw:text-style-name="P7" draw:layer="layout" svg:width="1.907cm" svg:height="0.399cm" svg:x="4.671cm" svg:y="12.084cm">
          <draw:text-box>
            <text:p text:style-name="P1"><text:span text:style-name="T10">Funkcje.h</text:span></text:p>
          </draw:text-box>
        </draw:frame>
        <draw:frame draw:style-name="gr6" draw:text-style-name="P7" draw:layer="layout" svg:width="0.35cm" svg:height="0.35cm" svg:x="6.569cm" svg:y="12.133cm">
          <draw:text-box>
            <text:p text:style-name="P1"><text:span text:style-name="T11">&gt;</text:span></text:p>
          </draw:text-box>
        </draw:frame>
        <draw:frame draw:style-name="gr3" draw:text-style-name="P4" draw:layer="layout" svg:width="1.882cm" svg:height="0.357cm" svg:x="2.5cm" svg:y="13.449cm">
          <draw:text-box>
            <text:p text:style-name="P1"><text:span text:style-name="T12">Pola danych</text:span></text:p>
          </draw:text-box>
        </draw:frame>
        <draw:frame draw:style-name="gr3" draw:text-style-name="P4" draw:layer="layout" svg:width="0.315cm" svg:height="0.357cm" svg:x="3.092cm" svg:y="14.276cm">
          <draw:text-box>
            <text:p text:style-name="P1"><text:span text:style-name="T7">•</text:span></text:p>
          </draw:text-box>
        </draw:frame>
        <draw:frame draw:style-name="gr3" draw:text-style-name="P4" draw:layer="layout" svg:width="0.341cm" svg:height="0.357cm" svg:x="3.467cm" svg:y="14.276cm">
          <draw:text-box>
            <text:p text:style-name="P1"><text:span text:style-name="T7">int</text:span></text:p>
          </draw:text-box>
        </draw:frame>
        <draw:frame draw:style-name="gr6" draw:text-style-name="P7" draw:layer="layout" svg:width="0.51cm" svg:height="0.35cm" svg:x="3.889cm" svg:y="14.319cm">
          <draw:text-box>
            <text:p text:style-name="P1"><text:span text:style-name="T13">∗∗</text:span></text:p>
          </draw:text-box>
        </draw:frame>
        <draw:frame draw:style-name="gr3" draw:text-style-name="P4" draw:layer="layout" svg:width="0.658cm" svg:height="0.357cm" svg:x="4.328cm" svg:y="14.276cm">
          <draw:text-box>
            <text:p text:style-name="P1"><text:span text:style-name="T3">pole</text:span></text:p>
          </draw:text-box>
        </draw:frame>
        <draw:frame draw:style-name="gr3" draw:text-style-name="P4" draw:layer="layout" svg:width="0.315cm" svg:height="0.357cm" svg:x="3.092cm" svg:y="14.727cm">
          <draw:text-box>
            <text:p text:style-name="P1"><text:span text:style-name="T7">•</text:span></text:p>
          </draw:text-box>
        </draw:frame>
        <draw:frame draw:style-name="gr3" draw:text-style-name="P4" draw:layer="layout" svg:width="1.264cm" svg:height="0.357cm" svg:x="3.467cm" svg:y="14.727cm">
          <draw:text-box>
            <text:p text:style-name="P1"><text:span text:style-name="T7">int</text:span><text:span text:style-name="T3"> statki</text:span></text:p>
          </draw:text-box>
        </draw:frame>
        <draw:frame draw:style-name="gr3" draw:text-style-name="P4" draw:layer="layout" svg:width="0.713cm" svg:height="0.357cm" svg:x="2.5cm" svg:y="16.086cm">
          <draw:text-box>
            <text:p text:style-name="P1"><text:span text:style-name="T12">3.1.1</text:span></text:p>
          </draw:text-box>
        </draw:frame>
        <draw:frame draw:style-name="gr3" draw:text-style-name="P4" draw:layer="layout" svg:width="2.749cm" svg:height="0.357cm" svg:x="3.393cm" svg:y="16.086cm">
          <draw:text-box>
            <text:p text:style-name="P1"><text:span text:style-name="T12">Opis szczegółowy</text:span></text:p>
          </draw:text-box>
        </draw:frame>
        <draw:frame draw:style-name="gr3" draw:text-style-name="P4" draw:layer="layout" svg:width="2.953cm" svg:height="0.357cm" svg:x="2.5cm" svg:y="17.1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5.507cm" svg:y="17.16cm">
          <draw:text-box>
            <text:p text:style-name="P1"><text:span text:style-name="T7">˛</text:span></text:p>
          </draw:text-box>
        </draw:frame>
        <draw:frame draw:style-name="gr3" draw:text-style-name="P4" draw:layer="layout" svg:width="2.457cm" svg:height="0.357cm" svg:x="5.41cm" svg:y="17.16cm">
          <draw:text-box>
            <text:p text:style-name="P1"><text:span text:style-name="T7">aca dane gracza.</text:span></text:p>
          </draw:text-box>
        </draw:frame>
        <draw:frame draw:style-name="gr3" draw:text-style-name="P4" draw:layer="layout" svg:width="8.731cm" svg:height="0.357cm" svg:x="2.5cm" svg:y="17.987cm">
          <draw:text-box>
            <text:p text:style-name="P1"><text:span text:style-name="T7">Dokumentacja dla tej struktury została wygenerowana z pliku:</text:span></text:p>
          </draw:text-box>
        </draw:frame>
        <draw:frame draw:style-name="gr3" draw:text-style-name="P4" draw:layer="layout" svg:width="0.315cm" svg:height="0.357cm" svg:x="3.092cm" svg:y="19.072cm">
          <draw:text-box>
            <text:p text:style-name="P1"><text:span text:style-name="T7">•</text:span></text:p>
          </draw:text-box>
        </draw:frame>
        <draw:frame draw:style-name="gr3" draw:text-style-name="P4" draw:layer="layout" svg:width="9.4cm" svg:height="0.357cm" svg:x="3.379cm" svg:y="19.072cm">
          <draw:text-box>
            <text:p text:style-name="P1"><text:span text:style-name="T7">C:/Users/Ja/source/repos/Projekt-PK2/Project1/Project1/</text:span><text:span text:style-name="T6">Funkcje.h</text:span></text:p>
          </draw:text-box>
        </draw:frame>
        <draw:frame draw:style-name="gr2" draw:text-style-name="P3" draw:layer="layout" svg:width="0.531cm" svg:height="0.424cm" svg:x="2.5cm" svg:y="20.443cm">
          <draw:text-box>
            <text:p text:style-name="P1"><text:span text:style-name="T8">3.2</text:span></text:p>
          </draw:text-box>
        </draw:frame>
        <draw:frame draw:style-name="gr2" draw:text-style-name="P3" draw:layer="layout" svg:width="6.797cm" svg:height="0.424cm" svg:x="3.312cm" svg:y="20.443cm">
          <draw:text-box>
            <text:p text:style-name="P1"><text:span text:style-name="T8">Dokumentacja struktury Konfiguracja</text:span></text:p>
          </draw:text-box>
        </draw:frame>
        <draw:frame draw:style-name="gr3" draw:text-style-name="P4" draw:layer="layout" svg:width="1.882cm" svg:height="0.357cm" svg:x="2.5cm" svg:y="21.575cm">
          <draw:text-box>
            <text:p text:style-name="P1"><text:span text:style-name="T12">Pola danych</text:span></text:p>
          </draw:text-box>
        </draw:frame>
        <draw:frame draw:style-name="gr3" draw:text-style-name="P4" draw:layer="layout" svg:width="0.315cm" svg:height="0.357cm" svg:x="3.092cm" svg:y="22.402cm">
          <draw:text-box>
            <text:p text:style-name="P1"><text:span text:style-name="T7">•</text:span></text:p>
          </draw:text-box>
        </draw:frame>
        <draw:frame draw:style-name="gr3" draw:text-style-name="P4" draw:layer="layout" svg:width="1.577cm" svg:height="0.357cm" svg:x="3.467cm" svg:y="22.402cm">
          <draw:text-box>
            <text:p text:style-name="P1"><text:span text:style-name="T7">int</text:span><text:span text:style-name="T3"> trybGry</text:span></text:p>
          </draw:text-box>
        </draw:frame>
        <draw:frame draw:style-name="gr3" draw:text-style-name="P4" draw:layer="layout" svg:width="0.315cm" svg:height="0.357cm" svg:x="3.092cm" svg:y="22.853cm">
          <draw:text-box>
            <text:p text:style-name="P1"><text:span text:style-name="T7">•</text:span></text:p>
          </draw:text-box>
        </draw:frame>
        <draw:frame draw:style-name="gr3" draw:text-style-name="P4" draw:layer="layout" svg:width="1.67cm" svg:height="0.357cm" svg:x="3.467cm" svg:y="22.853cm">
          <draw:text-box>
            <text:p text:style-name="P1"><text:span text:style-name="T7">int</text:span><text:span text:style-name="T3"> automat</text:span></text:p>
          </draw:text-box>
        </draw:frame>
        <draw:frame draw:style-name="gr3" draw:text-style-name="P4" draw:layer="layout" svg:width="0.315cm" svg:height="0.357cm" svg:x="3.092cm" svg:y="23.304cm">
          <draw:text-box>
            <text:p text:style-name="P1"><text:span text:style-name="T7">•</text:span></text:p>
          </draw:text-box>
        </draw:frame>
        <draw:frame draw:style-name="gr3" draw:text-style-name="P4" draw:layer="layout" svg:width="1.564cm" svg:height="0.357cm" svg:x="3.467cm" svg:y="23.304cm">
          <draw:text-box>
            <text:p text:style-name="P1"><text:span text:style-name="T7">int</text:span><text:span text:style-name="T3"> wczytaj</text:span></text:p>
          </draw:text-box>
        </draw:frame>
        <draw:frame draw:style-name="gr3" draw:text-style-name="P4" draw:layer="layout" svg:width="0.315cm" svg:height="0.357cm" svg:x="3.092cm" svg:y="23.755cm">
          <draw:text-box>
            <text:p text:style-name="P1"><text:span text:style-name="T7">•</text:span></text:p>
          </draw:text-box>
        </draw:frame>
        <draw:frame draw:style-name="gr3" draw:text-style-name="P4" draw:layer="layout" svg:width="2.61cm" svg:height="0.357cm" svg:x="3.467cm" svg:y="23.755cm">
          <draw:text-box>
            <text:p text:style-name="P1"><text:span text:style-name="T7">int</text:span><text:span text:style-name="T3"> rozmiarPola_x</text:span></text:p>
          </draw:text-box>
        </draw:frame>
        <draw:frame draw:style-name="gr3" draw:text-style-name="P4" draw:layer="layout" svg:width="0.315cm" svg:height="0.357cm" svg:x="3.092cm" svg:y="24.207cm">
          <draw:text-box>
            <text:p text:style-name="P1"><text:span text:style-name="T7">•</text:span></text:p>
          </draw:text-box>
        </draw:frame>
        <draw:frame draw:style-name="gr3" draw:text-style-name="P4" draw:layer="layout" svg:width="2.61cm" svg:height="0.357cm" svg:x="3.467cm" svg:y="24.207cm">
          <draw:text-box>
            <text:p text:style-name="P1"><text:span text:style-name="T7">int</text:span><text:span text:style-name="T3"> rozmiarPola_y</text:span></text:p>
          </draw:text-box>
        </draw:frame>
        <draw:frame draw:style-name="gr3" draw:text-style-name="P4" draw:layer="layout" svg:width="0.315cm" svg:height="0.357cm" svg:x="3.092cm" svg:y="24.658cm">
          <draw:text-box>
            <text:p text:style-name="P1"><text:span text:style-name="T7">•</text:span></text:p>
          </draw:text-box>
        </draw:frame>
        <draw:frame draw:style-name="gr3" draw:text-style-name="P4" draw:layer="layout" svg:width="1.793cm" svg:height="0.357cm" svg:x="3.467cm" svg:y="24.658cm">
          <draw:text-box>
            <text:p text:style-name="P1"><text:span text:style-name="T7">int</text:span><text:span text:style-name="T3"> trudnosc</text:span></text:p>
          </draw:text-box>
        </draw:frame>
        <draw:frame draw:style-name="gr3" draw:text-style-name="P4" draw:layer="layout" svg:width="0.315cm" svg:height="0.357cm" svg:x="3.092cm" svg:y="25.109cm">
          <draw:text-box>
            <text:p text:style-name="P1"><text:span text:style-name="T7">•</text:span></text:p>
          </draw:text-box>
        </draw:frame>
        <draw:frame draw:style-name="gr3" draw:text-style-name="P4" draw:layer="layout" svg:width="4.968cm" svg:height="0.357cm" svg:x="3.467cm" svg:y="25.109cm">
          <draw:text-box>
            <text:p text:style-name="P1"><text:span text:style-name="T7">int</text:span><text:span text:style-name="T3"> no_system_new_line_number</text:span></text:p>
          </draw:text-box>
        </draw:frame>
        <draw:frame draw:style-name="gr3" draw:text-style-name="P4" draw:layer="layout" svg:width="0.315cm" svg:height="0.357cm" svg:x="3.092cm" svg:y="25.56cm">
          <draw:text-box>
            <text:p text:style-name="P1"><text:span text:style-name="T7">•</text:span></text:p>
          </draw:text-box>
        </draw:frame>
        <draw:frame draw:style-name="gr3" draw:text-style-name="P4" draw:layer="layout" svg:width="0.624cm" svg:height="0.357cm" svg:x="3.467cm" svg:y="25.56cm">
          <draw:text-box>
            <text:p text:style-name="P1"><text:span text:style-name="T7">char</text:span></text:p>
          </draw:text-box>
        </draw:frame>
        <draw:frame draw:style-name="gr6" draw:text-style-name="P7" draw:layer="layout" svg:width="0.35cm" svg:height="0.35cm" svg:x="4.17cm" svg:y="25.603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81cm" svg:height="0.357cm" svg:x="4.433cm" svg:y="25.56cm">
          <draw:text-box>
            <text:p text:style-name="P1"><text:span text:style-name="T3">plikZapisu</text:span></text:p>
          </draw:text-box>
        </draw:frame>
        <draw:frame draw:style-name="gr3" draw:text-style-name="P4" draw:layer="layout" svg:width="0.315cm" svg:height="0.357cm" svg:x="3.092cm" svg:y="26.011cm">
          <draw:text-box>
            <text:p text:style-name="P1"><text:span text:style-name="T7">•</text:span></text:p>
          </draw:text-box>
        </draw:frame>
        <draw:frame draw:style-name="gr3" draw:text-style-name="P4" draw:layer="layout" svg:width="1.814cm" svg:height="0.357cm" svg:x="3.467cm" svg:y="26.011cm">
          <draw:text-box>
            <text:p text:style-name="P1"><text:span text:style-name="T7">int</text:span><text:span text:style-name="T3"> zad_brak</text:span></text:p>
          </draw:text-box>
        </draw:frame>
        <draw:frame draw:style-name="gr3" draw:text-style-name="P4" draw:layer="layout" svg:width="0.315cm" svg:height="0.357cm" svg:x="3.092cm" svg:y="26.463cm">
          <draw:text-box>
            <text:p text:style-name="P1"><text:span text:style-name="T7">•</text:span></text:p>
          </draw:text-box>
        </draw:frame>
        <draw:frame draw:style-name="gr3" draw:text-style-name="P4" draw:layer="layout" svg:width="2.276cm" svg:height="0.357cm" svg:x="3.467cm" svg:y="26.463cm">
          <draw:text-box>
            <text:p text:style-name="P1"><text:span text:style-name="T7">int</text:span><text:span text:style-name="T3"> zad_wczytaj</text:span></text:p>
          </draw:text-box>
        </draw:frame>
        <draw:frame draw:style-name="gr3" draw:text-style-name="P4" draw:layer="layout" svg:width="0.315cm" svg:height="0.357cm" svg:x="3.092cm" svg:y="26.914cm">
          <draw:text-box>
            <text:p text:style-name="P1"><text:span text:style-name="T7">•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2.102cm" svg:height="0.357cm" svg:x="3.467cm" svg:y="26.914cm">
          <draw:text-box>
            <text:p text:style-name="P1"><text:span text:style-name="T7">int</text:span><text:span text:style-name="T3"> zad_zapisz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4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3.3</text:span></text:p>
          </draw:text-box>
        </draw:frame>
        <draw:frame draw:style-name="gr3" draw:text-style-name="P4" draw:layer="layout" svg:width="4.485cm" svg:height="0.357cm" svg:x="3.256cm" svg:y="1.209cm">
          <draw:text-box>
            <text:p text:style-name="P1"><text:span text:style-name="T3">Dokumentacja struktury Lista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15cm" svg:height="0.357cm" svg:x="18.324cm" svg:y="1.209cm">
          <draw:text-box>
            <text:p text:style-name="P1"><text:span text:style-name="T3">3</text:span></text:p>
          </draw:text-box>
        </draw:frame>
        <draw:frame draw:style-name="gr3" draw:text-style-name="P4" draw:layer="layout" svg:width="0.315cm" svg:height="0.357cm" svg:x="3.092cm" svg:y="2.565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92cm" svg:height="0.357cm" svg:x="3.467cm" svg:y="2.565cm">
          <draw:text-box>
            <text:p text:style-name="P1"><text:span text:style-name="T7">int</text:span><text:span text:style-name="T3"> zad_cofnij</text:span></text:p>
          </draw:text-box>
        </draw:frame>
        <draw:frame draw:style-name="gr3" draw:text-style-name="P4" draw:layer="layout" svg:width="0.315cm" svg:height="0.357cm" svg:x="3.092cm" svg:y="3.015cm">
          <draw:text-box>
            <text:p text:style-name="P1"><text:span text:style-name="T7">•</text:span></text:p>
          </draw:text-box>
        </draw:frame>
        <draw:frame draw:style-name="gr3" draw:text-style-name="P4" draw:layer="layout" svg:width="1.814cm" svg:height="0.357cm" svg:x="3.467cm" svg:y="3.015cm">
          <draw:text-box>
            <text:p text:style-name="P1"><text:span text:style-name="T7">int</text:span><text:span text:style-name="T3"> zad_flota</text:span></text:p>
          </draw:text-box>
        </draw:frame>
        <draw:frame draw:style-name="gr3" draw:text-style-name="P4" draw:layer="layout" svg:width="0.315cm" svg:height="0.357cm" svg:x="3.092cm" svg:y="3.466cm">
          <draw:text-box>
            <text:p text:style-name="P1"><text:span text:style-name="T7">•</text:span></text:p>
          </draw:text-box>
        </draw:frame>
        <draw:frame draw:style-name="gr3" draw:text-style-name="P4" draw:layer="layout" svg:width="1.814cm" svg:height="0.357cm" svg:x="3.467cm" svg:y="3.466cm">
          <draw:text-box>
            <text:p text:style-name="P1"><text:span text:style-name="T7">int</text:span><text:span text:style-name="T3"> b_koniec</text:span></text:p>
          </draw:text-box>
        </draw:frame>
        <draw:frame draw:style-name="gr3" draw:text-style-name="P4" draw:layer="layout" svg:width="0.315cm" svg:height="0.357cm" svg:x="3.092cm" svg:y="3.916cm">
          <draw:text-box>
            <text:p text:style-name="P1"><text:span text:style-name="T7">•</text:span></text:p>
          </draw:text-box>
        </draw:frame>
        <draw:frame draw:style-name="gr3" draw:text-style-name="P4" draw:layer="layout" svg:width="2.276cm" svg:height="0.357cm" svg:x="3.467cm" svg:y="3.916cm">
          <draw:text-box>
            <text:p text:style-name="P1"><text:span text:style-name="T7">int</text:span><text:span text:style-name="T3"> b_niekoniec</text:span></text:p>
          </draw:text-box>
        </draw:frame>
        <draw:frame draw:style-name="gr3" draw:text-style-name="P4" draw:layer="layout" svg:width="0.315cm" svg:height="0.357cm" svg:x="3.092cm" svg:y="4.366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37cm" svg:height="0.357cm" svg:x="3.467cm" svg:y="4.366cm">
          <draw:text-box>
            <text:p text:style-name="P1"><text:span text:style-name="T7">int</text:span><text:span text:style-name="T3"> b_wczytaj</text:span></text:p>
          </draw:text-box>
        </draw:frame>
        <draw:frame draw:style-name="gr3" draw:text-style-name="P4" draw:layer="layout" svg:width="0.315cm" svg:height="0.357cm" svg:x="3.092cm" svg:y="4.817cm">
          <draw:text-box>
            <text:p text:style-name="P1"><text:span text:style-name="T7">•</text:span></text:p>
          </draw:text-box>
        </draw:frame>
        <draw:frame draw:style-name="gr3" draw:text-style-name="P4" draw:layer="layout" svg:width="1.548cm" svg:height="0.357cm" svg:x="3.467cm" svg:y="4.817cm">
          <draw:text-box>
            <text:p text:style-name="P1"><text:span text:style-name="T7">int</text:span><text:span text:style-name="T3"> st_blad</text:span></text:p>
          </draw:text-box>
        </draw:frame>
        <draw:frame draw:style-name="gr3" draw:text-style-name="P4" draw:layer="layout" svg:width="0.315cm" svg:height="0.357cm" svg:x="3.092cm" svg:y="5.267cm">
          <draw:text-box>
            <text:p text:style-name="P1"><text:span text:style-name="T7">•</text:span></text:p>
          </draw:text-box>
        </draw:frame>
        <draw:frame draw:style-name="gr3" draw:text-style-name="P4" draw:layer="layout" svg:width="1.759cm" svg:height="0.357cm" svg:x="3.467cm" svg:y="5.267cm">
          <draw:text-box>
            <text:p text:style-name="P1"><text:span text:style-name="T7">int</text:span><text:span text:style-name="T3"> st_pudlo</text:span></text:p>
          </draw:text-box>
        </draw:frame>
        <draw:frame draw:style-name="gr3" draw:text-style-name="P4" draw:layer="layout" svg:width="0.315cm" svg:height="0.357cm" svg:x="3.092cm" svg:y="5.717cm">
          <draw:text-box>
            <text:p text:style-name="P1"><text:span text:style-name="T7">•</text:span></text:p>
          </draw:text-box>
        </draw:frame>
        <draw:frame draw:style-name="gr3" draw:text-style-name="P4" draw:layer="layout" svg:width="1.336cm" svg:height="0.357cm" svg:x="3.467cm" svg:y="5.717cm">
          <draw:text-box>
            <text:p text:style-name="P1"><text:span text:style-name="T7">int</text:span><text:span text:style-name="T3"> st_cel</text:span></text:p>
          </draw:text-box>
        </draw:frame>
        <draw:frame draw:style-name="gr3" draw:text-style-name="P4" draw:layer="layout" svg:width="0.315cm" svg:height="0.357cm" svg:x="3.092cm" svg:y="6.168cm">
          <draw:text-box>
            <text:p text:style-name="P1"><text:span text:style-name="T7">•</text:span></text:p>
          </draw:text-box>
        </draw:frame>
        <draw:frame draw:style-name="gr3" draw:text-style-name="P4" draw:layer="layout" svg:width="1.725cm" svg:height="0.357cm" svg:x="3.467cm" svg:y="6.168cm">
          <draw:text-box>
            <text:p text:style-name="P1"><text:span text:style-name="T7">int</text:span><text:span text:style-name="T3"> st_zatop</text:span></text:p>
          </draw:text-box>
        </draw:frame>
        <draw:frame draw:style-name="gr3" draw:text-style-name="P4" draw:layer="layout" svg:width="8.731cm" svg:height="0.357cm" svg:x="2.5cm" svg:y="7.305cm">
          <draw:text-box>
            <text:p text:style-name="P1"><text:span text:style-name="T7">Dokumentacja dla tej struktury została wygenerowana z pliku:</text:span></text:p>
          </draw:text-box>
        </draw:frame>
        <draw:frame draw:style-name="gr3" draw:text-style-name="P4" draw:layer="layout" svg:width="0.315cm" svg:height="0.357cm" svg:x="3.092cm" svg:y="8.378cm">
          <draw:text-box>
            <text:p text:style-name="P1"><text:span text:style-name="T7">•</text:span></text:p>
          </draw:text-box>
        </draw:frame>
        <draw:frame draw:style-name="gr3" draw:text-style-name="P4" draw:layer="layout" svg:width="9.4cm" svg:height="0.357cm" svg:x="3.379cm" svg:y="8.378cm">
          <draw:text-box>
            <text:p text:style-name="P1"><text:span text:style-name="T7">C:/Users/Ja/source/repos/Projekt-PK2/Project1/Project1/</text:span><text:span text:style-name="T6">Funkcje.h</text:span></text:p>
          </draw:text-box>
        </draw:frame>
        <draw:frame draw:style-name="gr2" draw:text-style-name="P3" draw:layer="layout" svg:width="0.531cm" svg:height="0.424cm" svg:x="2.5cm" svg:y="9.742cm">
          <draw:text-box>
            <text:p text:style-name="P1"><text:span text:style-name="T8">3.3</text:span></text:p>
          </draw:text-box>
        </draw:frame>
        <draw:frame draw:style-name="gr2" draw:text-style-name="P3" draw:layer="layout" svg:width="5.357cm" svg:height="0.424cm" svg:x="3.312cm" svg:y="9.742cm">
          <draw:text-box>
            <text:p text:style-name="P1"><text:span text:style-name="T8">Dokumentacja struktury Lista</text:span></text:p>
          </draw:text-box>
        </draw:frame>
        <draw:frame draw:style-name="gr6" draw:text-style-name="P7" draw:layer="layout" svg:width="1.695cm" svg:height="0.399cm" svg:x="2.5cm" svg:y="10.859cm">
          <draw:text-box>
            <text:p text:style-name="P1"><text:span text:style-name="T10">#include</text:span></text:p>
          </draw:text-box>
        </draw:frame>
        <draw:frame draw:style-name="gr6" draw:text-style-name="P7" draw:layer="layout" svg:width="0.35cm" svg:height="0.35cm" svg:x="4.398cm" svg:y="10.908cm">
          <draw:text-box>
            <text:p text:style-name="P1"><text:span text:style-name="T11">&lt;</text:span></text:p>
          </draw:text-box>
        </draw:frame>
        <draw:frame draw:style-name="gr6" draw:text-style-name="P7" draw:layer="layout" svg:width="1.907cm" svg:height="0.399cm" svg:x="4.671cm" svg:y="10.859cm">
          <draw:text-box>
            <text:p text:style-name="P1"><text:span text:style-name="T10">Funkcje.h</text:span></text:p>
          </draw:text-box>
        </draw:frame>
        <draw:frame draw:style-name="gr6" draw:text-style-name="P7" draw:layer="layout" svg:width="0.35cm" svg:height="0.35cm" svg:x="6.569cm" svg:y="10.908cm">
          <draw:text-box>
            <text:p text:style-name="P1"><text:span text:style-name="T11">&gt;</text:span></text:p>
          </draw:text-box>
        </draw:frame>
        <draw:frame draw:style-name="gr3" draw:text-style-name="P4" draw:layer="layout" svg:width="1.882cm" svg:height="0.357cm" svg:x="2.5cm" svg:y="12.216cm">
          <draw:text-box>
            <text:p text:style-name="P1"><text:span text:style-name="T12">Pola danych</text:span></text:p>
          </draw:text-box>
        </draw:frame>
        <draw:frame draw:style-name="gr3" draw:text-style-name="P4" draw:layer="layout" svg:width="0.315cm" svg:height="0.357cm" svg:x="3.092cm" svg:y="13.035cm">
          <draw:text-box>
            <text:p text:style-name="P1"><text:span text:style-name="T7">•</text:span></text:p>
          </draw:text-box>
        </draw:frame>
        <draw:frame draw:style-name="gr3" draw:text-style-name="P4" draw:layer="layout" svg:width="2.42cm" svg:height="0.357cm" svg:x="3.467cm" svg:y="13.035cm">
          <draw:text-box>
            <text:p text:style-name="P1"><text:span text:style-name="T6">Zadanie</text:span><text:span text:style-name="T3"> zadanie</text:span></text:p>
          </draw:text-box>
        </draw:frame>
        <draw:frame draw:style-name="gr3" draw:text-style-name="P4" draw:layer="layout" svg:width="0.315cm" svg:height="0.357cm" svg:x="3.092cm" svg:y="13.485cm">
          <draw:text-box>
            <text:p text:style-name="P1"><text:span text:style-name="T7">•</text:span></text:p>
          </draw:text-box>
        </draw:frame>
        <draw:frame draw:style-name="gr3" draw:text-style-name="P4" draw:layer="layout" svg:width="1.882cm" svg:height="0.357cm" svg:x="3.467cm" svg:y="13.485cm">
          <draw:text-box>
            <text:p text:style-name="P1"><text:span text:style-name="T7">int</text:span><text:span text:style-name="T3"> argument</text:span></text:p>
          </draw:text-box>
        </draw:frame>
        <draw:frame draw:style-name="gr3" draw:text-style-name="P4" draw:layer="layout" svg:width="0.315cm" svg:height="0.357cm" svg:x="3.092cm" svg:y="13.935cm">
          <draw:text-box>
            <text:p text:style-name="P1"><text:span text:style-name="T7">•</text:span></text:p>
          </draw:text-box>
        </draw:frame>
        <draw:frame draw:style-name="gr3" draw:text-style-name="P4" draw:layer="layout" svg:width="1.37cm" svg:height="0.357cm" svg:x="3.467cm" svg:y="13.935cm">
          <draw:text-box>
            <text:p text:style-name="P1"><text:span text:style-name="T7">int</text:span><text:span text:style-name="T3"> rodzaj</text:span></text:p>
          </draw:text-box>
        </draw:frame>
        <draw:frame draw:style-name="gr3" draw:text-style-name="P4" draw:layer="layout" svg:width="0.315cm" svg:height="0.357cm" svg:x="3.092cm" svg:y="14.386cm">
          <draw:text-box>
            <text:p text:style-name="P1"><text:span text:style-name="T7">•</text:span></text:p>
          </draw:text-box>
        </draw:frame>
        <draw:frame draw:style-name="gr3" draw:text-style-name="P4" draw:layer="layout" svg:width="1.551cm" svg:height="0.357cm" svg:x="3.467cm" svg:y="14.386cm">
          <draw:text-box>
            <text:p text:style-name="P1"><text:span text:style-name="T7">struct</text:span><text:span text:style-name="T6"> Lista</text:span></text:p>
          </draw:text-box>
        </draw:frame>
        <draw:frame draw:style-name="gr6" draw:text-style-name="P7" draw:layer="layout" svg:width="0.35cm" svg:height="0.35cm" svg:x="5.089cm" svg:y="14.428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915cm" svg:height="0.357cm" svg:x="5.352cm" svg:y="14.386cm">
          <draw:text-box>
            <text:p text:style-name="P1"><text:span text:style-name="T3">pPoprzednia</text:span></text:p>
          </draw:text-box>
        </draw:frame>
        <draw:frame draw:style-name="gr3" draw:text-style-name="P4" draw:layer="layout" svg:width="0.713cm" svg:height="0.357cm" svg:x="2.5cm" svg:y="15.736cm">
          <draw:text-box>
            <text:p text:style-name="P1"><text:span text:style-name="T12">3.3.1</text:span></text:p>
          </draw:text-box>
        </draw:frame>
        <draw:frame draw:style-name="gr3" draw:text-style-name="P4" draw:layer="layout" svg:width="2.749cm" svg:height="0.357cm" svg:x="3.393cm" svg:y="15.736cm">
          <draw:text-box>
            <text:p text:style-name="P1"><text:span text:style-name="T12">Opis szczegółowy</text:span></text:p>
          </draw:text-box>
        </draw:frame>
        <draw:frame draw:style-name="gr3" draw:text-style-name="P4" draw:layer="layout" svg:width="2.846cm" svg:height="0.357cm" svg:x="2.5cm" svg:y="16.803cm">
          <draw:text-box>
            <text:p text:style-name="P1"><text:span text:style-name="T6">Lista</text:span><text:span text:style-name="T7"> dynamicza, b ˛</text:span></text:p>
          </draw:text-box>
        </draw:frame>
        <draw:frame draw:style-name="gr3" draw:text-style-name="P4" draw:layer="layout" svg:width="0.552cm" svg:height="0.357cm" svg:x="5.119cm" svg:y="16.803cm">
          <draw:text-box>
            <text:p text:style-name="P1"><text:span text:style-name="T7">ed ˛</text:span></text:p>
          </draw:text-box>
        </draw:frame>
        <draw:frame draw:style-name="gr3" draw:text-style-name="P4" draw:layer="layout" svg:width="1.463cm" svg:height="0.357cm" svg:x="5.471cm" svg:y="16.803cm">
          <draw:text-box>
            <text:p text:style-name="P1"><text:span text:style-name="T7">aca histori</text:span></text:p>
          </draw:text-box>
        </draw:frame>
        <draw:frame draw:style-name="gr3" draw:text-style-name="P4" draw:layer="layout" svg:width="0.315cm" svg:height="0.357cm" svg:x="7.014cm" svg:y="16.803cm">
          <draw:text-box>
            <text:p text:style-name="P1"><text:span text:style-name="T7">˛</text:span></text:p>
          </draw:text-box>
        </draw:frame>
        <draw:frame draw:style-name="gr3" draw:text-style-name="P4" draw:layer="layout" svg:width="4.892cm" svg:height="0.357cm" svg:x="6.917cm" svg:y="16.803cm">
          <draw:text-box>
            <text:p text:style-name="P1"><text:span text:style-name="T7">a ruchów, które zostały wykonane.</text:span></text:p>
          </draw:text-box>
        </draw:frame>
        <draw:frame draw:style-name="gr3" draw:text-style-name="P4" draw:layer="layout" svg:width="8.731cm" svg:height="0.357cm" svg:x="2.5cm" svg:y="17.622cm">
          <draw:text-box>
            <text:p text:style-name="P1"><text:span text:style-name="T7">Dokumentacja dla tej struktury została wygenerowana z pliku:</text:span></text:p>
          </draw:text-box>
        </draw:frame>
        <draw:frame draw:style-name="gr3" draw:text-style-name="P4" draw:layer="layout" svg:width="0.315cm" svg:height="0.357cm" svg:x="3.092cm" svg:y="18.695cm">
          <draw:text-box>
            <text:p text:style-name="P1"><text:span text:style-name="T7">•</text:span></text:p>
          </draw:text-box>
        </draw:frame>
        <draw:frame draw:style-name="gr3" draw:text-style-name="P4" draw:layer="layout" svg:width="9.4cm" svg:height="0.357cm" svg:x="3.379cm" svg:y="18.695cm">
          <draw:text-box>
            <text:p text:style-name="P1"><text:span text:style-name="T7">C:/Users/Ja/source/repos/Projekt-PK2/Project1/Project1/</text:span><text:span text:style-name="T6">Funkcje.h</text:span></text:p>
          </draw:text-box>
        </draw:frame>
        <draw:frame draw:style-name="gr2" draw:text-style-name="P3" draw:layer="layout" svg:width="0.531cm" svg:height="0.424cm" svg:x="2.5cm" svg:y="20.058cm">
          <draw:text-box>
            <text:p text:style-name="P1"><text:span text:style-name="T8">3.4</text:span></text:p>
          </draw:text-box>
        </draw:frame>
        <draw:frame draw:style-name="gr2" draw:text-style-name="P3" draw:layer="layout" svg:width="6.479cm" svg:height="0.424cm" svg:x="3.312cm" svg:y="20.058cm">
          <draw:text-box>
            <text:p text:style-name="P1"><text:span text:style-name="T8">Dokumentacja struktury Rozgrywka</text:span></text:p>
          </draw:text-box>
        </draw:frame>
        <draw:frame draw:style-name="gr3" draw:text-style-name="P4" draw:layer="layout" svg:width="1.882cm" svg:height="0.357cm" svg:x="2.5cm" svg:y="21.182cm">
          <draw:text-box>
            <text:p text:style-name="P1"><text:span text:style-name="T12">Pola danych</text:span></text:p>
          </draw:text-box>
        </draw:frame>
        <draw:frame draw:style-name="gr3" draw:text-style-name="P4" draw:layer="layout" svg:width="0.315cm" svg:height="0.357cm" svg:x="3.092cm" svg:y="22.001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54cm" svg:height="0.357cm" svg:x="3.467cm" svg:y="22.001cm">
          <draw:text-box>
            <text:p text:style-name="P1"><text:span text:style-name="T6">Gracz</text:span><text:span text:style-name="T3"> gracz1</text:span></text:p>
          </draw:text-box>
        </draw:frame>
        <draw:frame draw:style-name="gr3" draw:text-style-name="P4" draw:layer="layout" svg:width="0.315cm" svg:height="0.357cm" svg:x="3.092cm" svg:y="22.452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54cm" svg:height="0.357cm" svg:x="3.467cm" svg:y="22.452cm">
          <draw:text-box>
            <text:p text:style-name="P1"><text:span text:style-name="T6">Gracz</text:span><text:span text:style-name="T3"> gracz2</text:span></text:p>
          </draw:text-box>
        </draw:frame>
        <draw:frame draw:style-name="gr3" draw:text-style-name="P4" draw:layer="layout" svg:width="0.315cm" svg:height="0.357cm" svg:x="3.092cm" svg:y="22.902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15cm" svg:height="0.357cm" svg:x="3.467cm" svg:y="22.902cm">
          <draw:text-box>
            <text:p text:style-name="P1"><text:span text:style-name="T7">mxml_node_t</text:span></text:p>
          </draw:text-box>
        </draw:frame>
        <draw:frame draw:style-name="gr6" draw:text-style-name="P7" draw:layer="layout" svg:width="0.35cm" svg:height="0.35cm" svg:x="5.453cm" svg:y="22.945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552cm" svg:height="0.357cm" svg:x="5.717cm" svg:y="22.902cm">
          <draw:text-box>
            <text:p text:style-name="P1"><text:span text:style-name="T3">xml</text:span></text:p>
          </draw:text-box>
        </draw:frame>
        <draw:frame draw:style-name="gr3" draw:text-style-name="P4" draw:layer="layout" svg:width="0.315cm" svg:height="0.357cm" svg:x="3.092cm" svg:y="23.352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15cm" svg:height="0.357cm" svg:x="3.467cm" svg:y="23.352cm">
          <draw:text-box>
            <text:p text:style-name="P1"><text:span text:style-name="T7">mxml_node_t</text:span></text:p>
          </draw:text-box>
        </draw:frame>
        <draw:frame draw:style-name="gr6" draw:text-style-name="P7" draw:layer="layout" svg:width="0.35cm" svg:height="0.35cm" svg:x="5.453cm" svg:y="23.395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976cm" svg:height="0.357cm" svg:x="5.717cm" svg:y="23.352cm">
          <draw:text-box>
            <text:p text:style-name="P1"><text:span text:style-name="T3">tura_n</text:span></text:p>
          </draw:text-box>
        </draw:frame>
        <draw:frame draw:style-name="gr3" draw:text-style-name="P4" draw:layer="layout" svg:width="0.315cm" svg:height="0.357cm" svg:x="3.092cm" svg:y="23.802cm">
          <draw:text-box>
            <text:p text:style-name="P1"><text:span text:style-name="T7">•</text:span></text:p>
          </draw:text-box>
        </draw:frame>
        <draw:frame draw:style-name="gr3" draw:text-style-name="P4" draw:layer="layout" svg:width="1.915cm" svg:height="0.357cm" svg:x="3.467cm" svg:y="23.802cm">
          <draw:text-box>
            <text:p text:style-name="P1"><text:span text:style-name="T7">mxml_node_t</text:span></text:p>
          </draw:text-box>
        </draw:frame>
        <draw:frame draw:style-name="gr6" draw:text-style-name="P7" draw:layer="layout" svg:width="0.35cm" svg:height="0.35cm" svg:x="5.453cm" svg:y="23.845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158cm" svg:height="0.357cm" svg:x="5.717cm" svg:y="23.802cm">
          <draw:text-box>
            <text:p text:style-name="P1"><text:span text:style-name="T3">czyja_n</text:span></text:p>
          </draw:text-box>
        </draw:frame>
        <draw:frame draw:style-name="gr3" draw:text-style-name="P4" draw:layer="layout" svg:width="0.315cm" svg:height="0.357cm" svg:x="3.092cm" svg:y="24.253cm">
          <draw:text-box>
            <text:p text:style-name="P1"><text:span text:style-name="T7">•</text:span></text:p>
          </draw:text-box>
        </draw:frame>
        <draw:frame draw:style-name="gr3" draw:text-style-name="P4" draw:layer="layout" svg:width="1.086cm" svg:height="0.357cm" svg:x="3.467cm" svg:y="24.253cm">
          <draw:text-box>
            <text:p text:style-name="P1"><text:span text:style-name="T6">Historia</text:span></text:p>
          </draw:text-box>
        </draw:frame>
        <draw:frame draw:style-name="gr6" draw:text-style-name="P7" draw:layer="layout" svg:width="0.35cm" svg:height="0.35cm" svg:x="4.631cm" svg:y="24.295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7cm" svg:height="0.357cm" svg:x="4.895cm" svg:y="24.253cm">
          <draw:text-box>
            <text:p text:style-name="P1"><text:span text:style-name="T3">ruchy</text:span></text:p>
          </draw:text-box>
        </draw:frame>
        <draw:frame draw:style-name="gr3" draw:text-style-name="P4" draw:layer="layout" svg:width="0.315cm" svg:height="0.357cm" svg:x="3.092cm" svg:y="24.703cm">
          <draw:text-box>
            <text:p text:style-name="P1"><text:span text:style-name="T7">•</text:span></text:p>
          </draw:text-box>
        </draw:frame>
        <draw:frame draw:style-name="gr3" draw:text-style-name="P4" draw:layer="layout" svg:width="1.331cm" svg:height="0.357cm" svg:x="3.467cm" svg:y="24.703cm">
          <draw:text-box>
            <text:p text:style-name="P1"><text:span text:style-name="T6">Wybor</text:span><text:span text:style-name="T3"> AI</text:span></text:p>
          </draw:text-box>
        </draw:frame>
        <draw:frame draw:style-name="gr3" draw:text-style-name="P4" draw:layer="layout" svg:width="8.731cm" svg:height="0.357cm" svg:x="2.5cm" svg:y="25.84cm">
          <draw:text-box>
            <text:p text:style-name="P1"><text:span text:style-name="T7">Dokumentacja dla tej struktury została wygenerowana z pliku:</text:span></text:p>
          </draw:text-box>
        </draw:frame>
        <draw:frame draw:style-name="gr3" draw:text-style-name="P4" draw:layer="layout" svg:width="0.315cm" svg:height="0.357cm" svg:x="3.092cm" svg:y="26.914cm">
          <draw:text-box>
            <text:p text:style-name="P1"><text:span text:style-name="T7">•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9.4cm" svg:height="0.357cm" svg:x="3.379cm" svg:y="26.914cm">
          <draw:text-box>
            <text:p text:style-name="P1"><text:span text:style-name="T7">C:/Users/Ja/source/repos/Projekt-PK2/Project1/Project1/</text:span><text:span text:style-name="T6">Funkcje.h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5" draw:style-name="dp1" draw:master-page-name="master-page20">
        <draw:frame draw:style-name="gr3" draw:text-style-name="P4" draw:layer="layout" svg:width="0.315cm" svg:height="0.357cm" svg:x="2.5cm" svg:y="1.217cm">
          <draw:text-box>
            <text:p text:style-name="P1"><text:span text:style-name="T3">4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2" draw:text-style-name="P3" draw:layer="layout" svg:width="0.531cm" svg:height="0.424cm" svg:x="2.5cm" svg:y="2.508cm">
          <draw:text-box>
            <text:p text:style-name="P1"><text:span text:style-name="T8">3.5</text:span></text:p>
          </draw:text-box>
        </draw:frame>
        <draw:frame draw:style-name="gr2" draw:text-style-name="P3" draw:layer="layout" svg:width="5.654cm" svg:height="0.424cm" svg:x="3.312cm" svg:y="2.508cm">
          <draw:text-box>
            <text:p text:style-name="P1"><text:span text:style-name="T8">Dokumentacja struktury Wybor</text:span></text:p>
          </draw:text-box>
        </draw:frame>
        <draw:frame draw:style-name="gr6" draw:text-style-name="P7" draw:layer="layout" svg:width="1.695cm" svg:height="0.399cm" svg:x="2.5cm" svg:y="3.725cm">
          <draw:text-box>
            <text:p text:style-name="P1"><text:span text:style-name="T10">#include</text:span></text:p>
          </draw:text-box>
        </draw:frame>
        <draw:frame draw:style-name="gr6" draw:text-style-name="P7" draw:layer="layout" svg:width="0.35cm" svg:height="0.35cm" svg:x="4.398cm" svg:y="3.774cm">
          <draw:text-box>
            <text:p text:style-name="P1"><text:span text:style-name="T11">&lt;</text:span></text:p>
          </draw:text-box>
        </draw:frame>
        <draw:frame draw:style-name="gr6" draw:text-style-name="P7" draw:layer="layout" svg:width="1.907cm" svg:height="0.399cm" svg:x="4.671cm" svg:y="3.725cm">
          <draw:text-box>
            <text:p text:style-name="P1"><text:span text:style-name="T10">Funkcje.h</text:span></text:p>
          </draw:text-box>
        </draw:frame>
        <draw:frame draw:style-name="gr6" draw:text-style-name="P7" draw:layer="layout" svg:width="0.35cm" svg:height="0.35cm" svg:x="6.569cm" svg:y="3.774cm">
          <draw:text-box>
            <text:p text:style-name="P1"><text:span text:style-name="T11">&gt;</text:span></text:p>
          </draw:text-box>
        </draw:frame>
        <draw:frame draw:style-name="gr3" draw:text-style-name="P4" draw:layer="layout" svg:width="1.882cm" svg:height="0.357cm" svg:x="2.5cm" svg:y="5.205cm">
          <draw:text-box>
            <text:p text:style-name="P1"><text:span text:style-name="T12">Pola danych</text:span></text:p>
          </draw:text-box>
        </draw:frame>
        <draw:frame draw:style-name="gr3" draw:text-style-name="P4" draw:layer="layout" svg:width="0.315cm" svg:height="0.357cm" svg:x="3.092cm" svg:y="6.119cm">
          <draw:text-box>
            <text:p text:style-name="P1"><text:span text:style-name="T7">•</text:span></text:p>
          </draw:text-box>
        </draw:frame>
        <draw:frame draw:style-name="gr3" draw:text-style-name="P4" draw:layer="layout" svg:width="2.627cm" svg:height="0.357cm" svg:x="3.467cm" svg:y="6.119cm">
          <draw:text-box>
            <text:p text:style-name="P1"><text:span text:style-name="T7">int</text:span><text:span text:style-name="T3"> stanPoprzedni</text:span></text:p>
          </draw:text-box>
        </draw:frame>
        <draw:frame draw:style-name="gr3" draw:text-style-name="P4" draw:layer="layout" svg:width="0.315cm" svg:height="0.357cm" svg:x="3.092cm" svg:y="6.585cm">
          <draw:text-box>
            <text:p text:style-name="P1"><text:span text:style-name="T7">•</text:span></text:p>
          </draw:text-box>
        </draw:frame>
        <draw:frame draw:style-name="gr3" draw:text-style-name="P4" draw:layer="layout" svg:width="0.447cm" svg:height="0.357cm" svg:x="3.467cm" svg:y="6.585cm">
          <draw:text-box>
            <text:p text:style-name="P1"><text:span text:style-name="T7">int(</text:span></text:p>
          </draw:text-box>
        </draw:frame>
        <draw:frame draw:style-name="gr6" draw:text-style-name="P7" draw:layer="layout" svg:width="0.35cm" svg:height="0.35cm" svg:x="3.906cm" svg:y="6.627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092cm" svg:height="0.357cm" svg:x="4.17cm" svg:y="6.585cm">
          <draw:text-box>
            <text:p text:style-name="P1"><text:span text:style-name="T3">stan</text:span><text:span text:style-name="T7"> [6])(</text:span><text:span text:style-name="T6">Konfiguracja</text:span></text:p>
          </draw:text-box>
        </draw:frame>
        <draw:frame draw:style-name="gr6" draw:text-style-name="P7" draw:layer="layout" svg:width="0.35cm" svg:height="0.35cm" svg:x="7.3cm" svg:y="6.627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7.476cm" svg:y="6.585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7.051cm">
          <draw:text-box>
            <text:p text:style-name="P1"><text:span text:style-name="T7">•</text:span></text:p>
          </draw:text-box>
        </draw:frame>
        <draw:frame draw:style-name="gr3" draw:text-style-name="P4" draw:layer="layout" svg:width="2.398cm" svg:height="0.357cm" svg:x="3.467cm" svg:y="7.051cm">
          <draw:text-box>
            <text:p text:style-name="P1"><text:span text:style-name="T7">int</text:span><text:span text:style-name="T3"> aktualnePole</text:span></text:p>
          </draw:text-box>
        </draw:frame>
        <draw:frame draw:style-name="gr3" draw:text-style-name="P4" draw:layer="layout" svg:width="0.713cm" svg:height="0.357cm" svg:x="2.5cm" svg:y="8.524cm">
          <draw:text-box>
            <text:p text:style-name="P1"><text:span text:style-name="T12">3.5.1</text:span></text:p>
          </draw:text-box>
        </draw:frame>
        <draw:frame draw:style-name="gr3" draw:text-style-name="P4" draw:layer="layout" svg:width="2.749cm" svg:height="0.357cm" svg:x="3.393cm" svg:y="8.524cm">
          <draw:text-box>
            <text:p text:style-name="P1"><text:span text:style-name="T12">Opis szczegółowy</text:span></text:p>
          </draw:text-box>
        </draw:frame>
        <draw:frame draw:style-name="gr3" draw:text-style-name="P4" draw:layer="layout" svg:width="2.529cm" svg:height="0.357cm" svg:x="2.5cm" svg:y="9.69cm">
          <draw:text-box>
            <text:p text:style-name="P1"><text:span text:style-name="T7">struktura obsługuj</text:span></text:p>
          </draw:text-box>
        </draw:frame>
        <draw:frame draw:style-name="gr3" draw:text-style-name="P4" draw:layer="layout" svg:width="0.315cm" svg:height="0.357cm" svg:x="5.095cm" svg:y="9.69cm">
          <draw:text-box>
            <text:p text:style-name="P1"><text:span text:style-name="T7">˛</text:span></text:p>
          </draw:text-box>
        </draw:frame>
        <draw:frame draw:style-name="gr3" draw:text-style-name="P4" draw:layer="layout" svg:width="1.89cm" svg:height="0.357cm" svg:x="4.998cm" svg:y="9.69cm">
          <draw:text-box>
            <text:p text:style-name="P1"><text:span text:style-name="T7">aca sztuczn ˛</text:span></text:p>
          </draw:text-box>
        </draw:frame>
        <draw:frame draw:style-name="gr3" draw:text-style-name="P4" draw:layer="layout" svg:width="1.89cm" svg:height="0.357cm" svg:x="6.668cm" svg:y="9.69cm">
          <draw:text-box>
            <text:p text:style-name="P1"><text:span text:style-name="T7">a inteligencj ˛</text:span></text:p>
          </draw:text-box>
        </draw:frame>
        <draw:frame draw:style-name="gr3" draw:text-style-name="P4" draw:layer="layout" svg:width="0.315cm" svg:height="0.357cm" svg:x="8.338cm" svg:y="9.69cm">
          <draw:text-box>
            <text:p text:style-name="P1"><text:span text:style-name="T7">e.</text:span></text:p>
          </draw:text-box>
        </draw:frame>
        <draw:frame draw:style-name="gr3" draw:text-style-name="P4" draw:layer="layout" svg:width="8.731cm" svg:height="0.357cm" svg:x="2.5cm" svg:y="10.604cm">
          <draw:text-box>
            <text:p text:style-name="P1"><text:span text:style-name="T7">Dokumentacja dla tej struktury została wygenerowana z pliku:</text:span></text:p>
          </draw:text-box>
        </draw:frame>
        <draw:frame draw:style-name="gr3" draw:text-style-name="P4" draw:layer="layout" svg:width="0.315cm" svg:height="0.357cm" svg:x="3.092cm" svg:y="11.809cm">
          <draw:text-box>
            <text:p text:style-name="P1"><text:span text:style-name="T7">•</text:span></text:p>
          </draw:text-box>
        </draw:frame>
        <draw:frame draw:style-name="gr3" draw:text-style-name="P4" draw:layer="layout" svg:width="9.4cm" svg:height="0.357cm" svg:x="3.379cm" svg:y="11.809cm">
          <draw:text-box>
            <text:p text:style-name="P1"><text:span text:style-name="T7">C:/Users/Ja/source/repos/Projekt-PK2/Project1/Project1/</text:span><text:span text:style-name="T6">Funkcje.h</text:span></text:p>
          </draw:text-box>
        </draw:frame>
        <draw:frame draw:style-name="gr1" draw:text-style-name="P2" draw:layer="layout" svg:width="0.454cm" svg:height="0.509cm" svg:x="2.5cm" svg:y="13.408cm">
          <draw:text-box>
            <text:p text:style-name="P1"><text:span text:style-name="T4">4</text:span></text:p>
          </draw:text-box>
        </draw:frame>
        <draw:frame draw:style-name="gr1" draw:text-style-name="P2" draw:layer="layout" svg:width="4.642cm" svg:height="0.509cm" svg:x="3.163cm" svg:y="13.408cm">
          <draw:text-box>
            <text:p text:style-name="P1"><text:span text:style-name="T4">Dokumentacja plików</text:span></text:p>
          </draw:text-box>
        </draw:frame>
        <draw:frame draw:style-name="gr2" draw:text-style-name="P3" draw:layer="layout" svg:width="0.531cm" svg:height="0.424cm" svg:x="2.5cm" svg:y="14.846cm">
          <draw:text-box>
            <text:p text:style-name="P1"><text:span text:style-name="T8">4.1</text:span></text:p>
          </draw:text-box>
        </draw:frame>
        <draw:frame draw:style-name="gr2" draw:text-style-name="P3" draw:layer="layout" svg:width="15.665cm" svg:height="0.424cm" svg:x="3.312cm" svg:y="14.846cm">
          <draw:text-box>
            <text:p text:style-name="P1"><text:span text:style-name="T8">Dokumentacja pliku C:/Users/Ja/source/repos/Projekt-PK2/Project1/Project1/Funkcje.h</text:span></text:p>
          </draw:text-box>
        </draw:frame>
        <draw:frame draw:style-name="gr6" draw:text-style-name="P7" draw:layer="layout" svg:width="5.505cm" svg:height="0.399cm" svg:x="2.5cm" svg:y="16.063cm">
          <draw:text-box>
            <text:p text:style-name="P1"><text:span text:style-name="T10">#include "mxml-3.0/mxml.h"</text:span></text:p>
          </draw:text-box>
        </draw:frame>
        <draw:frame draw:style-name="gr3" draw:text-style-name="P4" draw:layer="layout" svg:width="2.622cm" svg:height="0.357cm" svg:x="2.5cm" svg:y="17.964cm">
          <draw:text-box>
            <text:p text:style-name="P1"><text:span text:style-name="T12">Struktury danych</text:span></text:p>
          </draw:text-box>
        </draw:frame>
        <draw:frame draw:style-name="gr3" draw:text-style-name="P4" draw:layer="layout" svg:width="0.315cm" svg:height="0.357cm" svg:x="3.092cm" svg:y="18.878cm">
          <draw:text-box>
            <text:p text:style-name="P1"><text:span text:style-name="T7">•</text:span></text:p>
          </draw:text-box>
        </draw:frame>
        <draw:frame draw:style-name="gr3" draw:text-style-name="P4" draw:layer="layout" svg:width="1.725cm" svg:height="0.357cm" svg:x="3.379cm" svg:y="18.878cm">
          <draw:text-box>
            <text:p text:style-name="P1"><text:span text:style-name="T7">struct</text:span><text:span text:style-name="T6"> Gracz</text:span></text:p>
          </draw:text-box>
        </draw:frame>
        <draw:frame draw:style-name="gr3" draw:text-style-name="P4" draw:layer="layout" svg:width="0.315cm" svg:height="0.357cm" svg:x="3.092cm" svg:y="19.344cm">
          <draw:text-box>
            <text:p text:style-name="P1"><text:span text:style-name="T7">•</text:span></text:p>
          </draw:text-box>
        </draw:frame>
        <draw:frame draw:style-name="gr3" draw:text-style-name="P4" draw:layer="layout" svg:width="2.652cm" svg:height="0.357cm" svg:x="3.379cm" svg:y="19.344cm">
          <draw:text-box>
            <text:p text:style-name="P1"><text:span text:style-name="T7">struct</text:span><text:span text:style-name="T6"> Konfiguracja</text:span></text:p>
          </draw:text-box>
        </draw:frame>
        <draw:frame draw:style-name="gr3" draw:text-style-name="P4" draw:layer="layout" svg:width="0.315cm" svg:height="0.357cm" svg:x="3.092cm" svg:y="19.81cm">
          <draw:text-box>
            <text:p text:style-name="P1"><text:span text:style-name="T7">•</text:span></text:p>
          </draw:text-box>
        </draw:frame>
        <draw:frame draw:style-name="gr3" draw:text-style-name="P4" draw:layer="layout" svg:width="1.797cm" svg:height="0.357cm" svg:x="3.379cm" svg:y="19.81cm">
          <draw:text-box>
            <text:p text:style-name="P1"><text:span text:style-name="T7">struct</text:span><text:span text:style-name="T6"> Wybor</text:span></text:p>
          </draw:text-box>
        </draw:frame>
        <draw:frame draw:style-name="gr3" draw:text-style-name="P4" draw:layer="layout" svg:width="0.315cm" svg:height="0.357cm" svg:x="3.092cm" svg:y="20.276cm">
          <draw:text-box>
            <text:p text:style-name="P1"><text:span text:style-name="T7">•</text:span></text:p>
          </draw:text-box>
        </draw:frame>
        <draw:frame draw:style-name="gr3" draw:text-style-name="P4" draw:layer="layout" svg:width="1.551cm" svg:height="0.357cm" svg:x="3.379cm" svg:y="20.276cm">
          <draw:text-box>
            <text:p text:style-name="P1"><text:span text:style-name="T7">struct</text:span><text:span text:style-name="T6"> Lista</text:span></text:p>
          </draw:text-box>
        </draw:frame>
        <draw:frame draw:style-name="gr3" draw:text-style-name="P4" draw:layer="layout" svg:width="0.315cm" svg:height="0.357cm" svg:x="3.092cm" svg:y="20.742cm">
          <draw:text-box>
            <text:p text:style-name="P1"><text:span text:style-name="T7">•</text:span></text:p>
          </draw:text-box>
        </draw:frame>
        <draw:frame draw:style-name="gr3" draw:text-style-name="P4" draw:layer="layout" svg:width="2.453cm" svg:height="0.357cm" svg:x="3.379cm" svg:y="20.742cm">
          <draw:text-box>
            <text:p text:style-name="P1"><text:span text:style-name="T7">struct</text:span><text:span text:style-name="T6"> Rozgrywka</text:span></text:p>
          </draw:text-box>
        </draw:frame>
        <draw:frame draw:style-name="gr3" draw:text-style-name="P4" draw:layer="layout" svg:width="2.339cm" svg:height="0.357cm" svg:x="2.5cm" svg:y="22.215cm">
          <draw:text-box>
            <text:p text:style-name="P1"><text:span text:style-name="T12">Definicje typów</text:span></text:p>
          </draw:text-box>
        </draw:frame>
        <draw:frame draw:style-name="gr3" draw:text-style-name="P4" draw:layer="layout" svg:width="0.315cm" svg:height="0.357cm" svg:x="3.092cm" svg:y="23.129cm">
          <draw:text-box>
            <text:p text:style-name="P1"><text:span text:style-name="T7">•</text:span></text:p>
          </draw:text-box>
        </draw:frame>
        <draw:frame draw:style-name="gr3" draw:text-style-name="P4" draw:layer="layout" svg:width="4.587cm" svg:height="0.357cm" svg:x="3.379cm" svg:y="23.129cm">
          <draw:text-box>
            <text:p text:style-name="P1"><text:span text:style-name="T7">typedef enum</text:span><text:span text:style-name="T6"> Dzialania Zadanie</text:span></text:p>
          </draw:text-box>
        </draw:frame>
        <draw:frame draw:style-name="gr3" draw:text-style-name="P4" draw:layer="layout" svg:width="0.315cm" svg:height="0.357cm" svg:x="3.092cm" svg:y="23.595cm">
          <draw:text-box>
            <text:p text:style-name="P1"><text:span text:style-name="T7">•</text:span></text:p>
          </draw:text-box>
        </draw:frame>
        <draw:frame draw:style-name="gr3" draw:text-style-name="P4" draw:layer="layout" svg:width="3.817cm" svg:height="0.357cm" svg:x="3.467cm" svg:y="23.595cm">
          <draw:text-box>
            <text:p text:style-name="P1"><text:span text:style-name="T7">typedef enum _kolor</text:span><text:span text:style-name="T3"> Kolor</text:span></text:p>
          </draw:text-box>
        </draw:frame>
        <draw:frame draw:style-name="gr3" draw:text-style-name="P4" draw:layer="layout" svg:width="0.315cm" svg:height="0.357cm" svg:x="3.092cm" svg:y="24.061cm">
          <draw:text-box>
            <text:p text:style-name="P1"><text:span text:style-name="T7">•</text:span></text:p>
          </draw:text-box>
        </draw:frame>
        <draw:frame draw:style-name="gr3" draw:text-style-name="P4" draw:layer="layout" svg:width="3.863cm" svg:height="0.357cm" svg:x="3.379cm" svg:y="24.061cm">
          <draw:text-box>
            <text:p text:style-name="P1"><text:span text:style-name="T7">typedef struct</text:span><text:span text:style-name="T6"> Lista Historia</text:span></text:p>
          </draw:text-box>
        </draw:frame>
        <draw:frame draw:style-name="gr3" draw:text-style-name="P4" draw:layer="layout" svg:width="1.636cm" svg:height="0.357cm" svg:x="2.5cm" svg:y="25.534cm">
          <draw:text-box>
            <text:p text:style-name="P1"><text:span text:style-name="T12">Wyliczenia</text:span></text:p>
          </draw:text-box>
        </draw:frame>
        <draw:frame draw:style-name="gr3" draw:text-style-name="P4" draw:layer="layout" svg:width="0.315cm" svg:height="0.357cm" svg:x="3.092cm" svg:y="26.448cm">
          <draw:text-box>
            <text:p text:style-name="P1"><text:span text:style-name="T7">•</text:span></text:p>
          </draw:text-box>
        </draw:frame>
        <draw:frame draw:style-name="gr3" draw:text-style-name="P4" draw:layer="layout" svg:width="5.464cm" svg:height="0.357cm" svg:x="3.379cm" svg:y="26.448cm">
          <draw:text-box>
            <text:p text:style-name="P1"><text:span text:style-name="T7">enum</text:span><text:span text:style-name="T6"> Dzialania</text:span><text:span text:style-name="T7"> {</text:span><text:span text:style-name="T3"> start</text:span><text:span text:style-name="T7">,</text:span><text:span text:style-name="T3"> ustaw</text:span><text:span text:style-name="T7">,</text:span><text:span text:style-name="T3"> strzal</text:span><text:span text:style-name="T7"> }</text:span></text:p>
          </draw:text-box>
        </draw:frame>
        <draw:frame draw:style-name="gr3" draw:text-style-name="P4" draw:layer="layout" svg:width="0.315cm" svg:height="0.357cm" svg:x="3.092cm" svg:y="26.914cm">
          <draw:text-box>
            <text:p text:style-name="P1"><text:span text:style-name="T7">•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8.75cm" svg:height="0.357cm" svg:x="3.467cm" svg:y="26.914cm">
          <draw:text-box>
            <text:p text:style-name="P1"><text:span text:style-name="T7">enum</text:span><text:span text:style-name="T3"> _kolor</text:span><text:span text:style-name="T7"> {</text:span><text:span text:style-name="T3"> zielony</text:span><text:span text:style-name="T7"> =10,</text:span><text:span text:style-name="T3"> niebieski</text:span><text:span text:style-name="T7">,</text:span><text:span text:style-name="T3"> czerwony</text:span><text:span text:style-name="T7">,</text:span><text:span text:style-name="T3"> bialy</text:span><text:span text:style-name="T7"> =15 }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6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15cm" svg:height="0.357cm" svg:x="18.324cm" svg:y="1.209cm">
          <draw:text-box>
            <text:p text:style-name="P1"><text:span text:style-name="T3">5</text:span></text:p>
          </draw:text-box>
        </draw:frame>
        <draw:frame draw:style-name="gr3" draw:text-style-name="P4" draw:layer="layout" svg:width="1.209cm" svg:height="0.357cm" svg:x="2.5cm" svg:y="2.565cm">
          <draw:text-box>
            <text:p text:style-name="P1"><text:span text:style-name="T12">Funkcje</text:span></text:p>
          </draw:text-box>
        </draw:frame>
        <draw:frame draw:style-name="gr3" draw:text-style-name="P4" draw:layer="layout" svg:width="0.315cm" svg:height="0.357cm" svg:x="3.092cm" svg:y="3.371cm">
          <draw:text-box>
            <text:p text:style-name="P1"><text:span text:style-name="T7">•</text:span></text:p>
          </draw:text-box>
        </draw:frame>
        <draw:frame draw:style-name="gr3" draw:text-style-name="P4" draw:layer="layout" svg:width="5.222cm" svg:height="0.357cm" svg:x="3.379cm" svg:y="3.371cm">
          <draw:text-box>
            <text:p text:style-name="P1"><text:span text:style-name="T7">int</text:span><text:span text:style-name="T6"> PobierzParametry</text:span><text:span text:style-name="T7"> (int ileArg, char</text:span></text:p>
          </draw:text-box>
        </draw:frame>
        <draw:frame draw:style-name="gr6" draw:text-style-name="P7" draw:layer="layout" svg:width="0.35cm" svg:height="0.35cm" svg:x="8.612cm" svg:y="3.414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686cm" svg:height="0.357cm" svg:x="8.788cm" svg:y="3.371cm">
          <draw:text-box>
            <text:p text:style-name="P1"><text:span text:style-name="T7">arg[ ],</text:span><text:span text:style-name="T6"> Konfiguracja</text:span></text:p>
          </draw:text-box>
        </draw:frame>
        <draw:frame draw:style-name="gr6" draw:text-style-name="P7" draw:layer="layout" svg:width="0.35cm" svg:height="0.35cm" svg:x="11.486cm" svg:y="3.414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11.661cm" svg:y="3.371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3.82cm">
          <draw:text-box>
            <text:p text:style-name="P1"><text:span text:style-name="T7">•</text:span></text:p>
          </draw:text-box>
        </draw:frame>
        <draw:frame draw:style-name="gr3" draw:text-style-name="P4" draw:layer="layout" svg:width="4.003cm" svg:height="0.357cm" svg:x="3.379cm" svg:y="3.82cm">
          <draw:text-box>
            <text:p text:style-name="P1"><text:span text:style-name="T7">int</text:span><text:span text:style-name="T6"> Skonfiguruj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405cm" svg:y="3.863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7.58cm" svg:y="3.82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4.269cm">
          <draw:text-box>
            <text:p text:style-name="P1"><text:span text:style-name="T7">•</text:span></text:p>
          </draw:text-box>
        </draw:frame>
        <draw:frame draw:style-name="gr3" draw:text-style-name="P4" draw:layer="layout" svg:width="5.006cm" svg:height="0.357cm" svg:x="3.379cm" svg:y="4.269cm">
          <draw:text-box>
            <text:p text:style-name="P1"><text:span text:style-name="T7">void</text:span><text:span text:style-name="T6"> UstawParametry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8.387cm" svg:y="4.312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8.563cm" svg:y="4.269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4.718cm">
          <draw:text-box>
            <text:p text:style-name="P1"><text:span text:style-name="T7">•</text:span></text:p>
          </draw:text-box>
        </draw:frame>
        <draw:frame draw:style-name="gr3" draw:text-style-name="P4" draw:layer="layout" svg:width="3.224cm" svg:height="0.357cm" svg:x="3.379cm" svg:y="4.718cm">
          <draw:text-box>
            <text:p text:style-name="P1"><text:span text:style-name="T7">int</text:span><text:span text:style-name="T6"> Iniciuj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633cm" svg:y="4.761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6.808cm" svg:y="4.718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0.338cm" svg:y="4.761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0.514cm" svg:y="4.718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5.167cm">
          <draw:text-box>
            <text:p text:style-name="P1"><text:span text:style-name="T7">•</text:span></text:p>
          </draw:text-box>
        </draw:frame>
        <draw:frame draw:style-name="gr3" draw:text-style-name="P4" draw:layer="layout" svg:width="4.227cm" svg:height="0.357cm" svg:x="3.379cm" svg:y="5.167cm">
          <draw:text-box>
            <text:p text:style-name="P1"><text:span text:style-name="T7">void</text:span><text:span text:style-name="T6"> GameLoop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627cm" svg:y="5.209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7.803cm" svg:y="5.167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1.333cm" svg:y="5.209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1.508cm" svg:y="5.167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5.616cm">
          <draw:text-box>
            <text:p text:style-name="P1"><text:span text:style-name="T7">•</text:span></text:p>
          </draw:text-box>
        </draw:frame>
        <draw:frame draw:style-name="gr3" draw:text-style-name="P4" draw:layer="layout" svg:width="4.527cm" svg:height="0.357cm" svg:x="3.379cm" svg:y="5.616cm">
          <draw:text-box>
            <text:p text:style-name="P1"><text:span text:style-name="T7">void</text:span><text:span text:style-name="T6"> GameLoopAI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926cm" svg:y="5.658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8.102cm" svg:y="5.616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1.632cm" svg:y="5.658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1.807cm" svg:y="5.616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6.064cm">
          <draw:text-box>
            <text:p text:style-name="P1"><text:span text:style-name="T7">•</text:span></text:p>
          </draw:text-box>
        </draw:frame>
        <draw:frame draw:style-name="gr3" draw:text-style-name="P4" draw:layer="layout" svg:width="4.705cm" svg:height="0.357cm" svg:x="3.379cm" svg:y="6.064cm">
          <draw:text-box>
            <text:p text:style-name="P1"><text:span text:style-name="T7">void</text:span><text:span text:style-name="T6"> ZamianaGraczy</text:span><text:span text:style-name="T7"> (</text:span><text:span text:style-name="T6">Rozgrywka</text:span></text:p>
          </draw:text-box>
        </draw:frame>
        <draw:frame draw:style-name="gr6" draw:text-style-name="P7" draw:layer="layout" svg:width="0.35cm" svg:height="0.35cm" svg:x="8.119cm" svg:y="6.107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8.295cm" svg:y="6.064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6.513cm">
          <draw:text-box>
            <text:p text:style-name="P1"><text:span text:style-name="T7">•</text:span></text:p>
          </draw:text-box>
        </draw:frame>
        <draw:frame draw:style-name="gr3" draw:text-style-name="P4" draw:layer="layout" svg:width="3.401cm" svg:height="0.357cm" svg:x="3.379cm" svg:y="6.513cm">
          <draw:text-box>
            <text:p text:style-name="P1"><text:span text:style-name="T7">void</text:span><text:span text:style-name="T6"> InicializujAI</text:span><text:span text:style-name="T7"> (</text:span><text:span text:style-name="T6">Wybor</text:span></text:p>
          </draw:text-box>
        </draw:frame>
        <draw:frame draw:style-name="gr6" draw:text-style-name="P7" draw:layer="layout" svg:width="0.35cm" svg:height="0.35cm" svg:x="6.809cm" svg:y="6.556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258cm" svg:height="0.357cm" svg:x="6.985cm" svg:y="6.513cm">
          <draw:text-box>
            <text:p text:style-name="P1"><text:span text:style-name="T7">AI,</text:span><text:span text:style-name="T6"> Konfiguracja</text:span></text:p>
          </draw:text-box>
        </draw:frame>
        <draw:frame draw:style-name="gr6" draw:text-style-name="P7" draw:layer="layout" svg:width="0.35cm" svg:height="0.35cm" svg:x="9.29cm" svg:y="6.556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9.466cm" svg:y="6.513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6.962cm">
          <draw:text-box>
            <text:p text:style-name="P1"><text:span text:style-name="T7">•</text:span></text:p>
          </draw:text-box>
        </draw:frame>
        <draw:frame draw:style-name="gr3" draw:text-style-name="P4" draw:layer="layout" svg:width="5.066cm" svg:height="0.357cm" svg:x="3.379cm" svg:y="6.962cm">
          <draw:text-box>
            <text:p text:style-name="P1"><text:span text:style-name="T7">int</text:span><text:span text:style-name="T6"> PobierzKodowani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8.423cm" svg:y="7.005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8.599cm" svg:y="6.962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7.411cm">
          <draw:text-box>
            <text:p text:style-name="P1"><text:span text:style-name="T7">•</text:span></text:p>
          </draw:text-box>
        </draw:frame>
        <draw:frame draw:style-name="gr3" draw:text-style-name="P4" draw:layer="layout" svg:width="3.609cm" svg:height="0.357cm" svg:x="3.379cm" svg:y="7.411cm">
          <draw:text-box>
            <text:p text:style-name="P1"><text:span text:style-name="T7">void</text:span><text:span text:style-name="T6"> DodajdoFloty</text:span><text:span text:style-name="T7"> (</text:span><text:span text:style-name="T6">Gracz</text:span></text:p>
          </draw:text-box>
        </draw:frame>
        <draw:frame draw:style-name="gr6" draw:text-style-name="P7" draw:layer="layout" svg:width="0.35cm" svg:height="0.35cm" svg:x="7.024cm" svg:y="7.454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295cm" svg:height="0.357cm" svg:x="7.2cm" svg:y="7.411cm">
          <draw:text-box>
            <text:p text:style-name="P1"><text:span text:style-name="T7">gracz, int pozycja, int dlugosc)</text:span></text:p>
          </draw:text-box>
        </draw:frame>
        <draw:frame draw:style-name="gr3" draw:text-style-name="P4" draw:layer="layout" svg:width="0.315cm" svg:height="0.357cm" svg:x="3.092cm" svg:y="7.86cm">
          <draw:text-box>
            <text:p text:style-name="P1"><text:span text:style-name="T7">•</text:span></text:p>
          </draw:text-box>
        </draw:frame>
        <draw:frame draw:style-name="gr3" draw:text-style-name="P4" draw:layer="layout" svg:width="4.392cm" svg:height="0.357cm" svg:x="3.379cm" svg:y="7.86cm">
          <draw:text-box>
            <text:p text:style-name="P1"><text:span text:style-name="T7">void</text:span><text:span text:style-name="T6"> ZakonczGr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779cm" svg:y="7.902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7.954cm" svg:y="7.86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1.484cm" svg:y="7.902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97cm" svg:height="0.357cm" svg:x="11.66cm" svg:y="7.86cm">
          <draw:text-box>
            <text:p text:style-name="P1"><text:span text:style-name="T7">rozgrywka, int wynik)</text:span></text:p>
          </draw:text-box>
        </draw:frame>
        <draw:frame draw:style-name="gr3" draw:text-style-name="P4" draw:layer="layout" svg:width="0.315cm" svg:height="0.357cm" svg:x="3.092cm" svg:y="8.309cm">
          <draw:text-box>
            <text:p text:style-name="P1"><text:span text:style-name="T7">•</text:span></text:p>
          </draw:text-box>
        </draw:frame>
        <draw:frame draw:style-name="gr3" draw:text-style-name="P4" draw:layer="layout" svg:width="4.76cm" svg:height="0.357cm" svg:x="3.379cm" svg:y="8.309cm">
          <draw:text-box>
            <text:p text:style-name="P1"><text:span text:style-name="T7">void</text:span><text:span text:style-name="T6"> ZapiszGracza</text:span><text:span text:style-name="T7"> (mxml_node_t</text:span></text:p>
          </draw:text-box>
        </draw:frame>
        <draw:frame draw:style-name="gr6" draw:text-style-name="P7" draw:layer="layout" svg:width="0.35cm" svg:height="0.35cm" svg:x="8.166cm" svg:y="8.351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864cm" svg:height="0.357cm" svg:x="8.342cm" svg:y="8.309cm">
          <draw:text-box>
            <text:p text:style-name="P1"><text:span text:style-name="T7">parent,</text:span><text:span text:style-name="T6"> Konfiguracja</text:span></text:p>
          </draw:text-box>
        </draw:frame>
        <draw:frame draw:style-name="gr6" draw:text-style-name="P7" draw:layer="layout" svg:width="0.35cm" svg:height="0.35cm" svg:x="11.245cm" svg:y="8.351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736cm" svg:height="0.357cm" svg:x="11.421cm" svg:y="8.309cm">
          <draw:text-box>
            <text:p text:style-name="P1"><text:span text:style-name="T7">konfiguracja,</text:span><text:span text:style-name="T6"> Gracz</text:span><text:span text:style-name="T7"> gracz)</text:span></text:p>
          </draw:text-box>
        </draw:frame>
        <draw:frame draw:style-name="gr3" draw:text-style-name="P4" draw:layer="layout" svg:width="0.315cm" svg:height="0.357cm" svg:x="3.092cm" svg:y="8.757cm">
          <draw:text-box>
            <text:p text:style-name="P1"><text:span text:style-name="T7">•</text:span></text:p>
          </draw:text-box>
        </draw:frame>
        <draw:frame draw:style-name="gr3" draw:text-style-name="P4" draw:layer="layout" svg:width="4.937cm" svg:height="0.357cm" svg:x="3.379cm" svg:y="8.757cm">
          <draw:text-box>
            <text:p text:style-name="P1"><text:span text:style-name="T7">void</text:span><text:span text:style-name="T6"> WczytajGracza</text:span><text:span text:style-name="T7"> (mxml_node_t</text:span></text:p>
          </draw:text-box>
        </draw:frame>
        <draw:frame draw:style-name="gr6" draw:text-style-name="P7" draw:layer="layout" svg:width="0.35cm" svg:height="0.35cm" svg:x="8.342cm" svg:y="8.8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864cm" svg:height="0.357cm" svg:x="8.518cm" svg:y="8.757cm">
          <draw:text-box>
            <text:p text:style-name="P1"><text:span text:style-name="T7">parent,</text:span><text:span text:style-name="T6"> Konfiguracja</text:span></text:p>
          </draw:text-box>
        </draw:frame>
        <draw:frame draw:style-name="gr6" draw:text-style-name="P7" draw:layer="layout" svg:width="0.35cm" svg:height="0.35cm" svg:x="11.42cm" svg:y="8.8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11.596cm" svg:y="8.757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4.396cm" svg:y="8.8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91cm" svg:height="0.357cm" svg:x="14.572cm" svg:y="8.757cm">
          <draw:text-box>
            <text:p text:style-name="P1"><text:span text:style-name="T7">gracz)</text:span></text:p>
          </draw:text-box>
        </draw:frame>
        <draw:frame draw:style-name="gr3" draw:text-style-name="P4" draw:layer="layout" svg:width="0.315cm" svg:height="0.357cm" svg:x="3.092cm" svg:y="9.206cm">
          <draw:text-box>
            <text:p text:style-name="P1"><text:span text:style-name="T7">•</text:span></text:p>
          </draw:text-box>
        </draw:frame>
        <draw:frame draw:style-name="gr3" draw:text-style-name="P4" draw:layer="layout" svg:width="5.184cm" svg:height="0.357cm" svg:x="3.379cm" svg:y="9.206cm">
          <draw:text-box>
            <text:p text:style-name="P1"><text:span text:style-name="T7">int</text:span><text:span text:style-name="T6"> SprawdzZgodnosc</text:span><text:span text:style-name="T7"> (mxml_node_t</text:span></text:p>
          </draw:text-box>
        </draw:frame>
        <draw:frame draw:style-name="gr6" draw:text-style-name="P7" draw:layer="layout" svg:width="0.35cm" svg:height="0.35cm" svg:x="8.59cm" svg:y="9.249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453cm" svg:height="0.357cm" svg:x="8.766cm" svg:y="9.206cm">
          <draw:text-box>
            <text:p text:style-name="P1"><text:span text:style-name="T7">xml,</text:span><text:span text:style-name="T6"> Konfiguracja</text:span></text:p>
          </draw:text-box>
        </draw:frame>
        <draw:frame draw:style-name="gr6" draw:text-style-name="P7" draw:layer="layout" svg:width="0.35cm" svg:height="0.35cm" svg:x="11.264cm" svg:y="9.249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11.439cm" svg:y="9.206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9.655cm">
          <draw:text-box>
            <text:p text:style-name="P1"><text:span text:style-name="T7">•</text:span></text:p>
          </draw:text-box>
        </draw:frame>
        <draw:frame draw:style-name="gr3" draw:text-style-name="P4" draw:layer="layout" svg:width="3.008cm" svg:height="0.357cm" svg:x="3.379cm" svg:y="9.655cm">
          <draw:text-box>
            <text:p text:style-name="P1"><text:span text:style-name="T7">void</text:span><text:span text:style-name="T6"> WyczyscBufor</text:span><text:span text:style-name="T7"> ()</text:span></text:p>
          </draw:text-box>
        </draw:frame>
        <draw:frame draw:style-name="gr3" draw:text-style-name="P4" draw:layer="layout" svg:width="0.315cm" svg:height="0.357cm" svg:x="3.092cm" svg:y="10.104cm">
          <draw:text-box>
            <text:p text:style-name="P1"><text:span text:style-name="T7">•</text:span></text:p>
          </draw:text-box>
        </draw:frame>
        <draw:frame draw:style-name="gr3" draw:text-style-name="P4" draw:layer="layout" svg:width="4.591cm" svg:height="0.357cm" svg:x="3.379cm" svg:y="10.104cm">
          <draw:text-box>
            <text:p text:style-name="P1"><text:span text:style-name="T7">void</text:span><text:span text:style-name="T6"> RysujPlansz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973cm" svg:y="10.147cm">
          <draw:text-box>
            <text:p text:style-name="P1"><text:span text:style-name="T13">∗</text:span></text:p>
          </draw:text-box>
        </draw:frame>
        <draw:frame draw:style-name="gr3" draw:text-style-name="P4" draw:layer="layout" svg:width="5.696cm" svg:height="0.357cm" svg:x="8.149cm" svg:y="10.104cm">
          <draw:text-box>
            <text:p text:style-name="P1"><text:span text:style-name="T7">konfiguracja,</text:span><text:span text:style-name="T6"> Gracz</text:span><text:span text:style-name="T7"> gracz, int dyskrecja)</text:span></text:p>
          </draw:text-box>
        </draw:frame>
        <draw:frame draw:style-name="gr3" draw:text-style-name="P4" draw:layer="layout" svg:width="0.315cm" svg:height="0.357cm" svg:x="3.092cm" svg:y="10.553cm">
          <draw:text-box>
            <text:p text:style-name="P1"><text:span text:style-name="T7">•</text:span></text:p>
          </draw:text-box>
        </draw:frame>
        <draw:frame draw:style-name="gr3" draw:text-style-name="P4" draw:layer="layout" svg:width="4.98cm" svg:height="0.357cm" svg:x="3.379cm" svg:y="10.553cm">
          <draw:text-box>
            <text:p text:style-name="P1"><text:span text:style-name="T7">void</text:span><text:span text:style-name="T6"> Rozmieszczeni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8.36cm" svg:y="10.595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8.536cm" svg:y="10.553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1.336cm" svg:y="10.595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91cm" svg:height="0.357cm" svg:x="11.511cm" svg:y="10.553cm">
          <draw:text-box>
            <text:p text:style-name="P1"><text:span text:style-name="T7">gracz)</text:span></text:p>
          </draw:text-box>
        </draw:frame>
        <draw:frame draw:style-name="gr3" draw:text-style-name="P4" draw:layer="layout" svg:width="0.315cm" svg:height="0.357cm" svg:x="3.092cm" svg:y="11.002cm">
          <draw:text-box>
            <text:p text:style-name="P1"><text:span text:style-name="T7">•</text:span></text:p>
          </draw:text-box>
        </draw:frame>
        <draw:frame draw:style-name="gr3" draw:text-style-name="P4" draw:layer="layout" svg:width="5.636cm" svg:height="0.357cm" svg:x="3.379cm" svg:y="11.002cm">
          <draw:text-box>
            <text:p text:style-name="P1"><text:span text:style-name="T7">void</text:span><text:span text:style-name="T6"> AutoRozmieszczeni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9.001cm" svg:y="11.044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9.177cm" svg:y="11.002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1.977cm" svg:y="11.044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91cm" svg:height="0.357cm" svg:x="12.152cm" svg:y="11.002cm">
          <draw:text-box>
            <text:p text:style-name="P1"><text:span text:style-name="T7">gracz)</text:span></text:p>
          </draw:text-box>
        </draw:frame>
        <draw:frame draw:style-name="gr3" draw:text-style-name="P4" draw:layer="layout" svg:width="0.315cm" svg:height="0.357cm" svg:x="3.092cm" svg:y="11.45cm">
          <draw:text-box>
            <text:p text:style-name="P1"><text:span text:style-name="T7">•</text:span></text:p>
          </draw:text-box>
        </draw:frame>
        <draw:frame draw:style-name="gr3" draw:text-style-name="P4" draw:layer="layout" svg:width="4.647cm" svg:height="0.357cm" svg:x="3.379cm" svg:y="11.45cm">
          <draw:text-box>
            <text:p text:style-name="P1"><text:span text:style-name="T7">int</text:span><text:span text:style-name="T6"> WypelnijTablic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988cm" svg:y="11.493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8.164cm" svg:y="11.45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0.964cm" svg:y="11.493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992cm" svg:height="0.357cm" svg:x="11.139cm" svg:y="11.45cm">
          <draw:text-box>
            <text:p text:style-name="P1"><text:span text:style-name="T7">gracz1,</text:span><text:span text:style-name="T6"> Gracz</text:span></text:p>
          </draw:text-box>
        </draw:frame>
        <draw:frame draw:style-name="gr6" draw:text-style-name="P7" draw:layer="layout" svg:width="0.35cm" svg:height="0.35cm" svg:x="13.186cm" svg:y="11.493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069cm" svg:height="0.357cm" svg:x="13.362cm" svg:y="11.45cm">
          <draw:text-box>
            <text:p text:style-name="P1"><text:span text:style-name="T7">gracz2)</text:span></text:p>
          </draw:text-box>
        </draw:frame>
        <draw:frame draw:style-name="gr3" draw:text-style-name="P4" draw:layer="layout" svg:width="0.315cm" svg:height="0.357cm" svg:x="3.092cm" svg:y="11.899cm">
          <draw:text-box>
            <text:p text:style-name="P1"><text:span text:style-name="T7">•</text:span></text:p>
          </draw:text-box>
        </draw:frame>
        <draw:frame draw:style-name="gr3" draw:text-style-name="P4" draw:layer="layout" svg:width="4.194cm" svg:height="0.357cm" svg:x="3.379cm" svg:y="11.899cm">
          <draw:text-box>
            <text:p text:style-name="P1"><text:span text:style-name="T7">int</text:span><text:span text:style-name="T6"> UstawStatek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56cm" svg:y="11.942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7.735cm" svg:y="11.899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0.513cm" svg:y="11.942cm">
          <draw:text-box>
            <text:p text:style-name="P1"><text:span text:style-name="T13">∗</text:span></text:p>
          </draw:text-box>
        </draw:frame>
        <draw:frame draw:style-name="gr3" draw:text-style-name="P4" draw:layer="layout" svg:width="8.011cm" svg:height="0.357cm" svg:x="10.689cm" svg:y="11.899cm">
          <draw:text-box>
            <text:p text:style-name="P1"><text:span text:style-name="T7">gracz, int dlugosc, int pole, int kierunek, int rodzajStatku)</text:span></text:p>
          </draw:text-box>
        </draw:frame>
        <draw:frame draw:style-name="gr3" draw:text-style-name="P4" draw:layer="layout" svg:width="0.315cm" svg:height="0.357cm" svg:x="3.092cm" svg:y="12.348cm">
          <draw:text-box>
            <text:p text:style-name="P1"><text:span text:style-name="T7">•</text:span></text:p>
          </draw:text-box>
        </draw:frame>
        <draw:frame draw:style-name="gr3" draw:text-style-name="P4" draw:layer="layout" svg:width="4.054cm" svg:height="0.357cm" svg:x="3.379cm" svg:y="12.348cm">
          <draw:text-box>
            <text:p text:style-name="P1"><text:span text:style-name="T7">int</text:span><text:span text:style-name="T6"> UsunStatek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459cm" svg:y="12.391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991cm" svg:height="0.357cm" svg:x="7.635cm" svg:y="12.348cm">
          <draw:text-box>
            <text:p text:style-name="P1"><text:span text:style-name="T7">konfiguracja,</text:span><text:span text:style-name="T6"> Historia</text:span></text:p>
          </draw:text-box>
        </draw:frame>
        <draw:frame draw:style-name="gr6" draw:text-style-name="P7" draw:layer="layout" svg:width="0.51cm" svg:height="0.35cm" svg:x="10.671cm" svg:y="12.391cm">
          <draw:text-box>
            <text:p text:style-name="P1"><text:span text:style-name="T13">∗∗</text:span></text:p>
          </draw:text-box>
        </draw:frame>
        <draw:frame draw:style-name="gr3" draw:text-style-name="P4" draw:layer="layout" svg:width="2.064cm" svg:height="0.357cm" svg:x="11.022cm" svg:y="12.348cm">
          <draw:text-box>
            <text:p text:style-name="P1"><text:span text:style-name="T7">historia,</text:span><text:span text:style-name="T6"> Gracz</text:span></text:p>
          </draw:text-box>
        </draw:frame>
        <draw:frame draw:style-name="gr6" draw:text-style-name="P7" draw:layer="layout" svg:width="0.35cm" svg:height="0.35cm" svg:x="13.151cm" svg:y="12.391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91cm" svg:height="0.357cm" svg:x="13.327cm" svg:y="12.348cm">
          <draw:text-box>
            <text:p text:style-name="P1"><text:span text:style-name="T7">gracz)</text:span></text:p>
          </draw:text-box>
        </draw:frame>
        <draw:frame draw:style-name="gr3" draw:text-style-name="P4" draw:layer="layout" svg:width="0.315cm" svg:height="0.357cm" svg:x="3.092cm" svg:y="12.797cm">
          <draw:text-box>
            <text:p text:style-name="P1"><text:span text:style-name="T7">•</text:span></text:p>
          </draw:text-box>
        </draw:frame>
        <draw:frame draw:style-name="gr3" draw:text-style-name="P4" draw:layer="layout" svg:width="4.43cm" svg:height="0.357cm" svg:x="3.379cm" svg:y="12.797cm">
          <draw:text-box>
            <text:p text:style-name="P1"><text:span text:style-name="T7">void</text:span><text:span text:style-name="T6"> UsunTablic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776cm" svg:y="12.84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7.951cm" svg:y="12.797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10.751cm" svg:y="12.84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992cm" svg:height="0.357cm" svg:x="10.927cm" svg:y="12.797cm">
          <draw:text-box>
            <text:p text:style-name="P1"><text:span text:style-name="T7">gracz1,</text:span><text:span text:style-name="T6"> Gracz</text:span></text:p>
          </draw:text-box>
        </draw:frame>
        <draw:frame draw:style-name="gr6" draw:text-style-name="P7" draw:layer="layout" svg:width="0.35cm" svg:height="0.35cm" svg:x="12.974cm" svg:y="12.84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069cm" svg:height="0.357cm" svg:x="13.15cm" svg:y="12.797cm">
          <draw:text-box>
            <text:p text:style-name="P1"><text:span text:style-name="T7">gracz2)</text:span></text:p>
          </draw:text-box>
        </draw:frame>
        <draw:frame draw:style-name="gr3" draw:text-style-name="P4" draw:layer="layout" svg:width="0.315cm" svg:height="0.357cm" svg:x="3.092cm" svg:y="13.246cm">
          <draw:text-box>
            <text:p text:style-name="P1"><text:span text:style-name="T7">•</text:span></text:p>
          </draw:text-box>
        </draw:frame>
        <draw:frame draw:style-name="gr3" draw:text-style-name="P4" draw:layer="layout" svg:width="3.22cm" svg:height="0.357cm" svg:x="3.379cm" svg:y="13.246cm">
          <draw:text-box>
            <text:p text:style-name="P1"><text:span text:style-name="T7">int</text:span><text:span text:style-name="T6"> Strzal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633cm" svg:y="13.289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758cm" svg:height="0.357cm" svg:x="6.808cm" svg:y="13.246cm">
          <draw:text-box>
            <text:p text:style-name="P1"><text:span text:style-name="T7">konfiguracja,</text:span><text:span text:style-name="T6"> Gracz</text:span></text:p>
          </draw:text-box>
        </draw:frame>
        <draw:frame draw:style-name="gr6" draw:text-style-name="P7" draw:layer="layout" svg:width="0.35cm" svg:height="0.35cm" svg:x="9.608cm" svg:y="13.289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698cm" svg:height="0.357cm" svg:x="9.784cm" svg:y="13.246cm">
          <draw:text-box>
            <text:p text:style-name="P1"><text:span text:style-name="T7">atakowanyGracz, int pole)</text:span></text:p>
          </draw:text-box>
        </draw:frame>
        <draw:frame draw:style-name="gr3" draw:text-style-name="P4" draw:layer="layout" svg:width="0.315cm" svg:height="0.357cm" svg:x="3.092cm" svg:y="13.695cm">
          <draw:text-box>
            <text:p text:style-name="P1"><text:span text:style-name="T7">•</text:span></text:p>
          </draw:text-box>
        </draw:frame>
        <draw:frame draw:style-name="gr3" draw:text-style-name="P4" draw:layer="layout" svg:width="3.182cm" svg:height="0.357cm" svg:x="3.379cm" svg:y="13.695cm">
          <draw:text-box>
            <text:p text:style-name="P1"><text:span text:style-name="T7">int</text:span><text:span text:style-name="T6"> Bitwa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593cm" svg:y="13.737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6.768cm" svg:y="13.695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0.298cm" svg:y="13.737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0.474cm" svg:y="13.695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14.143cm">
          <draw:text-box>
            <text:p text:style-name="P1"><text:span text:style-name="T7">•</text:span></text:p>
          </draw:text-box>
        </draw:frame>
        <draw:frame draw:style-name="gr3" draw:text-style-name="P4" draw:layer="layout" svg:width="3.702cm" svg:height="0.357cm" svg:x="3.379cm" svg:y="14.143cm">
          <draw:text-box>
            <text:p text:style-name="P1"><text:span text:style-name="T7">void</text:span><text:span text:style-name="T6"> Oczysc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099cm" svg:y="14.186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835cm" svg:height="0.357cm" svg:x="7.275cm" svg:y="14.143cm">
          <draw:text-box>
            <text:p text:style-name="P1"><text:span text:style-name="T7">konfiguracja)</text:span></text:p>
          </draw:text-box>
        </draw:frame>
        <draw:frame draw:style-name="gr3" draw:text-style-name="P4" draw:layer="layout" svg:width="0.315cm" svg:height="0.357cm" svg:x="3.092cm" svg:y="14.592cm">
          <draw:text-box>
            <text:p text:style-name="P1"><text:span text:style-name="T7">•</text:span></text:p>
          </draw:text-box>
        </draw:frame>
        <draw:frame draw:style-name="gr3" draw:text-style-name="P4" draw:layer="layout" svg:width="3.871cm" svg:height="0.357cm" svg:x="3.379cm" svg:y="14.592cm">
          <draw:text-box>
            <text:p text:style-name="P1"><text:span text:style-name="T7">void</text:span><text:span text:style-name="T6"> ZmienKolor</text:span><text:span text:style-name="T7"> (Kolor typ)</text:span></text:p>
          </draw:text-box>
        </draw:frame>
        <draw:frame draw:style-name="gr3" draw:text-style-name="P4" draw:layer="layout" svg:width="0.315cm" svg:height="0.357cm" svg:x="3.092cm" svg:y="15.041cm">
          <draw:text-box>
            <text:p text:style-name="P1"><text:span text:style-name="T7">•</text:span></text:p>
          </draw:text-box>
        </draw:frame>
        <draw:frame draw:style-name="gr3" draw:text-style-name="P4" draw:layer="layout" svg:width="1.086cm" svg:height="0.357cm" svg:x="3.379cm" svg:y="15.041cm">
          <draw:text-box>
            <text:p text:style-name="P1"><text:span text:style-name="T6">Historia</text:span></text:p>
          </draw:text-box>
        </draw:frame>
        <draw:frame draw:style-name="gr6" draw:text-style-name="P7" draw:layer="layout" svg:width="0.35cm" svg:height="0.35cm" svg:x="4.543cm" svg:y="15.084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131cm" svg:height="0.357cm" svg:x="4.807cm" svg:y="15.041cm">
          <draw:text-box>
            <text:p text:style-name="P1"><text:span text:style-name="T6">DodajdoListy</text:span><text:span text:style-name="T7"> (</text:span><text:span text:style-name="T6">Historia</text:span></text:p>
          </draw:text-box>
        </draw:frame>
        <draw:frame draw:style-name="gr6" draw:text-style-name="P7" draw:layer="layout" svg:width="0.51cm" svg:height="0.35cm" svg:x="7.993cm" svg:y="15.084cm">
          <draw:text-box>
            <text:p text:style-name="P1"><text:span text:style-name="T13">∗∗</text:span></text:p>
          </draw:text-box>
        </draw:frame>
        <draw:frame draw:style-name="gr3" draw:text-style-name="P4" draw:layer="layout" svg:width="6.653cm" svg:height="0.357cm" svg:x="8.345cm" svg:y="15.041cm">
          <draw:text-box>
            <text:p text:style-name="P1"><text:span text:style-name="T7">lista,</text:span><text:span text:style-name="T6"> Zadanie</text:span><text:span text:style-name="T7"> zadanie, int argument, int rodzaj)</text:span></text:p>
          </draw:text-box>
        </draw:frame>
        <draw:frame draw:style-name="gr3" draw:text-style-name="P4" draw:layer="layout" svg:width="0.315cm" svg:height="0.357cm" svg:x="3.092cm" svg:y="15.49cm">
          <draw:text-box>
            <text:p text:style-name="P1"><text:span text:style-name="T7">•</text:span></text:p>
          </draw:text-box>
        </draw:frame>
        <draw:frame draw:style-name="gr3" draw:text-style-name="P4" draw:layer="layout" svg:width="6.429cm" svg:height="0.357cm" svg:x="3.379cm" svg:y="15.49cm">
          <draw:text-box>
            <text:p text:style-name="P1"><text:span text:style-name="T7">int</text:span><text:span text:style-name="T6"> WprowadzZadanie</text:span><text:span text:style-name="T7"> (int liczbaArgumentow)</text:span></text:p>
          </draw:text-box>
        </draw:frame>
        <draw:frame draw:style-name="gr3" draw:text-style-name="P4" draw:layer="layout" svg:width="0.315cm" svg:height="0.357cm" svg:x="3.092cm" svg:y="15.939cm">
          <draw:text-box>
            <text:p text:style-name="P1"><text:span text:style-name="T7">•</text:span></text:p>
          </draw:text-box>
        </draw:frame>
        <draw:frame draw:style-name="gr3" draw:text-style-name="P4" draw:layer="layout" svg:width="3.38cm" svg:height="0.357cm" svg:x="3.379cm" svg:y="15.939cm">
          <draw:text-box>
            <text:p text:style-name="P1"><text:span text:style-name="T7">void</text:span><text:span text:style-name="T6"> UsunListe</text:span><text:span text:style-name="T7"> (</text:span><text:span text:style-name="T6">Historia</text:span></text:p>
          </draw:text-box>
        </draw:frame>
        <draw:frame draw:style-name="gr6" draw:text-style-name="P7" draw:layer="layout" svg:width="0.51cm" svg:height="0.35cm" svg:x="6.803cm" svg:y="15.982cm">
          <draw:text-box>
            <text:p text:style-name="P1"><text:span text:style-name="T13">∗∗</text:span></text:p>
          </draw:text-box>
        </draw:frame>
        <draw:frame draw:style-name="gr3" draw:text-style-name="P4" draw:layer="layout" svg:width="0.679cm" svg:height="0.357cm" svg:x="7.154cm" svg:y="15.939cm">
          <draw:text-box>
            <text:p text:style-name="P1"><text:span text:style-name="T7">lista)</text:span></text:p>
          </draw:text-box>
        </draw:frame>
        <draw:frame draw:style-name="gr3" draw:text-style-name="P4" draw:layer="layout" svg:width="0.315cm" svg:height="0.357cm" svg:x="3.092cm" svg:y="16.388cm">
          <draw:text-box>
            <text:p text:style-name="P1"><text:span text:style-name="T7">•</text:span></text:p>
          </draw:text-box>
        </draw:frame>
        <draw:frame draw:style-name="gr3" draw:text-style-name="P4" draw:layer="layout" svg:width="3.469cm" svg:height="0.357cm" svg:x="3.379cm" svg:y="16.388cm">
          <draw:text-box>
            <text:p text:style-name="P1"><text:span text:style-name="T7">void</text:span><text:span text:style-name="T6"> WypiszFlote</text:span><text:span text:style-name="T7"> (</text:span><text:span text:style-name="T6">Gracz</text:span></text:p>
          </draw:text-box>
        </draw:frame>
        <draw:frame draw:style-name="gr6" draw:text-style-name="P7" draw:layer="layout" svg:width="0.35cm" svg:height="0.35cm" svg:x="6.876cm" svg:y="16.43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602cm" svg:height="0.357cm" svg:x="7.052cm" svg:y="16.388cm">
          <draw:text-box>
            <text:p text:style-name="P1"><text:span text:style-name="T7">przeciwnik)</text:span></text:p>
          </draw:text-box>
        </draw:frame>
        <draw:frame draw:style-name="gr3" draw:text-style-name="P4" draw:layer="layout" svg:width="0.315cm" svg:height="0.357cm" svg:x="3.092cm" svg:y="16.836cm">
          <draw:text-box>
            <text:p text:style-name="P1"><text:span text:style-name="T7">•</text:span></text:p>
          </draw:text-box>
        </draw:frame>
        <draw:frame draw:style-name="gr3" draw:text-style-name="P4" draw:layer="layout" svg:width="3.897cm" svg:height="0.357cm" svg:x="3.379cm" svg:y="16.836cm">
          <draw:text-box>
            <text:p text:style-name="P1"><text:span text:style-name="T7">void</text:span><text:span text:style-name="T6"> WypiszRuchy</text:span><text:span text:style-name="T7"> (</text:span><text:span text:style-name="T6">Historia</text:span></text:p>
          </draw:text-box>
        </draw:frame>
        <draw:frame draw:style-name="gr6" draw:text-style-name="P7" draw:layer="layout" svg:width="0.35cm" svg:height="0.35cm" svg:x="7.296cm" svg:y="16.879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891cm" svg:height="0.357cm" svg:x="7.472cm" svg:y="16.836cm">
          <draw:text-box>
            <text:p text:style-name="P1"><text:span text:style-name="T7">ruchy)</text:span></text:p>
          </draw:text-box>
        </draw:frame>
        <draw:frame draw:style-name="gr3" draw:text-style-name="P4" draw:layer="layout" svg:width="0.315cm" svg:height="0.357cm" svg:x="3.092cm" svg:y="17.285cm">
          <draw:text-box>
            <text:p text:style-name="P1"><text:span text:style-name="T7">•</text:span></text:p>
          </draw:text-box>
        </draw:frame>
        <draw:frame draw:style-name="gr3" draw:text-style-name="P4" draw:layer="layout" svg:width="3.169cm" svg:height="0.357cm" svg:x="3.379cm" svg:y="17.285cm">
          <draw:text-box>
            <text:p text:style-name="P1"><text:span text:style-name="T7">int</text:span><text:span text:style-name="T6"> Losuj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58cm" svg:y="17.328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6.756cm" svg:y="17.285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7.734cm">
          <draw:text-box>
            <text:p text:style-name="P1"><text:span text:style-name="T7">•</text:span></text:p>
          </draw:text-box>
        </draw:frame>
        <draw:frame draw:style-name="gr3" draw:text-style-name="P4" draw:layer="layout" svg:width="3.059cm" svg:height="0.357cm" svg:x="3.379cm" svg:y="17.734cm">
          <draw:text-box>
            <text:p text:style-name="P1"><text:span text:style-name="T7">int</text:span><text:span text:style-name="T6"> IdzN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474cm" svg:y="17.777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6.65cm" svg:y="17.734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8.183cm">
          <draw:text-box>
            <text:p text:style-name="P1"><text:span text:style-name="T7">•</text:span></text:p>
          </draw:text-box>
        </draw:frame>
        <draw:frame draw:style-name="gr3" draw:text-style-name="P4" draw:layer="layout" svg:width="3.042cm" svg:height="0.357cm" svg:x="3.379cm" svg:y="18.183cm">
          <draw:text-box>
            <text:p text:style-name="P1"><text:span text:style-name="T7">int</text:span><text:span text:style-name="T6"> IdzS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457cm" svg:y="18.226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6.633cm" svg:y="18.183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8.632cm">
          <draw:text-box>
            <text:p text:style-name="P1"><text:span text:style-name="T7">•</text:span></text:p>
          </draw:text-box>
        </draw:frame>
        <draw:frame draw:style-name="gr3" draw:text-style-name="P4" draw:layer="layout" svg:width="3.042cm" svg:height="0.357cm" svg:x="3.379cm" svg:y="18.632cm">
          <draw:text-box>
            <text:p text:style-name="P1"><text:span text:style-name="T7">int</text:span><text:span text:style-name="T6"> IdzE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457cm" svg:y="18.675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6.633cm" svg:y="18.632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9.081cm">
          <draw:text-box>
            <text:p text:style-name="P1"><text:span text:style-name="T7">•</text:span></text:p>
          </draw:text-box>
        </draw:frame>
        <draw:frame draw:style-name="gr3" draw:text-style-name="P4" draw:layer="layout" svg:width="3.131cm" svg:height="0.357cm" svg:x="3.379cm" svg:y="19.081cm">
          <draw:text-box>
            <text:p text:style-name="P1"><text:span text:style-name="T7">int</text:span><text:span text:style-name="T6"> IdzW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545cm" svg:y="19.123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6.72cm" svg:y="19.081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9.529cm">
          <draw:text-box>
            <text:p text:style-name="P1"><text:span text:style-name="T7">•</text:span></text:p>
          </draw:text-box>
        </draw:frame>
        <draw:frame draw:style-name="gr3" draw:text-style-name="P4" draw:layer="layout" svg:width="3.542cm" svg:height="0.357cm" svg:x="3.379cm" svg:y="19.529cm">
          <draw:text-box>
            <text:p text:style-name="P1"><text:span text:style-name="T7">int</text:span><text:span text:style-name="T6"> IdzSkos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943cm" svg:y="19.572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663cm" svg:height="0.357cm" svg:x="7.119cm" svg:y="19.529cm">
          <draw:text-box>
            <text:p text:style-name="P1"><text:span text:style-name="T7">konfiguracja, int poprzedniePole)</text:span></text:p>
          </draw:text-box>
        </draw:frame>
        <draw:frame draw:style-name="gr3" draw:text-style-name="P4" draw:layer="layout" svg:width="0.315cm" svg:height="0.357cm" svg:x="3.092cm" svg:y="19.978cm">
          <draw:text-box>
            <text:p text:style-name="P1"><text:span text:style-name="T7">•</text:span></text:p>
          </draw:text-box>
        </draw:frame>
        <draw:frame draw:style-name="gr3" draw:text-style-name="P4" draw:layer="layout" svg:width="3.482cm" svg:height="0.357cm" svg:x="3.379cm" svg:y="19.978cm">
          <draw:text-box>
            <text:p text:style-name="P1"><text:span text:style-name="T7">int</text:span><text:span text:style-name="T6"> BitwaAI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892cm" svg:y="20.021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7.067cm" svg:y="19.978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0.597cm" svg:y="20.021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559cm" svg:height="0.357cm" svg:x="10.773cm" svg:y="19.978cm">
          <draw:text-box>
            <text:p text:style-name="P1"><text:span text:style-name="T7">rozgrywka,</text:span><text:span text:style-name="T6"> Wybor</text:span></text:p>
          </draw:text-box>
        </draw:frame>
        <draw:frame draw:style-name="gr6" draw:text-style-name="P7" draw:layer="layout" svg:width="0.35cm" svg:height="0.35cm" svg:x="13.392cm" svg:y="20.021cm">
          <draw:text-box>
            <text:p text:style-name="P1"><text:span text:style-name="T13">∗</text:span></text:p>
          </draw:text-box>
        </draw:frame>
        <draw:frame draw:style-name="gr3" draw:text-style-name="P4" draw:layer="layout" svg:width="0.408cm" svg:height="0.357cm" svg:x="13.567cm" svg:y="19.978cm">
          <draw:text-box>
            <text:p text:style-name="P1"><text:span text:style-name="T7">AI)</text:span></text:p>
          </draw:text-box>
        </draw:frame>
        <draw:frame draw:style-name="gr3" draw:text-style-name="P4" draw:layer="layout" svg:width="0.315cm" svg:height="0.357cm" svg:x="3.092cm" svg:y="20.427cm">
          <draw:text-box>
            <text:p text:style-name="P1"><text:span text:style-name="T7">•</text:span></text:p>
          </draw:text-box>
        </draw:frame>
        <draw:frame draw:style-name="gr3" draw:text-style-name="P4" draw:layer="layout" svg:width="5.353cm" svg:height="0.357cm" svg:x="3.379cm" svg:y="20.427cm">
          <draw:text-box>
            <text:p text:style-name="P1"><text:span text:style-name="T7">void</text:span><text:span text:style-name="T6"> PobierzKoordynaty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8.682cm" svg:y="20.47cm">
          <draw:text-box>
            <text:p text:style-name="P1"><text:span text:style-name="T13">∗</text:span></text:p>
          </draw:text-box>
        </draw:frame>
        <draw:frame draw:style-name="gr3" draw:text-style-name="P4" draw:layer="layout" svg:width="4.468cm" svg:height="0.357cm" svg:x="8.858cm" svg:y="20.427cm">
          <draw:text-box>
            <text:p text:style-name="P1"><text:span text:style-name="T7">konfiguracja, int dlugosc,</text:span><text:span text:style-name="T6"> Gracz</text:span></text:p>
          </draw:text-box>
        </draw:frame>
        <draw:frame draw:style-name="gr6" draw:text-style-name="P7" draw:layer="layout" svg:width="0.35cm" svg:height="0.35cm" svg:x="13.309cm" svg:y="20.47cm">
          <draw:text-box>
            <text:p text:style-name="P1"><text:span text:style-name="T13">∗</text:span></text:p>
          </draw:text-box>
        </draw:frame>
        <draw:frame draw:style-name="gr3" draw:text-style-name="P4" draw:layer="layout" svg:width="2.047cm" svg:height="0.357cm" svg:x="13.484cm" svg:y="20.427cm">
          <draw:text-box>
            <text:p text:style-name="P1"><text:span text:style-name="T7">gracz,</text:span><text:span text:style-name="T6"> Historia</text:span></text:p>
          </draw:text-box>
        </draw:frame>
        <draw:frame draw:style-name="gr6" draw:text-style-name="P7" draw:layer="layout" svg:width="0.51cm" svg:height="0.35cm" svg:x="15.576cm" svg:y="20.47cm">
          <draw:text-box>
            <text:p text:style-name="P1"><text:span text:style-name="T13">∗∗</text:span></text:p>
          </draw:text-box>
        </draw:frame>
        <draw:frame draw:style-name="gr3" draw:text-style-name="P4" draw:layer="layout" svg:width="2.618cm" svg:height="0.357cm" svg:x="15.927cm" svg:y="20.427cm">
          <draw:text-box>
            <text:p text:style-name="P1"><text:span text:style-name="T7">historia, int rodzaj)</text:span></text:p>
          </draw:text-box>
        </draw:frame>
        <draw:frame draw:style-name="gr3" draw:text-style-name="P4" draw:layer="layout" svg:width="0.315cm" svg:height="0.357cm" svg:x="3.092cm" svg:y="20.876cm">
          <draw:text-box>
            <text:p text:style-name="P1"><text:span text:style-name="T7">•</text:span></text:p>
          </draw:text-box>
        </draw:frame>
        <draw:frame draw:style-name="gr3" draw:text-style-name="P4" draw:layer="layout" svg:width="4.177cm" svg:height="0.357cm" svg:x="3.379cm" svg:y="20.876cm">
          <draw:text-box>
            <text:p text:style-name="P1"><text:span text:style-name="T7">int</text:span><text:span text:style-name="T6"> UtworzZapis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7.578cm" svg:y="20.919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7.754cm" svg:y="20.876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1.284cm" svg:y="20.919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1.46cm" svg:y="20.876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21.325cm">
          <draw:text-box>
            <text:p text:style-name="P1"><text:span text:style-name="T7">•</text:span></text:p>
          </draw:text-box>
        </draw:frame>
        <draw:frame draw:style-name="gr3" draw:text-style-name="P4" draw:layer="layout" svg:width="3.347cm" svg:height="0.357cm" svg:x="3.379cm" svg:y="21.325cm">
          <draw:text-box>
            <text:p text:style-name="P1"><text:span text:style-name="T7">int</text:span><text:span text:style-name="T6"> Zapisz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756cm" svg:y="21.368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6.931cm" svg:y="21.325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0.461cm" svg:y="21.368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0.637cm" svg:y="21.325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315cm" svg:height="0.357cm" svg:x="3.092cm" svg:y="21.774cm">
          <draw:text-box>
            <text:p text:style-name="P1"><text:span text:style-name="T7">•</text:span></text:p>
          </draw:text-box>
        </draw:frame>
        <draw:frame draw:style-name="gr3" draw:text-style-name="P4" draw:layer="layout" svg:width="3.525cm" svg:height="0.357cm" svg:x="3.379cm" svg:y="21.774cm">
          <draw:text-box>
            <text:p text:style-name="P1"><text:span text:style-name="T7">int</text:span><text:span text:style-name="T6"> Wczytaj</text:span><text:span text:style-name="T7"> (</text:span><text:span text:style-name="T6">Konfiguracja</text:span></text:p>
          </draw:text-box>
        </draw:frame>
        <draw:frame draw:style-name="gr6" draw:text-style-name="P7" draw:layer="layout" svg:width="0.35cm" svg:height="0.35cm" svg:x="6.931cm" svg:y="21.816cm">
          <draw:text-box>
            <text:p text:style-name="P1"><text:span text:style-name="T13">∗</text:span></text:p>
          </draw:text-box>
        </draw:frame>
        <draw:frame draw:style-name="gr3" draw:text-style-name="P4" draw:layer="layout" svg:width="3.486cm" svg:height="0.357cm" svg:x="7.107cm" svg:y="21.774cm">
          <draw:text-box>
            <text:p text:style-name="P1"><text:span text:style-name="T7">konfiguracja,</text:span><text:span text:style-name="T6"> Rozgrywka</text:span></text:p>
          </draw:text-box>
        </draw:frame>
        <draw:frame draw:style-name="gr6" draw:text-style-name="P7" draw:layer="layout" svg:width="0.35cm" svg:height="0.35cm" svg:x="10.637cm" svg:y="21.816cm">
          <draw:text-box>
            <text:p text:style-name="P1"><text:span text:style-name="T13">∗</text:span></text:p>
          </draw:text-box>
        </draw:frame>
        <draw:frame draw:style-name="gr3" draw:text-style-name="P4" draw:layer="layout" svg:width="1.564cm" svg:height="0.357cm" svg:x="10.813cm" svg:y="21.774cm">
          <draw:text-box>
            <text:p text:style-name="P1"><text:span text:style-name="T7">rozgrywka)</text:span></text:p>
          </draw:text-box>
        </draw:frame>
        <draw:frame draw:style-name="gr3" draw:text-style-name="P4" draw:layer="layout" svg:width="0.713cm" svg:height="0.357cm" svg:x="2.5cm" svg:y="23.11cm">
          <draw:text-box>
            <text:p text:style-name="P1"><text:span text:style-name="T12">4.1.1</text:span></text:p>
          </draw:text-box>
        </draw:frame>
        <draw:frame draw:style-name="gr3" draw:text-style-name="P4" draw:layer="layout" svg:width="4.485cm" svg:height="0.357cm" svg:x="3.393cm" svg:y="23.11cm">
          <draw:text-box>
            <text:p text:style-name="P1"><text:span text:style-name="T12">Dokumentacja definicji typów</text:span></text:p>
          </draw:text-box>
        </draw:frame>
        <draw:frame draw:style-name="gr3" draw:text-style-name="P4" draw:layer="layout" svg:width="0.98cm" svg:height="0.357cm" svg:x="2.5cm" svg:y="25.136cm">
          <draw:text-box>
            <text:p text:style-name="P1"><text:span text:style-name="T12">4.1.1.1</text:span></text:p>
          </draw:text-box>
        </draw:frame>
        <draw:frame draw:style-name="gr3" draw:text-style-name="P4" draw:layer="layout" svg:width="1.187cm" svg:height="0.357cm" svg:x="3.61cm" svg:y="25.136cm">
          <draw:text-box>
            <text:p text:style-name="P1"><text:span text:style-name="T12">Historia</text:span></text:p>
          </draw:text-box>
        </draw:frame>
        <draw:frame draw:style-name="gr7" draw:text-style-name="P8" draw:layer="layout" svg:width="4.913cm" svg:height="0.319cm" svg:x="2.5cm" svg:y="26.16cm">
          <draw:text-box>
            <text:p text:style-name="P1"><text:span text:style-name="T14">typedef struct</text:span><text:span text:style-name="T15"> Lista Historia</text:span></text:p>
          </draw:text-box>
        </draw:frame>
        <draw:frame draw:style-name="gr3" draw:text-style-name="P4" draw:layer="layout" svg:width="2.846cm" svg:height="0.357cm" svg:x="2.5cm" svg:y="26.914cm">
          <draw:text-box>
            <text:p text:style-name="P1"><text:span text:style-name="T6">Lista</text:span><text:span text:style-name="T7"> dynamicza, b ˛</text:span></text:p>
          </draw:text-box>
        </draw:frame>
        <draw:frame draw:style-name="gr3" draw:text-style-name="P4" draw:layer="layout" svg:width="0.552cm" svg:height="0.357cm" svg:x="5.119cm" svg:y="26.914cm">
          <draw:text-box>
            <text:p text:style-name="P1"><text:span text:style-name="T7">ed ˛</text:span></text:p>
          </draw:text-box>
        </draw:frame>
        <draw:frame draw:style-name="gr3" draw:text-style-name="P4" draw:layer="layout" svg:width="1.463cm" svg:height="0.357cm" svg:x="5.471cm" svg:y="26.914cm">
          <draw:text-box>
            <text:p text:style-name="P1"><text:span text:style-name="T7">aca histori</text:span></text:p>
          </draw:text-box>
        </draw:frame>
        <draw:frame draw:style-name="gr3" draw:text-style-name="P4" draw:layer="layout" svg:width="0.315cm" svg:height="0.357cm" svg:x="7.014cm" svg:y="26.914cm">
          <draw:text-box>
            <text:p text:style-name="P1"><text:span text:style-name="T7">˛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4.892cm" svg:height="0.357cm" svg:x="6.917cm" svg:y="26.914cm">
          <draw:text-box>
            <text:p text:style-name="P1"><text:span text:style-name="T7">a ruchów, które zostały wykonane.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7" draw:style-name="dp1" draw:master-page-name="master-page20">
        <draw:frame draw:style-name="gr3" draw:text-style-name="P4" draw:layer="layout" svg:width="0.315cm" svg:height="0.357cm" svg:x="2.5cm" svg:y="1.217cm">
          <draw:text-box>
            <text:p text:style-name="P1"><text:span text:style-name="T3">6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0.98cm" svg:height="0.357cm" svg:x="2.5cm" svg:y="2.565cm">
          <draw:text-box>
            <text:p text:style-name="P1"><text:span text:style-name="T12">4.1.1.2</text:span></text:p>
          </draw:text-box>
        </draw:frame>
        <draw:frame draw:style-name="gr3" draw:text-style-name="P4" draw:layer="layout" svg:width="1.209cm" svg:height="0.357cm" svg:x="3.61cm" svg:y="2.565cm">
          <draw:text-box>
            <text:p text:style-name="P1"><text:span text:style-name="T12">Zadanie</text:span></text:p>
          </draw:text-box>
        </draw:frame>
        <draw:frame draw:style-name="gr7" draw:text-style-name="P8" draw:layer="layout" svg:width="5.082cm" svg:height="0.319cm" svg:x="2.5cm" svg:y="3.658cm">
          <draw:text-box>
            <text:p text:style-name="P1"><text:span text:style-name="T14">typedef enum</text:span><text:span text:style-name="T15"> Dzialania Zadanie</text:span></text:p>
          </draw:text-box>
        </draw:frame>
        <draw:frame draw:style-name="gr3" draw:text-style-name="P4" draw:layer="layout" svg:width="3.08cm" svg:height="0.357cm" svg:x="2.5cm" svg:y="4.482cm">
          <draw:text-box>
            <text:p text:style-name="P1"><text:span text:style-name="T7">typ wyliczeniowy okre</text:span></text:p>
          </draw:text-box>
        </draw:frame>
        <draw:frame draw:style-name="gr3" draw:text-style-name="P4" draw:layer="layout" svg:width="0.315cm" svg:height="0.357cm" svg:x="5.558cm" svg:y="4.477cm">
          <draw:text-box>
            <text:p text:style-name="P1"><text:span text:style-name="T7">´</text:span></text:p>
          </draw:text-box>
        </draw:frame>
        <draw:frame draw:style-name="gr3" draw:text-style-name="P4" draw:layer="layout" svg:width="0.485cm" svg:height="0.357cm" svg:x="5.531cm" svg:y="4.482cm">
          <draw:text-box>
            <text:p text:style-name="P1"><text:span text:style-name="T7">slaj</text:span></text:p>
          </draw:text-box>
        </draw:frame>
        <draw:frame draw:style-name="gr3" draw:text-style-name="P4" draw:layer="layout" svg:width="0.315cm" svg:height="0.357cm" svg:x="6.102cm" svg:y="4.482cm">
          <draw:text-box>
            <text:p text:style-name="P1"><text:span text:style-name="T7">˛</text:span></text:p>
          </draw:text-box>
        </draw:frame>
        <draw:frame draw:style-name="gr3" draw:text-style-name="P4" draw:layer="layout" svg:width="2.284cm" svg:height="0.357cm" svg:x="6.006cm" svg:y="4.482cm">
          <draw:text-box>
            <text:p text:style-name="P1"><text:span text:style-name="T7">acy jaka czynno</text:span></text:p>
          </draw:text-box>
        </draw:frame>
        <draw:frame draw:style-name="gr3" draw:text-style-name="P4" draw:layer="layout" svg:width="0.315cm" svg:height="0.357cm" svg:x="8.282cm" svg:y="4.47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256cm" svg:y="4.482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8.441cm" svg:y="4.477cm">
          <draw:text-box>
            <text:p text:style-name="P1"><text:span text:style-name="T7">´</text:span></text:p>
          </draw:text-box>
        </draw:frame>
        <draw:frame draw:style-name="gr3" draw:text-style-name="P4" draw:layer="layout" svg:width="2.885cm" svg:height="0.357cm" svg:x="8.414cm" svg:y="4.482cm">
          <draw:text-box>
            <text:p text:style-name="P1"><text:span text:style-name="T7">c została wykonana.</text:span></text:p>
          </draw:text-box>
        </draw:frame>
        <draw:frame draw:style-name="gr3" draw:text-style-name="P4" draw:layer="layout" svg:width="0.713cm" svg:height="0.357cm" svg:x="2.5cm" svg:y="5.895cm">
          <draw:text-box>
            <text:p text:style-name="P1"><text:span text:style-name="T12">4.1.2</text:span></text:p>
          </draw:text-box>
        </draw:frame>
        <draw:frame draw:style-name="gr3" draw:text-style-name="P4" draw:layer="layout" svg:width="5.141cm" svg:height="0.357cm" svg:x="3.393cm" svg:y="5.895cm">
          <draw:text-box>
            <text:p text:style-name="P1"><text:span text:style-name="T12">Dokumentacja typów wyliczanych</text:span></text:p>
          </draw:text-box>
        </draw:frame>
        <draw:frame draw:style-name="gr3" draw:text-style-name="P4" draw:layer="layout" svg:width="0.98cm" svg:height="0.357cm" svg:x="2.5cm" svg:y="8.06cm">
          <draw:text-box>
            <text:p text:style-name="P1"><text:span text:style-name="T12">4.1.2.1</text:span></text:p>
          </draw:text-box>
        </draw:frame>
        <draw:frame draw:style-name="gr3" draw:text-style-name="P4" draw:layer="layout" svg:width="1.386cm" svg:height="0.357cm" svg:x="3.61cm" svg:y="8.06cm">
          <draw:text-box>
            <text:p text:style-name="P1"><text:span text:style-name="T12">Dzialania</text:span></text:p>
          </draw:text-box>
        </draw:frame>
        <draw:frame draw:style-name="gr7" draw:text-style-name="P8" draw:layer="layout" svg:width="2.372cm" svg:height="0.319cm" svg:x="2.5cm" svg:y="9.153cm">
          <draw:text-box>
            <text:p text:style-name="P1"><text:span text:style-name="T14">enum</text:span><text:span text:style-name="T15"> Dzialania</text:span></text:p>
          </draw:text-box>
        </draw:frame>
        <draw:frame draw:style-name="gr3" draw:text-style-name="P4" draw:layer="layout" svg:width="3.08cm" svg:height="0.357cm" svg:x="2.5cm" svg:y="9.977cm">
          <draw:text-box>
            <text:p text:style-name="P1"><text:span text:style-name="T7">typ wyliczeniowy okre</text:span></text:p>
          </draw:text-box>
        </draw:frame>
        <draw:frame draw:style-name="gr3" draw:text-style-name="P4" draw:layer="layout" svg:width="0.315cm" svg:height="0.357cm" svg:x="5.558cm" svg:y="9.972cm">
          <draw:text-box>
            <text:p text:style-name="P1"><text:span text:style-name="T7">´</text:span></text:p>
          </draw:text-box>
        </draw:frame>
        <draw:frame draw:style-name="gr3" draw:text-style-name="P4" draw:layer="layout" svg:width="0.485cm" svg:height="0.357cm" svg:x="5.531cm" svg:y="9.977cm">
          <draw:text-box>
            <text:p text:style-name="P1"><text:span text:style-name="T7">slaj</text:span></text:p>
          </draw:text-box>
        </draw:frame>
        <draw:frame draw:style-name="gr3" draw:text-style-name="P4" draw:layer="layout" svg:width="0.315cm" svg:height="0.357cm" svg:x="6.102cm" svg:y="9.977cm">
          <draw:text-box>
            <text:p text:style-name="P1"><text:span text:style-name="T7">˛</text:span></text:p>
          </draw:text-box>
        </draw:frame>
        <draw:frame draw:style-name="gr3" draw:text-style-name="P4" draw:layer="layout" svg:width="2.284cm" svg:height="0.357cm" svg:x="6.006cm" svg:y="9.977cm">
          <draw:text-box>
            <text:p text:style-name="P1"><text:span text:style-name="T7">acy jaka czynno</text:span></text:p>
          </draw:text-box>
        </draw:frame>
        <draw:frame draw:style-name="gr3" draw:text-style-name="P4" draw:layer="layout" svg:width="0.315cm" svg:height="0.357cm" svg:x="8.282cm" svg:y="9.972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256cm" svg:y="9.977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8.441cm" svg:y="9.972cm">
          <draw:text-box>
            <text:p text:style-name="P1"><text:span text:style-name="T7">´</text:span></text:p>
          </draw:text-box>
        </draw:frame>
        <draw:frame draw:style-name="gr3" draw:text-style-name="P4" draw:layer="layout" svg:width="2.885cm" svg:height="0.357cm" svg:x="8.414cm" svg:y="9.977cm">
          <draw:text-box>
            <text:p text:style-name="P1"><text:span text:style-name="T7">c została wykonana.</text:span></text:p>
          </draw:text-box>
        </draw:frame>
        <draw:frame draw:style-name="gr3" draw:text-style-name="P4" draw:layer="layout" svg:width="0.713cm" svg:height="0.357cm" svg:x="2.5cm" svg:y="11.39cm">
          <draw:text-box>
            <text:p text:style-name="P1"><text:span text:style-name="T12">4.1.3</text:span></text:p>
          </draw:text-box>
        </draw:frame>
        <draw:frame draw:style-name="gr3" draw:text-style-name="P4" draw:layer="layout" svg:width="3.3cm" svg:height="0.357cm" svg:x="3.393cm" svg:y="11.39cm">
          <draw:text-box>
            <text:p text:style-name="P1"><text:span text:style-name="T12">Dokumentacja funkcji</text:span></text:p>
          </draw:text-box>
        </draw:frame>
        <draw:frame draw:style-name="gr3" draw:text-style-name="P4" draw:layer="layout" svg:width="0.98cm" svg:height="0.357cm" svg:x="2.5cm" svg:y="13.555cm">
          <draw:text-box>
            <text:p text:style-name="P1"><text:span text:style-name="T12">4.1.3.1</text:span></text:p>
          </draw:text-box>
        </draw:frame>
        <draw:frame draw:style-name="gr3" draw:text-style-name="P4" draw:layer="layout" svg:width="3.389cm" svg:height="0.357cm" svg:x="3.61cm" svg:y="13.555cm">
          <draw:text-box>
            <text:p text:style-name="P1"><text:span text:style-name="T12">AutoRozmieszczenie()</text:span></text:p>
          </draw:text-box>
        </draw:frame>
        <draw:frame draw:style-name="gr7" draw:text-style-name="P8" draw:layer="layout" svg:width="4.235cm" svg:height="0.319cm" svg:x="2.5cm" svg:y="14.648cm">
          <draw:text-box>
            <text:p text:style-name="P1"><text:span text:style-name="T14">void AutoRozmieszczenie (</text:span></text:p>
          </draw:text-box>
        </draw:frame>
        <draw:frame draw:style-name="gr7" draw:text-style-name="P8" draw:layer="layout" svg:width="2.034cm" svg:height="0.319cm" svg:x="4.669cm" svg:y="15.069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5.109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5.069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15.491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5.531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8cm" svg:height="0.319cm" svg:x="5.999cm" svg:y="15.491cm">
          <draw:text-box>
            <text:p text:style-name="P1"><text:span text:style-name="T17">gracz</text:span><text:span text:style-name="T14"> )</text:span></text:p>
          </draw:text-box>
        </draw:frame>
        <draw:frame draw:style-name="gr3" draw:text-style-name="P4" draw:layer="layout" svg:width="8.735cm" svg:height="0.357cm" svg:x="2.5cm" svg:y="16.315cm">
          <draw:text-box>
            <text:p text:style-name="P1"><text:span text:style-name="T7">Funkcja rozpoczyna przygotowanie do gry losowo umieszczaj</text:span></text:p>
          </draw:text-box>
        </draw:frame>
        <draw:frame draw:style-name="gr3" draw:text-style-name="P4" draw:layer="layout" svg:width="0.315cm" svg:height="0.357cm" svg:x="11.217cm" svg:y="16.315cm">
          <draw:text-box>
            <text:p text:style-name="P1"><text:span text:style-name="T7">˛</text:span></text:p>
          </draw:text-box>
        </draw:frame>
        <draw:frame draw:style-name="gr3" draw:text-style-name="P4" draw:layer="layout" svg:width="2.728cm" svg:height="0.357cm" svg:x="11.12cm" svg:y="16.315cm">
          <draw:text-box>
            <text:p text:style-name="P1"><text:span text:style-name="T7">ac wszystkie statki.</text:span></text:p>
          </draw:text-box>
        </draw:frame>
        <draw:line draw:style-name="gr4" draw:text-style-name="P5" draw:layer="layout" svg:x1="2.499cm" svg:y1="17.755cm" svg:x2="16.37cm" svg:y2="17.755cm">
          <text:p/>
        </draw:line>
        <draw:line draw:style-name="gr4" draw:text-style-name="P5" draw:layer="layout" svg:x1="2.499cm" svg:y1="17.755cm" svg:x2="16.37cm" svg:y2="17.755cm">
          <text:p/>
        </draw:line>
        <draw:line draw:style-name="gr4" draw:text-style-name="P5" draw:layer="layout" svg:x1="2.507cm" svg:y1="18.265cm" svg:x2="2.507cm" svg:y2="17.762cm">
          <text:p/>
        </draw:line>
        <draw:frame draw:style-name="gr3" draw:text-style-name="P4" draw:layer="layout" svg:width="1.56cm" svg:height="0.357cm" svg:x="2.5cm" svg:y="17.13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8.265cm" svg:x2="4.638cm" svg:y2="17.762cm">
          <text:p/>
        </draw:line>
        <draw:frame draw:style-name="gr3" draw:text-style-name="P4" draw:layer="layout" svg:width="1.729cm" svg:height="0.357cm" svg:x="2.725cm" svg:y="17.808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7.808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7.808cm">
          <draw:text-box>
            <text:p text:style-name="P1"><text:span text:style-name="T7">˛</text:span></text:p>
          </draw:text-box>
        </draw:frame>
        <draw:line draw:style-name="gr4" draw:text-style-name="P5" draw:layer="layout" svg:x1="16.363cm" svg:y1="18.265cm" svg:x2="16.363cm" svg:y2="17.762cm">
          <text:p/>
        </draw:line>
        <draw:line draw:style-name="gr4" draw:text-style-name="P5" draw:layer="layout" svg:x1="2.499cm" svg:y1="18.272cm" svg:x2="16.37cm" svg:y2="18.272cm">
          <text:p/>
        </draw:line>
        <draw:line draw:style-name="gr4" draw:text-style-name="P5" draw:layer="layout" svg:x1="2.499cm" svg:y1="18.272cm" svg:x2="16.37cm" svg:y2="18.272cm">
          <text:p/>
        </draw:line>
        <draw:line draw:style-name="gr4" draw:text-style-name="P5" draw:layer="layout" svg:x1="2.507cm" svg:y1="18.782cm" svg:x2="2.507cm" svg:y2="18.279cm">
          <text:p/>
        </draw:line>
        <draw:frame draw:style-name="gr3" draw:text-style-name="P4" draw:layer="layout" svg:width="2.652cm" svg:height="0.357cm" svg:x="7.767cm" svg:y="17.808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8.782cm" svg:x2="4.638cm" svg:y2="18.279cm">
          <text:p/>
        </draw:line>
        <draw:frame draw:style-name="gr3" draw:text-style-name="P4" draw:layer="layout" svg:width="0.785cm" svg:height="0.357cm" svg:x="2.725cm" svg:y="18.326cm">
          <draw:text-box>
            <text:p text:style-name="P1"><text:span text:style-name="T18">gracz</text:span></text:p>
          </draw:text-box>
        </draw:frame>
        <draw:frame draw:style-name="gr3" draw:text-style-name="P4" draw:layer="layout" svg:width="3.787cm" svg:height="0.357cm" svg:x="4.856cm" svg:y="18.326cm">
          <draw:text-box>
            <text:p text:style-name="P1"><text:span text:style-name="T6">Gracz</text:span><text:span text:style-name="T7">, którego pole gry b ˛</text:span></text:p>
          </draw:text-box>
        </draw:frame>
        <draw:line draw:style-name="gr4" draw:text-style-name="P5" draw:layer="layout" svg:x1="16.363cm" svg:y1="18.782cm" svg:x2="16.363cm" svg:y2="18.279cm">
          <text:p/>
        </draw:line>
        <draw:line draw:style-name="gr4" draw:text-style-name="P5" draw:layer="layout" svg:x1="2.499cm" svg:y1="18.789cm" svg:x2="16.37cm" svg:y2="18.789cm">
          <text:p/>
        </draw:line>
        <draw:line draw:style-name="gr4" draw:text-style-name="P5" draw:layer="layout" svg:x1="2.499cm" svg:y1="18.789cm" svg:x2="16.37cm" svg:y2="18.789cm">
          <text:p/>
        </draw:line>
        <draw:frame draw:style-name="gr3" draw:text-style-name="P4" draw:layer="layout" svg:width="7.846cm" svg:height="0.357cm" svg:x="8.411cm" svg:y="18.326cm">
          <draw:text-box>
            <text:p text:style-name="P1"><text:span text:style-name="T7">edzie ustalane poprzez losowe rozmieszczenie statków</text:span></text:p>
          </draw:text-box>
        </draw:frame>
        <draw:frame draw:style-name="gr3" draw:text-style-name="P4" draw:layer="layout" svg:width="0.98cm" svg:height="0.357cm" svg:x="2.5cm" svg:y="21.059cm">
          <draw:text-box>
            <text:p text:style-name="P1"><text:span text:style-name="T12">4.1.3.2</text:span></text:p>
          </draw:text-box>
        </draw:frame>
        <draw:frame draw:style-name="gr3" draw:text-style-name="P4" draw:layer="layout" svg:width="1.06cm" svg:height="0.357cm" svg:x="3.61cm" svg:y="21.059cm">
          <draw:text-box>
            <text:p text:style-name="P1"><text:span text:style-name="T12">Bitwa()</text:span></text:p>
          </draw:text-box>
        </draw:frame>
        <draw:frame draw:style-name="gr7" draw:text-style-name="P8" draw:layer="layout" svg:width="1.865cm" svg:height="0.319cm" svg:x="2.5cm" svg:y="22.152cm">
          <draw:text-box>
            <text:p text:style-name="P1"><text:span text:style-name="T14">int Bitwa (</text:span></text:p>
          </draw:text-box>
        </draw:frame>
        <draw:frame draw:style-name="gr7" draw:text-style-name="P8" draw:layer="layout" svg:width="2.034cm" svg:height="0.319cm" svg:x="4.669cm" svg:y="22.574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2.613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2.574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22.996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23.035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22.996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2.347cm" svg:height="0.357cm" svg:x="2.5cm" svg:y="23.819cm">
          <draw:text-box>
            <text:p text:style-name="P1"><text:span text:style-name="T7">Komunikacja z u</text:span></text:p>
          </draw:text-box>
        </draw:frame>
        <draw:frame draw:style-name="gr3" draw:text-style-name="P4" draw:layer="layout" svg:width="0.315cm" svg:height="0.357cm" svg:x="4.874cm" svg:y="23.816cm">
          <draw:text-box>
            <text:p text:style-name="P1"><text:span text:style-name="T7">˙</text:span></text:p>
          </draw:text-box>
        </draw:frame>
        <draw:frame draw:style-name="gr3" draw:text-style-name="P4" draw:layer="layout" svg:width="3.114cm" svg:height="0.357cm" svg:x="4.847cm" svg:y="23.819cm">
          <draw:text-box>
            <text:p text:style-name="P1"><text:span text:style-name="T7">zytkownikiem po zako</text:span></text:p>
          </draw:text-box>
        </draw:frame>
        <draw:frame draw:style-name="gr3" draw:text-style-name="P4" draw:layer="layout" svg:width="0.315cm" svg:height="0.357cm" svg:x="7.984cm" svg:y="23.815cm">
          <draw:text-box>
            <text:p text:style-name="P1"><text:span text:style-name="T7">´</text:span></text:p>
          </draw:text-box>
        </draw:frame>
        <draw:frame draw:style-name="gr3" draw:text-style-name="P4" draw:layer="layout" svg:width="2.83cm" svg:height="0.357cm" svg:x="7.949cm" svg:y="23.819cm">
          <draw:text-box>
            <text:p text:style-name="P1"><text:span text:style-name="T7">nczeniu przygotowa</text:span></text:p>
          </draw:text-box>
        </draw:frame>
        <draw:frame draw:style-name="gr3" draw:text-style-name="P4" draw:layer="layout" svg:width="0.315cm" svg:height="0.357cm" svg:x="10.786cm" svg:y="23.815cm">
          <draw:text-box>
            <text:p text:style-name="P1"><text:span text:style-name="T7">´</text:span></text:p>
          </draw:text-box>
        </draw:frame>
        <draw:frame draw:style-name="gr3" draw:text-style-name="P4" draw:layer="layout" svg:width="5.891cm" svg:height="0.357cm" svg:x="10.751cm" svg:y="23.819cm">
          <draw:text-box>
            <text:p text:style-name="P1"><text:span text:style-name="T7">n. Pojedyncze wywołanie jest pojedyncz ˛</text:span></text:p>
          </draw:text-box>
        </draw:frame>
        <draw:frame draw:style-name="gr3" draw:text-style-name="P4" draw:layer="layout" svg:width="0.836cm" svg:height="0.357cm" svg:x="16.438cm" svg:y="23.819cm">
          <draw:text-box>
            <text:p text:style-name="P1"><text:span text:style-name="T7">a tur ˛</text:span></text:p>
          </draw:text-box>
        </draw:frame>
        <draw:frame draw:style-name="gr3" draw:text-style-name="P4" draw:layer="layout" svg:width="1.407cm" svg:height="0.357cm" svg:x="17.089cm" svg:y="23.819cm">
          <draw:text-box>
            <text:p text:style-name="P1"><text:span text:style-name="T7">a jednego</text:span></text:p>
          </draw:text-box>
        </draw:frame>
        <draw:frame draw:style-name="gr3" draw:text-style-name="P4" draw:layer="layout" svg:width="0.963cm" svg:height="0.357cm" svg:x="2.5cm" svg:y="24.241cm">
          <draw:text-box>
            <text:p text:style-name="P1"><text:span text:style-name="T7">gracza</text:span></text:p>
          </draw:text-box>
        </draw:frame>
        <draw:line draw:style-name="gr4" draw:text-style-name="P5" draw:layer="layout" svg:x1="2.499cm" svg:y1="25.681cm" svg:x2="11.918cm" svg:y2="25.681cm">
          <text:p/>
        </draw:line>
        <draw:line draw:style-name="gr4" draw:text-style-name="P5" draw:layer="layout" svg:x1="2.499cm" svg:y1="25.681cm" svg:x2="11.918cm" svg:y2="25.681cm">
          <text:p/>
        </draw:line>
        <draw:line draw:style-name="gr4" draw:text-style-name="P5" draw:layer="layout" svg:x1="2.507cm" svg:y1="26.191cm" svg:x2="2.507cm" svg:y2="25.688cm">
          <text:p/>
        </draw:line>
        <draw:frame draw:style-name="gr3" draw:text-style-name="P4" draw:layer="layout" svg:width="1.56cm" svg:height="0.357cm" svg:x="2.5cm" svg:y="25.057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6.191cm" svg:x2="4.638cm" svg:y2="25.688cm">
          <text:p/>
        </draw:line>
        <draw:frame draw:style-name="gr3" draw:text-style-name="P4" draw:layer="layout" svg:width="1.729cm" svg:height="0.357cm" svg:x="2.725cm" svg:y="25.73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5.73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5.735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6.191cm" svg:x2="11.911cm" svg:y2="25.688cm">
          <text:p/>
        </draw:line>
        <draw:line draw:style-name="gr4" draw:text-style-name="P5" draw:layer="layout" svg:x1="2.499cm" svg:y1="26.198cm" svg:x2="11.918cm" svg:y2="26.198cm">
          <text:p/>
        </draw:line>
        <draw:line draw:style-name="gr4" draw:text-style-name="P5" draw:layer="layout" svg:x1="2.499cm" svg:y1="26.198cm" svg:x2="11.918cm" svg:y2="26.198cm">
          <text:p/>
        </draw:line>
        <draw:line draw:style-name="gr4" draw:text-style-name="P5" draw:layer="layout" svg:x1="2.507cm" svg:y1="26.701cm" svg:x2="2.507cm" svg:y2="26.205cm">
          <text:p/>
        </draw:line>
        <draw:frame draw:style-name="gr3" draw:text-style-name="P4" draw:layer="layout" svg:width="2.652cm" svg:height="0.357cm" svg:x="7.767cm" svg:y="25.73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6.701cm" svg:x2="4.638cm" svg:y2="26.205cm">
          <text:p/>
        </draw:line>
        <draw:frame draw:style-name="gr3" draw:text-style-name="P4" draw:layer="layout" svg:width="1.458cm" svg:height="0.357cm" svg:x="2.725cm" svg:y="26.245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26.24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6.245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6.701cm" svg:x2="11.911cm" svg:y2="26.205cm">
          <text:p/>
        </draw:line>
        <draw:line draw:style-name="gr4" draw:text-style-name="P5" draw:layer="layout" svg:x1="2.499cm" svg:y1="26.708cm" svg:x2="11.918cm" svg:y2="26.708cm">
          <text:p/>
        </draw:line>
        <draw:line draw:style-name="gr4" draw:text-style-name="P5" draw:layer="layout" svg:x1="2.499cm" svg:y1="26.708cm" svg:x2="11.918cm" svg:y2="26.708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3.969cm" svg:height="0.357cm" svg:x="7.767cm" svg:y="26.245cm">
          <draw:text-box>
            <text:p text:style-name="P1"><text:span text:style-name="T7">aca dane obecnej rozgrywki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8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15cm" svg:height="0.357cm" svg:x="18.324cm" svg:y="1.209cm">
          <draw:text-box>
            <text:p text:style-name="P1"><text:span text:style-name="T3">7</text:span></text:p>
          </draw:text-box>
        </draw:frame>
        <draw:frame draw:style-name="gr3" draw:text-style-name="P4" draw:layer="layout" svg:width="1.098cm" svg:height="0.357cm" svg:x="2.5cm" svg:y="2.43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4.621cm" svg:height="0.357cm" svg:x="3.291cm" svg:y="3.074cm">
          <draw:text-box>
            <text:p text:style-name="P1"><text:span text:style-name="T7">0 (B_KONIEC) Informacja o tym,</text:span></text:p>
          </draw:text-box>
        </draw:frame>
        <draw:frame draw:style-name="gr3" draw:text-style-name="P4" draw:layer="layout" svg:width="0.315cm" svg:height="0.357cm" svg:x="7.992cm" svg:y="3.07cm">
          <draw:text-box>
            <text:p text:style-name="P1"><text:span text:style-name="T7">˙</text:span></text:p>
          </draw:text-box>
        </draw:frame>
        <draw:frame draw:style-name="gr3" draw:text-style-name="P4" draw:layer="layout" svg:width="6.75cm" svg:height="0.357cm" svg:x="7.965cm" svg:y="3.074cm">
          <draw:text-box>
            <text:p text:style-name="P1"><text:span text:style-name="T7">ze jeden z graczy stracił wszystkie statki. Warto</text:span></text:p>
          </draw:text-box>
        </draw:frame>
        <draw:frame draw:style-name="gr3" draw:text-style-name="P4" draw:layer="layout" svg:width="0.315cm" svg:height="0.357cm" svg:x="14.644cm" svg:y="3.0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4.618cm" svg:y="3.074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4.802cm" svg:y="3.07cm">
          <draw:text-box>
            <text:p text:style-name="P1"><text:span text:style-name="T7">´</text:span></text:p>
          </draw:text-box>
        </draw:frame>
        <draw:frame draw:style-name="gr3" draw:text-style-name="P4" draw:layer="layout" svg:width="0.946cm" svg:height="0.357cm" svg:x="14.776cm" svg:y="3.074cm">
          <draw:text-box>
            <text:p text:style-name="P1"><text:span text:style-name="T7">c ta ko</text:span></text:p>
          </draw:text-box>
        </draw:frame>
        <draw:frame draw:style-name="gr3" draw:text-style-name="P4" draw:layer="layout" svg:width="0.315cm" svg:height="0.357cm" svg:x="15.737cm" svg:y="3.07cm">
          <draw:text-box>
            <text:p text:style-name="P1"><text:span text:style-name="T7">´</text:span></text:p>
          </draw:text-box>
        </draw:frame>
        <draw:frame draw:style-name="gr3" draw:text-style-name="P4" draw:layer="layout" svg:width="1.124cm" svg:height="0.357cm" svg:x="15.701cm" svg:y="3.074cm">
          <draw:text-box>
            <text:p text:style-name="P1"><text:span text:style-name="T7">nczy p ˛</text:span></text:p>
          </draw:text-box>
        </draw:frame>
        <draw:frame draw:style-name="gr3" draw:text-style-name="P4" draw:layer="layout" svg:width="1.052cm" svg:height="0.357cm" svg:x="16.615cm" svg:y="3.074cm">
          <draw:text-box>
            <text:p text:style-name="P1"><text:span text:style-name="T7">etle gry</text:span></text:p>
          </draw:text-box>
        </draw:frame>
        <draw:frame draw:style-name="gr3" draw:text-style-name="P4" draw:layer="layout" svg:width="5.15cm" svg:height="0.357cm" svg:x="3.291cm" svg:y="3.496cm">
          <draw:text-box>
            <text:p text:style-name="P1"><text:span text:style-name="T7">1 (B_NIEKONIEC) Informacja o tym,</text:span></text:p>
          </draw:text-box>
        </draw:frame>
        <draw:frame draw:style-name="gr3" draw:text-style-name="P4" draw:layer="layout" svg:width="0.315cm" svg:height="0.357cm" svg:x="8.519cm" svg:y="3.492cm">
          <draw:text-box>
            <text:p text:style-name="P1"><text:span text:style-name="T7">˙</text:span></text:p>
          </draw:text-box>
        </draw:frame>
        <draw:frame draw:style-name="gr3" draw:text-style-name="P4" draw:layer="layout" svg:width="0.768cm" svg:height="0.357cm" svg:x="8.493cm" svg:y="3.496cm">
          <draw:text-box>
            <text:p text:style-name="P1"><text:span text:style-name="T7">ze ka</text:span></text:p>
          </draw:text-box>
        </draw:frame>
        <draw:frame draw:style-name="gr3" draw:text-style-name="P4" draw:layer="layout" svg:width="0.315cm" svg:height="0.357cm" svg:x="9.275cm" svg:y="3.492cm">
          <draw:text-box>
            <text:p text:style-name="P1"><text:span text:style-name="T7">˙</text:span></text:p>
          </draw:text-box>
        </draw:frame>
        <draw:frame draw:style-name="gr3" draw:text-style-name="P4" draw:layer="layout" svg:width="3.901cm" svg:height="0.357cm" svg:x="9.249cm" svg:y="3.496cm">
          <draw:text-box>
            <text:p text:style-name="P1"><text:span text:style-name="T7">zdy gracz ma jeszcze statki</text:span></text:p>
          </draw:text-box>
        </draw:frame>
        <draw:frame draw:style-name="gr3" draw:text-style-name="P4" draw:layer="layout" svg:width="3.312cm" svg:height="0.357cm" svg:x="3.291cm" svg:y="3.918cm">
          <draw:text-box>
            <text:p text:style-name="P1"><text:span text:style-name="T7">2 (B_WCZYTAJ) Warto</text:span></text:p>
          </draw:text-box>
        </draw:frame>
        <draw:frame draw:style-name="gr3" draw:text-style-name="P4" draw:layer="layout" svg:width="0.315cm" svg:height="0.357cm" svg:x="6.604cm" svg:y="3.913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6.578cm" svg:y="3.918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6.762cm" svg:y="3.913cm">
          <draw:text-box>
            <text:p text:style-name="P1"><text:span text:style-name="T7">´</text:span></text:p>
          </draw:text-box>
        </draw:frame>
        <draw:frame draw:style-name="gr3" draw:text-style-name="P4" draw:layer="layout" svg:width="6.703cm" svg:height="0.357cm" svg:x="6.736cm" svg:y="3.918cm">
          <draw:text-box>
            <text:p text:style-name="P1"><text:span text:style-name="T7">c zwracana w przypadku udanego wcytania gry</text:span></text:p>
          </draw:text-box>
        </draw:frame>
        <draw:frame draw:style-name="gr3" draw:text-style-name="P4" draw:layer="layout" svg:width="0.98cm" svg:height="0.357cm" svg:x="2.5cm" svg:y="6.186cm">
          <draw:text-box>
            <text:p text:style-name="P1"><text:span text:style-name="T12">4.1.3.3</text:span></text:p>
          </draw:text-box>
        </draw:frame>
        <draw:frame draw:style-name="gr3" draw:text-style-name="P4" draw:layer="layout" svg:width="1.378cm" svg:height="0.357cm" svg:x="3.61cm" svg:y="6.186cm">
          <draw:text-box>
            <text:p text:style-name="P1"><text:span text:style-name="T12">BitwaAI()</text:span></text:p>
          </draw:text-box>
        </draw:frame>
        <draw:frame draw:style-name="gr7" draw:text-style-name="P8" draw:layer="layout" svg:width="2.203cm" svg:height="0.319cm" svg:x="2.5cm" svg:y="7.279cm">
          <draw:text-box>
            <text:p text:style-name="P1"><text:span text:style-name="T14">int BitwaAI (</text:span></text:p>
          </draw:text-box>
        </draw:frame>
        <draw:frame draw:style-name="gr7" draw:text-style-name="P8" draw:layer="layout" svg:width="2.034cm" svg:height="0.319cm" svg:x="4.669cm" svg:y="7.70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7.7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7.701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8.122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8.162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695cm" svg:height="0.319cm" svg:x="6.674cm" svg:y="8.122cm">
          <draw:text-box>
            <text:p text:style-name="P1"><text:span text:style-name="T17">rozgrywka,</text:span></text:p>
          </draw:text-box>
        </draw:frame>
        <draw:frame draw:style-name="gr7" draw:text-style-name="P8" draw:layer="layout" svg:width="0.849cm" svg:height="0.319cm" svg:x="4.669cm" svg:y="8.544cm">
          <draw:text-box>
            <text:p text:style-name="P1"><text:span text:style-name="T15">Wybor</text:span></text:p>
          </draw:text-box>
        </draw:frame>
        <draw:frame draw:style-name="gr7" draw:text-style-name="P8" draw:layer="layout" svg:width="0.28cm" svg:height="0.28cm" svg:x="5.681cm" svg:y="8.584cm">
          <draw:text-box>
            <text:p text:style-name="P1"><text:span text:style-name="T16">∗</text:span></text:p>
          </draw:text-box>
        </draw:frame>
        <draw:frame draw:style-name="gr7" draw:text-style-name="P8" draw:layer="layout" svg:width="0.68cm" svg:height="0.319cm" svg:x="5.999cm" svg:y="8.544cm">
          <draw:text-box>
            <text:p text:style-name="P1"><text:span text:style-name="T17">AI</text:span><text:span text:style-name="T14"> )</text:span></text:p>
          </draw:text-box>
        </draw:frame>
        <draw:frame draw:style-name="gr3" draw:text-style-name="P4" draw:layer="layout" svg:width="2.407cm" svg:height="0.357cm" svg:x="2.5cm" svg:y="9.368cm">
          <draw:text-box>
            <text:p text:style-name="P1"><text:span text:style-name="T7">Funkcja obsługuj</text:span></text:p>
          </draw:text-box>
        </draw:frame>
        <draw:frame draw:style-name="gr3" draw:text-style-name="P4" draw:layer="layout" svg:width="0.315cm" svg:height="0.357cm" svg:x="4.97cm" svg:y="9.368cm">
          <draw:text-box>
            <text:p text:style-name="P1"><text:span text:style-name="T7">˛</text:span></text:p>
          </draw:text-box>
        </draw:frame>
        <draw:frame draw:style-name="gr3" draw:text-style-name="P4" draw:layer="layout" svg:width="1.175cm" svg:height="0.357cm" svg:x="4.873cm" svg:y="9.368cm">
          <draw:text-box>
            <text:p text:style-name="P1"><text:span text:style-name="T7">aca tur ˛</text:span></text:p>
          </draw:text-box>
        </draw:frame>
        <draw:frame draw:style-name="gr3" draw:text-style-name="P4" draw:layer="layout" svg:width="3.427cm" svg:height="0.357cm" svg:x="5.84cm" svg:y="9.368cm">
          <draw:text-box>
            <text:p text:style-name="P1"><text:span text:style-name="T7">e dla gry z komputerem.</text:span></text:p>
          </draw:text-box>
        </draw:frame>
        <draw:line draw:style-name="gr4" draw:text-style-name="P5" draw:layer="layout" svg:x1="2.499cm" svg:y1="10.808cm" svg:x2="18.499cm" svg:y2="10.808cm">
          <text:p/>
        </draw:line>
        <draw:line draw:style-name="gr4" draw:text-style-name="P5" draw:layer="layout" svg:x1="2.499cm" svg:y1="10.808cm" svg:x2="18.499cm" svg:y2="10.808cm">
          <text:p/>
        </draw:line>
        <draw:line draw:style-name="gr4" draw:text-style-name="P5" draw:layer="layout" svg:x1="2.507cm" svg:y1="11.318cm" svg:x2="2.507cm" svg:y2="10.815cm">
          <text:p/>
        </draw:line>
        <draw:frame draw:style-name="gr3" draw:text-style-name="P4" draw:layer="layout" svg:width="1.56cm" svg:height="0.357cm" svg:x="2.5cm" svg:y="10.184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1.318cm" svg:x2="4.638cm" svg:y2="10.815cm">
          <text:p/>
        </draw:line>
        <draw:frame draw:style-name="gr3" draw:text-style-name="P4" draw:layer="layout" svg:width="1.729cm" svg:height="0.357cm" svg:x="2.725cm" svg:y="10.861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0.861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0.861cm">
          <draw:text-box>
            <text:p text:style-name="P1"><text:span text:style-name="T7">˛</text:span></text:p>
          </draw:text-box>
        </draw:frame>
        <draw:line draw:style-name="gr4" draw:text-style-name="P5" draw:layer="layout" svg:x1="18.492cm" svg:y1="11.318cm" svg:x2="18.492cm" svg:y2="10.815cm">
          <text:p/>
        </draw:line>
        <draw:line draw:style-name="gr4" draw:text-style-name="P5" draw:layer="layout" svg:x1="2.499cm" svg:y1="11.325cm" svg:x2="18.499cm" svg:y2="11.325cm">
          <text:p/>
        </draw:line>
        <draw:line draw:style-name="gr4" draw:text-style-name="P5" draw:layer="layout" svg:x1="2.499cm" svg:y1="11.325cm" svg:x2="18.499cm" svg:y2="11.325cm">
          <text:p/>
        </draw:line>
        <draw:line draw:style-name="gr4" draw:text-style-name="P5" draw:layer="layout" svg:x1="2.507cm" svg:y1="11.827cm" svg:x2="2.507cm" svg:y2="11.332cm">
          <text:p/>
        </draw:line>
        <draw:frame draw:style-name="gr3" draw:text-style-name="P4" draw:layer="layout" svg:width="2.652cm" svg:height="0.357cm" svg:x="7.767cm" svg:y="10.861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1.827cm" svg:x2="4.638cm" svg:y2="11.332cm">
          <text:p/>
        </draw:line>
        <draw:frame draw:style-name="gr3" draw:text-style-name="P4" draw:layer="layout" svg:width="1.458cm" svg:height="0.357cm" svg:x="2.725cm" svg:y="11.371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11.371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1.371cm">
          <draw:text-box>
            <text:p text:style-name="P1"><text:span text:style-name="T7">˛</text:span></text:p>
          </draw:text-box>
        </draw:frame>
        <draw:line draw:style-name="gr4" draw:text-style-name="P5" draw:layer="layout" svg:x1="18.492cm" svg:y1="11.827cm" svg:x2="18.492cm" svg:y2="11.332cm">
          <text:p/>
        </draw:line>
        <draw:line draw:style-name="gr4" draw:text-style-name="P5" draw:layer="layout" svg:x1="2.499cm" svg:y1="11.834cm" svg:x2="18.499cm" svg:y2="11.834cm">
          <text:p/>
        </draw:line>
        <draw:line draw:style-name="gr4" draw:text-style-name="P5" draw:layer="layout" svg:x1="2.499cm" svg:y1="11.834cm" svg:x2="18.499cm" svg:y2="11.834cm">
          <text:p/>
        </draw:line>
        <draw:line draw:style-name="gr4" draw:text-style-name="P5" draw:layer="layout" svg:x1="2.507cm" svg:y1="12.766cm" svg:x2="2.507cm" svg:y2="11.841cm">
          <text:p/>
        </draw:line>
        <draw:frame draw:style-name="gr3" draw:text-style-name="P4" draw:layer="layout" svg:width="3.969cm" svg:height="0.357cm" svg:x="7.767cm" svg:y="11.371cm">
          <draw:text-box>
            <text:p text:style-name="P1"><text:span text:style-name="T7">aca dane obecnej rozgrywki</text:span></text:p>
          </draw:text-box>
        </draw:frame>
        <draw:line draw:style-name="gr4" draw:text-style-name="P5" draw:layer="layout" svg:x1="4.638cm" svg:y1="12.766cm" svg:x2="4.638cm" svg:y2="11.841cm">
          <text:p/>
        </draw:line>
        <draw:frame draw:style-name="gr3" draw:text-style-name="P4" draw:layer="layout" svg:width="0.315cm" svg:height="0.357cm" svg:x="2.725cm" svg:y="11.888cm">
          <draw:text-box>
            <text:p text:style-name="P1"><text:span text:style-name="T18">AI</text:span></text:p>
          </draw:text-box>
        </draw:frame>
        <draw:frame draw:style-name="gr3" draw:text-style-name="P4" draw:layer="layout" svg:width="2.58cm" svg:height="0.357cm" svg:x="4.856cm" svg:y="11.888cm">
          <draw:text-box>
            <text:p text:style-name="P1"><text:span text:style-name="T7">Struktura posiadaj</text:span></text:p>
          </draw:text-box>
        </draw:frame>
        <draw:frame draw:style-name="gr3" draw:text-style-name="P4" draw:layer="layout" svg:width="0.315cm" svg:height="0.357cm" svg:x="7.504cm" svg:y="11.888cm">
          <draw:text-box>
            <text:p text:style-name="P1"><text:span text:style-name="T7">˛</text:span></text:p>
          </draw:text-box>
        </draw:frame>
        <draw:frame draw:style-name="gr3" draw:text-style-name="P4" draw:layer="layout" svg:width="2.457cm" svg:height="0.357cm" svg:x="7.407cm" svg:y="11.888cm">
          <draw:text-box>
            <text:p text:style-name="P1"><text:span text:style-name="T7">aca zainicjowan ˛</text:span></text:p>
          </draw:text-box>
        </draw:frame>
        <draw:frame draw:style-name="gr3" draw:text-style-name="P4" draw:layer="layout" svg:width="2.119cm" svg:height="0.357cm" svg:x="9.63cm" svg:y="11.888cm">
          <draw:text-box>
            <text:p text:style-name="P1"><text:span text:style-name="T7">a tablice wska´</text:span></text:p>
          </draw:text-box>
        </draw:frame>
        <draw:frame draw:style-name="gr3" draw:text-style-name="P4" draw:layer="layout" svg:width="3.279cm" svg:height="0.357cm" svg:x="11.61cm" svg:y="11.888cm">
          <draw:text-box>
            <text:p text:style-name="P1"><text:span text:style-name="T7">zników na funckje celuj</text:span></text:p>
          </draw:text-box>
        </draw:frame>
        <draw:frame draw:style-name="gr3" draw:text-style-name="P4" draw:layer="layout" svg:width="0.315cm" svg:height="0.357cm" svg:x="14.935cm" svg:y="11.888cm">
          <draw:text-box>
            <text:p text:style-name="P1"><text:span text:style-name="T7">˛</text:span></text:p>
          </draw:text-box>
        </draw:frame>
        <draw:frame draw:style-name="gr3" draw:text-style-name="P4" draw:layer="layout" svg:width="2.246cm" svg:height="0.357cm" svg:x="14.839cm" svg:y="11.888cm">
          <draw:text-box>
            <text:p text:style-name="P1"><text:span text:style-name="T7">ace oraz indeks</text:span></text:p>
          </draw:text-box>
        </draw:frame>
        <draw:frame draw:style-name="gr3" draw:text-style-name="P4" draw:layer="layout" svg:width="0.802cm" svg:height="0.357cm" svg:x="4.856cm" svg:y="12.31cm">
          <draw:text-box>
            <text:p text:style-name="P1"><text:span text:style-name="T7">nast ˛</text:span></text:p>
          </draw:text-box>
        </draw:frame>
        <draw:line draw:style-name="gr4" draw:text-style-name="P5" draw:layer="layout" svg:x1="18.492cm" svg:y1="12.766cm" svg:x2="18.492cm" svg:y2="11.841cm">
          <text:p/>
        </draw:line>
        <draw:line draw:style-name="gr4" draw:text-style-name="P5" draw:layer="layout" svg:x1="2.499cm" svg:y1="12.773cm" svg:x2="18.499cm" svg:y2="12.773cm">
          <text:p/>
        </draw:line>
        <draw:line draw:style-name="gr4" draw:text-style-name="P5" draw:layer="layout" svg:x1="2.499cm" svg:y1="12.773cm" svg:x2="18.499cm" svg:y2="12.773cm">
          <text:p/>
        </draw:line>
        <draw:frame draw:style-name="gr3" draw:text-style-name="P4" draw:layer="layout" svg:width="3.829cm" svg:height="0.357cm" svg:x="5.454cm" svg:y="12.31cm">
          <draw:text-box>
            <text:p text:style-name="P1"><text:span text:style-name="T7">epnej funkcji do wykonania</text:span></text:p>
          </draw:text-box>
        </draw:frame>
        <draw:frame draw:style-name="gr3" draw:text-style-name="P4" draw:layer="layout" svg:width="1.098cm" svg:height="0.357cm" svg:x="2.5cm" svg:y="14.192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4.621cm" svg:height="0.357cm" svg:x="3.291cm" svg:y="14.828cm">
          <draw:text-box>
            <text:p text:style-name="P1"><text:span text:style-name="T7">0 (B_KONIEC) Informacja o tym,</text:span></text:p>
          </draw:text-box>
        </draw:frame>
        <draw:frame draw:style-name="gr3" draw:text-style-name="P4" draw:layer="layout" svg:width="0.315cm" svg:height="0.357cm" svg:x="7.992cm" svg:y="14.824cm">
          <draw:text-box>
            <text:p text:style-name="P1"><text:span text:style-name="T7">˙</text:span></text:p>
          </draw:text-box>
        </draw:frame>
        <draw:frame draw:style-name="gr3" draw:text-style-name="P4" draw:layer="layout" svg:width="6.75cm" svg:height="0.357cm" svg:x="7.965cm" svg:y="14.828cm">
          <draw:text-box>
            <text:p text:style-name="P1"><text:span text:style-name="T7">ze jeden z graczy stracił wszystkie statki. Warto</text:span></text:p>
          </draw:text-box>
        </draw:frame>
        <draw:frame draw:style-name="gr3" draw:text-style-name="P4" draw:layer="layout" svg:width="0.315cm" svg:height="0.357cm" svg:x="14.644cm" svg:y="14.823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4.618cm" svg:y="14.828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4.802cm" svg:y="14.823cm">
          <draw:text-box>
            <text:p text:style-name="P1"><text:span text:style-name="T7">´</text:span></text:p>
          </draw:text-box>
        </draw:frame>
        <draw:frame draw:style-name="gr3" draw:text-style-name="P4" draw:layer="layout" svg:width="0.946cm" svg:height="0.357cm" svg:x="14.776cm" svg:y="14.828cm">
          <draw:text-box>
            <text:p text:style-name="P1"><text:span text:style-name="T7">c ta ko</text:span></text:p>
          </draw:text-box>
        </draw:frame>
        <draw:frame draw:style-name="gr3" draw:text-style-name="P4" draw:layer="layout" svg:width="0.315cm" svg:height="0.357cm" svg:x="15.737cm" svg:y="14.823cm">
          <draw:text-box>
            <text:p text:style-name="P1"><text:span text:style-name="T7">´</text:span></text:p>
          </draw:text-box>
        </draw:frame>
        <draw:frame draw:style-name="gr3" draw:text-style-name="P4" draw:layer="layout" svg:width="1.124cm" svg:height="0.357cm" svg:x="15.701cm" svg:y="14.828cm">
          <draw:text-box>
            <text:p text:style-name="P1"><text:span text:style-name="T7">nczy p ˛</text:span></text:p>
          </draw:text-box>
        </draw:frame>
        <draw:frame draw:style-name="gr3" draw:text-style-name="P4" draw:layer="layout" svg:width="1.052cm" svg:height="0.357cm" svg:x="16.615cm" svg:y="14.828cm">
          <draw:text-box>
            <text:p text:style-name="P1"><text:span text:style-name="T7">etle gry</text:span></text:p>
          </draw:text-box>
        </draw:frame>
        <draw:frame draw:style-name="gr3" draw:text-style-name="P4" draw:layer="layout" svg:width="5.15cm" svg:height="0.357cm" svg:x="3.291cm" svg:y="15.25cm">
          <draw:text-box>
            <text:p text:style-name="P1"><text:span text:style-name="T7">1 (B_NIEKONIEC) Informacja o tym,</text:span></text:p>
          </draw:text-box>
        </draw:frame>
        <draw:frame draw:style-name="gr3" draw:text-style-name="P4" draw:layer="layout" svg:width="0.315cm" svg:height="0.357cm" svg:x="8.519cm" svg:y="15.246cm">
          <draw:text-box>
            <text:p text:style-name="P1"><text:span text:style-name="T7">˙</text:span></text:p>
          </draw:text-box>
        </draw:frame>
        <draw:frame draw:style-name="gr3" draw:text-style-name="P4" draw:layer="layout" svg:width="0.768cm" svg:height="0.357cm" svg:x="8.493cm" svg:y="15.25cm">
          <draw:text-box>
            <text:p text:style-name="P1"><text:span text:style-name="T7">ze ka</text:span></text:p>
          </draw:text-box>
        </draw:frame>
        <draw:frame draw:style-name="gr3" draw:text-style-name="P4" draw:layer="layout" svg:width="0.315cm" svg:height="0.357cm" svg:x="9.275cm" svg:y="15.246cm">
          <draw:text-box>
            <text:p text:style-name="P1"><text:span text:style-name="T7">˙</text:span></text:p>
          </draw:text-box>
        </draw:frame>
        <draw:frame draw:style-name="gr3" draw:text-style-name="P4" draw:layer="layout" svg:width="3.99cm" svg:height="0.357cm" svg:x="9.249cm" svg:y="15.25cm">
          <draw:text-box>
            <text:p text:style-name="P1"><text:span text:style-name="T7">zdy gracz ma jeszcze statki.</text:span></text:p>
          </draw:text-box>
        </draw:frame>
        <draw:frame draw:style-name="gr3" draw:text-style-name="P4" draw:layer="layout" svg:width="0.98cm" svg:height="0.357cm" svg:x="2.5cm" svg:y="17.518cm">
          <draw:text-box>
            <text:p text:style-name="P1"><text:span text:style-name="T12">4.1.3.4</text:span></text:p>
          </draw:text-box>
        </draw:frame>
        <draw:frame draw:style-name="gr3" draw:text-style-name="P4" draw:layer="layout" svg:width="2.25cm" svg:height="0.357cm" svg:x="3.61cm" svg:y="17.518cm">
          <draw:text-box>
            <text:p text:style-name="P1"><text:span text:style-name="T12">DodajdoFloty()</text:span></text:p>
          </draw:text-box>
        </draw:frame>
        <draw:frame draw:style-name="gr7" draw:text-style-name="P8" draw:layer="layout" svg:width="3.219cm" svg:height="0.319cm" svg:x="2.5cm" svg:y="18.611cm">
          <draw:text-box>
            <text:p text:style-name="P1"><text:span text:style-name="T14">void DodajdoFloty (</text:span></text:p>
          </draw:text-box>
        </draw:frame>
        <draw:frame draw:style-name="gr7" draw:text-style-name="P8" draw:layer="layout" svg:width="0.849cm" svg:height="0.319cm" svg:x="4.669cm" svg:y="19.033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9.072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018cm" svg:height="0.319cm" svg:x="5.999cm" svg:y="19.033cm">
          <draw:text-box>
            <text:p text:style-name="P1"><text:span text:style-name="T17">gracz,</text:span></text:p>
          </draw:text-box>
        </draw:frame>
        <draw:frame draw:style-name="gr7" draw:text-style-name="P8" draw:layer="layout" svg:width="2.034cm" svg:height="0.319cm" svg:x="4.669cm" svg:y="19.455cm">
          <draw:text-box>
            <text:p text:style-name="P1"><text:span text:style-name="T14">int</text:span><text:span text:style-name="T17"> pozycja,</text:span></text:p>
          </draw:text-box>
        </draw:frame>
        <draw:frame draw:style-name="gr7" draw:text-style-name="P8" draw:layer="layout" svg:width="2.204cm" svg:height="0.319cm" svg:x="4.669cm" svg:y="19.876cm">
          <draw:text-box>
            <text:p text:style-name="P1"><text:span text:style-name="T14">int</text:span><text:span text:style-name="T17"> dlugosc</text:span><text:span text:style-name="T14"> )</text:span></text:p>
          </draw:text-box>
        </draw:frame>
        <draw:frame draw:style-name="gr3" draw:text-style-name="P4" draw:layer="layout" svg:width="3.88cm" svg:height="0.357cm" svg:x="2.5cm" svg:y="20.7cm">
          <draw:text-box>
            <text:p text:style-name="P1"><text:span text:style-name="T7">Funkcja dodaje odpowiedni</text:span></text:p>
          </draw:text-box>
        </draw:frame>
        <draw:frame draw:style-name="gr3" draw:text-style-name="P4" draw:layer="layout" svg:width="0.315cm" svg:height="0.357cm" svg:x="6.425cm" svg:y="20.7cm">
          <draw:text-box>
            <text:p text:style-name="P1"><text:span text:style-name="T7">˛</text:span></text:p>
          </draw:text-box>
        </draw:frame>
        <draw:frame draw:style-name="gr3" draw:text-style-name="P4" draw:layer="layout" svg:width="0.59cm" svg:height="0.357cm" svg:x="6.328cm" svg:y="20.7cm">
          <draw:text-box>
            <text:p text:style-name="P1"><text:span text:style-name="T7">a ilo</text:span></text:p>
          </draw:text-box>
        </draw:frame>
        <draw:frame draw:style-name="gr3" draw:text-style-name="P4" draw:layer="layout" svg:width="0.315cm" svg:height="0.357cm" svg:x="6.935cm" svg:y="20.695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6.908cm" svg:y="20.7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7.093cm" svg:y="20.695cm">
          <draw:text-box>
            <text:p text:style-name="P1"><text:span text:style-name="T7">´</text:span></text:p>
          </draw:text-box>
        </draw:frame>
        <draw:frame draw:style-name="gr3" draw:text-style-name="P4" draw:layer="layout" svg:width="1.441cm" svg:height="0.357cm" svg:x="7.066cm" svg:y="20.7cm">
          <draw:text-box>
            <text:p text:style-name="P1"><text:span text:style-name="T7">c punktów</text:span></text:p>
          </draw:text-box>
        </draw:frame>
        <draw:frame draw:style-name="gr3" draw:text-style-name="P4" draw:layer="layout" svg:width="0.315cm" svg:height="0.357cm" svg:x="8.605cm" svg:y="20.696cm">
          <draw:text-box>
            <text:p text:style-name="P1"><text:span text:style-name="T7">˙</text:span></text:p>
          </draw:text-box>
        </draw:frame>
        <draw:frame draw:style-name="gr3" draw:text-style-name="P4" draw:layer="layout" svg:width="7.051cm" svg:height="0.357cm" svg:x="8.578cm" svg:y="20.7cm">
          <draw:text-box>
            <text:p text:style-name="P1"><text:span text:style-name="T7">zycia do statków gracza, na odpowiedniej pozycji.</text:span></text:p>
          </draw:text-box>
        </draw:frame>
        <draw:line draw:style-name="gr4" draw:text-style-name="P5" draw:layer="layout" svg:x1="2.499cm" svg:y1="22.14cm" svg:x2="15.656cm" svg:y2="22.14cm">
          <text:p/>
        </draw:line>
        <draw:line draw:style-name="gr4" draw:text-style-name="P5" draw:layer="layout" svg:x1="2.499cm" svg:y1="22.14cm" svg:x2="15.656cm" svg:y2="22.14cm">
          <text:p/>
        </draw:line>
        <draw:line draw:style-name="gr4" draw:text-style-name="P5" draw:layer="layout" svg:x1="2.507cm" svg:y1="22.65cm" svg:x2="2.507cm" svg:y2="22.147cm">
          <text:p/>
        </draw:line>
        <draw:frame draw:style-name="gr3" draw:text-style-name="P4" draw:layer="layout" svg:width="1.56cm" svg:height="0.357cm" svg:x="2.5cm" svg:y="21.51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032cm" svg:y1="22.65cm" svg:x2="4.032cm" svg:y2="22.147cm">
          <text:p/>
        </draw:line>
        <draw:frame draw:style-name="gr3" draw:text-style-name="P4" draw:layer="layout" svg:width="0.785cm" svg:height="0.357cm" svg:x="2.725cm" svg:y="22.194cm">
          <draw:text-box>
            <text:p text:style-name="P1"><text:span text:style-name="T18">gracz</text:span></text:p>
          </draw:text-box>
        </draw:frame>
        <draw:frame draw:style-name="gr3" draw:text-style-name="P4" draw:layer="layout" svg:width="4.837cm" svg:height="0.357cm" svg:x="4.251cm" svg:y="22.194cm">
          <draw:text-box>
            <text:p text:style-name="P1"><text:span text:style-name="T6">Gracz</text:span><text:span text:style-name="T7"> do którego dodane zostan ˛</text:span></text:p>
          </draw:text-box>
        </draw:frame>
        <draw:frame draw:style-name="gr3" draw:text-style-name="P4" draw:layer="layout" svg:width="1.213cm" svg:height="0.357cm" svg:x="8.832cm" svg:y="22.194cm">
          <draw:text-box>
            <text:p text:style-name="P1"><text:span text:style-name="T7">a punkty</text:span></text:p>
          </draw:text-box>
        </draw:frame>
        <draw:frame draw:style-name="gr3" draw:text-style-name="P4" draw:layer="layout" svg:width="0.315cm" svg:height="0.357cm" svg:x="10.142cm" svg:y="22.19cm">
          <draw:text-box>
            <text:p text:style-name="P1"><text:span text:style-name="T7">˙</text:span></text:p>
          </draw:text-box>
        </draw:frame>
        <draw:line draw:style-name="gr4" draw:text-style-name="P5" draw:layer="layout" svg:x1="15.649cm" svg:y1="22.65cm" svg:x2="15.649cm" svg:y2="22.147cm">
          <text:p/>
        </draw:line>
        <draw:line draw:style-name="gr4" draw:text-style-name="P5" draw:layer="layout" svg:x1="2.499cm" svg:y1="22.657cm" svg:x2="15.656cm" svg:y2="22.657cm">
          <text:p/>
        </draw:line>
        <draw:line draw:style-name="gr4" draw:text-style-name="P5" draw:layer="layout" svg:x1="2.499cm" svg:y1="22.657cm" svg:x2="15.656cm" svg:y2="22.657cm">
          <text:p/>
        </draw:line>
        <draw:line draw:style-name="gr4" draw:text-style-name="P5" draw:layer="layout" svg:x1="2.507cm" svg:y1="23.167cm" svg:x2="2.507cm" svg:y2="22.664cm">
          <text:p/>
        </draw:line>
        <draw:frame draw:style-name="gr3" draw:text-style-name="P4" draw:layer="layout" svg:width="0.734cm" svg:height="0.357cm" svg:x="10.115cm" svg:y="22.194cm">
          <draw:text-box>
            <text:p text:style-name="P1"><text:span text:style-name="T7">zycia</text:span></text:p>
          </draw:text-box>
        </draw:frame>
        <draw:line draw:style-name="gr4" draw:text-style-name="P5" draw:layer="layout" svg:x1="4.032cm" svg:y1="23.167cm" svg:x2="4.032cm" svg:y2="22.664cm">
          <text:p/>
        </draw:line>
        <draw:frame draw:style-name="gr3" draw:text-style-name="P4" draw:layer="layout" svg:width="1.09cm" svg:height="0.357cm" svg:x="2.725cm" svg:y="22.711cm">
          <draw:text-box>
            <text:p text:style-name="P1"><text:span text:style-name="T18">pozycja</text:span></text:p>
          </draw:text-box>
        </draw:frame>
        <draw:frame draw:style-name="gr3" draw:text-style-name="P4" draw:layer="layout" svg:width="5.912cm" svg:height="0.357cm" svg:x="4.251cm" svg:y="22.711cm">
          <draw:text-box>
            <text:p text:style-name="P1"><text:span text:style-name="T7">Pozycja w systemie usemkowym na któr ˛</text:span></text:p>
          </draw:text-box>
        </draw:frame>
        <draw:frame draw:style-name="gr3" draw:text-style-name="P4" draw:layer="layout" svg:width="4.807cm" svg:height="0.357cm" svg:x="9.88cm" svg:y="22.711cm">
          <draw:text-box>
            <text:p text:style-name="P1"><text:span text:style-name="T7">a zostanie dodana liczba punktów</text:span></text:p>
          </draw:text-box>
        </draw:frame>
        <draw:frame draw:style-name="gr3" draw:text-style-name="P4" draw:layer="layout" svg:width="0.315cm" svg:height="0.357cm" svg:x="14.737cm" svg:y="22.707cm">
          <draw:text-box>
            <text:p text:style-name="P1"><text:span text:style-name="T7">˙</text:span></text:p>
          </draw:text-box>
        </draw:frame>
        <draw:line draw:style-name="gr4" draw:text-style-name="P5" draw:layer="layout" svg:x1="15.649cm" svg:y1="23.167cm" svg:x2="15.649cm" svg:y2="22.664cm">
          <text:p/>
        </draw:line>
        <draw:line draw:style-name="gr4" draw:text-style-name="P5" draw:layer="layout" svg:x1="2.499cm" svg:y1="23.174cm" svg:x2="15.656cm" svg:y2="23.174cm">
          <text:p/>
        </draw:line>
        <draw:line draw:style-name="gr4" draw:text-style-name="P5" draw:layer="layout" svg:x1="2.499cm" svg:y1="23.174cm" svg:x2="15.656cm" svg:y2="23.174cm">
          <text:p/>
        </draw:line>
        <draw:line draw:style-name="gr4" draw:text-style-name="P5" draw:layer="layout" svg:x1="2.507cm" svg:y1="23.684cm" svg:x2="2.507cm" svg:y2="23.181cm">
          <text:p/>
        </draw:line>
        <draw:frame draw:style-name="gr3" draw:text-style-name="P4" draw:layer="layout" svg:width="0.734cm" svg:height="0.357cm" svg:x="14.711cm" svg:y="22.711cm">
          <draw:text-box>
            <text:p text:style-name="P1"><text:span text:style-name="T7">zycia</text:span></text:p>
          </draw:text-box>
        </draw:frame>
        <draw:line draw:style-name="gr4" draw:text-style-name="P5" draw:layer="layout" svg:x1="4.032cm" svg:y1="23.684cm" svg:x2="4.032cm" svg:y2="23.181cm">
          <text:p/>
        </draw:line>
        <draw:frame draw:style-name="gr3" draw:text-style-name="P4" draw:layer="layout" svg:width="1.107cm" svg:height="0.357cm" svg:x="2.725cm" svg:y="23.228cm">
          <draw:text-box>
            <text:p text:style-name="P1"><text:span text:style-name="T18">dlugosc</text:span></text:p>
          </draw:text-box>
        </draw:frame>
        <draw:frame draw:style-name="gr3" draw:text-style-name="P4" draw:layer="layout" svg:width="3.715cm" svg:height="0.357cm" svg:x="4.251cm" svg:y="23.228cm">
          <draw:text-box>
            <text:p text:style-name="P1"><text:span text:style-name="T7">Dodawana liczba punktów</text:span></text:p>
          </draw:text-box>
        </draw:frame>
        <draw:frame draw:style-name="gr3" draw:text-style-name="P4" draw:layer="layout" svg:width="0.315cm" svg:height="0.357cm" svg:x="8.028cm" svg:y="23.224cm">
          <draw:text-box>
            <text:p text:style-name="P1"><text:span text:style-name="T7">˙</text:span></text:p>
          </draw:text-box>
        </draw:frame>
        <draw:frame draw:style-name="gr3" draw:text-style-name="P4" draw:layer="layout" svg:width="1.501cm" svg:height="0.357cm" svg:x="8.002cm" svg:y="23.228cm">
          <draw:text-box>
            <text:p text:style-name="P1"><text:span text:style-name="T7">zycia, zale</text:span></text:p>
          </draw:text-box>
        </draw:frame>
        <draw:frame draw:style-name="gr3" draw:text-style-name="P4" draw:layer="layout" svg:width="0.315cm" svg:height="0.357cm" svg:x="9.505cm" svg:y="23.224cm">
          <draw:text-box>
            <text:p text:style-name="P1"><text:span text:style-name="T7">˙</text:span></text:p>
          </draw:text-box>
        </draw:frame>
        <draw:line draw:style-name="gr4" draw:text-style-name="P5" draw:layer="layout" svg:x1="15.649cm" svg:y1="23.684cm" svg:x2="15.649cm" svg:y2="23.181cm">
          <text:p/>
        </draw:line>
        <draw:line draw:style-name="gr4" draw:text-style-name="P5" draw:layer="layout" svg:x1="2.499cm" svg:y1="23.691cm" svg:x2="15.656cm" svg:y2="23.691cm">
          <text:p/>
        </draw:line>
        <draw:line draw:style-name="gr4" draw:text-style-name="P5" draw:layer="layout" svg:x1="2.499cm" svg:y1="23.691cm" svg:x2="15.656cm" svg:y2="23.691cm">
          <text:p/>
        </draw:line>
        <draw:frame draw:style-name="gr3" draw:text-style-name="P4" draw:layer="layout" svg:width="1.907cm" svg:height="0.357cm" svg:x="9.478cm" svg:y="23.228cm">
          <draw:text-box>
            <text:p text:style-name="P1"><text:span text:style-name="T7">zna od statku</text:span></text:p>
          </draw:text-box>
        </draw:frame>
        <draw:frame draw:style-name="gr3" draw:text-style-name="P4" draw:layer="layout" svg:width="0.98cm" svg:height="0.357cm" svg:x="2.5cm" svg:y="25.598cm">
          <draw:text-box>
            <text:p text:style-name="P1"><text:span text:style-name="T12">4.1.3.5</text:span></text:p>
          </draw:text-box>
        </draw:frame>
        <draw:frame draw:style-name="gr3" draw:text-style-name="P4" draw:layer="layout" svg:width="2.233cm" svg:height="0.357cm" svg:x="3.61cm" svg:y="25.598cm">
          <draw:text-box>
            <text:p text:style-name="P1"><text:span text:style-name="T12">DodajdoListy()</text:span></text:p>
          </draw:text-box>
        </draw:frame>
        <draw:frame draw:style-name="gr7" draw:text-style-name="P8" draw:layer="layout" svg:width="1.357cm" svg:height="0.319cm" svg:x="2.5cm" svg:y="26.544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28cm" svg:height="0.28cm" svg:x="3.85cm" svg:y="26.583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4.168cm" svg:y="26.544cm">
          <draw:text-box>
            <text:p text:style-name="P1"><text:span text:style-name="T14">DodajdoListy (</text:span></text:p>
          </draw:text-box>
        </draw:frame>
        <draw:frame draw:style-name="gr7" draw:text-style-name="P8" draw:layer="layout" svg:width="1.357cm" svg:height="0.319cm" svg:x="4.669cm" svg:y="26.966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408cm" svg:height="0.28cm" svg:x="6.187cm" svg:y="27.005cm">
          <draw:text-box>
            <text:p text:style-name="P1"><text:span text:style-name="T16">∗∗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7" draw:text-style-name="P8" draw:layer="layout" svg:width="1.018cm" svg:height="0.319cm" svg:x="6.654cm" svg:y="26.966cm">
          <draw:text-box>
            <text:p text:style-name="P1"><text:span text:style-name="T17">lista,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9" draw:style-name="dp1" draw:master-page-name="master-page20">
        <draw:frame draw:style-name="gr3" draw:text-style-name="P4" draw:layer="layout" svg:width="0.315cm" svg:height="0.357cm" svg:x="2.5cm" svg:y="1.217cm">
          <draw:text-box>
            <text:p text:style-name="P1"><text:span text:style-name="T3">8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7" draw:text-style-name="P8" draw:layer="layout" svg:width="2.711cm" svg:height="0.319cm" svg:x="4.669cm" svg:y="2.617cm">
          <draw:text-box>
            <text:p text:style-name="P1"><text:span text:style-name="T15">Zadanie</text:span><text:span text:style-name="T17"> zadanie,</text:span></text:p>
          </draw:text-box>
        </draw:frame>
        <draw:frame draw:style-name="gr7" draw:text-style-name="P8" draw:layer="layout" svg:width="2.203cm" svg:height="0.319cm" svg:x="4.669cm" svg:y="3.039cm">
          <draw:text-box>
            <text:p text:style-name="P1"><text:span text:style-name="T14">int</text:span><text:span text:style-name="T17"> argument,</text:span></text:p>
          </draw:text-box>
        </draw:frame>
        <draw:frame draw:style-name="gr7" draw:text-style-name="P8" draw:layer="layout" svg:width="2.034cm" svg:height="0.319cm" svg:x="4.669cm" svg:y="3.461cm">
          <draw:text-box>
            <text:p text:style-name="P1"><text:span text:style-name="T14">int</text:span><text:span text:style-name="T17"> rodzaj</text:span><text:span text:style-name="T14"> )</text:span></text:p>
          </draw:text-box>
        </draw:frame>
        <draw:frame draw:style-name="gr3" draw:text-style-name="P4" draw:layer="layout" svg:width="2.085cm" svg:height="0.357cm" svg:x="2.5cm" svg:y="4.284cm">
          <draw:text-box>
            <text:p text:style-name="P1"><text:span text:style-name="T7">Funkcja do daj</text:span></text:p>
          </draw:text-box>
        </draw:frame>
        <draw:frame draw:style-name="gr3" draw:text-style-name="P4" draw:layer="layout" svg:width="0.315cm" svg:height="0.357cm" svg:x="4.654cm" svg:y="4.284cm">
          <draw:text-box>
            <text:p text:style-name="P1"><text:span text:style-name="T7">˛</text:span></text:p>
          </draw:text-box>
        </draw:frame>
        <draw:frame draw:style-name="gr3" draw:text-style-name="P4" draw:layer="layout" svg:width="4.646cm" svg:height="0.357cm" svg:x="4.557cm" svg:y="4.284cm">
          <draw:text-box>
            <text:p text:style-name="P1"><text:span text:style-name="T7">aca element do listy na jej pocz ˛</text:span></text:p>
          </draw:text-box>
        </draw:frame>
        <draw:frame draw:style-name="gr3" draw:text-style-name="P4" draw:layer="layout" svg:width="0.696cm" svg:height="0.357cm" svg:x="8.952cm" svg:y="4.284cm">
          <draw:text-box>
            <text:p text:style-name="P1"><text:span text:style-name="T7">atek.</text:span></text:p>
          </draw:text-box>
        </draw:frame>
        <draw:line draw:style-name="gr4" draw:text-style-name="P5" draw:layer="layout" svg:x1="2.499cm" svg:y1="5.724cm" svg:x2="18.499cm" svg:y2="5.724cm">
          <text:p/>
        </draw:line>
        <draw:line draw:style-name="gr4" draw:text-style-name="P5" draw:layer="layout" svg:x1="2.499cm" svg:y1="5.724cm" svg:x2="18.499cm" svg:y2="5.724cm">
          <text:p/>
        </draw:line>
        <draw:line draw:style-name="gr4" draw:text-style-name="P5" draw:layer="layout" svg:x1="2.507cm" svg:y1="6.24cm" svg:x2="2.507cm" svg:y2="5.731cm">
          <text:p/>
        </draw:line>
        <draw:frame draw:style-name="gr3" draw:text-style-name="P4" draw:layer="layout" svg:width="1.56cm" svg:height="0.357cm" svg:x="2.5cm" svg:y="5.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278cm" svg:y1="6.24cm" svg:x2="4.278cm" svg:y2="5.731cm">
          <text:p/>
        </draw:line>
        <draw:frame draw:style-name="gr3" draw:text-style-name="P4" draw:layer="layout" svg:width="0.574cm" svg:height="0.357cm" svg:x="2.725cm" svg:y="5.783cm">
          <draw:text-box>
            <text:p text:style-name="P1"><text:span text:style-name="T18">lista</text:span></text:p>
          </draw:text-box>
        </draw:frame>
        <draw:frame draw:style-name="gr3" draw:text-style-name="P4" draw:layer="layout" svg:width="0.908cm" svg:height="0.357cm" svg:x="4.497cm" svg:y="5.783cm">
          <draw:text-box>
            <text:p text:style-name="P1"><text:span text:style-name="T7">Wska´</text:span></text:p>
          </draw:text-box>
        </draw:frame>
        <draw:frame draw:style-name="gr3" draw:text-style-name="P4" draw:layer="layout" svg:width="1.695cm" svg:height="0.357cm" svg:x="5.288cm" svg:y="5.783cm">
          <draw:text-box>
            <text:p text:style-name="P1"><text:span text:style-name="T7">znik na list ˛</text:span></text:p>
          </draw:text-box>
        </draw:frame>
        <draw:frame draw:style-name="gr3" draw:text-style-name="P4" draw:layer="layout" svg:width="2.191cm" svg:height="0.357cm" svg:x="6.764cm" svg:y="5.783cm">
          <draw:text-box>
            <text:p text:style-name="P1"><text:span text:style-name="T7">e do której nale</text:span></text:p>
          </draw:text-box>
        </draw:frame>
        <draw:frame draw:style-name="gr3" draw:text-style-name="P4" draw:layer="layout" svg:width="0.315cm" svg:height="0.357cm" svg:x="8.953cm" svg:y="5.78cm">
          <draw:text-box>
            <text:p text:style-name="P1"><text:span text:style-name="T7">˙</text:span></text:p>
          </draw:text-box>
        </draw:frame>
        <draw:frame draw:style-name="gr3" draw:text-style-name="P4" draw:layer="layout" svg:width="1.124cm" svg:height="0.357cm" svg:x="8.927cm" svg:y="5.783cm">
          <draw:text-box>
            <text:p text:style-name="P1"><text:span text:style-name="T7">zy doda</text:span></text:p>
          </draw:text-box>
        </draw:frame>
        <draw:frame draw:style-name="gr3" draw:text-style-name="P4" draw:layer="layout" svg:width="0.315cm" svg:height="0.357cm" svg:x="10.061cm" svg:y="5.779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6.24cm" svg:x2="18.492cm" svg:y2="5.731cm">
          <text:p/>
        </draw:line>
        <draw:line draw:style-name="gr4" draw:text-style-name="P5" draw:layer="layout" svg:x1="2.499cm" svg:y1="6.247cm" svg:x2="18.499cm" svg:y2="6.247cm">
          <text:p/>
        </draw:line>
        <draw:line draw:style-name="gr4" draw:text-style-name="P5" draw:layer="layout" svg:x1="2.499cm" svg:y1="6.247cm" svg:x2="18.499cm" svg:y2="6.247cm">
          <text:p/>
        </draw:line>
        <draw:line draw:style-name="gr4" draw:text-style-name="P5" draw:layer="layout" svg:x1="2.507cm" svg:y1="6.758cm" svg:x2="2.507cm" svg:y2="6.254cm">
          <text:p/>
        </draw:line>
        <draw:frame draw:style-name="gr3" draw:text-style-name="P4" draw:layer="layout" svg:width="1.386cm" svg:height="0.357cm" svg:x="10.034cm" svg:y="5.783cm">
          <draw:text-box>
            <text:p text:style-name="P1"><text:span text:style-name="T7">c element</text:span></text:p>
          </draw:text-box>
        </draw:frame>
        <draw:line draw:style-name="gr4" draw:text-style-name="P5" draw:layer="layout" svg:x1="4.278cm" svg:y1="6.758cm" svg:x2="4.278cm" svg:y2="6.254cm">
          <text:p/>
        </draw:line>
        <draw:frame draw:style-name="gr3" draw:text-style-name="P4" draw:layer="layout" svg:width="1.124cm" svg:height="0.357cm" svg:x="2.725cm" svg:y="6.306cm">
          <draw:text-box>
            <text:p text:style-name="P1"><text:span text:style-name="T18">zadanie</text:span></text:p>
          </draw:text-box>
        </draw:frame>
        <draw:frame draw:style-name="gr3" draw:text-style-name="P4" draw:layer="layout" svg:width="0.853cm" svg:height="0.357cm" svg:x="4.497cm" svg:y="6.306cm">
          <draw:text-box>
            <text:p text:style-name="P1"><text:span text:style-name="T7">Warto</text:span></text:p>
          </draw:text-box>
        </draw:frame>
        <draw:frame draw:style-name="gr3" draw:text-style-name="P4" draw:layer="layout" svg:width="0.315cm" svg:height="0.357cm" svg:x="5.367cm" svg:y="6.30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34cm" svg:y="6.306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525cm" svg:y="6.301cm">
          <draw:text-box>
            <text:p text:style-name="P1"><text:span text:style-name="T7">´</text:span></text:p>
          </draw:text-box>
        </draw:frame>
        <draw:frame draw:style-name="gr3" draw:text-style-name="P4" draw:layer="layout" svg:width="0.874cm" svg:height="0.357cm" svg:x="5.499cm" svg:y="6.306cm">
          <draw:text-box>
            <text:p text:style-name="P1"><text:span text:style-name="T7">c okre</text:span></text:p>
          </draw:text-box>
        </draw:frame>
        <draw:frame draw:style-name="gr3" draw:text-style-name="P4" draw:layer="layout" svg:width="0.315cm" svg:height="0.357cm" svg:x="6.386cm" svg:y="6.301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6.758cm" svg:x2="18.492cm" svg:y2="6.254cm">
          <text:p/>
        </draw:line>
        <draw:line draw:style-name="gr4" draw:text-style-name="P5" draw:layer="layout" svg:x1="2.499cm" svg:y1="6.765cm" svg:x2="18.499cm" svg:y2="6.765cm">
          <text:p/>
        </draw:line>
        <draw:line draw:style-name="gr4" draw:text-style-name="P5" draw:layer="layout" svg:x1="2.499cm" svg:y1="6.765cm" svg:x2="18.499cm" svg:y2="6.765cm">
          <text:p/>
        </draw:line>
        <draw:line draw:style-name="gr4" draw:text-style-name="P5" draw:layer="layout" svg:x1="2.507cm" svg:y1="7.281cm" svg:x2="2.507cm" svg:y2="6.772cm">
          <text:p/>
        </draw:line>
        <draw:frame draw:style-name="gr3" draw:text-style-name="P4" draw:layer="layout" svg:width="4.9cm" svg:height="0.357cm" svg:x="6.36cm" svg:y="6.306cm">
          <draw:text-box>
            <text:p text:style-name="P1"><text:span text:style-name="T7">sla jaki typ ruchy został wykonany.</text:span></text:p>
          </draw:text-box>
        </draw:frame>
        <draw:line draw:style-name="gr4" draw:text-style-name="P5" draw:layer="layout" svg:x1="4.278cm" svg:y1="7.281cm" svg:x2="4.278cm" svg:y2="6.772cm">
          <text:p/>
        </draw:line>
        <draw:frame draw:style-name="gr3" draw:text-style-name="P4" draw:layer="layout" svg:width="1.348cm" svg:height="0.357cm" svg:x="2.725cm" svg:y="6.825cm">
          <draw:text-box>
            <text:p text:style-name="P1"><text:span text:style-name="T18">argument</text:span></text:p>
          </draw:text-box>
        </draw:frame>
        <draw:frame draw:style-name="gr3" draw:text-style-name="P4" draw:layer="layout" svg:width="4.058cm" svg:height="0.357cm" svg:x="4.497cm" svg:y="6.825cm">
          <draw:text-box>
            <text:p text:style-name="P1"><text:span text:style-name="T7">Informacja do zapsiania na li</text:span></text:p>
          </draw:text-box>
        </draw:frame>
        <draw:frame draw:style-name="gr3" draw:text-style-name="P4" draw:layer="layout" svg:width="0.315cm" svg:height="0.357cm" svg:x="8.53cm" svg:y="6.82cm">
          <draw:text-box>
            <text:p text:style-name="P1"><text:span text:style-name="T7">´</text:span></text:p>
          </draw:text-box>
        </draw:frame>
        <draw:frame draw:style-name="gr3" draw:text-style-name="P4" draw:layer="layout" svg:width="1.192cm" svg:height="0.357cm" svg:x="8.503cm" svg:y="6.825cm">
          <draw:text-box>
            <text:p text:style-name="P1"><text:span text:style-name="T7">scie. Mo</text:span></text:p>
          </draw:text-box>
        </draw:frame>
        <draw:frame draw:style-name="gr3" draw:text-style-name="P4" draw:layer="layout" svg:width="0.315cm" svg:height="0.357cm" svg:x="9.703cm" svg:y="6.821cm">
          <draw:text-box>
            <text:p text:style-name="P1"><text:span text:style-name="T7">˙</text:span></text:p>
          </draw:text-box>
        </draw:frame>
        <draw:frame draw:style-name="gr3" draw:text-style-name="P4" draw:layer="layout" svg:width="0.768cm" svg:height="0.357cm" svg:x="9.676cm" svg:y="6.825cm">
          <draw:text-box>
            <text:p text:style-name="P1"><text:span text:style-name="T7">ze by</text:span></text:p>
          </draw:text-box>
        </draw:frame>
        <draw:frame draw:style-name="gr3" draw:text-style-name="P4" draw:layer="layout" svg:width="0.315cm" svg:height="0.357cm" svg:x="10.453cm" svg:y="6.82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7.281cm" svg:x2="18.492cm" svg:y2="6.772cm">
          <text:p/>
        </draw:line>
        <draw:line draw:style-name="gr4" draw:text-style-name="P5" draw:layer="layout" svg:x1="2.499cm" svg:y1="7.288cm" svg:x2="18.499cm" svg:y2="7.288cm">
          <text:p/>
        </draw:line>
        <draw:line draw:style-name="gr4" draw:text-style-name="P5" draw:layer="layout" svg:x1="2.499cm" svg:y1="7.288cm" svg:x2="18.499cm" svg:y2="7.288cm">
          <text:p/>
        </draw:line>
        <draw:line draw:style-name="gr4" draw:text-style-name="P5" draw:layer="layout" svg:x1="2.507cm" svg:y1="8.221cm" svg:x2="2.507cm" svg:y2="7.295cm">
          <text:p/>
        </draw:line>
        <draw:frame draw:style-name="gr3" draw:text-style-name="P4" draw:layer="layout" svg:width="7.33cm" svg:height="0.357cm" svg:x="10.426cm" svg:y="6.825cm">
          <draw:text-box>
            <text:p text:style-name="P1"><text:span text:style-name="T7">c dowolna, ale została przygotowana na koordynaty</text:span></text:p>
          </draw:text-box>
        </draw:frame>
        <draw:line draw:style-name="gr4" draw:text-style-name="P5" draw:layer="layout" svg:x1="4.278cm" svg:y1="8.221cm" svg:x2="4.278cm" svg:y2="7.295cm">
          <text:p/>
        </draw:line>
        <draw:frame draw:style-name="gr3" draw:text-style-name="P4" draw:layer="layout" svg:width="0.874cm" svg:height="0.357cm" svg:x="2.725cm" svg:y="7.347cm">
          <draw:text-box>
            <text:p text:style-name="P1"><text:span text:style-name="T18">rodzaj</text:span></text:p>
          </draw:text-box>
        </draw:frame>
        <draw:frame draw:style-name="gr3" draw:text-style-name="P4" draw:layer="layout" svg:width="4.041cm" svg:height="0.357cm" svg:x="4.497cm" svg:y="7.347cm">
          <draw:text-box>
            <text:p text:style-name="P1"><text:span text:style-name="T7">informacja do zapsiania na li</text:span></text:p>
          </draw:text-box>
        </draw:frame>
        <draw:frame draw:style-name="gr3" draw:text-style-name="P4" draw:layer="layout" svg:width="0.315cm" svg:height="0.357cm" svg:x="8.512cm" svg:y="7.342cm">
          <draw:text-box>
            <text:p text:style-name="P1"><text:span text:style-name="T7">´</text:span></text:p>
          </draw:text-box>
        </draw:frame>
        <draw:frame draw:style-name="gr3" draw:text-style-name="P4" draw:layer="layout" svg:width="1.192cm" svg:height="0.357cm" svg:x="8.486cm" svg:y="7.347cm">
          <draw:text-box>
            <text:p text:style-name="P1"><text:span text:style-name="T7">scie. Mo</text:span></text:p>
          </draw:text-box>
        </draw:frame>
        <draw:frame draw:style-name="gr3" draw:text-style-name="P4" draw:layer="layout" svg:width="0.315cm" svg:height="0.357cm" svg:x="9.685cm" svg:y="7.343cm">
          <draw:text-box>
            <text:p text:style-name="P1"><text:span text:style-name="T7">˙</text:span></text:p>
          </draw:text-box>
        </draw:frame>
        <draw:frame draw:style-name="gr3" draw:text-style-name="P4" draw:layer="layout" svg:width="0.768cm" svg:height="0.357cm" svg:x="9.659cm" svg:y="7.347cm">
          <draw:text-box>
            <text:p text:style-name="P1"><text:span text:style-name="T7">ze by</text:span></text:p>
          </draw:text-box>
        </draw:frame>
        <draw:frame draw:style-name="gr3" draw:text-style-name="P4" draw:layer="layout" svg:width="0.315cm" svg:height="0.357cm" svg:x="10.435cm" svg:y="7.342cm">
          <draw:text-box>
            <text:p text:style-name="P1"><text:span text:style-name="T7">´</text:span></text:p>
          </draw:text-box>
        </draw:frame>
        <draw:frame draw:style-name="gr3" draw:text-style-name="P4" draw:layer="layout" svg:width="6.974cm" svg:height="0.357cm" svg:x="10.408cm" svg:y="7.347cm">
          <draw:text-box>
            <text:p text:style-name="P1"><text:span text:style-name="T7">c dowolna, ale została przygotowana na kierunek</text:span></text:p>
          </draw:text-box>
        </draw:frame>
        <draw:line draw:style-name="gr4" draw:text-style-name="P5" draw:layer="layout" svg:x1="18.492cm" svg:y1="8.221cm" svg:x2="18.492cm" svg:y2="7.295cm">
          <text:p/>
        </draw:line>
        <draw:line draw:style-name="gr4" draw:text-style-name="P5" draw:layer="layout" svg:x1="2.499cm" svg:y1="8.228cm" svg:x2="18.499cm" svg:y2="8.228cm">
          <text:p/>
        </draw:line>
        <draw:line draw:style-name="gr4" draw:text-style-name="P5" draw:layer="layout" svg:x1="2.499cm" svg:y1="8.228cm" svg:x2="18.499cm" svg:y2="8.228cm">
          <text:p/>
        </draw:line>
        <draw:frame draw:style-name="gr3" draw:text-style-name="P4" draw:layer="layout" svg:width="4.896cm" svg:height="0.357cm" svg:x="4.497cm" svg:y="7.769cm">
          <draw:text-box>
            <text:p text:style-name="P1"><text:span text:style-name="T7">ustawienia statku lub wynik strzału</text:span></text:p>
          </draw:text-box>
        </draw:frame>
        <draw:frame draw:style-name="gr3" draw:text-style-name="P4" draw:layer="layout" svg:width="1.098cm" svg:height="0.357cm" svg:x="2.5cm" svg:y="9.646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2.479cm" svg:height="0.357cm" svg:x="3.291cm" svg:y="10.283cm">
          <draw:text-box>
            <text:p text:style-name="P1"><text:span text:style-name="T7">Wskaznik na liste</text:span></text:p>
          </draw:text-box>
        </draw:frame>
        <draw:frame draw:style-name="gr3" draw:text-style-name="P4" draw:layer="layout" svg:width="3.414cm" svg:height="0.357cm" svg:x="3.291cm" svg:y="10.705cm">
          <draw:text-box>
            <text:p text:style-name="P1"><text:span text:style-name="T7">NULL, gdy nie udało si ˛</text:span></text:p>
          </draw:text-box>
        </draw:frame>
        <draw:frame draw:style-name="gr3" draw:text-style-name="P4" draw:layer="layout" svg:width="1.78cm" svg:height="0.357cm" svg:x="6.473cm" svg:y="10.705cm">
          <draw:text-box>
            <text:p text:style-name="P1"><text:span text:style-name="T7">e zaalokowa</text:span></text:p>
          </draw:text-box>
        </draw:frame>
        <draw:frame draw:style-name="gr3" draw:text-style-name="P4" draw:layer="layout" svg:width="0.315cm" svg:height="0.357cm" svg:x="8.242cm" svg:y="10.7cm">
          <draw:text-box>
            <text:p text:style-name="P1"><text:span text:style-name="T7">´</text:span></text:p>
          </draw:text-box>
        </draw:frame>
        <draw:frame draw:style-name="gr3" draw:text-style-name="P4" draw:layer="layout" svg:width="1.137cm" svg:height="0.357cm" svg:x="8.216cm" svg:y="10.705cm">
          <draw:text-box>
            <text:p text:style-name="P1"><text:span text:style-name="T7">c pami ˛</text:span></text:p>
          </draw:text-box>
        </draw:frame>
        <draw:frame draw:style-name="gr3" draw:text-style-name="P4" draw:layer="layout" svg:width="0.413cm" svg:height="0.357cm" svg:x="9.147cm" svg:y="10.705cm">
          <draw:text-box>
            <text:p text:style-name="P1"><text:span text:style-name="T7">eci</text:span></text:p>
          </draw:text-box>
        </draw:frame>
        <draw:frame draw:style-name="gr3" draw:text-style-name="P4" draw:layer="layout" svg:width="0.98cm" svg:height="0.357cm" svg:x="2.5cm" svg:y="12.973cm">
          <draw:text-box>
            <text:p text:style-name="P1"><text:span text:style-name="T12">4.1.3.6</text:span></text:p>
          </draw:text-box>
        </draw:frame>
        <draw:frame draw:style-name="gr3" draw:text-style-name="P4" draw:layer="layout" svg:width="1.877cm" svg:height="0.357cm" svg:x="3.61cm" svg:y="12.973cm">
          <draw:text-box>
            <text:p text:style-name="P1"><text:span text:style-name="T12">GameLoop()</text:span></text:p>
          </draw:text-box>
        </draw:frame>
        <draw:frame draw:style-name="gr7" draw:text-style-name="P8" draw:layer="layout" svg:width="2.542cm" svg:height="0.319cm" svg:x="2.5cm" svg:y="14.066cm">
          <draw:text-box>
            <text:p text:style-name="P1"><text:span text:style-name="T14">void GameLoop (</text:span></text:p>
          </draw:text-box>
        </draw:frame>
        <draw:frame draw:style-name="gr7" draw:text-style-name="P8" draw:layer="layout" svg:width="2.034cm" svg:height="0.319cm" svg:x="4.669cm" svg:y="14.488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4.527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4.488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14.909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14.949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14.909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2.296cm" svg:height="0.357cm" svg:x="2.5cm" svg:y="15.733cm">
          <draw:text-box>
            <text:p text:style-name="P1"><text:span text:style-name="T7">Funckja stanowi</text:span></text:p>
          </draw:text-box>
        </draw:frame>
        <draw:frame draw:style-name="gr3" draw:text-style-name="P4" draw:layer="layout" svg:width="1.031cm" svg:height="0.357cm" svg:x="4.872cm" svg:y="15.733cm">
          <draw:text-box>
            <text:p text:style-name="P1"><text:span text:style-name="T7">główn ˛</text:span></text:p>
          </draw:text-box>
        </draw:frame>
        <draw:frame draw:style-name="gr3" draw:text-style-name="P4" draw:layer="layout" svg:width="0.641cm" svg:height="0.357cm" svg:x="5.699cm" svg:y="15.733cm">
          <draw:text-box>
            <text:p text:style-name="P1"><text:span text:style-name="T7">a p ˛</text:span></text:p>
          </draw:text-box>
        </draw:frame>
        <draw:frame draw:style-name="gr3" draw:text-style-name="P4" draw:layer="layout" svg:width="8.477cm" svg:height="0.357cm" svg:x="6.152cm" svg:y="15.733cm">
          <draw:text-box>
            <text:p text:style-name="P1"><text:span text:style-name="T7">etle gry. Przekazuje graczom odpowiednie informacje porz ˛</text:span></text:p>
          </draw:text-box>
        </draw:frame>
        <draw:frame draw:style-name="gr3" draw:text-style-name="P4" draw:layer="layout" svg:width="0.768cm" svg:height="0.357cm" svg:x="14.38cm" svg:y="15.733cm">
          <draw:text-box>
            <text:p text:style-name="P1"><text:span text:style-name="T7">adkuj</text:span></text:p>
          </draw:text-box>
        </draw:frame>
        <draw:frame draw:style-name="gr3" draw:text-style-name="P4" draw:layer="layout" svg:width="0.315cm" svg:height="0.357cm" svg:x="15.233cm" svg:y="15.733cm">
          <draw:text-box>
            <text:p text:style-name="P1"><text:span text:style-name="T7">˛</text:span></text:p>
          </draw:text-box>
        </draw:frame>
        <draw:frame draw:style-name="gr3" draw:text-style-name="P4" draw:layer="layout" svg:width="1.086cm" svg:height="0.357cm" svg:x="15.136cm" svg:y="15.733cm">
          <draw:text-box>
            <text:p text:style-name="P1"><text:span text:style-name="T7">ace gr ˛</text:span></text:p>
          </draw:text-box>
        </draw:frame>
        <draw:frame draw:style-name="gr3" draw:text-style-name="P4" draw:layer="layout" svg:width="2.491cm" svg:height="0.357cm" svg:x="16.026cm" svg:y="15.733cm">
          <draw:text-box>
            <text:p text:style-name="P1"><text:span text:style-name="T7">e. Tylko dla gry w</text:span></text:p>
          </draw:text-box>
        </draw:frame>
        <draw:frame draw:style-name="gr3" draw:text-style-name="P4" draw:layer="layout" svg:width="1.924cm" svg:height="0.357cm" svg:x="2.5cm" svg:y="16.155cm">
          <draw:text-box>
            <text:p text:style-name="P1"><text:span text:style-name="T7">trybie hotseat</text:span></text:p>
          </draw:text-box>
        </draw:frame>
        <draw:line draw:style-name="gr4" draw:text-style-name="P5" draw:layer="layout" svg:x1="2.499cm" svg:y1="17.591cm" svg:x2="11.918cm" svg:y2="17.591cm">
          <text:p/>
        </draw:line>
        <draw:line draw:style-name="gr4" draw:text-style-name="P5" draw:layer="layout" svg:x1="2.499cm" svg:y1="17.591cm" svg:x2="11.918cm" svg:y2="17.591cm">
          <text:p/>
        </draw:line>
        <draw:line draw:style-name="gr4" draw:text-style-name="P5" draw:layer="layout" svg:x1="2.507cm" svg:y1="18.101cm" svg:x2="2.507cm" svg:y2="17.598cm">
          <text:p/>
        </draw:line>
        <draw:frame draw:style-name="gr3" draw:text-style-name="P4" draw:layer="layout" svg:width="1.56cm" svg:height="0.357cm" svg:x="2.5cm" svg:y="16.967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8.101cm" svg:x2="4.638cm" svg:y2="17.598cm">
          <text:p/>
        </draw:line>
        <draw:frame draw:style-name="gr3" draw:text-style-name="P4" draw:layer="layout" svg:width="1.729cm" svg:height="0.357cm" svg:x="2.725cm" svg:y="17.64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7.64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7.645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8.101cm" svg:x2="11.911cm" svg:y2="17.598cm">
          <text:p/>
        </draw:line>
        <draw:line draw:style-name="gr4" draw:text-style-name="P5" draw:layer="layout" svg:x1="2.499cm" svg:y1="18.108cm" svg:x2="11.918cm" svg:y2="18.108cm">
          <text:p/>
        </draw:line>
        <draw:line draw:style-name="gr4" draw:text-style-name="P5" draw:layer="layout" svg:x1="2.499cm" svg:y1="18.108cm" svg:x2="11.918cm" svg:y2="18.108cm">
          <text:p/>
        </draw:line>
        <draw:line draw:style-name="gr4" draw:text-style-name="P5" draw:layer="layout" svg:x1="2.507cm" svg:y1="18.611cm" svg:x2="2.507cm" svg:y2="18.115cm">
          <text:p/>
        </draw:line>
        <draw:frame draw:style-name="gr3" draw:text-style-name="P4" draw:layer="layout" svg:width="2.652cm" svg:height="0.357cm" svg:x="7.767cm" svg:y="17.64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8.611cm" svg:x2="4.638cm" svg:y2="18.115cm">
          <text:p/>
        </draw:line>
        <draw:frame draw:style-name="gr3" draw:text-style-name="P4" draw:layer="layout" svg:width="1.458cm" svg:height="0.357cm" svg:x="2.725cm" svg:y="18.154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18.154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8.154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8.611cm" svg:x2="11.911cm" svg:y2="18.115cm">
          <text:p/>
        </draw:line>
        <draw:line draw:style-name="gr4" draw:text-style-name="P5" draw:layer="layout" svg:x1="2.499cm" svg:y1="18.618cm" svg:x2="11.918cm" svg:y2="18.618cm">
          <text:p/>
        </draw:line>
        <draw:line draw:style-name="gr4" draw:text-style-name="P5" draw:layer="layout" svg:x1="2.499cm" svg:y1="18.618cm" svg:x2="11.918cm" svg:y2="18.618cm">
          <text:p/>
        </draw:line>
        <draw:frame draw:style-name="gr3" draw:text-style-name="P4" draw:layer="layout" svg:width="3.969cm" svg:height="0.357cm" svg:x="7.767cm" svg:y="18.154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0.98cm" svg:height="0.357cm" svg:x="2.5cm" svg:y="20.888cm">
          <draw:text-box>
            <text:p text:style-name="P1"><text:span text:style-name="T12">4.1.3.7</text:span></text:p>
          </draw:text-box>
        </draw:frame>
        <draw:frame draw:style-name="gr3" draw:text-style-name="P4" draw:layer="layout" svg:width="2.195cm" svg:height="0.357cm" svg:x="3.61cm" svg:y="20.888cm">
          <draw:text-box>
            <text:p text:style-name="P1"><text:span text:style-name="T12">GameLoopAI()</text:span></text:p>
          </draw:text-box>
        </draw:frame>
        <draw:frame draw:style-name="gr7" draw:text-style-name="P8" draw:layer="layout" svg:width="2.881cm" svg:height="0.319cm" svg:x="2.5cm" svg:y="21.981cm">
          <draw:text-box>
            <text:p text:style-name="P1"><text:span text:style-name="T14">void GameLoopAI (</text:span></text:p>
          </draw:text-box>
        </draw:frame>
        <draw:frame draw:style-name="gr7" draw:text-style-name="P8" draw:layer="layout" svg:width="2.034cm" svg:height="0.319cm" svg:x="4.669cm" svg:y="22.403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2.442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2.403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22.825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22.864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22.825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2.296cm" svg:height="0.357cm" svg:x="2.5cm" svg:y="23.648cm">
          <draw:text-box>
            <text:p text:style-name="P1"><text:span text:style-name="T7">Funckja stanowi</text:span></text:p>
          </draw:text-box>
        </draw:frame>
        <draw:frame draw:style-name="gr3" draw:text-style-name="P4" draw:layer="layout" svg:width="1.031cm" svg:height="0.357cm" svg:x="4.878cm" svg:y="23.648cm">
          <draw:text-box>
            <text:p text:style-name="P1"><text:span text:style-name="T7">główn ˛</text:span></text:p>
          </draw:text-box>
        </draw:frame>
        <draw:frame draw:style-name="gr3" draw:text-style-name="P4" draw:layer="layout" svg:width="0.641cm" svg:height="0.357cm" svg:x="5.704cm" svg:y="23.648cm">
          <draw:text-box>
            <text:p text:style-name="P1"><text:span text:style-name="T7">a p ˛</text:span></text:p>
          </draw:text-box>
        </draw:frame>
        <draw:frame draw:style-name="gr3" draw:text-style-name="P4" draw:layer="layout" svg:width="4.163cm" svg:height="0.357cm" svg:x="6.161cm" svg:y="23.648cm">
          <draw:text-box>
            <text:p text:style-name="P1"><text:span text:style-name="T7">etle gry. Przekazuje graczowi</text:span></text:p>
          </draw:text-box>
        </draw:frame>
        <draw:frame draw:style-name="gr3" draw:text-style-name="P4" draw:layer="layout" svg:width="4.265cm" svg:height="0.357cm" svg:x="10.383cm" svg:y="23.648cm">
          <draw:text-box>
            <text:p text:style-name="P1"><text:span text:style-name="T7">odpowiednie informacje porz ˛</text:span></text:p>
          </draw:text-box>
        </draw:frame>
        <draw:frame draw:style-name="gr3" draw:text-style-name="P4" draw:layer="layout" svg:width="0.768cm" svg:height="0.357cm" svg:x="14.436cm" svg:y="23.648cm">
          <draw:text-box>
            <text:p text:style-name="P1"><text:span text:style-name="T7">adkuj</text:span></text:p>
          </draw:text-box>
        </draw:frame>
        <draw:frame draw:style-name="gr3" draw:text-style-name="P4" draw:layer="layout" svg:width="0.315cm" svg:height="0.357cm" svg:x="15.289cm" svg:y="23.648cm">
          <draw:text-box>
            <text:p text:style-name="P1"><text:span text:style-name="T7">˛</text:span></text:p>
          </draw:text-box>
        </draw:frame>
        <draw:frame draw:style-name="gr3" draw:text-style-name="P4" draw:layer="layout" svg:width="1.086cm" svg:height="0.357cm" svg:x="15.192cm" svg:y="23.648cm">
          <draw:text-box>
            <text:p text:style-name="P1"><text:span text:style-name="T7">ace gr ˛</text:span></text:p>
          </draw:text-box>
        </draw:frame>
        <draw:frame draw:style-name="gr3" draw:text-style-name="P4" draw:layer="layout" svg:width="2.423cm" svg:height="0.357cm" svg:x="16.085cm" svg:y="23.648cm">
          <draw:text-box>
            <text:p text:style-name="P1"><text:span text:style-name="T7">e. Tylko dla gry z</text:span></text:p>
          </draw:text-box>
        </draw:frame>
        <draw:frame draw:style-name="gr3" draw:text-style-name="P4" draw:layer="layout" svg:width="1.86cm" svg:height="0.357cm" svg:x="2.5cm" svg:y="24.07cm">
          <draw:text-box>
            <text:p text:style-name="P1"><text:span text:style-name="T7">komputerem.</text:span></text:p>
          </draw:text-box>
        </draw:frame>
        <draw:line draw:style-name="gr4" draw:text-style-name="P5" draw:layer="layout" svg:x1="2.499cm" svg:y1="25.506cm" svg:x2="11.918cm" svg:y2="25.506cm">
          <text:p/>
        </draw:line>
        <draw:line draw:style-name="gr4" draw:text-style-name="P5" draw:layer="layout" svg:x1="2.499cm" svg:y1="25.506cm" svg:x2="11.918cm" svg:y2="25.506cm">
          <text:p/>
        </draw:line>
        <draw:line draw:style-name="gr4" draw:text-style-name="P5" draw:layer="layout" svg:x1="2.507cm" svg:y1="26.016cm" svg:x2="2.507cm" svg:y2="25.513cm">
          <text:p/>
        </draw:line>
        <draw:frame draw:style-name="gr3" draw:text-style-name="P4" draw:layer="layout" svg:width="1.56cm" svg:height="0.357cm" svg:x="2.5cm" svg:y="24.88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6.016cm" svg:x2="4.638cm" svg:y2="25.513cm">
          <text:p/>
        </draw:line>
        <draw:frame draw:style-name="gr3" draw:text-style-name="P4" draw:layer="layout" svg:width="1.729cm" svg:height="0.357cm" svg:x="2.725cm" svg:y="25.56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5.5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5.56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6.016cm" svg:x2="11.911cm" svg:y2="25.513cm">
          <text:p/>
        </draw:line>
        <draw:line draw:style-name="gr4" draw:text-style-name="P5" draw:layer="layout" svg:x1="2.499cm" svg:y1="26.023cm" svg:x2="11.918cm" svg:y2="26.023cm">
          <text:p/>
        </draw:line>
        <draw:line draw:style-name="gr4" draw:text-style-name="P5" draw:layer="layout" svg:x1="2.499cm" svg:y1="26.023cm" svg:x2="11.918cm" svg:y2="26.023cm">
          <text:p/>
        </draw:line>
        <draw:line draw:style-name="gr4" draw:text-style-name="P5" draw:layer="layout" svg:x1="2.507cm" svg:y1="26.526cm" svg:x2="2.507cm" svg:y2="26.03cm">
          <text:p/>
        </draw:line>
        <draw:frame draw:style-name="gr3" draw:text-style-name="P4" draw:layer="layout" svg:width="2.652cm" svg:height="0.357cm" svg:x="7.767cm" svg:y="25.56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6.526cm" svg:x2="4.638cm" svg:y2="26.03cm">
          <text:p/>
        </draw:line>
        <draw:frame draw:style-name="gr3" draw:text-style-name="P4" draw:layer="layout" svg:width="1.458cm" svg:height="0.357cm" svg:x="2.725cm" svg:y="26.07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26.07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6.07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6.526cm" svg:x2="11.911cm" svg:y2="26.03cm">
          <text:p/>
        </draw:line>
        <draw:line draw:style-name="gr4" draw:text-style-name="P5" draw:layer="layout" svg:x1="2.499cm" svg:y1="26.533cm" svg:x2="11.918cm" svg:y2="26.533cm">
          <text:p/>
        </draw:line>
        <draw:line draw:style-name="gr4" draw:text-style-name="P5" draw:layer="layout" svg:x1="2.499cm" svg:y1="26.533cm" svg:x2="11.918cm" svg:y2="26.533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3.969cm" svg:height="0.357cm" svg:x="7.767cm" svg:y="26.07cm">
          <draw:text-box>
            <text:p text:style-name="P1"><text:span text:style-name="T7">aca dane obecnej rozgrywki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10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15cm" svg:height="0.357cm" svg:x="18.324cm" svg:y="1.209cm">
          <draw:text-box>
            <text:p text:style-name="P1"><text:span text:style-name="T3">9</text:span></text:p>
          </draw:text-box>
        </draw:frame>
        <draw:frame draw:style-name="gr3" draw:text-style-name="P4" draw:layer="layout" svg:width="0.98cm" svg:height="0.357cm" svg:x="2.5cm" svg:y="3.606cm">
          <draw:text-box>
            <text:p text:style-name="P1"><text:span text:style-name="T12">4.1.3.8</text:span></text:p>
          </draw:text-box>
        </draw:frame>
        <draw:frame draw:style-name="gr3" draw:text-style-name="P4" draw:layer="layout" svg:width="0.87cm" svg:height="0.357cm" svg:x="3.61cm" svg:y="3.606cm">
          <draw:text-box>
            <text:p text:style-name="P1"><text:span text:style-name="T12">IdzE()</text:span></text:p>
          </draw:text-box>
        </draw:frame>
        <draw:frame draw:style-name="gr7" draw:text-style-name="P8" draw:layer="layout" svg:width="1.695cm" svg:height="0.319cm" svg:x="2.5cm" svg:y="4.699cm">
          <draw:text-box>
            <text:p text:style-name="P1"><text:span text:style-name="T14">int IdzE (</text:span></text:p>
          </draw:text-box>
        </draw:frame>
        <draw:frame draw:style-name="gr7" draw:text-style-name="P8" draw:layer="layout" svg:width="2.034cm" svg:height="0.319cm" svg:x="4.669cm" svg:y="5.12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5.16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5.121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5.543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707cm" svg:height="0.357cm" svg:x="2.5cm" svg:y="6.366cm">
          <draw:text-box>
            <text:p text:style-name="P1"><text:span text:style-name="T7">Funckja przenosz ˛</text:span></text:p>
          </draw:text-box>
        </draw:frame>
        <draw:frame draw:style-name="gr3" draw:text-style-name="P4" draw:layer="layout" svg:width="5.226cm" svg:height="0.357cm" svg:x="4.968cm" svg:y="6.366cm">
          <draw:text-box>
            <text:p text:style-name="P1"><text:span text:style-name="T7">aca celowanie o jedno pole w prawo.</text:span></text:p>
          </draw:text-box>
        </draw:frame>
        <draw:line draw:style-name="gr4" draw:text-style-name="P5" draw:layer="layout" svg:x1="2.499cm" svg:y1="7.806cm" svg:x2="11.092cm" svg:y2="7.806cm">
          <text:p/>
        </draw:line>
        <draw:line draw:style-name="gr4" draw:text-style-name="P5" draw:layer="layout" svg:x1="2.499cm" svg:y1="7.806cm" svg:x2="11.092cm" svg:y2="7.806cm">
          <text:p/>
        </draw:line>
        <draw:line draw:style-name="gr4" draw:text-style-name="P5" draw:layer="layout" svg:x1="2.507cm" svg:y1="8.316cm" svg:x2="2.507cm" svg:y2="7.813cm">
          <text:p/>
        </draw:line>
        <draw:frame draw:style-name="gr3" draw:text-style-name="P4" draw:layer="layout" svg:width="1.56cm" svg:height="0.357cm" svg:x="2.5cm" svg:y="7.18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8.316cm" svg:x2="5.12cm" svg:y2="7.813cm">
          <text:p/>
        </draw:line>
        <draw:frame draw:style-name="gr3" draw:text-style-name="P4" draw:layer="layout" svg:width="1.729cm" svg:height="0.357cm" svg:x="2.725cm" svg:y="7.86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7.8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7.86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8.316cm" svg:x2="11.085cm" svg:y2="7.813cm">
          <text:p/>
        </draw:line>
        <draw:line draw:style-name="gr4" draw:text-style-name="P5" draw:layer="layout" svg:x1="2.499cm" svg:y1="8.323cm" svg:x2="11.092cm" svg:y2="8.323cm">
          <text:p/>
        </draw:line>
        <draw:line draw:style-name="gr4" draw:text-style-name="P5" draw:layer="layout" svg:x1="2.499cm" svg:y1="8.323cm" svg:x2="11.092cm" svg:y2="8.323cm">
          <text:p/>
        </draw:line>
        <draw:line draw:style-name="gr4" draw:text-style-name="P5" draw:layer="layout" svg:x1="2.507cm" svg:y1="8.829cm" svg:x2="2.507cm" svg:y2="8.33cm">
          <text:p/>
        </draw:line>
        <draw:frame draw:style-name="gr3" draw:text-style-name="P4" draw:layer="layout" svg:width="2.652cm" svg:height="0.357cm" svg:x="8.248cm" svg:y="7.86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8.829cm" svg:x2="5.12cm" svg:y2="8.33cm">
          <text:p/>
        </draw:line>
        <draw:frame draw:style-name="gr3" draw:text-style-name="P4" draw:layer="layout" svg:width="2.225cm" svg:height="0.357cm" svg:x="2.725cm" svg:y="8.377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8.829cm" svg:x2="11.085cm" svg:y2="8.33cm">
          <text:p/>
        </draw:line>
        <draw:line draw:style-name="gr4" draw:text-style-name="P5" draw:layer="layout" svg:x1="2.499cm" svg:y1="8.837cm" svg:x2="11.092cm" svg:y2="8.837cm">
          <text:p/>
        </draw:line>
        <draw:line draw:style-name="gr4" draw:text-style-name="P5" draw:layer="layout" svg:x1="2.499cm" svg:y1="8.837cm" svg:x2="11.092cm" svg:y2="8.837cm">
          <text:p/>
        </draw:line>
        <draw:frame draw:style-name="gr3" draw:text-style-name="P4" draw:layer="layout" svg:width="4.87cm" svg:height="0.357cm" svg:x="5.338cm" svg:y="8.377cm">
          <draw:text-box>
            <text:p text:style-name="P1"><text:span text:style-name="T7">Poprzednie pole w które celowano</text:span></text:p>
          </draw:text-box>
        </draw:frame>
        <draw:frame draw:style-name="gr3" draw:text-style-name="P4" draw:layer="layout" svg:width="1.098cm" svg:height="0.357cm" svg:x="2.5cm" svg:y="10.255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10.891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10.888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10.891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10.88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10.891cm">
          <draw:text-box>
            <text:p text:style-name="P1"><text:span text:style-name="T7">c</text:span></text:p>
          </draw:text-box>
        </draw:frame>
        <draw:frame draw:style-name="gr3" draw:text-style-name="P4" draw:layer="layout" svg:width="0.98cm" svg:height="0.357cm" svg:x="2.5cm" svg:y="13.16cm">
          <draw:text-box>
            <text:p text:style-name="P1"><text:span text:style-name="T12">4.1.3.9</text:span></text:p>
          </draw:text-box>
        </draw:frame>
        <draw:frame draw:style-name="gr3" draw:text-style-name="P4" draw:layer="layout" svg:width="0.887cm" svg:height="0.357cm" svg:x="3.61cm" svg:y="13.16cm">
          <draw:text-box>
            <text:p text:style-name="P1"><text:span text:style-name="T12">IdzN()</text:span></text:p>
          </draw:text-box>
        </draw:frame>
        <draw:frame draw:style-name="gr7" draw:text-style-name="P8" draw:layer="layout" svg:width="1.695cm" svg:height="0.319cm" svg:x="2.5cm" svg:y="14.253cm">
          <draw:text-box>
            <text:p text:style-name="P1"><text:span text:style-name="T14">int IdzN (</text:span></text:p>
          </draw:text-box>
        </draw:frame>
        <draw:frame draw:style-name="gr7" draw:text-style-name="P8" draw:layer="layout" svg:width="2.034cm" svg:height="0.319cm" svg:x="4.669cm" svg:y="14.674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4.71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4.674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15.096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707cm" svg:height="0.357cm" svg:x="2.5cm" svg:y="15.92cm">
          <draw:text-box>
            <text:p text:style-name="P1"><text:span text:style-name="T7">Funkcja przenosz ˛</text:span></text:p>
          </draw:text-box>
        </draw:frame>
        <draw:frame draw:style-name="gr3" draw:text-style-name="P4" draw:layer="layout" svg:width="5.107cm" svg:height="0.357cm" svg:x="4.974cm" svg:y="15.92cm">
          <draw:text-box>
            <text:p text:style-name="P1"><text:span text:style-name="T7">aca celowanie o jedno pole do góry.</text:span></text:p>
          </draw:text-box>
        </draw:frame>
        <draw:line draw:style-name="gr4" draw:text-style-name="P5" draw:layer="layout" svg:x1="2.499cm" svg:y1="17.359cm" svg:x2="11.092cm" svg:y2="17.359cm">
          <text:p/>
        </draw:line>
        <draw:line draw:style-name="gr4" draw:text-style-name="P5" draw:layer="layout" svg:x1="2.499cm" svg:y1="17.359cm" svg:x2="11.092cm" svg:y2="17.359cm">
          <text:p/>
        </draw:line>
        <draw:line draw:style-name="gr4" draw:text-style-name="P5" draw:layer="layout" svg:x1="2.507cm" svg:y1="17.869cm" svg:x2="2.507cm" svg:y2="17.366cm">
          <text:p/>
        </draw:line>
        <draw:frame draw:style-name="gr3" draw:text-style-name="P4" draw:layer="layout" svg:width="1.56cm" svg:height="0.357cm" svg:x="2.5cm" svg:y="16.73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17.869cm" svg:x2="5.12cm" svg:y2="17.366cm">
          <text:p/>
        </draw:line>
        <draw:frame draw:style-name="gr3" draw:text-style-name="P4" draw:layer="layout" svg:width="1.729cm" svg:height="0.357cm" svg:x="2.725cm" svg:y="17.413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17.413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17.413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17.869cm" svg:x2="11.085cm" svg:y2="17.366cm">
          <text:p/>
        </draw:line>
        <draw:line draw:style-name="gr4" draw:text-style-name="P5" draw:layer="layout" svg:x1="2.499cm" svg:y1="17.877cm" svg:x2="11.092cm" svg:y2="17.877cm">
          <text:p/>
        </draw:line>
        <draw:line draw:style-name="gr4" draw:text-style-name="P5" draw:layer="layout" svg:x1="2.499cm" svg:y1="17.877cm" svg:x2="11.092cm" svg:y2="17.877cm">
          <text:p/>
        </draw:line>
        <draw:line draw:style-name="gr4" draw:text-style-name="P5" draw:layer="layout" svg:x1="2.507cm" svg:y1="18.383cm" svg:x2="2.507cm" svg:y2="17.884cm">
          <text:p/>
        </draw:line>
        <draw:frame draw:style-name="gr3" draw:text-style-name="P4" draw:layer="layout" svg:width="2.652cm" svg:height="0.357cm" svg:x="8.248cm" svg:y="17.413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18.383cm" svg:x2="5.12cm" svg:y2="17.884cm">
          <text:p/>
        </draw:line>
        <draw:frame draw:style-name="gr3" draw:text-style-name="P4" draw:layer="layout" svg:width="2.225cm" svg:height="0.357cm" svg:x="2.725cm" svg:y="17.93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18.383cm" svg:x2="11.085cm" svg:y2="17.884cm">
          <text:p/>
        </draw:line>
        <draw:line draw:style-name="gr4" draw:text-style-name="P5" draw:layer="layout" svg:x1="2.499cm" svg:y1="18.39cm" svg:x2="11.092cm" svg:y2="18.39cm">
          <text:p/>
        </draw:line>
        <draw:line draw:style-name="gr4" draw:text-style-name="P5" draw:layer="layout" svg:x1="2.499cm" svg:y1="18.39cm" svg:x2="11.092cm" svg:y2="18.39cm">
          <text:p/>
        </draw:line>
        <draw:frame draw:style-name="gr3" draw:text-style-name="P4" draw:layer="layout" svg:width="4.87cm" svg:height="0.357cm" svg:x="5.338cm" svg:y="17.93cm">
          <draw:text-box>
            <text:p text:style-name="P1"><text:span text:style-name="T7">Poprzednie pole w które celowano</text:span></text:p>
          </draw:text-box>
        </draw:frame>
        <draw:frame draw:style-name="gr3" draw:text-style-name="P4" draw:layer="layout" svg:width="1.098cm" svg:height="0.357cm" svg:x="2.5cm" svg:y="19.80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20.445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20.441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20.445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20.44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20.445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22.713cm">
          <draw:text-box>
            <text:p text:style-name="P1"><text:span text:style-name="T12">4.1.3.10</text:span></text:p>
          </draw:text-box>
        </draw:frame>
        <draw:frame draw:style-name="gr3" draw:text-style-name="P4" draw:layer="layout" svg:width="0.87cm" svg:height="0.357cm" svg:x="3.754cm" svg:y="22.713cm">
          <draw:text-box>
            <text:p text:style-name="P1"><text:span text:style-name="T12">IdzS()</text:span></text:p>
          </draw:text-box>
        </draw:frame>
        <draw:frame draw:style-name="gr7" draw:text-style-name="P8" draw:layer="layout" svg:width="1.695cm" svg:height="0.319cm" svg:x="2.5cm" svg:y="23.806cm">
          <draw:text-box>
            <text:p text:style-name="P1"><text:span text:style-name="T14">int IdzS (</text:span></text:p>
          </draw:text-box>
        </draw:frame>
        <draw:frame draw:style-name="gr7" draw:text-style-name="P8" draw:layer="layout" svg:width="2.034cm" svg:height="0.319cm" svg:x="4.669cm" svg:y="24.228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4.267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4.228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24.649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707cm" svg:height="0.357cm" svg:x="2.5cm" svg:y="25.473cm">
          <draw:text-box>
            <text:p text:style-name="P1"><text:span text:style-name="T7">Funkcja przenosz ˛</text:span></text:p>
          </draw:text-box>
        </draw:frame>
        <draw:frame draw:style-name="gr3" draw:text-style-name="P4" draw:layer="layout" svg:width="4.786cm" svg:height="0.357cm" svg:x="4.974cm" svg:y="25.473cm">
          <draw:text-box>
            <text:p text:style-name="P1"><text:span text:style-name="T7">aca celowanie o jedno pole w dół.</text:span></text:p>
          </draw:text-box>
        </draw:frame>
        <draw:line draw:style-name="gr4" draw:text-style-name="P5" draw:layer="layout" svg:x1="2.499cm" svg:y1="26.913cm" svg:x2="11.092cm" svg:y2="26.913cm">
          <text:p/>
        </draw:line>
        <draw:line draw:style-name="gr4" draw:text-style-name="P5" draw:layer="layout" svg:x1="2.499cm" svg:y1="26.913cm" svg:x2="11.092cm" svg:y2="26.913cm">
          <text:p/>
        </draw:line>
        <draw:line draw:style-name="gr4" draw:text-style-name="P5" draw:layer="layout" svg:x1="2.507cm" svg:y1="27.423cm" svg:x2="2.507cm" svg:y2="26.92cm">
          <text:p/>
        </draw:line>
        <draw:frame draw:style-name="gr3" draw:text-style-name="P4" draw:layer="layout" svg:width="1.56cm" svg:height="0.357cm" svg:x="2.5cm" svg:y="26.289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27.423cm" svg:x2="5.12cm" svg:y2="26.92cm">
          <text:p/>
        </draw:line>
        <draw:frame draw:style-name="gr3" draw:text-style-name="P4" draw:layer="layout" svg:width="1.729cm" svg:height="0.357cm" svg:x="2.725cm" svg:y="26.967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26.967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26.967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27.423cm" svg:x2="11.085cm" svg:y2="26.92cm">
          <text:p/>
        </draw:line>
        <draw:line draw:style-name="gr4" draw:text-style-name="P5" draw:layer="layout" svg:x1="2.499cm" svg:y1="27.43cm" svg:x2="11.092cm" svg:y2="27.43cm">
          <text:p/>
        </draw:line>
        <draw:line draw:style-name="gr4" draw:text-style-name="P5" draw:layer="layout" svg:x1="2.499cm" svg:y1="27.43cm" svg:x2="11.092cm" svg:y2="27.43cm">
          <text:p/>
        </draw:line>
        <draw:line draw:style-name="gr4" draw:text-style-name="P5" draw:layer="layout" svg:x1="2.507cm" svg:y1="27.936cm" svg:x2="2.507cm" svg:y2="27.437cm">
          <text:p/>
        </draw:line>
        <draw:frame draw:style-name="gr3" draw:text-style-name="P4" draw:layer="layout" svg:width="2.652cm" svg:height="0.357cm" svg:x="8.248cm" svg:y="26.967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27.936cm" svg:x2="5.12cm" svg:y2="27.437cm">
          <text:p/>
        </draw:line>
        <draw:frame draw:style-name="gr3" draw:text-style-name="P4" draw:layer="layout" svg:width="2.225cm" svg:height="0.357cm" svg:x="2.725cm" svg:y="27.484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27.936cm" svg:x2="11.085cm" svg:y2="27.437cm">
          <text:p/>
        </draw:line>
        <draw:line draw:style-name="gr4" draw:text-style-name="P5" draw:layer="layout" svg:x1="2.499cm" svg:y1="27.943cm" svg:x2="11.092cm" svg:y2="27.943cm">
          <text:p/>
        </draw:line>
        <draw:line draw:style-name="gr4" draw:text-style-name="P5" draw:layer="layout" svg:x1="2.499cm" svg:y1="27.943cm" svg:x2="11.092cm" svg:y2="27.943cm">
          <text:p/>
        </draw:line>
        <draw:frame draw:style-name="gr3" draw:text-style-name="P4" draw:layer="layout" svg:width="4.87cm" svg:height="0.357cm" svg:x="5.338cm" svg:y="27.484cm">
          <draw:text-box>
            <text:p text:style-name="P1"><text:span text:style-name="T7">Poprzednie pole w które celowano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11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10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098cm" svg:height="0.357cm" svg:x="2.5cm" svg:y="2.43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3.074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3.07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3.074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3.0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3.074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5.342cm">
          <draw:text-box>
            <text:p text:style-name="P1"><text:span text:style-name="T12">4.1.3.11</text:span></text:p>
          </draw:text-box>
        </draw:frame>
        <draw:frame draw:style-name="gr3" draw:text-style-name="P4" draw:layer="layout" svg:width="1.42cm" svg:height="0.357cm" svg:x="3.754cm" svg:y="5.342cm">
          <draw:text-box>
            <text:p text:style-name="P1"><text:span text:style-name="T12">IdzSkos()</text:span></text:p>
          </draw:text-box>
        </draw:frame>
        <draw:frame draw:style-name="gr7" draw:text-style-name="P8" draw:layer="layout" svg:width="2.203cm" svg:height="0.319cm" svg:x="2.5cm" svg:y="6.435cm">
          <draw:text-box>
            <text:p text:style-name="P1"><text:span text:style-name="T14">int IdzSkos (</text:span></text:p>
          </draw:text-box>
        </draw:frame>
        <draw:frame draw:style-name="gr7" draw:text-style-name="P8" draw:layer="layout" svg:width="2.034cm" svg:height="0.319cm" svg:x="4.669cm" svg:y="6.857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6.897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6.857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7.279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707cm" svg:height="0.357cm" svg:x="2.5cm" svg:y="8.103cm">
          <draw:text-box>
            <text:p text:style-name="P1"><text:span text:style-name="T7">Funkcja przenosz ˛</text:span></text:p>
          </draw:text-box>
        </draw:frame>
        <draw:frame draw:style-name="gr3" draw:text-style-name="P4" draw:layer="layout" svg:width="7.093cm" svg:height="0.357cm" svg:x="4.974cm" svg:y="8.103cm">
          <draw:text-box>
            <text:p text:style-name="P1"><text:span text:style-name="T7">aca celowanie o jedno pole w prawo i jedno w dół.</text:span></text:p>
          </draw:text-box>
        </draw:frame>
        <draw:line draw:style-name="gr4" draw:text-style-name="P5" draw:layer="layout" svg:x1="2.499cm" svg:y1="9.542cm" svg:x2="11.092cm" svg:y2="9.542cm">
          <text:p/>
        </draw:line>
        <draw:line draw:style-name="gr4" draw:text-style-name="P5" draw:layer="layout" svg:x1="2.499cm" svg:y1="9.542cm" svg:x2="11.092cm" svg:y2="9.542cm">
          <text:p/>
        </draw:line>
        <draw:line draw:style-name="gr4" draw:text-style-name="P5" draw:layer="layout" svg:x1="2.507cm" svg:y1="10.052cm" svg:x2="2.507cm" svg:y2="9.549cm">
          <text:p/>
        </draw:line>
        <draw:frame draw:style-name="gr3" draw:text-style-name="P4" draw:layer="layout" svg:width="1.56cm" svg:height="0.357cm" svg:x="2.5cm" svg:y="8.919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10.052cm" svg:x2="5.12cm" svg:y2="9.549cm">
          <text:p/>
        </draw:line>
        <draw:frame draw:style-name="gr3" draw:text-style-name="P4" draw:layer="layout" svg:width="1.729cm" svg:height="0.357cm" svg:x="2.725cm" svg:y="9.596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9.59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9.596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10.052cm" svg:x2="11.085cm" svg:y2="9.549cm">
          <text:p/>
        </draw:line>
        <draw:line draw:style-name="gr4" draw:text-style-name="P5" draw:layer="layout" svg:x1="2.499cm" svg:y1="10.059cm" svg:x2="11.092cm" svg:y2="10.059cm">
          <text:p/>
        </draw:line>
        <draw:line draw:style-name="gr4" draw:text-style-name="P5" draw:layer="layout" svg:x1="2.499cm" svg:y1="10.059cm" svg:x2="11.092cm" svg:y2="10.059cm">
          <text:p/>
        </draw:line>
        <draw:line draw:style-name="gr4" draw:text-style-name="P5" draw:layer="layout" svg:x1="2.507cm" svg:y1="10.566cm" svg:x2="2.507cm" svg:y2="10.066cm">
          <text:p/>
        </draw:line>
        <draw:frame draw:style-name="gr3" draw:text-style-name="P4" draw:layer="layout" svg:width="2.652cm" svg:height="0.357cm" svg:x="8.248cm" svg:y="9.596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10.566cm" svg:x2="5.12cm" svg:y2="10.066cm">
          <text:p/>
        </draw:line>
        <draw:frame draw:style-name="gr3" draw:text-style-name="P4" draw:layer="layout" svg:width="2.225cm" svg:height="0.357cm" svg:x="2.725cm" svg:y="10.113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10.566cm" svg:x2="11.085cm" svg:y2="10.066cm">
          <text:p/>
        </draw:line>
        <draw:line draw:style-name="gr4" draw:text-style-name="P5" draw:layer="layout" svg:x1="2.499cm" svg:y1="10.573cm" svg:x2="11.092cm" svg:y2="10.573cm">
          <text:p/>
        </draw:line>
        <draw:line draw:style-name="gr4" draw:text-style-name="P5" draw:layer="layout" svg:x1="2.499cm" svg:y1="10.573cm" svg:x2="11.092cm" svg:y2="10.573cm">
          <text:p/>
        </draw:line>
        <draw:frame draw:style-name="gr3" draw:text-style-name="P4" draw:layer="layout" svg:width="4.87cm" svg:height="0.357cm" svg:x="5.338cm" svg:y="10.113cm">
          <draw:text-box>
            <text:p text:style-name="P1"><text:span text:style-name="T7">Poprzednie pole w które celowano</text:span></text:p>
          </draw:text-box>
        </draw:frame>
        <draw:frame draw:style-name="gr3" draw:text-style-name="P4" draw:layer="layout" svg:width="1.098cm" svg:height="0.357cm" svg:x="2.5cm" svg:y="11.991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12.628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12.624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12.628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12.623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12.628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14.896cm">
          <draw:text-box>
            <text:p text:style-name="P1"><text:span text:style-name="T12">4.1.3.12</text:span></text:p>
          </draw:text-box>
        </draw:frame>
        <draw:frame draw:style-name="gr3" draw:text-style-name="P4" draw:layer="layout" svg:width="0.959cm" svg:height="0.357cm" svg:x="3.754cm" svg:y="14.896cm">
          <draw:text-box>
            <text:p text:style-name="P1"><text:span text:style-name="T12">IdzW()</text:span></text:p>
          </draw:text-box>
        </draw:frame>
        <draw:frame draw:style-name="gr7" draw:text-style-name="P8" draw:layer="layout" svg:width="1.695cm" svg:height="0.319cm" svg:x="2.5cm" svg:y="15.989cm">
          <draw:text-box>
            <text:p text:style-name="P1"><text:span text:style-name="T14">int IdzW (</text:span></text:p>
          </draw:text-box>
        </draw:frame>
        <draw:frame draw:style-name="gr7" draw:text-style-name="P8" draw:layer="layout" svg:width="2.034cm" svg:height="0.319cm" svg:x="4.669cm" svg:y="16.41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6.45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6.411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16.832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707cm" svg:height="0.357cm" svg:x="2.5cm" svg:y="17.656cm">
          <draw:text-box>
            <text:p text:style-name="P1"><text:span text:style-name="T7">Funckja przenosz ˛</text:span></text:p>
          </draw:text-box>
        </draw:frame>
        <draw:frame draw:style-name="gr3" draw:text-style-name="P4" draw:layer="layout" svg:width="5.014cm" svg:height="0.357cm" svg:x="4.968cm" svg:y="17.656cm">
          <draw:text-box>
            <text:p text:style-name="P1"><text:span text:style-name="T7">aca celowanie o jedno pole w lewo.</text:span></text:p>
          </draw:text-box>
        </draw:frame>
        <draw:line draw:style-name="gr4" draw:text-style-name="P5" draw:layer="layout" svg:x1="2.499cm" svg:y1="19.096cm" svg:x2="11.092cm" svg:y2="19.096cm">
          <text:p/>
        </draw:line>
        <draw:line draw:style-name="gr4" draw:text-style-name="P5" draw:layer="layout" svg:x1="2.499cm" svg:y1="19.096cm" svg:x2="11.092cm" svg:y2="19.096cm">
          <text:p/>
        </draw:line>
        <draw:line draw:style-name="gr4" draw:text-style-name="P5" draw:layer="layout" svg:x1="2.507cm" svg:y1="19.606cm" svg:x2="2.507cm" svg:y2="19.103cm">
          <text:p/>
        </draw:line>
        <draw:frame draw:style-name="gr3" draw:text-style-name="P4" draw:layer="layout" svg:width="1.56cm" svg:height="0.357cm" svg:x="2.5cm" svg:y="18.47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19.606cm" svg:x2="5.12cm" svg:y2="19.103cm">
          <text:p/>
        </draw:line>
        <draw:frame draw:style-name="gr3" draw:text-style-name="P4" draw:layer="layout" svg:width="1.729cm" svg:height="0.357cm" svg:x="2.725cm" svg:y="19.1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19.1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19.15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19.606cm" svg:x2="11.085cm" svg:y2="19.103cm">
          <text:p/>
        </draw:line>
        <draw:line draw:style-name="gr4" draw:text-style-name="P5" draw:layer="layout" svg:x1="2.499cm" svg:y1="19.613cm" svg:x2="11.092cm" svg:y2="19.613cm">
          <text:p/>
        </draw:line>
        <draw:line draw:style-name="gr4" draw:text-style-name="P5" draw:layer="layout" svg:x1="2.499cm" svg:y1="19.613cm" svg:x2="11.092cm" svg:y2="19.613cm">
          <text:p/>
        </draw:line>
        <draw:line draw:style-name="gr4" draw:text-style-name="P5" draw:layer="layout" svg:x1="2.507cm" svg:y1="20.119cm" svg:x2="2.507cm" svg:y2="19.62cm">
          <text:p/>
        </draw:line>
        <draw:frame draw:style-name="gr3" draw:text-style-name="P4" draw:layer="layout" svg:width="2.652cm" svg:height="0.357cm" svg:x="8.248cm" svg:y="19.1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20.119cm" svg:x2="5.12cm" svg:y2="19.62cm">
          <text:p/>
        </draw:line>
        <draw:frame draw:style-name="gr3" draw:text-style-name="P4" draw:layer="layout" svg:width="2.225cm" svg:height="0.357cm" svg:x="2.725cm" svg:y="19.667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20.119cm" svg:x2="11.085cm" svg:y2="19.62cm">
          <text:p/>
        </draw:line>
        <draw:line draw:style-name="gr4" draw:text-style-name="P5" draw:layer="layout" svg:x1="2.499cm" svg:y1="20.126cm" svg:x2="11.092cm" svg:y2="20.126cm">
          <text:p/>
        </draw:line>
        <draw:line draw:style-name="gr4" draw:text-style-name="P5" draw:layer="layout" svg:x1="2.499cm" svg:y1="20.126cm" svg:x2="11.092cm" svg:y2="20.126cm">
          <text:p/>
        </draw:line>
        <draw:frame draw:style-name="gr3" draw:text-style-name="P4" draw:layer="layout" svg:width="4.87cm" svg:height="0.357cm" svg:x="5.338cm" svg:y="19.667cm">
          <draw:text-box>
            <text:p text:style-name="P1"><text:span text:style-name="T7">Poprzednie pole w które celowano</text:span></text:p>
          </draw:text-box>
        </draw:frame>
        <draw:frame draw:style-name="gr3" draw:text-style-name="P4" draw:layer="layout" svg:width="1.098cm" svg:height="0.357cm" svg:x="2.5cm" svg:y="21.317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21.954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21.95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21.954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21.949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21.954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23.935cm">
          <draw:text-box>
            <text:p text:style-name="P1"><text:span text:style-name="T12">4.1.3.13</text:span></text:p>
          </draw:text-box>
        </draw:frame>
        <draw:frame draw:style-name="gr3" draw:text-style-name="P4" draw:layer="layout" svg:width="1.971cm" svg:height="0.357cm" svg:x="3.754cm" svg:y="23.935cm">
          <draw:text-box>
            <text:p text:style-name="P1"><text:span text:style-name="T12">InicializujAI()</text:span></text:p>
          </draw:text-box>
        </draw:frame>
        <draw:frame draw:style-name="gr7" draw:text-style-name="P8" draw:layer="layout" svg:width="3.389cm" svg:height="0.319cm" svg:x="2.5cm" svg:y="24.917cm">
          <draw:text-box>
            <text:p text:style-name="P1"><text:span text:style-name="T14">void InicializujAI (</text:span></text:p>
          </draw:text-box>
        </draw:frame>
        <draw:frame draw:style-name="gr7" draw:text-style-name="P8" draw:layer="layout" svg:width="0.849cm" svg:height="0.319cm" svg:x="4.669cm" svg:y="25.339cm">
          <draw:text-box>
            <text:p text:style-name="P1"><text:span text:style-name="T15">Wybor</text:span></text:p>
          </draw:text-box>
        </draw:frame>
        <draw:frame draw:style-name="gr7" draw:text-style-name="P8" draw:layer="layout" svg:width="0.28cm" svg:height="0.28cm" svg:x="5.681cm" svg:y="25.378cm">
          <draw:text-box>
            <text:p text:style-name="P1"><text:span text:style-name="T16">∗</text:span></text:p>
          </draw:text-box>
        </draw:frame>
        <draw:frame draw:style-name="gr7" draw:text-style-name="P8" draw:layer="layout" svg:width="0.51cm" svg:height="0.319cm" svg:x="5.999cm" svg:y="25.339cm">
          <draw:text-box>
            <text:p text:style-name="P1"><text:span text:style-name="T17">AI,</text:span></text:p>
          </draw:text-box>
        </draw:frame>
        <draw:frame draw:style-name="gr7" draw:text-style-name="P8" draw:layer="layout" svg:width="2.034cm" svg:height="0.319cm" svg:x="4.669cm" svg:y="25.76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5.8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25.761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3.668cm" svg:height="0.357cm" svg:x="2.5cm" svg:y="26.473cm">
          <draw:text-box>
            <text:p text:style-name="P1"><text:span text:style-name="T7">Funkcja ustawia sztuczn ˛</text:span></text:p>
          </draw:text-box>
        </draw:frame>
        <draw:frame draw:style-name="gr3" draw:text-style-name="P4" draw:layer="layout" svg:width="1.89cm" svg:height="0.357cm" svg:x="5.922cm" svg:y="26.473cm">
          <draw:text-box>
            <text:p text:style-name="P1"><text:span text:style-name="T7">a inteligencj ˛</text:span></text:p>
          </draw:text-box>
        </draw:frame>
        <draw:frame draw:style-name="gr3" draw:text-style-name="P4" draw:layer="layout" svg:width="3.279cm" svg:height="0.357cm" svg:x="7.592cm" svg:y="26.473cm">
          <draw:text-box>
            <text:p text:style-name="P1"><text:span text:style-name="T7">e zgdonie z konfiguracj</text:span></text:p>
          </draw:text-box>
        </draw:frame>
        <draw:frame draw:style-name="gr3" draw:text-style-name="P4" draw:layer="layout" svg:width="0.315cm" svg:height="0.357cm" svg:x="10.914cm" svg:y="26.473cm">
          <draw:text-box>
            <text:p text:style-name="P1"><text:span text:style-name="T7">˛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0.315cm" svg:height="0.357cm" svg:x="10.817cm" svg:y="26.473cm">
          <draw:text-box>
            <text:p text:style-name="P1"><text:span text:style-name="T7">a.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12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11</text:span></text:p>
          </draw:text-box>
        </draw:frame>
        <draw:line draw:style-name="gr4" draw:text-style-name="P5" draw:layer="layout" svg:x1="2.499cm" svg:y1="3.161cm" svg:x2="10.943cm" svg:y2="3.161cm">
          <text:p/>
        </draw:line>
        <draw:line draw:style-name="gr4" draw:text-style-name="P5" draw:layer="layout" svg:x1="2.499cm" svg:y1="3.161cm" svg:x2="10.943cm" svg:y2="3.161cm">
          <text:p/>
        </draw:line>
        <draw:line draw:style-name="gr4" draw:text-style-name="P5" draw:layer="layout" svg:x1="2.507cm" svg:y1="3.664cm" svg:x2="2.507cm" svg:y2="3.168cm">
          <text:p/>
        </draw:line>
        <draw:frame draw:style-name="gr3" draw:text-style-name="P4" draw:layer="layout" svg:width="1.56cm" svg:height="0.357cm" svg:x="2.5cm" svg:y="2.538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3.664cm" svg:x2="4.638cm" svg:y2="3.168cm">
          <text:p/>
        </draw:line>
        <draw:frame draw:style-name="gr3" draw:text-style-name="P4" draw:layer="layout" svg:width="1.636cm" svg:height="0.357cm" svg:x="2.725cm" svg:y="3.208cm">
          <draw:text-box>
            <text:p text:style-name="P1"><text:span text:style-name="T18">AI,struktura</text:span></text:p>
          </draw:text-box>
        </draw:frame>
        <draw:frame draw:style-name="gr3" draw:text-style-name="P4" draw:layer="layout" svg:width="1.619cm" svg:height="0.357cm" svg:x="4.856cm" svg:y="3.208cm">
          <draw:text-box>
            <text:p text:style-name="P1"><text:span text:style-name="T7">przechowuj</text:span></text:p>
          </draw:text-box>
        </draw:frame>
        <draw:frame draw:style-name="gr3" draw:text-style-name="P4" draw:layer="layout" svg:width="0.315cm" svg:height="0.357cm" svg:x="6.543cm" svg:y="3.208cm">
          <draw:text-box>
            <text:p text:style-name="P1"><text:span text:style-name="T7">˛</text:span></text:p>
          </draw:text-box>
        </draw:frame>
        <draw:line draw:style-name="gr4" draw:text-style-name="P5" draw:layer="layout" svg:x1="10.936cm" svg:y1="3.664cm" svg:x2="10.936cm" svg:y2="3.168cm">
          <text:p/>
        </draw:line>
        <draw:line draw:style-name="gr4" draw:text-style-name="P5" draw:layer="layout" svg:x1="2.499cm" svg:y1="3.671cm" svg:x2="10.943cm" svg:y2="3.671cm">
          <text:p/>
        </draw:line>
        <draw:line draw:style-name="gr4" draw:text-style-name="P5" draw:layer="layout" svg:x1="2.499cm" svg:y1="3.671cm" svg:x2="10.943cm" svg:y2="3.671cm">
          <text:p/>
        </draw:line>
        <draw:line draw:style-name="gr4" draw:text-style-name="P5" draw:layer="layout" svg:x1="2.507cm" svg:y1="4.181cm" svg:x2="2.507cm" svg:y2="3.678cm">
          <text:p/>
        </draw:line>
        <draw:frame draw:style-name="gr3" draw:text-style-name="P4" draw:layer="layout" svg:width="4.333cm" svg:height="0.357cm" svg:x="6.447cm" svg:y="3.208cm">
          <draw:text-box>
            <text:p text:style-name="P1"><text:span text:style-name="T7">aca dane sztucznej inteligencji</text:span></text:p>
          </draw:text-box>
        </draw:frame>
        <draw:line draw:style-name="gr4" draw:text-style-name="P5" draw:layer="layout" svg:x1="4.638cm" svg:y1="4.181cm" svg:x2="4.638cm" svg:y2="3.678cm">
          <text:p/>
        </draw:line>
        <draw:frame draw:style-name="gr3" draw:text-style-name="P4" draw:layer="layout" svg:width="1.729cm" svg:height="0.357cm" svg:x="2.725cm" svg:y="3.72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3.72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3.725cm">
          <draw:text-box>
            <text:p text:style-name="P1"><text:span text:style-name="T7">˛</text:span></text:p>
          </draw:text-box>
        </draw:frame>
        <draw:line draw:style-name="gr4" draw:text-style-name="P5" draw:layer="layout" svg:x1="10.936cm" svg:y1="4.181cm" svg:x2="10.936cm" svg:y2="3.678cm">
          <text:p/>
        </draw:line>
        <draw:line draw:style-name="gr4" draw:text-style-name="P5" draw:layer="layout" svg:x1="2.499cm" svg:y1="4.188cm" svg:x2="10.943cm" svg:y2="4.188cm">
          <text:p/>
        </draw:line>
        <draw:line draw:style-name="gr4" draw:text-style-name="P5" draw:layer="layout" svg:x1="2.499cm" svg:y1="4.188cm" svg:x2="10.943cm" svg:y2="4.188cm">
          <text:p/>
        </draw:line>
        <draw:frame draw:style-name="gr3" draw:text-style-name="P4" draw:layer="layout" svg:width="2.652cm" svg:height="0.357cm" svg:x="7.767cm" svg:y="3.725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158cm" svg:height="0.357cm" svg:x="2.5cm" svg:y="6.459cm">
          <draw:text-box>
            <text:p text:style-name="P1"><text:span text:style-name="T12">4.1.3.14</text:span></text:p>
          </draw:text-box>
        </draw:frame>
        <draw:frame draw:style-name="gr3" draw:text-style-name="P4" draw:layer="layout" svg:width="1.137cm" svg:height="0.357cm" svg:x="3.754cm" svg:y="6.459cm">
          <draw:text-box>
            <text:p text:style-name="P1"><text:span text:style-name="T12">Iniciuj()</text:span></text:p>
          </draw:text-box>
        </draw:frame>
        <draw:frame draw:style-name="gr7" draw:text-style-name="P8" draw:layer="layout" svg:width="2.203cm" svg:height="0.319cm" svg:x="2.5cm" svg:y="7.552cm">
          <draw:text-box>
            <text:p text:style-name="P1"><text:span text:style-name="T14">int Iniciuj (</text:span></text:p>
          </draw:text-box>
        </draw:frame>
        <draw:frame draw:style-name="gr7" draw:text-style-name="P8" draw:layer="layout" svg:width="2.034cm" svg:height="0.319cm" svg:x="4.669cm" svg:y="7.974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8.013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7.974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8.395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8.435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8.395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3.719cm" svg:height="0.357cm" svg:x="2.5cm" svg:y="9.219cm">
          <draw:text-box>
            <text:p text:style-name="P1"><text:span text:style-name="T7">Funkcja przeprowadza cał</text:span></text:p>
          </draw:text-box>
        </draw:frame>
        <draw:frame draw:style-name="gr3" draw:text-style-name="P4" draw:layer="layout" svg:width="0.315cm" svg:height="0.357cm" svg:x="6.257cm" svg:y="9.219cm">
          <draw:text-box>
            <text:p text:style-name="P1"><text:span text:style-name="T7">˛</text:span></text:p>
          </draw:text-box>
        </draw:frame>
        <draw:frame draw:style-name="gr3" draw:text-style-name="P4" draw:layer="layout" svg:width="1.141cm" svg:height="0.357cm" svg:x="6.16cm" svg:y="9.219cm">
          <draw:text-box>
            <text:p text:style-name="P1"><text:span text:style-name="T7">a pocz ˛</text:span></text:p>
          </draw:text-box>
        </draw:frame>
        <draw:frame draw:style-name="gr3" draw:text-style-name="P4" draw:layer="layout" svg:width="1.031cm" svg:height="0.357cm" svg:x="7.092cm" svg:y="9.219cm">
          <draw:text-box>
            <text:p text:style-name="P1"><text:span text:style-name="T7">atkow ˛</text:span></text:p>
          </draw:text-box>
        </draw:frame>
        <draw:frame draw:style-name="gr3" draw:text-style-name="P4" draw:layer="layout" svg:width="0.891cm" svg:height="0.357cm" svg:x="7.902cm" svg:y="9.219cm">
          <draw:text-box>
            <text:p text:style-name="P1"><text:span text:style-name="T7">a faz ˛</text:span></text:p>
          </draw:text-box>
        </draw:frame>
        <draw:frame draw:style-name="gr3" draw:text-style-name="P4" draw:layer="layout" svg:width="0.802cm" svg:height="0.357cm" svg:x="8.573cm" svg:y="9.219cm">
          <draw:text-box>
            <text:p text:style-name="P1"><text:span text:style-name="T7">e gry.</text:span></text:p>
          </draw:text-box>
        </draw:frame>
        <draw:line draw:style-name="gr4" draw:text-style-name="P5" draw:layer="layout" svg:x1="2.499cm" svg:y1="10.659cm" svg:x2="11.918cm" svg:y2="10.659cm">
          <text:p/>
        </draw:line>
        <draw:line draw:style-name="gr4" draw:text-style-name="P5" draw:layer="layout" svg:x1="2.499cm" svg:y1="10.659cm" svg:x2="11.918cm" svg:y2="10.659cm">
          <text:p/>
        </draw:line>
        <draw:line draw:style-name="gr4" draw:text-style-name="P5" draw:layer="layout" svg:x1="2.507cm" svg:y1="11.169cm" svg:x2="2.507cm" svg:y2="10.666cm">
          <text:p/>
        </draw:line>
        <draw:frame draw:style-name="gr3" draw:text-style-name="P4" draw:layer="layout" svg:width="1.56cm" svg:height="0.357cm" svg:x="2.5cm" svg:y="10.035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1.169cm" svg:x2="4.638cm" svg:y2="10.666cm">
          <text:p/>
        </draw:line>
        <draw:frame draw:style-name="gr3" draw:text-style-name="P4" draw:layer="layout" svg:width="1.729cm" svg:height="0.357cm" svg:x="2.725cm" svg:y="10.713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0.713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0.713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1.169cm" svg:x2="11.911cm" svg:y2="10.666cm">
          <text:p/>
        </draw:line>
        <draw:line draw:style-name="gr4" draw:text-style-name="P5" draw:layer="layout" svg:x1="2.499cm" svg:y1="11.176cm" svg:x2="11.918cm" svg:y2="11.176cm">
          <text:p/>
        </draw:line>
        <draw:line draw:style-name="gr4" draw:text-style-name="P5" draw:layer="layout" svg:x1="2.499cm" svg:y1="11.176cm" svg:x2="11.918cm" svg:y2="11.176cm">
          <text:p/>
        </draw:line>
        <draw:line draw:style-name="gr4" draw:text-style-name="P5" draw:layer="layout" svg:x1="2.507cm" svg:y1="11.679cm" svg:x2="2.507cm" svg:y2="11.183cm">
          <text:p/>
        </draw:line>
        <draw:frame draw:style-name="gr3" draw:text-style-name="P4" draw:layer="layout" svg:width="2.652cm" svg:height="0.357cm" svg:x="7.767cm" svg:y="10.713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1.679cm" svg:x2="4.638cm" svg:y2="11.183cm">
          <text:p/>
        </draw:line>
        <draw:frame draw:style-name="gr3" draw:text-style-name="P4" draw:layer="layout" svg:width="1.458cm" svg:height="0.357cm" svg:x="2.725cm" svg:y="11.222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11.222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1.222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1.679cm" svg:x2="11.911cm" svg:y2="11.183cm">
          <text:p/>
        </draw:line>
        <draw:line draw:style-name="gr4" draw:text-style-name="P5" draw:layer="layout" svg:x1="2.499cm" svg:y1="11.686cm" svg:x2="11.918cm" svg:y2="11.686cm">
          <text:p/>
        </draw:line>
        <draw:line draw:style-name="gr4" draw:text-style-name="P5" draw:layer="layout" svg:x1="2.499cm" svg:y1="11.686cm" svg:x2="11.918cm" svg:y2="11.686cm">
          <text:p/>
        </draw:line>
        <draw:frame draw:style-name="gr3" draw:text-style-name="P4" draw:layer="layout" svg:width="3.969cm" svg:height="0.357cm" svg:x="7.767cm" svg:y="11.222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1.098cm" svg:height="0.357cm" svg:x="2.5cm" svg:y="13.104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2.779cm" svg:height="0.357cm" svg:x="3.291cm" svg:y="13.741cm">
          <draw:text-box>
            <text:p text:style-name="P1"><text:span text:style-name="T7">0, gdy nie udało si ˛</text:span></text:p>
          </draw:text-box>
        </draw:frame>
        <draw:frame draw:style-name="gr3" draw:text-style-name="P4" draw:layer="layout" svg:width="3.147cm" svg:height="0.357cm" svg:x="5.841cm" svg:y="13.741cm">
          <draw:text-box>
            <text:p text:style-name="P1"><text:span text:style-name="T7">e poprawnie rozpocz ˛</text:span></text:p>
          </draw:text-box>
        </draw:frame>
        <draw:frame draw:style-name="gr3" draw:text-style-name="P4" draw:layer="layout" svg:width="0.315cm" svg:height="0.357cm" svg:x="8.75cm" svg:y="13.741cm">
          <draw:text-box>
            <text:p text:style-name="P1"><text:span text:style-name="T7">a</text:span></text:p>
          </draw:text-box>
        </draw:frame>
        <draw:frame draw:style-name="gr3" draw:text-style-name="P4" draw:layer="layout" svg:width="0.315cm" svg:height="0.357cm" svg:x="8.952cm" svg:y="13.736cm">
          <draw:text-box>
            <text:p text:style-name="P1"><text:span text:style-name="T7">´</text:span></text:p>
          </draw:text-box>
        </draw:frame>
        <draw:frame draw:style-name="gr3" draw:text-style-name="P4" draw:layer="layout" svg:width="0.696cm" svg:height="0.357cm" svg:x="8.925cm" svg:y="13.741cm">
          <draw:text-box>
            <text:p text:style-name="P1"><text:span text:style-name="T7">c gry</text:span></text:p>
          </draw:text-box>
        </draw:frame>
        <draw:frame draw:style-name="gr3" draw:text-style-name="P4" draw:layer="layout" svg:width="4.841cm" svg:height="0.357cm" svg:x="3.291cm" svg:y="14.162cm">
          <draw:text-box>
            <text:p text:style-name="P1"><text:span text:style-name="T7">1, gdy cały proces przebiegł pomy</text:span></text:p>
          </draw:text-box>
        </draw:frame>
        <draw:frame draw:style-name="gr3" draw:text-style-name="P4" draw:layer="layout" svg:width="0.315cm" svg:height="0.357cm" svg:x="8.09cm" svg:y="14.158cm">
          <draw:text-box>
            <text:p text:style-name="P1"><text:span text:style-name="T7">´</text:span></text:p>
          </draw:text-box>
        </draw:frame>
        <draw:frame draw:style-name="gr3" draw:text-style-name="P4" draw:layer="layout" svg:width="0.662cm" svg:height="0.357cm" svg:x="8.063cm" svg:y="14.162cm">
          <draw:text-box>
            <text:p text:style-name="P1"><text:span text:style-name="T7">slnie</text:span></text:p>
          </draw:text-box>
        </draw:frame>
        <draw:frame draw:style-name="gr3" draw:text-style-name="P4" draw:layer="layout" svg:width="1.158cm" svg:height="0.357cm" svg:x="2.5cm" svg:y="16.43cm">
          <draw:text-box>
            <text:p text:style-name="P1"><text:span text:style-name="T12">4.1.3.15</text:span></text:p>
          </draw:text-box>
        </draw:frame>
        <draw:frame draw:style-name="gr3" draw:text-style-name="P4" draw:layer="layout" svg:width="1.065cm" svg:height="0.357cm" svg:x="3.754cm" svg:y="16.43cm">
          <draw:text-box>
            <text:p text:style-name="P1"><text:span text:style-name="T12">Losuj()</text:span></text:p>
          </draw:text-box>
        </draw:frame>
        <draw:frame draw:style-name="gr7" draw:text-style-name="P8" draw:layer="layout" svg:width="1.865cm" svg:height="0.319cm" svg:x="2.5cm" svg:y="17.523cm">
          <draw:text-box>
            <text:p text:style-name="P1"><text:span text:style-name="T14">int Losuj (</text:span></text:p>
          </draw:text-box>
        </draw:frame>
        <draw:frame draw:style-name="gr7" draw:text-style-name="P8" draw:layer="layout" svg:width="2.034cm" svg:height="0.319cm" svg:x="4.669cm" svg:y="17.94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7.985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7.94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3.389cm" svg:height="0.319cm" svg:x="4.669cm" svg:y="18.367cm">
          <draw:text-box>
            <text:p text:style-name="P1"><text:span text:style-name="T14">int</text:span><text:span text:style-name="T17"> poprzedniePole</text:span><text:span text:style-name="T14"> )</text:span></text:p>
          </draw:text-box>
        </draw:frame>
        <draw:frame draw:style-name="gr3" draw:text-style-name="P4" draw:layer="layout" svg:width="2.034cm" svg:height="0.357cm" svg:x="2.5cm" svg:y="19.191cm">
          <draw:text-box>
            <text:p text:style-name="P1"><text:span text:style-name="T7">Funckcja losuj</text:span></text:p>
          </draw:text-box>
        </draw:frame>
        <draw:frame draw:style-name="gr3" draw:text-style-name="P4" draw:layer="layout" svg:width="0.315cm" svg:height="0.357cm" svg:x="4.594cm" svg:y="19.191cm">
          <draw:text-box>
            <text:p text:style-name="P1"><text:span text:style-name="T7">˛</text:span></text:p>
          </draw:text-box>
        </draw:frame>
        <draw:frame draw:style-name="gr3" draw:text-style-name="P4" draw:layer="layout" svg:width="7.376cm" svg:height="0.357cm" svg:x="4.497cm" svg:y="19.191cm">
          <draw:text-box>
            <text:p text:style-name="P1"><text:span text:style-name="T7">aca koordynaty dla algorytmu celowania komputera.</text:span></text:p>
          </draw:text-box>
        </draw:frame>
        <draw:line draw:style-name="gr4" draw:text-style-name="P5" draw:layer="layout" svg:x1="2.499cm" svg:y1="20.63cm" svg:x2="11.092cm" svg:y2="20.63cm">
          <text:p/>
        </draw:line>
        <draw:line draw:style-name="gr4" draw:text-style-name="P5" draw:layer="layout" svg:x1="2.499cm" svg:y1="20.63cm" svg:x2="11.092cm" svg:y2="20.63cm">
          <text:p/>
        </draw:line>
        <draw:line draw:style-name="gr4" draw:text-style-name="P5" draw:layer="layout" svg:x1="2.507cm" svg:y1="21.14cm" svg:x2="2.507cm" svg:y2="20.637cm">
          <text:p/>
        </draw:line>
        <draw:frame draw:style-name="gr3" draw:text-style-name="P4" draw:layer="layout" svg:width="1.56cm" svg:height="0.357cm" svg:x="2.5cm" svg:y="20.007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12cm" svg:y1="21.14cm" svg:x2="5.12cm" svg:y2="20.637cm">
          <text:p/>
        </draw:line>
        <draw:frame draw:style-name="gr3" draw:text-style-name="P4" draw:layer="layout" svg:width="1.729cm" svg:height="0.357cm" svg:x="2.725cm" svg:y="20.684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338cm" svg:y="20.684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345cm" svg:y="20.684cm">
          <draw:text-box>
            <text:p text:style-name="P1"><text:span text:style-name="T7">˛</text:span></text:p>
          </draw:text-box>
        </draw:frame>
        <draw:line draw:style-name="gr4" draw:text-style-name="P5" draw:layer="layout" svg:x1="11.085cm" svg:y1="21.14cm" svg:x2="11.085cm" svg:y2="20.637cm">
          <text:p/>
        </draw:line>
        <draw:line draw:style-name="gr4" draw:text-style-name="P5" draw:layer="layout" svg:x1="2.499cm" svg:y1="21.147cm" svg:x2="11.092cm" svg:y2="21.147cm">
          <text:p/>
        </draw:line>
        <draw:line draw:style-name="gr4" draw:text-style-name="P5" draw:layer="layout" svg:x1="2.499cm" svg:y1="21.147cm" svg:x2="11.092cm" svg:y2="21.147cm">
          <text:p/>
        </draw:line>
        <draw:line draw:style-name="gr4" draw:text-style-name="P5" draw:layer="layout" svg:x1="2.507cm" svg:y1="21.654cm" svg:x2="2.507cm" svg:y2="21.154cm">
          <text:p/>
        </draw:line>
        <draw:frame draw:style-name="gr3" draw:text-style-name="P4" draw:layer="layout" svg:width="2.652cm" svg:height="0.357cm" svg:x="8.248cm" svg:y="20.684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12cm" svg:y1="21.654cm" svg:x2="5.12cm" svg:y2="21.154cm">
          <text:p/>
        </draw:line>
        <draw:frame draw:style-name="gr3" draw:text-style-name="P4" draw:layer="layout" svg:width="2.225cm" svg:height="0.357cm" svg:x="2.725cm" svg:y="21.201cm">
          <draw:text-box>
            <text:p text:style-name="P1"><text:span text:style-name="T18">poprzedniePole</text:span></text:p>
          </draw:text-box>
        </draw:frame>
        <draw:line draw:style-name="gr4" draw:text-style-name="P5" draw:layer="layout" svg:x1="11.085cm" svg:y1="21.654cm" svg:x2="11.085cm" svg:y2="21.154cm">
          <text:p/>
        </draw:line>
        <draw:line draw:style-name="gr4" draw:text-style-name="P5" draw:layer="layout" svg:x1="2.499cm" svg:y1="21.661cm" svg:x2="11.092cm" svg:y2="21.661cm">
          <text:p/>
        </draw:line>
        <draw:line draw:style-name="gr4" draw:text-style-name="P5" draw:layer="layout" svg:x1="2.499cm" svg:y1="21.661cm" svg:x2="11.092cm" svg:y2="21.661cm">
          <text:p/>
        </draw:line>
        <draw:frame draw:style-name="gr3" draw:text-style-name="P4" draw:layer="layout" svg:width="4.87cm" svg:height="0.357cm" svg:x="5.338cm" svg:y="21.201cm">
          <draw:text-box>
            <text:p text:style-name="P1"><text:span text:style-name="T7">Poprzednie pole w które celowano</text:span></text:p>
          </draw:text-box>
        </draw:frame>
        <draw:frame draw:style-name="gr3" draw:text-style-name="P4" draw:layer="layout" svg:width="1.098cm" svg:height="0.357cm" svg:x="2.5cm" svg:y="22.885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3.41cm" svg:height="0.357cm" svg:x="3.291cm" svg:y="23.522cm">
          <draw:text-box>
            <text:p text:style-name="P1"><text:span text:style-name="T7">Nowe pole, w które nale</text:span></text:p>
          </draw:text-box>
        </draw:frame>
        <draw:frame draw:style-name="gr3" draw:text-style-name="P4" draw:layer="layout" svg:width="0.315cm" svg:height="0.357cm" svg:x="6.68cm" svg:y="23.518cm">
          <draw:text-box>
            <text:p text:style-name="P1"><text:span text:style-name="T7">˙</text:span></text:p>
          </draw:text-box>
        </draw:frame>
        <draw:frame draw:style-name="gr3" draw:text-style-name="P4" draw:layer="layout" svg:width="1.797cm" svg:height="0.357cm" svg:x="6.654cm" svg:y="23.522cm">
          <draw:text-box>
            <text:p text:style-name="P1"><text:span text:style-name="T7">zy wycelowa</text:span></text:p>
          </draw:text-box>
        </draw:frame>
        <draw:frame draw:style-name="gr3" draw:text-style-name="P4" draw:layer="layout" svg:width="0.315cm" svg:height="0.357cm" svg:x="8.446cm" svg:y="23.51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42cm" svg:y="23.522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25.546cm">
          <draw:text-box>
            <text:p text:style-name="P1"><text:span text:style-name="T12">4.1.3.16</text:span></text:p>
          </draw:text-box>
        </draw:frame>
        <draw:frame draw:style-name="gr3" draw:text-style-name="P4" draw:layer="layout" svg:width="1.331cm" svg:height="0.357cm" svg:x="3.754cm" svg:y="25.546cm">
          <draw:text-box>
            <text:p text:style-name="P1"><text:span text:style-name="T12">Oczysc()</text:span></text:p>
          </draw:text-box>
        </draw:frame>
        <draw:frame draw:style-name="gr7" draw:text-style-name="P8" draw:layer="layout" svg:width="2.203cm" svg:height="0.319cm" svg:x="2.5cm" svg:y="26.544cm">
          <draw:text-box>
            <text:p text:style-name="P1"><text:span text:style-name="T14">void Oczysc (</text:span></text:p>
          </draw:text-box>
        </draw:frame>
        <draw:frame draw:style-name="gr7" draw:text-style-name="P8" draw:layer="layout" svg:width="2.034cm" svg:height="0.319cm" svg:x="4.669cm" svg:y="26.966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7.005cm">
          <draw:text-box>
            <text:p text:style-name="P1"><text:span text:style-name="T16">∗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7" draw:text-style-name="P8" draw:layer="layout" svg:width="2.373cm" svg:height="0.319cm" svg:x="7.18cm" svg:y="26.966cm">
          <draw:text-box>
            <text:p text:style-name="P1"><text:span text:style-name="T17">konfiguracja</text:span><text:span text:style-name="T14"> )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13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12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2.534cm" svg:height="0.357cm" svg:x="2.5cm" svg:y="2.565cm">
          <draw:text-box>
            <text:p text:style-name="P1"><text:span text:style-name="T7">Funkcja czyszcz ˛</text:span></text:p>
          </draw:text-box>
        </draw:frame>
        <draw:frame draw:style-name="gr3" draw:text-style-name="P4" draw:layer="layout" svg:width="1.729cm" svg:height="0.357cm" svg:x="4.801cm" svg:y="2.565cm">
          <draw:text-box>
            <text:p text:style-name="P1"><text:span text:style-name="T7">aca konsol ˛</text:span></text:p>
          </draw:text-box>
        </draw:frame>
        <draw:frame draw:style-name="gr3" draw:text-style-name="P4" draw:layer="layout" svg:width="4.362cm" svg:height="0.357cm" svg:x="6.305cm" svg:y="2.565cm">
          <draw:text-box>
            <text:p text:style-name="P1"><text:span text:style-name="T7">e. Zabezpieczenie przed podgl</text:span></text:p>
          </draw:text-box>
        </draw:frame>
        <draw:frame draw:style-name="gr3" draw:text-style-name="P4" draw:layer="layout" svg:width="0.315cm" svg:height="0.357cm" svg:x="10.691cm" svg:y="2.565cm">
          <draw:text-box>
            <text:p text:style-name="P1"><text:span text:style-name="T7">˛</text:span></text:p>
          </draw:text-box>
        </draw:frame>
        <draw:frame draw:style-name="gr3" draw:text-style-name="P4" draw:layer="layout" svg:width="8.02cm" svg:height="0.357cm" svg:x="10.594cm" svg:y="2.565cm">
          <draw:text-box>
            <text:p text:style-name="P1"><text:span text:style-name="T7">adaniem pól przeciwnika. W przyadku nieobsługiwanego</text:span></text:p>
          </draw:text-box>
        </draw:frame>
        <draw:frame draw:style-name="gr3" draw:text-style-name="P4" draw:layer="layout" svg:width="7.368cm" svg:height="0.357cm" svg:x="2.5cm" svg:y="2.987cm">
          <draw:text-box>
            <text:p text:style-name="P1"><text:span text:style-name="T7">systemu operacyjnego funkcja wypisze dostateczn ˛</text:span></text:p>
          </draw:text-box>
        </draw:frame>
        <draw:frame draw:style-name="gr3" draw:text-style-name="P4" draw:layer="layout" svg:width="0.59cm" svg:height="0.357cm" svg:x="9.518cm" svg:y="2.987cm">
          <draw:text-box>
            <text:p text:style-name="P1"><text:span text:style-name="T7">a ilo</text:span></text:p>
          </draw:text-box>
        </draw:frame>
        <draw:frame draw:style-name="gr3" draw:text-style-name="P4" draw:layer="layout" svg:width="0.315cm" svg:height="0.357cm" svg:x="10.11cm" svg:y="2.982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0.084cm" svg:y="2.987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0.269cm" svg:y="2.982cm">
          <draw:text-box>
            <text:p text:style-name="P1"><text:span text:style-name="T7">´</text:span></text:p>
          </draw:text-box>
        </draw:frame>
        <draw:frame draw:style-name="gr3" draw:text-style-name="P4" draw:layer="layout" svg:width="8.541cm" svg:height="0.357cm" svg:x="10.242cm" svg:y="2.987cm">
          <draw:text-box>
            <text:p text:style-name="P1"><text:span text:style-name="T7">c nowych linii, aby gracze nie widzieli w swojej turze statków</text:span></text:p>
          </draw:text-box>
        </draw:frame>
        <draw:frame draw:style-name="gr3" draw:text-style-name="P4" draw:layer="layout" svg:width="1.763cm" svg:height="0.357cm" svg:x="2.5cm" svg:y="3.409cm">
          <draw:text-box>
            <text:p text:style-name="P1"><text:span text:style-name="T7">przeciwnika.</text:span></text:p>
          </draw:text-box>
        </draw:frame>
        <draw:line draw:style-name="gr4" draw:text-style-name="P5" draw:layer="layout" svg:x1="2.499cm" svg:y1="4.845cm" svg:x2="10.61cm" svg:y2="4.845cm">
          <text:p/>
        </draw:line>
        <draw:line draw:style-name="gr4" draw:text-style-name="P5" draw:layer="layout" svg:x1="2.499cm" svg:y1="4.845cm" svg:x2="10.61cm" svg:y2="4.845cm">
          <text:p/>
        </draw:line>
        <draw:line draw:style-name="gr4" draw:text-style-name="P5" draw:layer="layout" svg:x1="2.507cm" svg:y1="5.355cm" svg:x2="2.507cm" svg:y2="4.852cm">
          <text:p/>
        </draw:line>
        <draw:frame draw:style-name="gr3" draw:text-style-name="P4" draw:layer="layout" svg:width="1.56cm" svg:height="0.357cm" svg:x="2.5cm" svg:y="4.22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5.355cm" svg:x2="4.638cm" svg:y2="4.852cm">
          <text:p/>
        </draw:line>
        <draw:frame draw:style-name="gr3" draw:text-style-name="P4" draw:layer="layout" svg:width="1.729cm" svg:height="0.357cm" svg:x="2.725cm" svg:y="4.899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4.89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4.899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5.355cm" svg:x2="10.603cm" svg:y2="4.852cm">
          <text:p/>
        </draw:line>
        <draw:line draw:style-name="gr4" draw:text-style-name="P5" draw:layer="layout" svg:x1="2.499cm" svg:y1="5.362cm" svg:x2="10.61cm" svg:y2="5.362cm">
          <text:p/>
        </draw:line>
        <draw:line draw:style-name="gr4" draw:text-style-name="P5" draw:layer="layout" svg:x1="2.499cm" svg:y1="5.362cm" svg:x2="10.61cm" svg:y2="5.362cm">
          <text:p/>
        </draw:line>
        <draw:frame draw:style-name="gr3" draw:text-style-name="P4" draw:layer="layout" svg:width="2.652cm" svg:height="0.357cm" svg:x="7.767cm" svg:y="4.899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158cm" svg:height="0.357cm" svg:x="2.5cm" svg:y="7.632cm">
          <draw:text-box>
            <text:p text:style-name="P1"><text:span text:style-name="T12">4.1.3.17</text:span></text:p>
          </draw:text-box>
        </draw:frame>
        <draw:frame draw:style-name="gr3" draw:text-style-name="P4" draw:layer="layout" svg:width="3.063cm" svg:height="0.357cm" svg:x="3.754cm" svg:y="7.632cm">
          <draw:text-box>
            <text:p text:style-name="P1"><text:span text:style-name="T12">PobierzKodowanie()</text:span></text:p>
          </draw:text-box>
        </draw:frame>
        <draw:frame draw:style-name="gr7" draw:text-style-name="P8" draw:layer="layout" svg:width="3.727cm" svg:height="0.319cm" svg:x="2.5cm" svg:y="8.725cm">
          <draw:text-box>
            <text:p text:style-name="P1"><text:span text:style-name="T14">int PobierzKodowanie (</text:span></text:p>
          </draw:text-box>
        </draw:frame>
        <draw:frame draw:style-name="gr7" draw:text-style-name="P8" draw:layer="layout" svg:width="2.034cm" svg:height="0.319cm" svg:x="4.669cm" svg:y="9.147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9.186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9.147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6.018cm" svg:height="0.357cm" svg:x="2.5cm" svg:y="9.971cm">
          <draw:text-box>
            <text:p text:style-name="P1"><text:span text:style-name="T7">Funkcja pobiera kodowanie z pliku kod.txt.</text:span></text:p>
          </draw:text-box>
        </draw:frame>
        <draw:line draw:style-name="gr4" draw:text-style-name="P5" draw:layer="layout" svg:x1="2.499cm" svg:y1="11.407cm" svg:x2="10.61cm" svg:y2="11.407cm">
          <text:p/>
        </draw:line>
        <draw:line draw:style-name="gr4" draw:text-style-name="P5" draw:layer="layout" svg:x1="2.499cm" svg:y1="11.407cm" svg:x2="10.61cm" svg:y2="11.407cm">
          <text:p/>
        </draw:line>
        <draw:line draw:style-name="gr4" draw:text-style-name="P5" draw:layer="layout" svg:x1="2.507cm" svg:y1="11.917cm" svg:x2="2.507cm" svg:y2="11.414cm">
          <text:p/>
        </draw:line>
        <draw:frame draw:style-name="gr3" draw:text-style-name="P4" draw:layer="layout" svg:width="1.56cm" svg:height="0.357cm" svg:x="2.5cm" svg:y="10.783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1.917cm" svg:x2="4.638cm" svg:y2="11.414cm">
          <text:p/>
        </draw:line>
        <draw:frame draw:style-name="gr3" draw:text-style-name="P4" draw:layer="layout" svg:width="1.729cm" svg:height="0.357cm" svg:x="2.725cm" svg:y="11.461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1.461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1.461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11.917cm" svg:x2="10.603cm" svg:y2="11.414cm">
          <text:p/>
        </draw:line>
        <draw:line draw:style-name="gr4" draw:text-style-name="P5" draw:layer="layout" svg:x1="2.499cm" svg:y1="11.924cm" svg:x2="10.61cm" svg:y2="11.924cm">
          <text:p/>
        </draw:line>
        <draw:line draw:style-name="gr4" draw:text-style-name="P5" draw:layer="layout" svg:x1="2.499cm" svg:y1="11.924cm" svg:x2="10.61cm" svg:y2="11.924cm">
          <text:p/>
        </draw:line>
        <draw:frame draw:style-name="gr3" draw:text-style-name="P4" draw:layer="layout" svg:width="2.652cm" svg:height="0.357cm" svg:x="7.767cm" svg:y="11.461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098cm" svg:height="0.357cm" svg:x="2.5cm" svg:y="13.342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5.891cm" svg:height="0.357cm" svg:x="3.291cm" svg:y="13.979cm">
          <draw:text-box>
            <text:p text:style-name="P1"><text:span text:style-name="T7">0, gdy nie znaleziono pliku z kodowaniem</text:span></text:p>
          </draw:text-box>
        </draw:frame>
        <draw:frame draw:style-name="gr3" draw:text-style-name="P4" draw:layer="layout" svg:width="0.315cm" svg:height="0.357cm" svg:x="3.291cm" svg:y="14.4cm">
          <draw:text-box>
            <text:p text:style-name="P1"><text:span text:style-name="T7">1,</text:span></text:p>
          </draw:text-box>
        </draw:frame>
        <draw:frame draw:style-name="gr3" draw:text-style-name="P4" draw:layer="layout" svg:width="4.773cm" svg:height="0.357cm" svg:x="3.676cm" svg:y="14.4cm">
          <draw:text-box>
            <text:p text:style-name="P1"><text:span text:style-name="T7">gdy odczytano kodowanie z pliku.</text:span></text:p>
          </draw:text-box>
        </draw:frame>
        <draw:frame draw:style-name="gr3" draw:text-style-name="P4" draw:layer="layout" svg:width="3.977cm" svg:height="0.357cm" svg:x="8.627cm" svg:y="14.4cm">
          <draw:text-box>
            <text:p text:style-name="P1"><text:span text:style-name="T7">Nie gwarantuje to poprawno</text:span></text:p>
          </draw:text-box>
        </draw:frame>
        <draw:frame draw:style-name="gr3" draw:text-style-name="P4" draw:layer="layout" svg:width="0.315cm" svg:height="0.357cm" svg:x="12.674cm" svg:y="14.3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96cm" svg:height="0.357cm" svg:x="12.647cm" svg:y="14.4cm">
          <draw:text-box>
            <text:p text:style-name="P1"><text:span text:style-name="T7">sci</text:span></text:p>
          </draw:text-box>
        </draw:frame>
        <draw:frame draw:style-name="gr3" draw:text-style-name="P4" draw:layer="layout" svg:width="5.298cm" svg:height="0.357cm" svg:x="13.155cm" svg:y="14.4cm">
          <draw:text-box>
            <text:p text:style-name="P1"><text:span text:style-name="T7">kodowania w przypadku zmiany kodu</text:span></text:p>
          </draw:text-box>
        </draw:frame>
        <draw:frame draw:style-name="gr3" draw:text-style-name="P4" draw:layer="layout" svg:width="0.315cm" svg:height="0.357cm" svg:x="3.318cm" svg:y="14.822cm">
          <draw:text-box>
            <text:p text:style-name="P1"><text:span text:style-name="T7">´</text:span></text:p>
          </draw:text-box>
        </draw:frame>
        <draw:frame draw:style-name="gr3" draw:text-style-name="P4" draw:layer="layout" svg:width="3.177cm" svg:height="0.357cm" svg:x="3.291cm" svg:y="14.822cm">
          <draw:text-box>
            <text:p text:style-name="P1"><text:span text:style-name="T7">zródłowego programu.</text:span></text:p>
          </draw:text-box>
        </draw:frame>
        <draw:frame draw:style-name="gr3" draw:text-style-name="P4" draw:layer="layout" svg:width="1.158cm" svg:height="0.357cm" svg:x="2.5cm" svg:y="17.09cm">
          <draw:text-box>
            <text:p text:style-name="P1"><text:span text:style-name="T12">4.1.3.18</text:span></text:p>
          </draw:text-box>
        </draw:frame>
        <draw:frame draw:style-name="gr3" draw:text-style-name="P4" draw:layer="layout" svg:width="3.135cm" svg:height="0.357cm" svg:x="3.754cm" svg:y="17.09cm">
          <draw:text-box>
            <text:p text:style-name="P1"><text:span text:style-name="T12">PobierzKoordynaty()</text:span></text:p>
          </draw:text-box>
        </draw:frame>
        <draw:frame draw:style-name="gr7" draw:text-style-name="P8" draw:layer="layout" svg:width="4.066cm" svg:height="0.319cm" svg:x="2.5cm" svg:y="18.183cm">
          <draw:text-box>
            <text:p text:style-name="P1"><text:span text:style-name="T14">void PobierzKoordynaty (</text:span></text:p>
          </draw:text-box>
        </draw:frame>
        <draw:frame draw:style-name="gr7" draw:text-style-name="P8" draw:layer="layout" svg:width="2.034cm" svg:height="0.319cm" svg:x="4.669cm" svg:y="18.60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8.64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8.60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2.034cm" svg:height="0.319cm" svg:x="4.669cm" svg:y="19.027cm">
          <draw:text-box>
            <text:p text:style-name="P1"><text:span text:style-name="T14">int</text:span><text:span text:style-name="T17"> dlugosc,</text:span></text:p>
          </draw:text-box>
        </draw:frame>
        <draw:frame draw:style-name="gr7" draw:text-style-name="P8" draw:layer="layout" svg:width="0.849cm" svg:height="0.319cm" svg:x="4.669cm" svg:y="19.449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9.488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018cm" svg:height="0.319cm" svg:x="5.999cm" svg:y="19.449cm">
          <draw:text-box>
            <text:p text:style-name="P1"><text:span text:style-name="T17">gracz,</text:span></text:p>
          </draw:text-box>
        </draw:frame>
        <draw:frame draw:style-name="gr7" draw:text-style-name="P8" draw:layer="layout" svg:width="1.357cm" svg:height="0.319cm" svg:x="4.669cm" svg:y="19.87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408cm" svg:height="0.28cm" svg:x="6.187cm" svg:y="19.91cm">
          <draw:text-box>
            <text:p text:style-name="P1"><text:span text:style-name="T16">∗∗</text:span></text:p>
          </draw:text-box>
        </draw:frame>
        <draw:frame draw:style-name="gr7" draw:text-style-name="P8" draw:layer="layout" svg:width="1.526cm" svg:height="0.319cm" svg:x="6.654cm" svg:y="19.87cm">
          <draw:text-box>
            <text:p text:style-name="P1"><text:span text:style-name="T17">historia,</text:span></text:p>
          </draw:text-box>
        </draw:frame>
        <draw:frame draw:style-name="gr7" draw:text-style-name="P8" draw:layer="layout" svg:width="2.034cm" svg:height="0.319cm" svg:x="4.669cm" svg:y="20.292cm">
          <draw:text-box>
            <text:p text:style-name="P1"><text:span text:style-name="T14">int</text:span><text:span text:style-name="T17"> rodzaj</text:span><text:span text:style-name="T14"> )</text:span></text:p>
          </draw:text-box>
        </draw:frame>
        <draw:frame draw:style-name="gr3" draw:text-style-name="P4" draw:layer="layout" svg:width="2.991cm" svg:height="0.357cm" svg:x="2.5cm" svg:y="21.116cm">
          <draw:text-box>
            <text:p text:style-name="P1"><text:span text:style-name="T7">Funkcja pobiera od u</text:span></text:p>
          </draw:text-box>
        </draw:frame>
        <draw:frame draw:style-name="gr3" draw:text-style-name="P4" draw:layer="layout" svg:width="0.315cm" svg:height="0.357cm" svg:x="5.477cm" svg:y="21.112cm">
          <draw:text-box>
            <text:p text:style-name="P1"><text:span text:style-name="T7">˙</text:span></text:p>
          </draw:text-box>
        </draw:frame>
        <draw:frame draw:style-name="gr3" draw:text-style-name="P4" draw:layer="layout" svg:width="6.191cm" svg:height="0.357cm" svg:x="5.451cm" svg:y="21.116cm">
          <draw:text-box>
            <text:p text:style-name="P1"><text:span text:style-name="T7">zytkownika informacje gdzie powinien zosta</text:span></text:p>
          </draw:text-box>
        </draw:frame>
        <draw:frame draw:style-name="gr3" draw:text-style-name="P4" draw:layer="layout" svg:width="0.315cm" svg:height="0.357cm" svg:x="11.572cm" svg:y="21.111cm">
          <draw:text-box>
            <text:p text:style-name="P1"><text:span text:style-name="T7">´</text:span></text:p>
          </draw:text-box>
        </draw:frame>
        <draw:frame draw:style-name="gr3" draw:text-style-name="P4" draw:layer="layout" svg:width="4.65cm" svg:height="0.357cm" svg:x="11.546cm" svg:y="21.116cm">
          <draw:text-box>
            <text:p text:style-name="P1"><text:span text:style-name="T7">c umieszczony pojedyczy statek.</text:span></text:p>
          </draw:text-box>
        </draw:frame>
        <draw:line draw:style-name="gr4" draw:text-style-name="P5" draw:layer="layout" svg:x1="2.499cm" svg:y1="22.555cm" svg:x2="17.416cm" svg:y2="22.555cm">
          <text:p/>
        </draw:line>
        <draw:line draw:style-name="gr4" draw:text-style-name="P5" draw:layer="layout" svg:x1="2.499cm" svg:y1="22.555cm" svg:x2="17.416cm" svg:y2="22.555cm">
          <text:p/>
        </draw:line>
        <draw:line draw:style-name="gr4" draw:text-style-name="P5" draw:layer="layout" svg:x1="2.507cm" svg:y1="23.065cm" svg:x2="2.507cm" svg:y2="22.562cm">
          <text:p/>
        </draw:line>
        <draw:frame draw:style-name="gr3" draw:text-style-name="P4" draw:layer="layout" svg:width="1.56cm" svg:height="0.357cm" svg:x="2.5cm" svg:y="21.93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3.065cm" svg:x2="4.638cm" svg:y2="22.562cm">
          <text:p/>
        </draw:line>
        <draw:frame draw:style-name="gr3" draw:text-style-name="P4" draw:layer="layout" svg:width="1.729cm" svg:height="0.357cm" svg:x="2.725cm" svg:y="22.609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2.60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2.609cm">
          <draw:text-box>
            <text:p text:style-name="P1"><text:span text:style-name="T7">˛</text:span></text:p>
          </draw:text-box>
        </draw:frame>
        <draw:line draw:style-name="gr4" draw:text-style-name="P5" draw:layer="layout" svg:x1="17.409cm" svg:y1="23.065cm" svg:x2="17.409cm" svg:y2="22.562cm">
          <text:p/>
        </draw:line>
        <draw:line draw:style-name="gr4" draw:text-style-name="P5" draw:layer="layout" svg:x1="2.499cm" svg:y1="23.073cm" svg:x2="17.416cm" svg:y2="23.073cm">
          <text:p/>
        </draw:line>
        <draw:line draw:style-name="gr4" draw:text-style-name="P5" draw:layer="layout" svg:x1="2.499cm" svg:y1="23.073cm" svg:x2="17.416cm" svg:y2="23.073cm">
          <text:p/>
        </draw:line>
        <draw:line draw:style-name="gr4" draw:text-style-name="P5" draw:layer="layout" svg:x1="2.507cm" svg:y1="23.588cm" svg:x2="2.507cm" svg:y2="23.08cm">
          <text:p/>
        </draw:line>
        <draw:frame draw:style-name="gr3" draw:text-style-name="P4" draw:layer="layout" svg:width="2.652cm" svg:height="0.357cm" svg:x="7.767cm" svg:y="22.609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3.588cm" svg:x2="4.638cm" svg:y2="23.08cm">
          <text:p/>
        </draw:line>
        <draw:frame draw:style-name="gr3" draw:text-style-name="P4" draw:layer="layout" svg:width="1.107cm" svg:height="0.357cm" svg:x="2.725cm" svg:y="23.132cm">
          <draw:text-box>
            <text:p text:style-name="P1"><text:span text:style-name="T18">dlugosc</text:span></text:p>
          </draw:text-box>
        </draw:frame>
        <draw:frame draw:style-name="gr3" draw:text-style-name="P4" draw:layer="layout" svg:width="0.836cm" svg:height="0.357cm" svg:x="4.856cm" svg:y="23.132cm">
          <draw:text-box>
            <text:p text:style-name="P1"><text:span text:style-name="T7">Długo</text:span></text:p>
          </draw:text-box>
        </draw:frame>
        <draw:frame draw:style-name="gr3" draw:text-style-name="P4" draw:layer="layout" svg:width="0.315cm" svg:height="0.357cm" svg:x="5.709cm" svg:y="23.12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683cm" svg:y="23.132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867cm" svg:y="23.127cm">
          <draw:text-box>
            <text:p text:style-name="P1"><text:span text:style-name="T7">´</text:span></text:p>
          </draw:text-box>
        </draw:frame>
        <draw:frame draw:style-name="gr3" draw:text-style-name="P4" draw:layer="layout" svg:width="2.673cm" svg:height="0.357cm" svg:x="5.841cm" svg:y="23.132cm">
          <draw:text-box>
            <text:p text:style-name="P1"><text:span text:style-name="T7">c statku, który nale</text:span></text:p>
          </draw:text-box>
        </draw:frame>
        <draw:frame draw:style-name="gr3" draw:text-style-name="P4" draw:layer="layout" svg:width="0.315cm" svg:height="0.357cm" svg:x="8.514cm" svg:y="23.128cm">
          <draw:text-box>
            <text:p text:style-name="P1"><text:span text:style-name="T7">˙</text:span></text:p>
          </draw:text-box>
        </draw:frame>
        <draw:frame draw:style-name="gr3" draw:text-style-name="P4" draw:layer="layout" svg:width="1.103cm" svg:height="0.357cm" svg:x="8.487cm" svg:y="23.132cm">
          <draw:text-box>
            <text:p text:style-name="P1"><text:span text:style-name="T7">zy umie</text:span></text:p>
          </draw:text-box>
        </draw:frame>
        <draw:frame draw:style-name="gr3" draw:text-style-name="P4" draw:layer="layout" svg:width="0.315cm" svg:height="0.357cm" svg:x="9.604cm" svg:y="23.127cm">
          <draw:text-box>
            <text:p text:style-name="P1"><text:span text:style-name="T7">´</text:span></text:p>
          </draw:text-box>
        </draw:frame>
        <draw:frame draw:style-name="gr3" draw:text-style-name="P4" draw:layer="layout" svg:width="0.396cm" svg:height="0.357cm" svg:x="9.577cm" svg:y="23.132cm">
          <draw:text-box>
            <text:p text:style-name="P1"><text:span text:style-name="T7">sci</text:span></text:p>
          </draw:text-box>
        </draw:frame>
        <draw:frame draw:style-name="gr3" draw:text-style-name="P4" draw:layer="layout" svg:width="0.315cm" svg:height="0.357cm" svg:x="9.99cm" svg:y="23.127cm">
          <draw:text-box>
            <text:p text:style-name="P1"><text:span text:style-name="T7">´</text:span></text:p>
          </draw:text-box>
        </draw:frame>
        <draw:line draw:style-name="gr4" draw:text-style-name="P5" draw:layer="layout" svg:x1="17.409cm" svg:y1="23.588cm" svg:x2="17.409cm" svg:y2="23.08cm">
          <text:p/>
        </draw:line>
        <draw:line draw:style-name="gr4" draw:text-style-name="P5" draw:layer="layout" svg:x1="2.499cm" svg:y1="23.595cm" svg:x2="17.416cm" svg:y2="23.595cm">
          <text:p/>
        </draw:line>
        <draw:line draw:style-name="gr4" draw:text-style-name="P5" draw:layer="layout" svg:x1="2.499cm" svg:y1="23.595cm" svg:x2="17.416cm" svg:y2="23.595cm">
          <text:p/>
        </draw:line>
        <draw:line draw:style-name="gr4" draw:text-style-name="P5" draw:layer="layout" svg:x1="2.507cm" svg:y1="24.105cm" svg:x2="2.507cm" svg:y2="23.602cm">
          <text:p/>
        </draw:line>
        <draw:frame draw:style-name="gr3" draw:text-style-name="P4" draw:layer="layout" svg:width="0.315cm" svg:height="0.357cm" svg:x="9.964cm" svg:y="23.132cm">
          <draw:text-box>
            <text:p text:style-name="P1"><text:span text:style-name="T7">c</text:span></text:p>
          </draw:text-box>
        </draw:frame>
        <draw:line draw:style-name="gr4" draw:text-style-name="P5" draw:layer="layout" svg:x1="4.638cm" svg:y1="24.105cm" svg:x2="4.638cm" svg:y2="23.602cm">
          <text:p/>
        </draw:line>
        <draw:frame draw:style-name="gr3" draw:text-style-name="P4" draw:layer="layout" svg:width="0.785cm" svg:height="0.357cm" svg:x="2.725cm" svg:y="23.649cm">
          <draw:text-box>
            <text:p text:style-name="P1"><text:span text:style-name="T18">gracz</text:span></text:p>
          </draw:text-box>
        </draw:frame>
        <draw:line draw:style-name="gr4" draw:text-style-name="P5" draw:layer="layout" svg:x1="17.409cm" svg:y1="24.105cm" svg:x2="17.409cm" svg:y2="23.602cm">
          <text:p/>
        </draw:line>
        <draw:line draw:style-name="gr4" draw:text-style-name="P5" draw:layer="layout" svg:x1="2.499cm" svg:y1="24.112cm" svg:x2="17.416cm" svg:y2="24.112cm">
          <text:p/>
        </draw:line>
        <draw:line draw:style-name="gr4" draw:text-style-name="P5" draw:layer="layout" svg:x1="2.499cm" svg:y1="24.112cm" svg:x2="17.416cm" svg:y2="24.112cm">
          <text:p/>
        </draw:line>
        <draw:line draw:style-name="gr4" draw:text-style-name="P5" draw:layer="layout" svg:x1="2.507cm" svg:y1="24.622cm" svg:x2="2.507cm" svg:y2="24.119cm">
          <text:p/>
        </draw:line>
        <draw:frame draw:style-name="gr3" draw:text-style-name="P4" draw:layer="layout" svg:width="5.108cm" svg:height="0.357cm" svg:x="4.856cm" svg:y="23.649cm">
          <draw:text-box>
            <text:p text:style-name="P1"><text:span text:style-name="T6">Gracz</text:span><text:span text:style-name="T7">, który aktualnie ustawia statki</text:span></text:p>
          </draw:text-box>
        </draw:frame>
        <draw:line draw:style-name="gr4" draw:text-style-name="P5" draw:layer="layout" svg:x1="4.638cm" svg:y1="24.622cm" svg:x2="4.638cm" svg:y2="24.119cm">
          <text:p/>
        </draw:line>
        <draw:frame draw:style-name="gr3" draw:text-style-name="P4" draw:layer="layout" svg:width="1.035cm" svg:height="0.357cm" svg:x="2.725cm" svg:y="24.166cm">
          <draw:text-box>
            <text:p text:style-name="P1"><text:span text:style-name="T18">historia</text:span></text:p>
          </draw:text-box>
        </draw:frame>
        <draw:line draw:style-name="gr4" draw:text-style-name="P5" draw:layer="layout" svg:x1="17.409cm" svg:y1="24.622cm" svg:x2="17.409cm" svg:y2="24.119cm">
          <text:p/>
        </draw:line>
        <draw:line draw:style-name="gr4" draw:text-style-name="P5" draw:layer="layout" svg:x1="2.499cm" svg:y1="24.629cm" svg:x2="17.416cm" svg:y2="24.629cm">
          <text:p/>
        </draw:line>
        <draw:line draw:style-name="gr4" draw:text-style-name="P5" draw:layer="layout" svg:x1="2.499cm" svg:y1="24.629cm" svg:x2="17.416cm" svg:y2="24.629cm">
          <text:p/>
        </draw:line>
        <draw:line draw:style-name="gr4" draw:text-style-name="P5" draw:layer="layout" svg:x1="2.507cm" svg:y1="25.141cm" svg:x2="2.507cm" svg:y2="24.636cm">
          <text:p/>
        </draw:line>
        <draw:frame draw:style-name="gr3" draw:text-style-name="P4" draw:layer="layout" svg:width="6.97cm" svg:height="0.357cm" svg:x="4.856cm" svg:y="24.166cm">
          <draw:text-box>
            <text:p text:style-name="P1"><text:span text:style-name="T6">Lista</text:span><text:span text:style-name="T7"> ruchów gracza. Pozwala na cofanie statków</text:span></text:p>
          </draw:text-box>
        </draw:frame>
        <draw:line draw:style-name="gr4" draw:text-style-name="P5" draw:layer="layout" svg:x1="4.638cm" svg:y1="25.141cm" svg:x2="4.638cm" svg:y2="24.636cm">
          <text:p/>
        </draw:line>
        <draw:frame draw:style-name="gr3" draw:text-style-name="P4" draw:layer="layout" svg:width="0.874cm" svg:height="0.357cm" svg:x="2.725cm" svg:y="24.688cm">
          <draw:text-box>
            <text:p text:style-name="P1"><text:span text:style-name="T18">rodzaj</text:span></text:p>
          </draw:text-box>
        </draw:frame>
        <draw:frame draw:style-name="gr3" draw:text-style-name="P4" draw:layer="layout" svg:width="4.091cm" svg:height="0.357cm" svg:x="4.856cm" svg:y="24.688cm">
          <draw:text-box>
            <text:p text:style-name="P1"><text:span text:style-name="T7">identyfikator statku. Ta warto</text:span></text:p>
          </draw:text-box>
        </draw:frame>
        <draw:frame draw:style-name="gr3" draw:text-style-name="P4" draw:layer="layout" svg:width="0.315cm" svg:height="0.357cm" svg:x="8.896cm" svg:y="24.684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8.87cm" svg:y="24.688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9.055cm" svg:y="24.684cm">
          <draw:text-box>
            <text:p text:style-name="P1"><text:span text:style-name="T7">´</text:span></text:p>
          </draw:text-box>
        </draw:frame>
        <draw:line draw:style-name="gr4" draw:text-style-name="P5" draw:layer="layout" svg:x1="17.409cm" svg:y1="25.141cm" svg:x2="17.409cm" svg:y2="24.636cm">
          <text:p/>
        </draw:line>
        <draw:line draw:style-name="gr4" draw:text-style-name="P5" draw:layer="layout" svg:x1="2.499cm" svg:y1="25.148cm" svg:x2="17.416cm" svg:y2="25.148cm">
          <text:p/>
        </draw:line>
        <draw:line draw:style-name="gr4" draw:text-style-name="P5" draw:layer="layout" svg:x1="2.499cm" svg:y1="25.148cm" svg:x2="17.416cm" svg:y2="25.148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8.265cm" svg:height="0.357cm" svg:x="9.028cm" svg:y="24.688cm">
          <draw:text-box>
            <text:p text:style-name="P1"><text:span text:style-name="T7">c zostanie wpisana na pole w momencie ustawiania statku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14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13</text:span></text:p>
          </draw:text-box>
        </draw:frame>
        <draw:frame draw:style-name="gr3" draw:text-style-name="P4" draw:layer="layout" svg:width="1.158cm" svg:height="0.357cm" svg:x="2.5cm" svg:y="2.565cm">
          <draw:text-box>
            <text:p text:style-name="P1"><text:span text:style-name="T12">4.1.3.19</text:span></text:p>
          </draw:text-box>
        </draw:frame>
        <draw:frame draw:style-name="gr3" draw:text-style-name="P4" draw:layer="layout" svg:width="2.923cm" svg:height="0.357cm" svg:x="3.754cm" svg:y="2.565cm">
          <draw:text-box>
            <text:p text:style-name="P1"><text:span text:style-name="T12">PobierzParametry()</text:span></text:p>
          </draw:text-box>
        </draw:frame>
        <draw:frame draw:style-name="gr7" draw:text-style-name="P8" draw:layer="layout" svg:width="3.727cm" svg:height="0.319cm" svg:x="2.5cm" svg:y="3.658cm">
          <draw:text-box>
            <text:p text:style-name="P1"><text:span text:style-name="T14">int PobierzParametry (</text:span></text:p>
          </draw:text-box>
        </draw:frame>
        <draw:frame draw:style-name="gr7" draw:text-style-name="P8" draw:layer="layout" svg:width="1.865cm" svg:height="0.319cm" svg:x="4.669cm" svg:y="4.08cm">
          <draw:text-box>
            <text:p text:style-name="P1"><text:span text:style-name="T14">int</text:span><text:span text:style-name="T17"> ileArg,</text:span></text:p>
          </draw:text-box>
        </draw:frame>
        <draw:frame draw:style-name="gr7" draw:text-style-name="P8" draw:layer="layout" svg:width="0.679cm" svg:height="0.319cm" svg:x="4.669cm" svg:y="4.502cm">
          <draw:text-box>
            <text:p text:style-name="P1"><text:span text:style-name="T14">char</text:span></text:p>
          </draw:text-box>
        </draw:frame>
        <draw:frame draw:style-name="gr7" draw:text-style-name="P8" draw:layer="layout" svg:width="0.28cm" svg:height="0.28cm" svg:x="5.512cm" svg:y="4.5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7cm" svg:height="0.319cm" svg:x="5.83cm" svg:y="4.502cm">
          <draw:text-box>
            <text:p text:style-name="P1"><text:span text:style-name="T17">arg[ ],</text:span></text:p>
          </draw:text-box>
        </draw:frame>
        <draw:frame draw:style-name="gr7" draw:text-style-name="P8" draw:layer="layout" svg:width="2.034cm" svg:height="0.319cm" svg:x="4.669cm" svg:y="4.924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4.963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4.924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6.081cm" svg:height="0.357cm" svg:x="2.5cm" svg:y="5.747cm">
          <draw:text-box>
            <text:p text:style-name="P1"><text:span text:style-name="T7">Funkcja pobiera argumenty wiersza polece</text:span></text:p>
          </draw:text-box>
        </draw:frame>
        <draw:frame draw:style-name="gr3" draw:text-style-name="P4" draw:layer="layout" svg:width="0.315cm" svg:height="0.357cm" svg:x="8.544cm" svg:y="5.742cm">
          <draw:text-box>
            <text:p text:style-name="P1"><text:span text:style-name="T7">´</text:span></text:p>
          </draw:text-box>
        </draw:frame>
        <draw:frame draw:style-name="gr3" draw:text-style-name="P4" draw:layer="layout" svg:width="5.196cm" svg:height="0.357cm" svg:x="8.509cm" svg:y="5.747cm">
          <draw:text-box>
            <text:p text:style-name="P1"><text:span text:style-name="T7">n i ustawia według nich konfiguracje.</text:span></text:p>
          </draw:text-box>
        </draw:frame>
        <draw:line draw:style-name="gr4" draw:text-style-name="P5" draw:layer="layout" svg:x1="2.499cm" svg:y1="7.187cm" svg:x2="10.61cm" svg:y2="7.187cm">
          <text:p/>
        </draw:line>
        <draw:line draw:style-name="gr4" draw:text-style-name="P5" draw:layer="layout" svg:x1="2.499cm" svg:y1="7.187cm" svg:x2="10.61cm" svg:y2="7.187cm">
          <text:p/>
        </draw:line>
        <draw:line draw:style-name="gr4" draw:text-style-name="P5" draw:layer="layout" svg:x1="2.507cm" svg:y1="7.702cm" svg:x2="2.507cm" svg:y2="7.194cm">
          <text:p/>
        </draw:line>
        <draw:frame draw:style-name="gr3" draw:text-style-name="P4" draw:layer="layout" svg:width="1.56cm" svg:height="0.357cm" svg:x="2.5cm" svg:y="6.563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7.702cm" svg:x2="4.638cm" svg:y2="7.194cm">
          <text:p/>
        </draw:line>
        <draw:frame draw:style-name="gr3" draw:text-style-name="P4" draw:layer="layout" svg:width="0.819cm" svg:height="0.357cm" svg:x="2.725cm" svg:y="7.246cm">
          <draw:text-box>
            <text:p text:style-name="P1"><text:span text:style-name="T18">ileArg</text:span></text:p>
          </draw:text-box>
        </draw:frame>
        <draw:frame draw:style-name="gr3" draw:text-style-name="P4" draw:layer="layout" svg:width="0.324cm" svg:height="0.357cm" svg:x="4.856cm" svg:y="7.246cm">
          <draw:text-box>
            <text:p text:style-name="P1"><text:span text:style-name="T7">ilo</text:span></text:p>
          </draw:text-box>
        </draw:frame>
        <draw:frame draw:style-name="gr3" draw:text-style-name="P4" draw:layer="layout" svg:width="0.315cm" svg:height="0.357cm" svg:x="5.199cm" svg:y="7.24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173cm" svg:y="7.246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357cm" svg:y="7.241cm">
          <draw:text-box>
            <text:p text:style-name="P1"><text:span text:style-name="T7">´</text:span></text:p>
          </draw:text-box>
        </draw:frame>
        <draw:frame draw:style-name="gr3" draw:text-style-name="P4" draw:layer="layout" svg:width="4.316cm" svg:height="0.357cm" svg:x="5.331cm" svg:y="7.246cm">
          <draw:text-box>
            <text:p text:style-name="P1"><text:span text:style-name="T7">c argrumentów wiersza polece</text:span></text:p>
          </draw:text-box>
        </draw:frame>
        <draw:frame draw:style-name="gr3" draw:text-style-name="P4" draw:layer="layout" svg:width="0.315cm" svg:height="0.357cm" svg:x="9.639cm" svg:y="7.241cm">
          <draw:text-box>
            <text:p text:style-name="P1"><text:span text:style-name="T7">´</text:span></text:p>
          </draw:text-box>
        </draw:frame>
        <draw:line draw:style-name="gr4" draw:text-style-name="P5" draw:layer="layout" svg:x1="10.603cm" svg:y1="7.702cm" svg:x2="10.603cm" svg:y2="7.194cm">
          <text:p/>
        </draw:line>
        <draw:line draw:style-name="gr4" draw:text-style-name="P5" draw:layer="layout" svg:x1="2.499cm" svg:y1="7.709cm" svg:x2="10.61cm" svg:y2="7.709cm">
          <text:p/>
        </draw:line>
        <draw:line draw:style-name="gr4" draw:text-style-name="P5" draw:layer="layout" svg:x1="2.499cm" svg:y1="7.709cm" svg:x2="10.61cm" svg:y2="7.709cm">
          <text:p/>
        </draw:line>
        <draw:line draw:style-name="gr4" draw:text-style-name="P5" draw:layer="layout" svg:x1="2.507cm" svg:y1="8.225cm" svg:x2="2.507cm" svg:y2="7.716cm">
          <text:p/>
        </draw:line>
        <draw:frame draw:style-name="gr3" draw:text-style-name="P4" draw:layer="layout" svg:width="0.315cm" svg:height="0.357cm" svg:x="9.604cm" svg:y="7.246cm">
          <draw:text-box>
            <text:p text:style-name="P1"><text:span text:style-name="T7">n</text:span></text:p>
          </draw:text-box>
        </draw:frame>
        <draw:line draw:style-name="gr4" draw:text-style-name="P5" draw:layer="layout" svg:x1="4.638cm" svg:y1="8.225cm" svg:x2="4.638cm" svg:y2="7.716cm">
          <text:p/>
        </draw:line>
        <draw:frame draw:style-name="gr3" draw:text-style-name="P4" draw:layer="layout" svg:width="0.463cm" svg:height="0.357cm" svg:x="2.725cm" svg:y="7.769cm">
          <draw:text-box>
            <text:p text:style-name="P1"><text:span text:style-name="T18">arg</text:span></text:p>
          </draw:text-box>
        </draw:frame>
        <draw:frame draw:style-name="gr3" draw:text-style-name="P4" draw:layer="layout" svg:width="3.715cm" svg:height="0.357cm" svg:x="4.856cm" svg:y="7.769cm">
          <draw:text-box>
            <text:p text:style-name="P1"><text:span text:style-name="T7">argumenty wiersza polece</text:span></text:p>
          </draw:text-box>
        </draw:frame>
        <draw:frame draw:style-name="gr3" draw:text-style-name="P4" draw:layer="layout" svg:width="0.315cm" svg:height="0.357cm" svg:x="8.566cm" svg:y="7.764cm">
          <draw:text-box>
            <text:p text:style-name="P1"><text:span text:style-name="T7">´</text:span></text:p>
          </draw:text-box>
        </draw:frame>
        <draw:line draw:style-name="gr4" draw:text-style-name="P5" draw:layer="layout" svg:x1="10.603cm" svg:y1="8.225cm" svg:x2="10.603cm" svg:y2="7.716cm">
          <text:p/>
        </draw:line>
        <draw:line draw:style-name="gr4" draw:text-style-name="P5" draw:layer="layout" svg:x1="2.499cm" svg:y1="8.232cm" svg:x2="10.61cm" svg:y2="8.232cm">
          <text:p/>
        </draw:line>
        <draw:line draw:style-name="gr4" draw:text-style-name="P5" draw:layer="layout" svg:x1="2.499cm" svg:y1="8.232cm" svg:x2="10.61cm" svg:y2="8.232cm">
          <text:p/>
        </draw:line>
        <draw:line draw:style-name="gr4" draw:text-style-name="P5" draw:layer="layout" svg:x1="2.507cm" svg:y1="8.742cm" svg:x2="2.507cm" svg:y2="8.239cm">
          <text:p/>
        </draw:line>
        <draw:frame draw:style-name="gr3" draw:text-style-name="P4" draw:layer="layout" svg:width="0.315cm" svg:height="0.357cm" svg:x="8.53cm" svg:y="7.769cm">
          <draw:text-box>
            <text:p text:style-name="P1"><text:span text:style-name="T7">n</text:span></text:p>
          </draw:text-box>
        </draw:frame>
        <draw:line draw:style-name="gr4" draw:text-style-name="P5" draw:layer="layout" svg:x1="4.638cm" svg:y1="8.742cm" svg:x2="4.638cm" svg:y2="8.239cm">
          <text:p/>
        </draw:line>
        <draw:frame draw:style-name="gr3" draw:text-style-name="P4" draw:layer="layout" svg:width="1.729cm" svg:height="0.357cm" svg:x="2.725cm" svg:y="8.286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8.28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8.286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8.742cm" svg:x2="10.603cm" svg:y2="8.239cm">
          <text:p/>
        </draw:line>
        <draw:line draw:style-name="gr4" draw:text-style-name="P5" draw:layer="layout" svg:x1="2.499cm" svg:y1="8.749cm" svg:x2="10.61cm" svg:y2="8.749cm">
          <text:p/>
        </draw:line>
        <draw:line draw:style-name="gr4" draw:text-style-name="P5" draw:layer="layout" svg:x1="2.499cm" svg:y1="8.749cm" svg:x2="10.61cm" svg:y2="8.749cm">
          <text:p/>
        </draw:line>
        <draw:frame draw:style-name="gr3" draw:text-style-name="P4" draw:layer="layout" svg:width="2.652cm" svg:height="0.357cm" svg:x="7.767cm" svg:y="8.286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098cm" svg:height="0.357cm" svg:x="2.5cm" svg:y="10.167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6.06cm" svg:height="0.357cm" svg:x="3.291cm" svg:y="10.804cm">
          <draw:text-box>
            <text:p text:style-name="P1"><text:span text:style-name="T7">0, gdy pobranie parametrów było nieudane</text:span></text:p>
          </draw:text-box>
        </draw:frame>
        <draw:frame draw:style-name="gr3" draw:text-style-name="P4" draw:layer="layout" svg:width="5.666cm" svg:height="0.357cm" svg:x="3.291cm" svg:y="11.226cm">
          <draw:text-box>
            <text:p text:style-name="P1"><text:span text:style-name="T7">1, gdy pobranie prametrów powiodło si ˛</text:span></text:p>
          </draw:text-box>
        </draw:frame>
        <draw:frame draw:style-name="gr3" draw:text-style-name="P4" draw:layer="layout" svg:width="0.315cm" svg:height="0.357cm" svg:x="8.695cm" svg:y="11.226cm">
          <draw:text-box>
            <text:p text:style-name="P1"><text:span text:style-name="T7">e.</text:span></text:p>
          </draw:text-box>
        </draw:frame>
        <draw:frame draw:style-name="gr3" draw:text-style-name="P4" draw:layer="layout" svg:width="1.158cm" svg:height="0.357cm" svg:x="2.5cm" svg:y="13.494cm">
          <draw:text-box>
            <text:p text:style-name="P1"><text:span text:style-name="T12">4.1.3.20</text:span></text:p>
          </draw:text-box>
        </draw:frame>
        <draw:frame draw:style-name="gr3" draw:text-style-name="P4" draw:layer="layout" svg:width="2.665cm" svg:height="0.357cm" svg:x="3.754cm" svg:y="13.494cm">
          <draw:text-box>
            <text:p text:style-name="P1"><text:span text:style-name="T12">Rozmieszczenie()</text:span></text:p>
          </draw:text-box>
        </draw:frame>
        <draw:frame draw:style-name="gr7" draw:text-style-name="P8" draw:layer="layout" svg:width="3.558cm" svg:height="0.319cm" svg:x="2.5cm" svg:y="14.587cm">
          <draw:text-box>
            <text:p text:style-name="P1"><text:span text:style-name="T14">void Rozmieszczenie (</text:span></text:p>
          </draw:text-box>
        </draw:frame>
        <draw:frame draw:style-name="gr7" draw:text-style-name="P8" draw:layer="layout" svg:width="2.034cm" svg:height="0.319cm" svg:x="4.669cm" svg:y="15.008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5.048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5.008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15.43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5.47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8cm" svg:height="0.319cm" svg:x="5.999cm" svg:y="15.43cm">
          <draw:text-box>
            <text:p text:style-name="P1"><text:span text:style-name="T17">gracz</text:span><text:span text:style-name="T14"> )</text:span></text:p>
          </draw:text-box>
        </draw:frame>
        <draw:frame draw:style-name="gr3" draw:text-style-name="P4" draw:layer="layout" svg:width="10.391cm" svg:height="0.357cm" svg:x="2.5cm" svg:y="16.254cm">
          <draw:text-box>
            <text:p text:style-name="P1"><text:span text:style-name="T7">Funkcja rozpoczyna przygotowanie do gry w przypadku, gdy nie rozpocz˛</text:span></text:p>
          </draw:text-box>
        </draw:frame>
        <draw:frame draw:style-name="gr3" draw:text-style-name="P4" draw:layer="layout" svg:width="5.924cm" svg:height="0.357cm" svg:x="12.655cm" svg:y="16.254cm">
          <draw:text-box>
            <text:p text:style-name="P1"><text:span text:style-name="T7">eto od wczytania zapisu. Funkcja komuni-</text:span></text:p>
          </draw:text-box>
        </draw:frame>
        <draw:frame draw:style-name="gr3" draw:text-style-name="P4" draw:layer="layout" svg:width="1.107cm" svg:height="0.357cm" svg:x="2.5cm" svg:y="16.676cm">
          <draw:text-box>
            <text:p text:style-name="P1"><text:span text:style-name="T7">kuje si ˛</text:span></text:p>
          </draw:text-box>
        </draw:frame>
        <draw:frame draw:style-name="gr3" draw:text-style-name="P4" draw:layer="layout" svg:width="0.696cm" svg:height="0.357cm" svg:x="3.396cm" svg:y="16.676cm">
          <draw:text-box>
            <text:p text:style-name="P1"><text:span text:style-name="T7">e z u</text:span></text:p>
          </draw:text-box>
        </draw:frame>
        <draw:frame draw:style-name="gr3" draw:text-style-name="P4" draw:layer="layout" svg:width="0.315cm" svg:height="0.357cm" svg:x="4.109cm" svg:y="16.672cm">
          <draw:text-box>
            <text:p text:style-name="P1"><text:span text:style-name="T7">˙</text:span></text:p>
          </draw:text-box>
        </draw:frame>
        <draw:frame draw:style-name="gr3" draw:text-style-name="P4" draw:layer="layout" svg:width="4.058cm" svg:height="0.357cm" svg:x="4.082cm" svg:y="16.676cm">
          <draw:text-box>
            <text:p text:style-name="P1"><text:span text:style-name="T7">zytkwonikiem przez konsole.</text:span></text:p>
          </draw:text-box>
        </draw:frame>
        <draw:line draw:style-name="gr4" draw:text-style-name="P5" draw:layer="layout" svg:x1="2.499cm" svg:y1="18.115cm" svg:x2="18.552cm" svg:y2="18.115cm">
          <text:p/>
        </draw:line>
        <draw:line draw:style-name="gr4" draw:text-style-name="P5" draw:layer="layout" svg:x1="2.499cm" svg:y1="18.115cm" svg:x2="18.552cm" svg:y2="18.115cm">
          <text:p/>
        </draw:line>
        <draw:line draw:style-name="gr4" draw:text-style-name="P5" draw:layer="layout" svg:x1="2.507cm" svg:y1="18.625cm" svg:x2="2.507cm" svg:y2="18.122cm">
          <text:p/>
        </draw:line>
        <draw:frame draw:style-name="gr3" draw:text-style-name="P4" draw:layer="layout" svg:width="1.56cm" svg:height="0.357cm" svg:x="2.5cm" svg:y="17.49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8.625cm" svg:x2="4.638cm" svg:y2="18.122cm">
          <text:p/>
        </draw:line>
        <draw:frame draw:style-name="gr3" draw:text-style-name="P4" draw:layer="layout" svg:width="1.729cm" svg:height="0.357cm" svg:x="2.725cm" svg:y="18.169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8.16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8.169cm">
          <draw:text-box>
            <text:p text:style-name="P1"><text:span text:style-name="T7">˛</text:span></text:p>
          </draw:text-box>
        </draw:frame>
        <draw:line draw:style-name="gr4" draw:text-style-name="P5" draw:layer="layout" svg:x1="18.545cm" svg:y1="18.625cm" svg:x2="18.545cm" svg:y2="18.122cm">
          <text:p/>
        </draw:line>
        <draw:line draw:style-name="gr4" draw:text-style-name="P5" draw:layer="layout" svg:x1="2.499cm" svg:y1="18.632cm" svg:x2="18.552cm" svg:y2="18.632cm">
          <text:p/>
        </draw:line>
        <draw:line draw:style-name="gr4" draw:text-style-name="P5" draw:layer="layout" svg:x1="2.499cm" svg:y1="18.632cm" svg:x2="18.552cm" svg:y2="18.632cm">
          <text:p/>
        </draw:line>
        <draw:line draw:style-name="gr4" draw:text-style-name="P5" draw:layer="layout" svg:x1="2.507cm" svg:y1="19.142cm" svg:x2="2.507cm" svg:y2="18.639cm">
          <text:p/>
        </draw:line>
        <draw:frame draw:style-name="gr3" draw:text-style-name="P4" draw:layer="layout" svg:width="2.652cm" svg:height="0.357cm" svg:x="7.767cm" svg:y="18.169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9.142cm" svg:x2="4.638cm" svg:y2="18.639cm">
          <text:p/>
        </draw:line>
        <draw:frame draw:style-name="gr3" draw:text-style-name="P4" draw:layer="layout" svg:width="0.785cm" svg:height="0.357cm" svg:x="2.725cm" svg:y="18.686cm">
          <draw:text-box>
            <text:p text:style-name="P1"><text:span text:style-name="T18">gracz</text:span></text:p>
          </draw:text-box>
        </draw:frame>
        <draw:frame draw:style-name="gr3" draw:text-style-name="P4" draw:layer="layout" svg:width="3.787cm" svg:height="0.357cm" svg:x="4.856cm" svg:y="18.686cm">
          <draw:text-box>
            <text:p text:style-name="P1"><text:span text:style-name="T6">Gracz</text:span><text:span text:style-name="T7">, którego pole gry b ˛</text:span></text:p>
          </draw:text-box>
        </draw:frame>
        <draw:frame draw:style-name="gr3" draw:text-style-name="P4" draw:layer="layout" svg:width="8.498cm" svg:height="0.357cm" svg:x="8.411cm" svg:y="18.686cm">
          <draw:text-box>
            <text:p text:style-name="P1"><text:span text:style-name="T7">edzie ustalane na podstawie informacji otrzymywanych od u</text:span></text:p>
          </draw:text-box>
        </draw:frame>
        <draw:frame draw:style-name="gr3" draw:text-style-name="P4" draw:layer="layout" svg:width="0.315cm" svg:height="0.357cm" svg:x="16.818cm" svg:y="18.682cm">
          <draw:text-box>
            <text:p text:style-name="P1"><text:span text:style-name="T7">˙</text:span></text:p>
          </draw:text-box>
        </draw:frame>
        <draw:line draw:style-name="gr4" draw:text-style-name="P5" draw:layer="layout" svg:x1="18.545cm" svg:y1="19.142cm" svg:x2="18.545cm" svg:y2="18.639cm">
          <text:p/>
        </draw:line>
        <draw:line draw:style-name="gr4" draw:text-style-name="P5" draw:layer="layout" svg:x1="2.499cm" svg:y1="19.149cm" svg:x2="18.552cm" svg:y2="19.149cm">
          <text:p/>
        </draw:line>
        <draw:line draw:style-name="gr4" draw:text-style-name="P5" draw:layer="layout" svg:x1="2.499cm" svg:y1="19.149cm" svg:x2="18.552cm" svg:y2="19.149cm">
          <text:p/>
        </draw:line>
        <draw:frame draw:style-name="gr3" draw:text-style-name="P4" draw:layer="layout" svg:width="1.568cm" svg:height="0.357cm" svg:x="16.792cm" svg:y="18.686cm">
          <draw:text-box>
            <text:p text:style-name="P1"><text:span text:style-name="T7">zytkownika</text:span></text:p>
          </draw:text-box>
        </draw:frame>
        <draw:frame draw:style-name="gr3" draw:text-style-name="P4" draw:layer="layout" svg:width="1.158cm" svg:height="0.357cm" svg:x="2.5cm" svg:y="21.42cm">
          <draw:text-box>
            <text:p text:style-name="P1"><text:span text:style-name="T12">4.1.3.21</text:span></text:p>
          </draw:text-box>
        </draw:frame>
        <draw:frame draw:style-name="gr3" draw:text-style-name="P4" draw:layer="layout" svg:width="2.271cm" svg:height="0.357cm" svg:x="3.754cm" svg:y="21.42cm">
          <draw:text-box>
            <text:p text:style-name="P1"><text:span text:style-name="T12">RysujPlansze()</text:span></text:p>
          </draw:text-box>
        </draw:frame>
        <draw:frame draw:style-name="gr7" draw:text-style-name="P8" draw:layer="layout" svg:width="3.219cm" svg:height="0.319cm" svg:x="2.5cm" svg:y="22.513cm">
          <draw:text-box>
            <text:p text:style-name="P1"><text:span text:style-name="T14">void RysujPlansze (</text:span></text:p>
          </draw:text-box>
        </draw:frame>
        <draw:frame draw:style-name="gr7" draw:text-style-name="P8" draw:layer="layout" svg:width="2.034cm" svg:height="0.319cm" svg:x="4.669cm" svg:y="22.93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2.97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2.93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2.034cm" svg:height="0.319cm" svg:x="4.669cm" svg:y="23.357cm">
          <draw:text-box>
            <text:p text:style-name="P1"><text:span text:style-name="T15">Gracz</text:span><text:span text:style-name="T17"> gracz,</text:span></text:p>
          </draw:text-box>
        </draw:frame>
        <draw:frame draw:style-name="gr7" draw:text-style-name="P8" draw:layer="layout" svg:width="2.542cm" svg:height="0.319cm" svg:x="4.669cm" svg:y="23.778cm">
          <draw:text-box>
            <text:p text:style-name="P1"><text:span text:style-name="T14">int</text:span><text:span text:style-name="T17"> dyskrecja</text:span><text:span text:style-name="T14"> )</text:span></text:p>
          </draw:text-box>
        </draw:frame>
        <draw:frame draw:style-name="gr3" draw:text-style-name="P4" draw:layer="layout" svg:width="1.602cm" svg:height="0.357cm" svg:x="2.5cm" svg:y="24.602cm">
          <draw:text-box>
            <text:p text:style-name="P1"><text:span text:style-name="T7">Funkcja wy</text:span></text:p>
          </draw:text-box>
        </draw:frame>
        <draw:frame draw:style-name="gr3" draw:text-style-name="P4" draw:layer="layout" svg:width="0.315cm" svg:height="0.357cm" svg:x="4.108cm" svg:y="24.597cm">
          <draw:text-box>
            <text:p text:style-name="P1"><text:span text:style-name="T7">´</text:span></text:p>
          </draw:text-box>
        </draw:frame>
        <draw:frame draw:style-name="gr3" draw:text-style-name="P4" draw:layer="layout" svg:width="1.052cm" svg:height="0.357cm" svg:x="4.082cm" svg:y="24.602cm">
          <draw:text-box>
            <text:p text:style-name="P1"><text:span text:style-name="T7">swietlaj</text:span></text:p>
          </draw:text-box>
        </draw:frame>
        <draw:frame draw:style-name="gr3" draw:text-style-name="P4" draw:layer="layout" svg:width="0.315cm" svg:height="0.357cm" svg:x="5.216cm" svg:y="24.602cm">
          <draw:text-box>
            <text:p text:style-name="P1"><text:span text:style-name="T7">˛</text:span></text:p>
          </draw:text-box>
        </draw:frame>
        <draw:frame draw:style-name="gr3" draw:text-style-name="P4" draw:layer="layout" svg:width="2.991cm" svg:height="0.357cm" svg:x="5.119cm" svg:y="24.602cm">
          <draw:text-box>
            <text:p text:style-name="P1"><text:span text:style-name="T7">aca graczowi plansz˛</text:span></text:p>
          </draw:text-box>
        </draw:frame>
        <draw:frame draw:style-name="gr3" draw:text-style-name="P4" draw:layer="layout" svg:width="3.241cm" svg:height="0.357cm" svg:x="7.946cm" svg:y="24.602cm">
          <draw:text-box>
            <text:p text:style-name="P1"><text:span text:style-name="T7">e jego lub przeciwnika.</text:span></text:p>
          </draw:text-box>
        </draw:frame>
        <draw:line draw:style-name="gr4" draw:text-style-name="P5" draw:layer="layout" svg:x1="2.499cm" svg:y1="26.042cm" svg:x2="18.499cm" svg:y2="26.042cm">
          <text:p/>
        </draw:line>
        <draw:line draw:style-name="gr4" draw:text-style-name="P5" draw:layer="layout" svg:x1="2.499cm" svg:y1="26.042cm" svg:x2="18.499cm" svg:y2="26.042cm">
          <text:p/>
        </draw:line>
        <draw:line draw:style-name="gr4" draw:text-style-name="P5" draw:layer="layout" svg:x1="2.507cm" svg:y1="26.552cm" svg:x2="2.507cm" svg:y2="26.049cm">
          <text:p/>
        </draw:line>
        <draw:frame draw:style-name="gr3" draw:text-style-name="P4" draw:layer="layout" svg:width="1.56cm" svg:height="0.357cm" svg:x="2.5cm" svg:y="25.418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6.552cm" svg:x2="4.638cm" svg:y2="26.049cm">
          <text:p/>
        </draw:line>
        <draw:frame draw:style-name="gr3" draw:text-style-name="P4" draw:layer="layout" svg:width="1.729cm" svg:height="0.357cm" svg:x="2.725cm" svg:y="26.096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6.09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6.096cm">
          <draw:text-box>
            <text:p text:style-name="P1"><text:span text:style-name="T7">˛</text:span></text:p>
          </draw:text-box>
        </draw:frame>
        <draw:line draw:style-name="gr4" draw:text-style-name="P5" draw:layer="layout" svg:x1="18.492cm" svg:y1="26.552cm" svg:x2="18.492cm" svg:y2="26.049cm">
          <text:p/>
        </draw:line>
        <draw:line draw:style-name="gr4" draw:text-style-name="P5" draw:layer="layout" svg:x1="2.499cm" svg:y1="26.559cm" svg:x2="18.499cm" svg:y2="26.559cm">
          <text:p/>
        </draw:line>
        <draw:line draw:style-name="gr4" draw:text-style-name="P5" draw:layer="layout" svg:x1="2.499cm" svg:y1="26.559cm" svg:x2="18.499cm" svg:y2="26.559cm">
          <text:p/>
        </draw:line>
        <draw:line draw:style-name="gr4" draw:text-style-name="P5" draw:layer="layout" svg:x1="2.507cm" svg:y1="27.074cm" svg:x2="2.507cm" svg:y2="26.566cm">
          <text:p/>
        </draw:line>
        <draw:frame draw:style-name="gr3" draw:text-style-name="P4" draw:layer="layout" svg:width="2.652cm" svg:height="0.357cm" svg:x="7.767cm" svg:y="26.096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7.074cm" svg:x2="4.638cm" svg:y2="26.566cm">
          <text:p/>
        </draw:line>
        <draw:frame draw:style-name="gr3" draw:text-style-name="P4" draw:layer="layout" svg:width="0.785cm" svg:height="0.357cm" svg:x="2.725cm" svg:y="26.618cm">
          <draw:text-box>
            <text:p text:style-name="P1"><text:span text:style-name="T18">gracz</text:span></text:p>
          </draw:text-box>
        </draw:frame>
        <draw:frame draw:style-name="gr3" draw:text-style-name="P4" draw:layer="layout" svg:width="3.308cm" svg:height="0.357cm" svg:x="4.856cm" svg:y="26.618cm">
          <draw:text-box>
            <text:p text:style-name="P1"><text:span text:style-name="T6">Gracz</text:span><text:span text:style-name="T7">, którego plansz ˛</text:span></text:p>
          </draw:text-box>
        </draw:frame>
        <draw:frame draw:style-name="gr3" draw:text-style-name="P4" draw:layer="layout" svg:width="0.874cm" svg:height="0.357cm" svg:x="7.925cm" svg:y="26.618cm">
          <draw:text-box>
            <text:p text:style-name="P1"><text:span text:style-name="T7">e nale</text:span></text:p>
          </draw:text-box>
        </draw:frame>
        <draw:frame draw:style-name="gr3" draw:text-style-name="P4" draw:layer="layout" svg:width="0.315cm" svg:height="0.357cm" svg:x="8.813cm" svg:y="26.614cm">
          <draw:text-box>
            <text:p text:style-name="P1"><text:span text:style-name="T7">˙</text:span></text:p>
          </draw:text-box>
        </draw:frame>
        <draw:frame draw:style-name="gr3" draw:text-style-name="P4" draw:layer="layout" svg:width="0.802cm" svg:height="0.357cm" svg:x="8.787cm" svg:y="26.618cm">
          <draw:text-box>
            <text:p text:style-name="P1"><text:span text:style-name="T7">zy wy</text:span></text:p>
          </draw:text-box>
        </draw:frame>
        <draw:frame draw:style-name="gr3" draw:text-style-name="P4" draw:layer="layout" svg:width="0.315cm" svg:height="0.357cm" svg:x="9.604cm" svg:y="26.613cm">
          <draw:text-box>
            <text:p text:style-name="P1"><text:span text:style-name="T7">´</text:span></text:p>
          </draw:text-box>
        </draw:frame>
        <draw:frame draw:style-name="gr3" draw:text-style-name="P4" draw:layer="layout" svg:width="0.874cm" svg:height="0.357cm" svg:x="9.577cm" svg:y="26.618cm">
          <draw:text-box>
            <text:p text:style-name="P1"><text:span text:style-name="T7">swietli</text:span></text:p>
          </draw:text-box>
        </draw:frame>
        <draw:frame draw:style-name="gr3" draw:text-style-name="P4" draw:layer="layout" svg:width="0.315cm" svg:height="0.357cm" svg:x="10.465cm" svg:y="26.613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27.074cm" svg:x2="18.492cm" svg:y2="26.566cm">
          <text:p/>
        </draw:line>
        <draw:line draw:style-name="gr4" draw:text-style-name="P5" draw:layer="layout" svg:x1="2.499cm" svg:y1="27.081cm" svg:x2="18.499cm" svg:y2="27.081cm">
          <text:p/>
        </draw:line>
        <draw:line draw:style-name="gr4" draw:text-style-name="P5" draw:layer="layout" svg:x1="2.499cm" svg:y1="27.081cm" svg:x2="18.499cm" svg:y2="27.081cm">
          <text:p/>
        </draw:line>
        <draw:line draw:style-name="gr4" draw:text-style-name="P5" draw:layer="layout" svg:x1="2.507cm" svg:y1="28.018cm" svg:x2="2.507cm" svg:y2="27.088cm">
          <text:p/>
        </draw:line>
        <draw:frame draw:style-name="gr3" draw:text-style-name="P4" draw:layer="layout" svg:width="0.315cm" svg:height="0.357cm" svg:x="10.438cm" svg:y="26.618cm">
          <draw:text-box>
            <text:p text:style-name="P1"><text:span text:style-name="T7">c</text:span></text:p>
          </draw:text-box>
        </draw:frame>
        <draw:line draw:style-name="gr4" draw:text-style-name="P5" draw:layer="layout" svg:x1="4.638cm" svg:y1="28.018cm" svg:x2="4.638cm" svg:y2="27.088cm">
          <text:p/>
        </draw:line>
        <draw:frame draw:style-name="gr3" draw:text-style-name="P4" draw:layer="layout" svg:width="1.357cm" svg:height="0.357cm" svg:x="2.725cm" svg:y="27.141cm">
          <draw:text-box>
            <text:p text:style-name="P1"><text:span text:style-name="T18">dyskrecja</text:span></text:p>
          </draw:text-box>
        </draw:frame>
        <draw:frame draw:style-name="gr3" draw:text-style-name="P4" draw:layer="layout" svg:width="2.021cm" svg:height="0.357cm" svg:x="4.856cm" svg:y="27.141cm">
          <draw:text-box>
            <text:p text:style-name="P1"><text:span text:style-name="T7">Parametr okre</text:span></text:p>
          </draw:text-box>
        </draw:frame>
        <draw:frame draw:style-name="gr3" draw:text-style-name="P4" draw:layer="layout" svg:width="0.315cm" svg:height="0.357cm" svg:x="6.871cm" svg:y="27.136cm">
          <draw:text-box>
            <text:p text:style-name="P1"><text:span text:style-name="T7">´</text:span></text:p>
          </draw:text-box>
        </draw:frame>
        <draw:frame draw:style-name="gr3" draw:text-style-name="P4" draw:layer="layout" svg:width="0.485cm" svg:height="0.357cm" svg:x="6.844cm" svg:y="27.141cm">
          <draw:text-box>
            <text:p text:style-name="P1"><text:span text:style-name="T7">slaj</text:span></text:p>
          </draw:text-box>
        </draw:frame>
        <draw:frame draw:style-name="gr3" draw:text-style-name="P4" draw:layer="layout" svg:width="0.315cm" svg:height="0.357cm" svg:x="7.416cm" svg:y="27.141cm">
          <draw:text-box>
            <text:p text:style-name="P1"><text:span text:style-name="T7">˛</text:span></text:p>
          </draw:text-box>
        </draw:frame>
        <draw:frame draw:style-name="gr3" draw:text-style-name="P4" draw:layer="layout" svg:width="1.767cm" svg:height="0.357cm" svg:x="7.319cm" svg:y="27.141cm">
          <draw:text-box>
            <text:p text:style-name="P1"><text:span text:style-name="T7">acy czy nale</text:span></text:p>
          </draw:text-box>
        </draw:frame>
        <draw:frame draw:style-name="gr3" draw:text-style-name="P4" draw:layer="layout" svg:width="0.315cm" svg:height="0.357cm" svg:x="9.086cm" svg:y="27.137cm">
          <draw:text-box>
            <text:p text:style-name="P1"><text:span text:style-name="T7">˙</text:span></text:p>
          </draw:text-box>
        </draw:frame>
        <draw:frame draw:style-name="gr3" draw:text-style-name="P4" draw:layer="layout" svg:width="0.802cm" svg:height="0.357cm" svg:x="9.059cm" svg:y="27.141cm">
          <draw:text-box>
            <text:p text:style-name="P1"><text:span text:style-name="T7">zy wy</text:span></text:p>
          </draw:text-box>
        </draw:frame>
        <draw:frame draw:style-name="gr3" draw:text-style-name="P4" draw:layer="layout" svg:width="0.315cm" svg:height="0.357cm" svg:x="9.877cm" svg:y="27.136cm">
          <draw:text-box>
            <text:p text:style-name="P1"><text:span text:style-name="T7">´</text:span></text:p>
          </draw:text-box>
        </draw:frame>
        <draw:frame draw:style-name="gr3" draw:text-style-name="P4" draw:layer="layout" svg:width="0.874cm" svg:height="0.357cm" svg:x="9.85cm" svg:y="27.141cm">
          <draw:text-box>
            <text:p text:style-name="P1"><text:span text:style-name="T7">swietli</text:span></text:p>
          </draw:text-box>
        </draw:frame>
        <draw:frame draw:style-name="gr3" draw:text-style-name="P4" draw:layer="layout" svg:width="0.315cm" svg:height="0.357cm" svg:x="10.738cm" svg:y="27.136cm">
          <draw:text-box>
            <text:p text:style-name="P1"><text:span text:style-name="T7">´</text:span></text:p>
          </draw:text-box>
        </draw:frame>
        <draw:frame draw:style-name="gr3" draw:text-style-name="P4" draw:layer="layout" svg:width="5.692cm" svg:height="0.357cm" svg:x="10.711cm" svg:y="27.141cm">
          <draw:text-box>
            <text:p text:style-name="P1"><text:span text:style-name="T7">c statki. Dla zmiennej równej 0, statki s ˛</text:span></text:p>
          </draw:text-box>
        </draw:frame>
        <draw:frame draw:style-name="gr3" draw:text-style-name="P4" draw:layer="layout" svg:width="0.658cm" svg:height="0.357cm" svg:x="16.143cm" svg:y="27.141cm">
          <draw:text-box>
            <text:p text:style-name="P1"><text:span text:style-name="T7">a wy</text:span></text:p>
          </draw:text-box>
        </draw:frame>
        <draw:frame draw:style-name="gr3" draw:text-style-name="P4" draw:layer="layout" svg:width="0.315cm" svg:height="0.357cm" svg:x="16.82cm" svg:y="27.136cm">
          <draw:text-box>
            <text:p text:style-name="P1"><text:span text:style-name="T7">´</text:span></text:p>
          </draw:text-box>
        </draw:frame>
        <draw:frame draw:style-name="gr3" draw:text-style-name="P4" draw:layer="layout" svg:width="1.424cm" svg:height="0.357cm" svg:x="16.793cm" svg:y="27.141cm">
          <draw:text-box>
            <text:p text:style-name="P1"><text:span text:style-name="T7">swietlane,</text:span></text:p>
          </draw:text-box>
        </draw:frame>
        <draw:frame draw:style-name="gr3" draw:text-style-name="P4" draw:layer="layout" svg:width="3.799cm" svg:height="0.357cm" svg:x="4.856cm" svg:y="27.562cm">
          <draw:text-box>
            <text:p text:style-name="P1"><text:span text:style-name="T7">w przeciwnym wypadku s ˛</text:span></text:p>
          </draw:text-box>
        </draw:frame>
        <draw:line draw:style-name="gr4" draw:text-style-name="P5" draw:layer="layout" svg:x1="18.492cm" svg:y1="28.018cm" svg:x2="18.492cm" svg:y2="27.088cm">
          <text:p/>
        </draw:line>
        <draw:line draw:style-name="gr4" draw:text-style-name="P5" draw:layer="layout" svg:x1="2.499cm" svg:y1="28.025cm" svg:x2="18.499cm" svg:y2="28.025cm">
          <text:p/>
        </draw:line>
        <draw:line draw:style-name="gr4" draw:text-style-name="P5" draw:layer="layout" svg:x1="2.499cm" svg:y1="28.025cm" svg:x2="18.499cm" svg:y2="28.025cm">
          <text:p/>
        </draw:line>
        <draw:frame draw:style-name="gr3" draw:text-style-name="P4" draw:layer="layout" svg:width="1.653cm" svg:height="0.357cm" svg:x="8.415cm" svg:y="27.562cm">
          <draw:text-box>
            <text:p text:style-name="P1"><text:span text:style-name="T7">a pomijane.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15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14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158cm" svg:height="0.357cm" svg:x="2.5cm" svg:y="3.606cm">
          <draw:text-box>
            <text:p text:style-name="P1"><text:span text:style-name="T12">4.1.3.22</text:span></text:p>
          </draw:text-box>
        </draw:frame>
        <draw:frame draw:style-name="gr3" draw:text-style-name="P4" draw:layer="layout" svg:width="1.983cm" svg:height="0.357cm" svg:x="3.754cm" svg:y="3.606cm">
          <draw:text-box>
            <text:p text:style-name="P1"><text:span text:style-name="T12">Skonfiguruj()</text:span></text:p>
          </draw:text-box>
        </draw:frame>
        <draw:frame draw:style-name="gr7" draw:text-style-name="P8" draw:layer="layout" svg:width="2.881cm" svg:height="0.319cm" svg:x="2.5cm" svg:y="4.699cm">
          <draw:text-box>
            <text:p text:style-name="P1"><text:span text:style-name="T14">int Skonfiguruj (</text:span></text:p>
          </draw:text-box>
        </draw:frame>
        <draw:frame draw:style-name="gr7" draw:text-style-name="P8" draw:layer="layout" svg:width="2.034cm" svg:height="0.319cm" svg:x="4.669cm" svg:y="5.12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5.16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5.121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6.449cm" svg:height="0.357cm" svg:x="2.5cm" svg:y="5.945cm">
          <draw:text-box>
            <text:p text:style-name="P1"><text:span text:style-name="T7">Funkcja pobiera konfiguracje z pliku config.ini</text:span></text:p>
          </draw:text-box>
        </draw:frame>
        <draw:line draw:style-name="gr4" draw:text-style-name="P5" draw:layer="layout" svg:x1="2.499cm" svg:y1="7.384cm" svg:x2="17.194cm" svg:y2="7.384cm">
          <text:p/>
        </draw:line>
        <draw:line draw:style-name="gr4" draw:text-style-name="P5" draw:layer="layout" svg:x1="2.499cm" svg:y1="7.384cm" svg:x2="17.194cm" svg:y2="7.384cm">
          <text:p/>
        </draw:line>
        <draw:line draw:style-name="gr4" draw:text-style-name="P5" draw:layer="layout" svg:x1="2.507cm" svg:y1="7.894cm" svg:x2="2.507cm" svg:y2="7.391cm">
          <text:p/>
        </draw:line>
        <draw:frame draw:style-name="gr3" draw:text-style-name="P4" draw:layer="layout" svg:width="1.56cm" svg:height="0.357cm" svg:x="2.5cm" svg:y="6.76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7.894cm" svg:x2="4.638cm" svg:y2="7.391cm">
          <text:p/>
        </draw:line>
        <draw:frame draw:style-name="gr3" draw:text-style-name="P4" draw:layer="layout" svg:width="1.729cm" svg:height="0.357cm" svg:x="2.725cm" svg:y="7.438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7.438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7.438cm">
          <draw:text-box>
            <text:p text:style-name="P1"><text:span text:style-name="T7">˛</text:span></text:p>
          </draw:text-box>
        </draw:frame>
        <draw:line draw:style-name="gr4" draw:text-style-name="P5" draw:layer="layout" svg:x1="17.187cm" svg:y1="7.894cm" svg:x2="17.187cm" svg:y2="7.391cm">
          <text:p/>
        </draw:line>
        <draw:line draw:style-name="gr4" draw:text-style-name="P5" draw:layer="layout" svg:x1="2.499cm" svg:y1="7.902cm" svg:x2="17.194cm" svg:y2="7.902cm">
          <text:p/>
        </draw:line>
        <draw:line draw:style-name="gr4" draw:text-style-name="P5" draw:layer="layout" svg:x1="2.499cm" svg:y1="7.902cm" svg:x2="17.194cm" svg:y2="7.902cm">
          <text:p/>
        </draw:line>
        <draw:frame draw:style-name="gr3" draw:text-style-name="P4" draw:layer="layout" svg:width="9.332cm" svg:height="0.357cm" svg:x="7.767cm" svg:y="7.438cm">
          <draw:text-box>
            <text:p text:style-name="P1"><text:span text:style-name="T7">aca ustawienia gry 0, gdy znaleziono plik i odczytano konfiguracje</text:span></text:p>
          </draw:text-box>
        </draw:frame>
        <draw:frame draw:style-name="gr3" draw:text-style-name="P4" draw:layer="layout" svg:width="1.098cm" svg:height="0.357cm" svg:x="2.5cm" svg:y="9.32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9.066cm" svg:height="0.357cm" svg:x="3.291cm" svg:y="9.956cm">
          <draw:text-box>
            <text:p text:style-name="P1"><text:span text:style-name="T7">1, gdy nie znaleziono pliku lub zakres pola gry był niedozwolony</text:span></text:p>
          </draw:text-box>
        </draw:frame>
        <draw:frame draw:style-name="gr3" draw:text-style-name="P4" draw:layer="layout" svg:width="1.158cm" svg:height="0.357cm" svg:x="2.5cm" svg:y="12.225cm">
          <draw:text-box>
            <text:p text:style-name="P1"><text:span text:style-name="T12">4.1.3.23</text:span></text:p>
          </draw:text-box>
        </draw:frame>
        <draw:frame draw:style-name="gr3" draw:text-style-name="P4" draw:layer="layout" svg:width="3.046cm" svg:height="0.357cm" svg:x="3.754cm" svg:y="12.225cm">
          <draw:text-box>
            <text:p text:style-name="P1"><text:span text:style-name="T12">SprawdzZgodnosc()</text:span></text:p>
          </draw:text-box>
        </draw:frame>
        <draw:frame draw:style-name="gr7" draw:text-style-name="P8" draw:layer="layout" svg:width="3.558cm" svg:height="0.319cm" svg:x="2.5cm" svg:y="13.318cm">
          <draw:text-box>
            <text:p text:style-name="P1"><text:span text:style-name="T14">int SprawdzZgodnosc (</text:span></text:p>
          </draw:text-box>
        </draw:frame>
        <draw:frame draw:style-name="gr7" draw:text-style-name="P8" draw:layer="layout" svg:width="1.865cm" svg:height="0.319cm" svg:x="4.669cm" svg:y="13.739cm">
          <draw:text-box>
            <text:p text:style-name="P1"><text:span text:style-name="T14">mxml_node_t</text:span></text:p>
          </draw:text-box>
        </draw:frame>
        <draw:frame draw:style-name="gr7" draw:text-style-name="P8" draw:layer="layout" svg:width="0.28cm" svg:height="0.28cm" svg:x="6.693cm" svg:y="13.779cm">
          <draw:text-box>
            <text:p text:style-name="P1"><text:span text:style-name="T16">∗</text:span></text:p>
          </draw:text-box>
        </draw:frame>
        <draw:frame draw:style-name="gr7" draw:text-style-name="P8" draw:layer="layout" svg:width="0.679cm" svg:height="0.319cm" svg:x="7.011cm" svg:y="13.739cm">
          <draw:text-box>
            <text:p text:style-name="P1"><text:span text:style-name="T17">xml,</text:span></text:p>
          </draw:text-box>
        </draw:frame>
        <draw:frame draw:style-name="gr7" draw:text-style-name="P8" draw:layer="layout" svg:width="2.034cm" svg:height="0.319cm" svg:x="4.669cm" svg:y="14.161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4.2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14.161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3.719cm" svg:height="0.357cm" svg:x="2.5cm" svg:y="14.985cm">
          <draw:text-box>
            <text:p text:style-name="P1"><text:span text:style-name="T7">Funkcja sprawdza zgodno</text:span></text:p>
          </draw:text-box>
        </draw:frame>
        <draw:frame draw:style-name="gr3" draw:text-style-name="P4" draw:layer="layout" svg:width="0.315cm" svg:height="0.357cm" svg:x="6.191cm" svg:y="14.98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6.165cm" svg:y="14.985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6.349cm" svg:y="14.98cm">
          <draw:text-box>
            <text:p text:style-name="P1"><text:span text:style-name="T7">´</text:span></text:p>
          </draw:text-box>
        </draw:frame>
        <draw:frame draw:style-name="gr3" draw:text-style-name="P4" draw:layer="layout" svg:width="3.334cm" svg:height="0.357cm" svg:x="6.323cm" svg:y="14.985cm">
          <draw:text-box>
            <text:p text:style-name="P1"><text:span text:style-name="T7">c pliku zapisu z obecn ˛</text:span></text:p>
          </draw:text-box>
        </draw:frame>
        <draw:frame draw:style-name="gr3" draw:text-style-name="P4" draw:layer="layout" svg:width="1.818cm" svg:height="0.357cm" svg:x="9.417cm" svg:y="14.985cm">
          <draw:text-box>
            <text:p text:style-name="P1"><text:span text:style-name="T7">a konfiguracj</text:span></text:p>
          </draw:text-box>
        </draw:frame>
        <draw:frame draw:style-name="gr3" draw:text-style-name="P4" draw:layer="layout" svg:width="0.315cm" svg:height="0.357cm" svg:x="11.298cm" svg:y="14.985cm">
          <draw:text-box>
            <text:p text:style-name="P1"><text:span text:style-name="T7">˛</text:span></text:p>
          </draw:text-box>
        </draw:frame>
        <draw:frame draw:style-name="gr3" draw:text-style-name="P4" draw:layer="layout" svg:width="0.802cm" svg:height="0.357cm" svg:x="11.201cm" svg:y="14.985cm">
          <draw:text-box>
            <text:p text:style-name="P1"><text:span text:style-name="T7">a gry.</text:span></text:p>
          </draw:text-box>
        </draw:frame>
        <draw:line draw:style-name="gr4" draw:text-style-name="P5" draw:layer="layout" svg:x1="2.499cm" svg:y1="16.424cm" svg:x2="10.61cm" svg:y2="16.424cm">
          <text:p/>
        </draw:line>
        <draw:line draw:style-name="gr4" draw:text-style-name="P5" draw:layer="layout" svg:x1="2.499cm" svg:y1="16.424cm" svg:x2="10.61cm" svg:y2="16.424cm">
          <text:p/>
        </draw:line>
        <draw:line draw:style-name="gr4" draw:text-style-name="P5" draw:layer="layout" svg:x1="2.507cm" svg:y1="16.923cm" svg:x2="2.507cm" svg:y2="16.431cm">
          <text:p/>
        </draw:line>
        <draw:frame draw:style-name="gr3" draw:text-style-name="P4" draw:layer="layout" svg:width="1.56cm" svg:height="0.357cm" svg:x="2.5cm" svg:y="15.80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6.923cm" svg:x2="4.638cm" svg:y2="16.431cm">
          <text:p/>
        </draw:line>
        <draw:frame draw:style-name="gr3" draw:text-style-name="P4" draw:layer="layout" svg:width="0.497cm" svg:height="0.357cm" svg:x="2.725cm" svg:y="16.471cm">
          <draw:text-box>
            <text:p text:style-name="P1"><text:span text:style-name="T18">xml</text:span></text:p>
          </draw:text-box>
        </draw:frame>
        <draw:line draw:style-name="gr4" draw:text-style-name="P5" draw:layer="layout" svg:x1="10.603cm" svg:y1="16.923cm" svg:x2="10.603cm" svg:y2="16.431cm">
          <text:p/>
        </draw:line>
        <draw:line draw:style-name="gr4" draw:text-style-name="P5" draw:layer="layout" svg:x1="2.499cm" svg:y1="16.93cm" svg:x2="10.61cm" svg:y2="16.93cm">
          <text:p/>
        </draw:line>
        <draw:line draw:style-name="gr4" draw:text-style-name="P5" draw:layer="layout" svg:x1="2.499cm" svg:y1="16.93cm" svg:x2="10.61cm" svg:y2="16.93cm">
          <text:p/>
        </draw:line>
        <draw:line draw:style-name="gr4" draw:text-style-name="P5" draw:layer="layout" svg:x1="2.507cm" svg:y1="17.44cm" svg:x2="2.507cm" svg:y2="16.937cm">
          <text:p/>
        </draw:line>
        <draw:frame draw:style-name="gr3" draw:text-style-name="P4" draw:layer="layout" svg:width="5.23cm" svg:height="0.357cm" svg:x="4.856cm" svg:y="16.471cm">
          <draw:text-box>
            <text:p text:style-name="P1"><text:span text:style-name="T7">Drzewo xml odczytane z pliku zapisu</text:span></text:p>
          </draw:text-box>
        </draw:frame>
        <draw:line draw:style-name="gr4" draw:text-style-name="P5" draw:layer="layout" svg:x1="4.638cm" svg:y1="17.44cm" svg:x2="4.638cm" svg:y2="16.937cm">
          <text:p/>
        </draw:line>
        <draw:frame draw:style-name="gr3" draw:text-style-name="P4" draw:layer="layout" svg:width="1.729cm" svg:height="0.357cm" svg:x="2.725cm" svg:y="16.984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6.984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6.984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17.44cm" svg:x2="10.603cm" svg:y2="16.937cm">
          <text:p/>
        </draw:line>
        <draw:line draw:style-name="gr4" draw:text-style-name="P5" draw:layer="layout" svg:x1="2.499cm" svg:y1="17.448cm" svg:x2="10.61cm" svg:y2="17.448cm">
          <text:p/>
        </draw:line>
        <draw:line draw:style-name="gr4" draw:text-style-name="P5" draw:layer="layout" svg:x1="2.499cm" svg:y1="17.448cm" svg:x2="10.61cm" svg:y2="17.448cm">
          <text:p/>
        </draw:line>
        <draw:frame draw:style-name="gr3" draw:text-style-name="P4" draw:layer="layout" svg:width="2.652cm" svg:height="0.357cm" svg:x="7.767cm" svg:y="16.984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098cm" svg:height="0.357cm" svg:x="2.5cm" svg:y="18.866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2.635cm" svg:height="0.357cm" svg:x="3.291cm" svg:y="19.502cm">
          <draw:text-box>
            <text:p text:style-name="P1"><text:span text:style-name="T7">0, gdy dane nie s ˛</text:span></text:p>
          </draw:text-box>
        </draw:frame>
        <draw:frame draw:style-name="gr3" draw:text-style-name="P4" draw:layer="layout" svg:width="1.319cm" svg:height="0.357cm" svg:x="5.7cm" svg:y="19.502cm">
          <draw:text-box>
            <text:p text:style-name="P1"><text:span text:style-name="T7">a zgodne</text:span></text:p>
          </draw:text-box>
        </draw:frame>
        <draw:frame draw:style-name="gr3" draw:text-style-name="P4" draw:layer="layout" svg:width="2.119cm" svg:height="0.357cm" svg:x="3.291cm" svg:y="19.924cm">
          <draw:text-box>
            <text:p text:style-name="P1"><text:span text:style-name="T7">1, gdy dane s ˛</text:span></text:p>
          </draw:text-box>
        </draw:frame>
        <draw:frame draw:style-name="gr3" draw:text-style-name="P4" draw:layer="layout" svg:width="1.319cm" svg:height="0.357cm" svg:x="5.19cm" svg:y="19.924cm">
          <draw:text-box>
            <text:p text:style-name="P1"><text:span text:style-name="T7">a zgodne</text:span></text:p>
          </draw:text-box>
        </draw:frame>
        <draw:frame draw:style-name="gr3" draw:text-style-name="P4" draw:layer="layout" svg:width="1.158cm" svg:height="0.357cm" svg:x="2.5cm" svg:y="22.192cm">
          <draw:text-box>
            <text:p text:style-name="P1"><text:span text:style-name="T12">4.1.3.24</text:span></text:p>
          </draw:text-box>
        </draw:frame>
        <draw:frame draw:style-name="gr3" draw:text-style-name="P4" draw:layer="layout" svg:width="1.082cm" svg:height="0.357cm" svg:x="3.754cm" svg:y="22.192cm">
          <draw:text-box>
            <text:p text:style-name="P1"><text:span text:style-name="T12">Strzal()</text:span></text:p>
          </draw:text-box>
        </draw:frame>
        <draw:frame draw:style-name="gr7" draw:text-style-name="P8" draw:layer="layout" svg:width="2.034cm" svg:height="0.319cm" svg:x="2.5cm" svg:y="23.285cm">
          <draw:text-box>
            <text:p text:style-name="P1"><text:span text:style-name="T14">int Strzal (</text:span></text:p>
          </draw:text-box>
        </draw:frame>
        <draw:frame draw:style-name="gr7" draw:text-style-name="P8" draw:layer="layout" svg:width="2.034cm" svg:height="0.319cm" svg:x="4.669cm" svg:y="23.707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3.746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3.707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24.129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24.168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542cm" svg:height="0.319cm" svg:x="5.999cm" svg:y="24.129cm">
          <draw:text-box>
            <text:p text:style-name="P1"><text:span text:style-name="T17">atakowanyGracz,</text:span></text:p>
          </draw:text-box>
        </draw:frame>
        <draw:frame draw:style-name="gr7" draw:text-style-name="P8" draw:layer="layout" svg:width="1.696cm" svg:height="0.319cm" svg:x="4.669cm" svg:y="24.551cm">
          <draw:text-box>
            <text:p text:style-name="P1"><text:span text:style-name="T14">int</text:span><text:span text:style-name="T17"> pole</text:span><text:span text:style-name="T14"> )</text:span></text:p>
          </draw:text-box>
        </draw:frame>
        <draw:frame draw:style-name="gr3" draw:text-style-name="P4" draw:layer="layout" svg:width="2.652cm" svg:height="0.357cm" svg:x="2.5cm" svg:y="25.374cm">
          <draw:text-box>
            <text:p text:style-name="P1"><text:span text:style-name="T7">Funckja sprawdzaj</text:span></text:p>
          </draw:text-box>
        </draw:frame>
        <draw:frame draw:style-name="gr3" draw:text-style-name="P4" draw:layer="layout" svg:width="0.315cm" svg:height="0.357cm" svg:x="5.241cm" svg:y="25.374cm">
          <draw:text-box>
            <text:p text:style-name="P1"><text:span text:style-name="T7">˛</text:span></text:p>
          </draw:text-box>
        </draw:frame>
        <draw:frame draw:style-name="gr3" draw:text-style-name="P4" draw:layer="layout" svg:width="1.945cm" svg:height="0.357cm" svg:x="5.145cm" svg:y="25.374cm">
          <draw:text-box>
            <text:p text:style-name="P1"><text:span text:style-name="T7">aca czy strzał</text:span></text:p>
          </draw:text-box>
        </draw:frame>
        <draw:frame draw:style-name="gr3" draw:text-style-name="P4" draw:layer="layout" svg:width="0.502cm" svg:height="0.357cm" svg:x="7.273cm" svg:y="25.374cm">
          <draw:text-box>
            <text:p text:style-name="P1"><text:span text:style-name="T7">jest</text:span></text:p>
          </draw:text-box>
        </draw:frame>
        <draw:frame draw:style-name="gr3" draw:text-style-name="P4" draw:layer="layout" svg:width="0.442cm" svg:height="0.357cm" svg:x="7.894cm" svg:y="25.374cm">
          <draw:text-box>
            <text:p text:style-name="P1"><text:span text:style-name="T7">mo</text:span></text:p>
          </draw:text-box>
        </draw:frame>
        <draw:frame draw:style-name="gr3" draw:text-style-name="P4" draw:layer="layout" svg:width="0.315cm" svg:height="0.357cm" svg:x="8.36cm" svg:y="25.37cm">
          <draw:text-box>
            <text:p text:style-name="P1"><text:span text:style-name="T7">˙</text:span></text:p>
          </draw:text-box>
        </draw:frame>
        <draw:frame draw:style-name="gr3" draw:text-style-name="P4" draw:layer="layout" svg:width="4.98cm" svg:height="0.357cm" svg:x="8.334cm" svg:y="25.374cm">
          <draw:text-box>
            <text:p text:style-name="P1"><text:span text:style-name="T7">zliwy do wykonanania oraz zwracaj</text:span></text:p>
          </draw:text-box>
        </draw:frame>
        <draw:frame draw:style-name="gr3" draw:text-style-name="P4" draw:layer="layout" svg:width="0.315cm" svg:height="0.357cm" svg:x="13.505cm" svg:y="25.374cm">
          <draw:text-box>
            <text:p text:style-name="P1"><text:span text:style-name="T7">˛</text:span></text:p>
          </draw:text-box>
        </draw:frame>
        <draw:frame draw:style-name="gr3" draw:text-style-name="P4" draw:layer="layout" svg:width="3.52cm" svg:height="0.357cm" svg:x="13.408cm" svg:y="25.374cm">
          <draw:text-box>
            <text:p text:style-name="P1"><text:span text:style-name="T7">aca informacja o tym jaki</text:span></text:p>
          </draw:text-box>
        </draw:frame>
        <draw:frame draw:style-name="gr3" draw:text-style-name="P4" draw:layer="layout" svg:width="0.413cm" svg:height="0.357cm" svg:x="17.182cm" svg:y="25.374cm">
          <draw:text-box>
            <text:p text:style-name="P1"><text:span text:style-name="T7">był</text:span></text:p>
          </draw:text-box>
        </draw:frame>
        <draw:frame draw:style-name="gr3" draw:text-style-name="P4" draw:layer="layout" svg:width="0.802cm" svg:height="0.357cm" svg:x="17.709cm" svg:y="25.374cm">
          <draw:text-box>
            <text:p text:style-name="P1"><text:span text:style-name="T7">wynik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1.035cm" svg:height="0.357cm" svg:x="2.5cm" svg:y="25.796cm">
          <draw:text-box>
            <text:p text:style-name="P1"><text:span text:style-name="T7">strzału.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16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15</text:span></text:p>
          </draw:text-box>
        </draw:frame>
        <draw:line draw:style-name="gr4" draw:text-style-name="P5" draw:layer="layout" svg:x1="2.499cm" svg:y1="3.161cm" svg:x2="18.499cm" svg:y2="3.161cm">
          <text:p/>
        </draw:line>
        <draw:line draw:style-name="gr4" draw:text-style-name="P5" draw:layer="layout" svg:x1="2.499cm" svg:y1="3.161cm" svg:x2="18.499cm" svg:y2="3.161cm">
          <text:p/>
        </draw:line>
        <draw:line draw:style-name="gr4" draw:text-style-name="P5" draw:layer="layout" svg:x1="2.507cm" svg:y1="3.671cm" svg:x2="2.507cm" svg:y2="3.168cm">
          <text:p/>
        </draw:line>
        <draw:frame draw:style-name="gr3" draw:text-style-name="P4" draw:layer="layout" svg:width="1.56cm" svg:height="0.357cm" svg:x="2.5cm" svg:y="2.538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274cm" svg:y1="3.671cm" svg:x2="5.274cm" svg:y2="3.168cm">
          <text:p/>
        </draw:line>
        <draw:frame draw:style-name="gr3" draw:text-style-name="P4" draw:layer="layout" svg:width="1.729cm" svg:height="0.357cm" svg:x="2.725cm" svg:y="3.21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5.493cm" svg:y="3.21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8.499cm" svg:y="3.215cm">
          <draw:text-box>
            <text:p text:style-name="P1"><text:span text:style-name="T7">˛</text:span></text:p>
          </draw:text-box>
        </draw:frame>
        <draw:line draw:style-name="gr4" draw:text-style-name="P5" draw:layer="layout" svg:x1="18.492cm" svg:y1="3.671cm" svg:x2="18.492cm" svg:y2="3.168cm">
          <text:p/>
        </draw:line>
        <draw:line draw:style-name="gr4" draw:text-style-name="P5" draw:layer="layout" svg:x1="2.499cm" svg:y1="3.678cm" svg:x2="18.499cm" svg:y2="3.678cm">
          <text:p/>
        </draw:line>
        <draw:line draw:style-name="gr4" draw:text-style-name="P5" draw:layer="layout" svg:x1="2.499cm" svg:y1="3.678cm" svg:x2="18.499cm" svg:y2="3.678cm">
          <text:p/>
        </draw:line>
        <draw:line draw:style-name="gr4" draw:text-style-name="P5" draw:layer="layout" svg:x1="2.507cm" svg:y1="4.189cm" svg:x2="2.507cm" svg:y2="3.685cm">
          <text:p/>
        </draw:line>
        <draw:frame draw:style-name="gr3" draw:text-style-name="P4" draw:layer="layout" svg:width="2.652cm" svg:height="0.357cm" svg:x="8.403cm" svg:y="3.21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5.274cm" svg:y1="4.189cm" svg:x2="5.274cm" svg:y2="3.685cm">
          <text:p/>
        </draw:line>
        <draw:frame draw:style-name="gr3" draw:text-style-name="P4" draw:layer="layout" svg:width="2.381cm" svg:height="0.357cm" svg:x="2.725cm" svg:y="3.732cm">
          <draw:text-box>
            <text:p text:style-name="P1"><text:span text:style-name="T18">atakowanyGracz</text:span></text:p>
          </draw:text-box>
        </draw:frame>
        <draw:line draw:style-name="gr4" draw:text-style-name="P5" draw:layer="layout" svg:x1="18.492cm" svg:y1="4.189cm" svg:x2="18.492cm" svg:y2="3.685cm">
          <text:p/>
        </draw:line>
        <draw:line draw:style-name="gr4" draw:text-style-name="P5" draw:layer="layout" svg:x1="2.499cm" svg:y1="4.196cm" svg:x2="18.499cm" svg:y2="4.196cm">
          <text:p/>
        </draw:line>
        <draw:line draw:style-name="gr4" draw:text-style-name="P5" draw:layer="layout" svg:x1="2.499cm" svg:y1="4.196cm" svg:x2="18.499cm" svg:y2="4.196cm">
          <text:p/>
        </draw:line>
        <draw:line draw:style-name="gr4" draw:text-style-name="P5" draw:layer="layout" svg:x1="2.507cm" svg:y1="5.133cm" svg:x2="2.507cm" svg:y2="4.203cm">
          <text:p/>
        </draw:line>
        <draw:frame draw:style-name="gr3" draw:text-style-name="P4" draw:layer="layout" svg:width="6.759cm" svg:height="0.357cm" svg:x="5.493cm" svg:y="3.732cm">
          <draw:text-box>
            <text:p text:style-name="P1"><text:span text:style-name="T6">Gracz</text:span><text:span text:style-name="T7">, w którego pole zostanie wykonany strzał</text:span></text:p>
          </draw:text-box>
        </draw:frame>
        <draw:line draw:style-name="gr4" draw:text-style-name="P5" draw:layer="layout" svg:x1="5.274cm" svg:y1="5.133cm" svg:x2="5.274cm" svg:y2="4.203cm">
          <text:p/>
        </draw:line>
        <draw:frame draw:style-name="gr3" draw:text-style-name="P4" draw:layer="layout" svg:width="0.607cm" svg:height="0.357cm" svg:x="2.725cm" svg:y="4.255cm">
          <draw:text-box>
            <text:p text:style-name="P1"><text:span text:style-name="T18">pole</text:span></text:p>
          </draw:text-box>
        </draw:frame>
        <draw:frame draw:style-name="gr3" draw:text-style-name="P4" draw:layer="layout" svg:width="2.542cm" svg:height="0.357cm" svg:x="5.493cm" svg:y="4.255cm">
          <draw:text-box>
            <text:p text:style-name="P1"><text:span text:style-name="T7">Pole, w które nale</text:span></text:p>
          </draw:text-box>
        </draw:frame>
        <draw:frame draw:style-name="gr3" draw:text-style-name="P4" draw:layer="layout" svg:width="0.315cm" svg:height="0.357cm" svg:x="8.013cm" svg:y="4.251cm">
          <draw:text-box>
            <text:p text:style-name="P1"><text:span text:style-name="T7">˙</text:span></text:p>
          </draw:text-box>
        </draw:frame>
        <draw:frame draw:style-name="gr3" draw:text-style-name="P4" draw:layer="layout" svg:width="1.251cm" svg:height="0.357cm" svg:x="7.986cm" svg:y="4.255cm">
          <draw:text-box>
            <text:p text:style-name="P1"><text:span text:style-name="T7">zy strzeli</text:span></text:p>
          </draw:text-box>
        </draw:frame>
        <draw:frame draw:style-name="gr3" draw:text-style-name="P4" draw:layer="layout" svg:width="0.315cm" svg:height="0.357cm" svg:x="9.238cm" svg:y="4.25cm">
          <draw:text-box>
            <text:p text:style-name="P1"><text:span text:style-name="T7">´</text:span></text:p>
          </draw:text-box>
        </draw:frame>
        <draw:frame draw:style-name="gr3" draw:text-style-name="P4" draw:layer="layout" svg:width="2.402cm" svg:height="0.357cm" svg:x="9.211cm" svg:y="4.255cm">
          <draw:text-box>
            <text:p text:style-name="P1"><text:span text:style-name="T7">c. Koordynaty s ˛</text:span></text:p>
          </draw:text-box>
        </draw:frame>
        <draw:frame draw:style-name="gr3" draw:text-style-name="P4" draw:layer="layout" svg:width="6.953cm" svg:height="0.357cm" svg:x="11.379cm" svg:y="4.255cm">
          <draw:text-box>
            <text:p text:style-name="P1"><text:span text:style-name="T7">a podane jako liczba dwucyfrowa. Pierwsza cyfra</text:span></text:p>
          </draw:text-box>
        </draw:frame>
        <draw:frame draw:style-name="gr3" draw:text-style-name="P4" draw:layer="layout" svg:width="0.624cm" svg:height="0.357cm" svg:x="5.493cm" svg:y="4.677cm">
          <draw:text-box>
            <text:p text:style-name="P1"><text:span text:style-name="T7">okre</text:span></text:p>
          </draw:text-box>
        </draw:frame>
        <draw:frame draw:style-name="gr3" draw:text-style-name="P4" draw:layer="layout" svg:width="0.315cm" svg:height="0.357cm" svg:x="6.134cm" svg:y="4.672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5.133cm" svg:x2="18.492cm" svg:y2="4.203cm">
          <text:p/>
        </draw:line>
        <draw:line draw:style-name="gr4" draw:text-style-name="P5" draw:layer="layout" svg:x1="2.499cm" svg:y1="5.14cm" svg:x2="18.499cm" svg:y2="5.14cm">
          <text:p/>
        </draw:line>
        <draw:line draw:style-name="gr4" draw:text-style-name="P5" draw:layer="layout" svg:x1="2.499cm" svg:y1="5.14cm" svg:x2="18.499cm" svg:y2="5.14cm">
          <text:p/>
        </draw:line>
        <draw:frame draw:style-name="gr3" draw:text-style-name="P4" draw:layer="layout" svg:width="4.858cm" svg:height="0.357cm" svg:x="6.108cm" svg:y="4.677cm">
          <draw:text-box>
            <text:p text:style-name="P1"><text:span text:style-name="T7">sla pole na osi X, a druga na osi Y</text:span></text:p>
          </draw:text-box>
        </draw:frame>
        <draw:frame draw:style-name="gr3" draw:text-style-name="P4" draw:layer="layout" svg:width="1.098cm" svg:height="0.357cm" svg:x="2.5cm" svg:y="6.55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4.43cm" svg:height="0.357cm" svg:x="3.291cm" svg:y="7.195cm">
          <draw:text-box>
            <text:p text:style-name="P1"><text:span text:style-name="T7">0 (ST_BLAD) Informacja o tym,</text:span></text:p>
          </draw:text-box>
        </draw:frame>
        <draw:frame draw:style-name="gr3" draw:text-style-name="P4" draw:layer="layout" svg:width="0.315cm" svg:height="0.357cm" svg:x="7.799cm" svg:y="7.191cm">
          <draw:text-box>
            <text:p text:style-name="P1"><text:span text:style-name="T7">˙</text:span></text:p>
          </draw:text-box>
        </draw:frame>
        <draw:frame draw:style-name="gr3" draw:text-style-name="P4" draw:layer="layout" svg:width="2.241cm" svg:height="0.357cm" svg:x="7.772cm" svg:y="7.195cm">
          <draw:text-box>
            <text:p text:style-name="P1"><text:span text:style-name="T7">ze strzał nie mo</text:span></text:p>
          </draw:text-box>
        </draw:frame>
        <draw:frame draw:style-name="gr3" draw:text-style-name="P4" draw:layer="layout" svg:width="0.315cm" svg:height="0.357cm" svg:x="10.013cm" svg:y="7.191cm">
          <draw:text-box>
            <text:p text:style-name="P1"><text:span text:style-name="T7">˙</text:span></text:p>
          </draw:text-box>
        </draw:frame>
        <draw:frame draw:style-name="gr3" draw:text-style-name="P4" draw:layer="layout" svg:width="1.035cm" svg:height="0.357cm" svg:x="9.987cm" svg:y="7.195cm">
          <draw:text-box>
            <text:p text:style-name="P1"><text:span text:style-name="T7">ze sota</text:span></text:p>
          </draw:text-box>
        </draw:frame>
        <draw:frame draw:style-name="gr3" draw:text-style-name="P4" draw:layer="layout" svg:width="0.315cm" svg:height="0.357cm" svg:x="11.033cm" svg:y="7.19cm">
          <draw:text-box>
            <text:p text:style-name="P1"><text:span text:style-name="T7">´</text:span></text:p>
          </draw:text-box>
        </draw:frame>
        <draw:frame draw:style-name="gr3" draw:text-style-name="P4" draw:layer="layout" svg:width="3.842cm" svg:height="0.357cm" svg:x="11.007cm" svg:y="7.195cm">
          <draw:text-box>
            <text:p text:style-name="P1"><text:span text:style-name="T7">c wykonany w podane pole</text:span></text:p>
          </draw:text-box>
        </draw:frame>
        <draw:frame draw:style-name="gr3" draw:text-style-name="P4" draw:layer="layout" svg:width="4.693cm" svg:height="0.357cm" svg:x="3.291cm" svg:y="7.616cm">
          <draw:text-box>
            <text:p text:style-name="P1"><text:span text:style-name="T7">1 (ST_PUDLO) Informacja o tym,</text:span></text:p>
          </draw:text-box>
        </draw:frame>
        <draw:frame draw:style-name="gr3" draw:text-style-name="P4" draw:layer="layout" svg:width="0.315cm" svg:height="0.357cm" svg:x="8.062cm" svg:y="7.613cm">
          <draw:text-box>
            <text:p text:style-name="P1"><text:span text:style-name="T7">˙</text:span></text:p>
          </draw:text-box>
        </draw:frame>
        <draw:frame draw:style-name="gr3" draw:text-style-name="P4" draw:layer="layout" svg:width="9.836cm" svg:height="0.357cm" svg:x="8.036cm" svg:y="7.616cm">
          <draw:text-box>
            <text:p text:style-name="P1"><text:span text:style-name="T7">ze strzał został wykonany poprawnie w pole na którym nie było statku</text:span></text:p>
          </draw:text-box>
        </draw:frame>
        <draw:frame draw:style-name="gr3" draw:text-style-name="P4" draw:layer="layout" svg:width="4.218cm" svg:height="0.357cm" svg:x="3.291cm" svg:y="8.038cm">
          <draw:text-box>
            <text:p text:style-name="P1"><text:span text:style-name="T7">2 (ST_CEL) Informacja o tym,</text:span></text:p>
          </draw:text-box>
        </draw:frame>
        <draw:frame draw:style-name="gr3" draw:text-style-name="P4" draw:layer="layout" svg:width="0.315cm" svg:height="0.357cm" svg:x="7.588cm" svg:y="8.034cm">
          <draw:text-box>
            <text:p text:style-name="P1"><text:span text:style-name="T7">˙</text:span></text:p>
          </draw:text-box>
        </draw:frame>
        <draw:frame draw:style-name="gr3" draw:text-style-name="P4" draw:layer="layout" svg:width="9.726cm" svg:height="0.357cm" svg:x="7.561cm" svg:y="8.038cm">
          <draw:text-box>
            <text:p text:style-name="P1"><text:span text:style-name="T7">ze strzał został wykonany poprawnie w pole na którym znajdował si ˛</text:span></text:p>
          </draw:text-box>
        </draw:frame>
        <draw:frame draw:style-name="gr3" draw:text-style-name="P4" draw:layer="layout" svg:width="1.124cm" svg:height="0.357cm" svg:x="16.958cm" svg:y="8.038cm">
          <draw:text-box>
            <text:p text:style-name="P1"><text:span text:style-name="T7">e statek</text:span></text:p>
          </draw:text-box>
        </draw:frame>
        <draw:frame draw:style-name="gr3" draw:text-style-name="P4" draw:layer="layout" svg:width="4.659cm" svg:height="0.357cm" svg:x="3.291cm" svg:y="8.46cm">
          <draw:text-box>
            <text:p text:style-name="P1"><text:span text:style-name="T7">3 (ST_ZATOP) Informacja o tym,</text:span></text:p>
          </draw:text-box>
        </draw:frame>
        <draw:frame draw:style-name="gr3" draw:text-style-name="P4" draw:layer="layout" svg:width="0.315cm" svg:height="0.357cm" svg:x="8.043cm" svg:y="8.456cm">
          <draw:text-box>
            <text:p text:style-name="P1"><text:span text:style-name="T7">˙</text:span></text:p>
          </draw:text-box>
        </draw:frame>
        <draw:frame draw:style-name="gr3" draw:text-style-name="P4" draw:layer="layout" svg:width="1.196cm" svg:height="0.357cm" svg:x="8.017cm" svg:y="8.46cm">
          <draw:text-box>
            <text:p text:style-name="P1"><text:span text:style-name="T7">ze strzał</text:span></text:p>
          </draw:text-box>
        </draw:frame>
        <draw:frame draw:style-name="gr3" draw:text-style-name="P4" draw:layer="layout" svg:width="9.324cm" svg:height="0.357cm" svg:x="9.289cm" svg:y="8.46cm">
          <draw:text-box>
            <text:p text:style-name="P1"><text:span text:style-name="T7">został wykonany poprawnie oraz statek, który trafiono został zato-</text:span></text:p>
          </draw:text-box>
        </draw:frame>
        <draw:frame draw:style-name="gr3" draw:text-style-name="P4" draw:layer="layout" svg:width="0.768cm" svg:height="0.357cm" svg:x="3.291cm" svg:y="8.882cm">
          <draw:text-box>
            <text:p text:style-name="P1"><text:span text:style-name="T7">piony</text:span></text:p>
          </draw:text-box>
        </draw:frame>
        <draw:frame draw:style-name="gr3" draw:text-style-name="P4" draw:layer="layout" svg:width="1.158cm" svg:height="0.357cm" svg:x="2.5cm" svg:y="11.15cm">
          <draw:text-box>
            <text:p text:style-name="P1"><text:span text:style-name="T12">4.1.3.25</text:span></text:p>
          </draw:text-box>
        </draw:frame>
        <draw:frame draw:style-name="gr3" draw:text-style-name="P4" draw:layer="layout" svg:width="2.707cm" svg:height="0.357cm" svg:x="3.754cm" svg:y="11.15cm">
          <draw:text-box>
            <text:p text:style-name="P1"><text:span text:style-name="T12">UstawParametry()</text:span></text:p>
          </draw:text-box>
        </draw:frame>
        <draw:frame draw:style-name="gr7" draw:text-style-name="P8" draw:layer="layout" svg:width="3.558cm" svg:height="0.319cm" svg:x="2.5cm" svg:y="12.243cm">
          <draw:text-box>
            <text:p text:style-name="P1"><text:span text:style-name="T14">void UstawParametry (</text:span></text:p>
          </draw:text-box>
        </draw:frame>
        <draw:frame draw:style-name="gr7" draw:text-style-name="P8" draw:layer="layout" svg:width="2.034cm" svg:height="0.319cm" svg:x="4.669cm" svg:y="12.66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2.70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373cm" svg:height="0.319cm" svg:x="7.18cm" svg:y="12.665cm">
          <draw:text-box>
            <text:p text:style-name="P1"><text:span text:style-name="T17">konfiguracja</text:span><text:span text:style-name="T14"> )</text:span></text:p>
          </draw:text-box>
        </draw:frame>
        <draw:frame draw:style-name="gr3" draw:text-style-name="P4" draw:layer="layout" svg:width="3.418cm" svg:height="0.357cm" svg:x="2.5cm" svg:y="13.488cm">
          <draw:text-box>
            <text:p text:style-name="P1"><text:span text:style-name="T7">Funckcja ustawia brakuj</text:span></text:p>
          </draw:text-box>
        </draw:frame>
        <draw:frame draw:style-name="gr3" draw:text-style-name="P4" draw:layer="layout" svg:width="0.315cm" svg:height="0.357cm" svg:x="5.981cm" svg:y="13.488cm">
          <draw:text-box>
            <text:p text:style-name="P1"><text:span text:style-name="T7">˛</text:span></text:p>
          </draw:text-box>
        </draw:frame>
        <draw:frame draw:style-name="gr3" draw:text-style-name="P4" draw:layer="layout" svg:width="8.215cm" svg:height="0.357cm" svg:x="5.884cm" svg:y="13.488cm">
          <draw:text-box>
            <text:p text:style-name="P1"><text:span text:style-name="T7">ace parametry, przekazywane zwykle przez wiersz polece</text:span></text:p>
          </draw:text-box>
        </draw:frame>
        <draw:frame draw:style-name="gr3" draw:text-style-name="P4" draw:layer="layout" svg:width="0.315cm" svg:height="0.357cm" svg:x="14.076cm" svg:y="13.483cm">
          <draw:text-box>
            <text:p text:style-name="P1"><text:span text:style-name="T7">´</text:span></text:p>
          </draw:text-box>
        </draw:frame>
        <draw:frame draw:style-name="gr3" draw:text-style-name="P4" draw:layer="layout" svg:width="1.797cm" svg:height="0.357cm" svg:x="14.041cm" svg:y="13.488cm">
          <draw:text-box>
            <text:p text:style-name="P1"><text:span text:style-name="T7">n, komunikuj</text:span></text:p>
          </draw:text-box>
        </draw:frame>
        <draw:frame draw:style-name="gr3" draw:text-style-name="P4" draw:layer="layout" svg:width="0.315cm" svg:height="0.357cm" svg:x="15.916cm" svg:y="13.488cm">
          <draw:text-box>
            <text:p text:style-name="P1"><text:span text:style-name="T7">˛</text:span></text:p>
          </draw:text-box>
        </draw:frame>
        <draw:frame draw:style-name="gr3" draw:text-style-name="P4" draw:layer="layout" svg:width="0.857cm" svg:height="0.357cm" svg:x="15.819cm" svg:y="13.488cm">
          <draw:text-box>
            <text:p text:style-name="P1"><text:span text:style-name="T7">ac si ˛</text:span></text:p>
          </draw:text-box>
        </draw:frame>
        <draw:frame draw:style-name="gr3" draw:text-style-name="P4" draw:layer="layout" svg:width="0.696cm" svg:height="0.357cm" svg:x="16.482cm" svg:y="13.488cm">
          <draw:text-box>
            <text:p text:style-name="P1"><text:span text:style-name="T7">e z u</text:span></text:p>
          </draw:text-box>
        </draw:frame>
        <draw:frame draw:style-name="gr3" draw:text-style-name="P4" draw:layer="layout" svg:width="0.315cm" svg:height="0.357cm" svg:x="17.22cm" svg:y="13.484cm">
          <draw:text-box>
            <text:p text:style-name="P1"><text:span text:style-name="T7">˙</text:span></text:p>
          </draw:text-box>
        </draw:frame>
        <draw:frame draw:style-name="gr3" draw:text-style-name="P4" draw:layer="layout" svg:width="1.336cm" svg:height="0.357cm" svg:x="17.193cm" svg:y="13.488cm">
          <draw:text-box>
            <text:p text:style-name="P1"><text:span text:style-name="T7">zytkowni-</text:span></text:p>
          </draw:text-box>
        </draw:frame>
        <draw:frame draw:style-name="gr3" draw:text-style-name="P4" draw:layer="layout" svg:width="0.764cm" svg:height="0.357cm" svg:x="2.5cm" svg:y="13.91cm">
          <draw:text-box>
            <text:p text:style-name="P1"><text:span text:style-name="T7">kiem.</text:span></text:p>
          </draw:text-box>
        </draw:frame>
        <draw:line draw:style-name="gr4" draw:text-style-name="P5" draw:layer="layout" svg:x1="2.499cm" svg:y1="15.283cm" svg:x2="10.61cm" svg:y2="15.283cm">
          <text:p/>
        </draw:line>
        <draw:line draw:style-name="gr4" draw:text-style-name="P5" draw:layer="layout" svg:x1="2.499cm" svg:y1="15.283cm" svg:x2="10.61cm" svg:y2="15.283cm">
          <text:p/>
        </draw:line>
        <draw:line draw:style-name="gr4" draw:text-style-name="P5" draw:layer="layout" svg:x1="2.507cm" svg:y1="15.793cm" svg:x2="2.507cm" svg:y2="15.29cm">
          <text:p/>
        </draw:line>
        <draw:frame draw:style-name="gr3" draw:text-style-name="P4" draw:layer="layout" svg:width="1.56cm" svg:height="0.357cm" svg:x="2.5cm" svg:y="14.659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5.793cm" svg:x2="4.638cm" svg:y2="15.29cm">
          <text:p/>
        </draw:line>
        <draw:frame draw:style-name="gr3" draw:text-style-name="P4" draw:layer="layout" svg:width="1.729cm" svg:height="0.357cm" svg:x="2.725cm" svg:y="15.337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5.337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5.337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15.793cm" svg:x2="10.603cm" svg:y2="15.29cm">
          <text:p/>
        </draw:line>
        <draw:line draw:style-name="gr4" draw:text-style-name="P5" draw:layer="layout" svg:x1="2.499cm" svg:y1="15.8cm" svg:x2="10.61cm" svg:y2="15.8cm">
          <text:p/>
        </draw:line>
        <draw:line draw:style-name="gr4" draw:text-style-name="P5" draw:layer="layout" svg:x1="2.499cm" svg:y1="15.8cm" svg:x2="10.61cm" svg:y2="15.8cm">
          <text:p/>
        </draw:line>
        <draw:frame draw:style-name="gr3" draw:text-style-name="P4" draw:layer="layout" svg:width="2.652cm" svg:height="0.357cm" svg:x="7.767cm" svg:y="15.337cm">
          <draw:text-box>
            <text:p text:style-name="P1"><text:span text:style-name="T7">aca ustawienia gry</text:span></text:p>
          </draw:text-box>
        </draw:frame>
        <draw:frame draw:style-name="gr3" draw:text-style-name="P4" draw:layer="layout" svg:width="1.158cm" svg:height="0.357cm" svg:x="2.5cm" svg:y="18.071cm">
          <draw:text-box>
            <text:p text:style-name="P1"><text:span text:style-name="T12">4.1.3.26</text:span></text:p>
          </draw:text-box>
        </draw:frame>
        <draw:frame draw:style-name="gr3" draw:text-style-name="P4" draw:layer="layout" svg:width="2.106cm" svg:height="0.357cm" svg:x="3.754cm" svg:y="18.071cm">
          <draw:text-box>
            <text:p text:style-name="P1"><text:span text:style-name="T12">UstawStatek()</text:span></text:p>
          </draw:text-box>
        </draw:frame>
        <draw:frame draw:style-name="gr7" draw:text-style-name="P8" draw:layer="layout" svg:width="2.881cm" svg:height="0.319cm" svg:x="2.5cm" svg:y="19.164cm">
          <draw:text-box>
            <text:p text:style-name="P1"><text:span text:style-name="T14">int UstawStatek (</text:span></text:p>
          </draw:text-box>
        </draw:frame>
        <draw:frame draw:style-name="gr7" draw:text-style-name="P8" draw:layer="layout" svg:width="2.034cm" svg:height="0.319cm" svg:x="4.669cm" svg:y="19.58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9.625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9.58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20.007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20.047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018cm" svg:height="0.319cm" svg:x="5.999cm" svg:y="20.007cm">
          <draw:text-box>
            <text:p text:style-name="P1"><text:span text:style-name="T17">gracz,</text:span></text:p>
          </draw:text-box>
        </draw:frame>
        <draw:frame draw:style-name="gr7" draw:text-style-name="P8" draw:layer="layout" svg:width="2.034cm" svg:height="0.319cm" svg:x="4.669cm" svg:y="20.429cm">
          <draw:text-box>
            <text:p text:style-name="P1"><text:span text:style-name="T14">int</text:span><text:span text:style-name="T17"> dlugosc,</text:span></text:p>
          </draw:text-box>
        </draw:frame>
        <draw:frame draw:style-name="gr7" draw:text-style-name="P8" draw:layer="layout" svg:width="1.526cm" svg:height="0.319cm" svg:x="4.669cm" svg:y="20.851cm">
          <draw:text-box>
            <text:p text:style-name="P1"><text:span text:style-name="T14">int</text:span><text:span text:style-name="T17"> pole,</text:span></text:p>
          </draw:text-box>
        </draw:frame>
        <draw:frame draw:style-name="gr7" draw:text-style-name="P8" draw:layer="layout" svg:width="2.203cm" svg:height="0.319cm" svg:x="4.669cm" svg:y="21.272cm">
          <draw:text-box>
            <text:p text:style-name="P1"><text:span text:style-name="T14">int</text:span><text:span text:style-name="T17"> kierunek,</text:span></text:p>
          </draw:text-box>
        </draw:frame>
        <draw:frame draw:style-name="gr7" draw:text-style-name="P8" draw:layer="layout" svg:width="3.05cm" svg:height="0.319cm" svg:x="4.669cm" svg:y="21.694cm">
          <draw:text-box>
            <text:p text:style-name="P1"><text:span text:style-name="T14">int</text:span><text:span text:style-name="T17"> rodzajStatku</text:span><text:span text:style-name="T14"> )</text:span></text:p>
          </draw:text-box>
        </draw:frame>
        <draw:frame draw:style-name="gr3" draw:text-style-name="P4" draw:layer="layout" svg:width="2.368cm" svg:height="0.357cm" svg:x="2.5cm" svg:y="22.518cm">
          <draw:text-box>
            <text:p text:style-name="P1"><text:span text:style-name="T7">Funkcja ustawiaj</text:span></text:p>
          </draw:text-box>
        </draw:frame>
        <draw:frame draw:style-name="gr3" draw:text-style-name="P4" draw:layer="layout" svg:width="0.315cm" svg:height="0.357cm" svg:x="4.937cm" svg:y="22.518cm">
          <draw:text-box>
            <text:p text:style-name="P1"><text:span text:style-name="T7">˛</text:span></text:p>
          </draw:text-box>
        </draw:frame>
        <draw:frame draw:style-name="gr3" draw:text-style-name="P4" draw:layer="layout" svg:width="1.357cm" svg:height="0.357cm" svg:x="4.84cm" svg:y="22.518cm">
          <draw:text-box>
            <text:p text:style-name="P1"><text:span text:style-name="T7">aca statki</text:span></text:p>
          </draw:text-box>
        </draw:frame>
        <draw:frame draw:style-name="gr3" draw:text-style-name="P4" draw:layer="layout" svg:width="5.175cm" svg:height="0.357cm" svg:x="6.28cm" svg:y="22.518cm">
          <draw:text-box>
            <text:p text:style-name="P1"><text:span text:style-name="T7">na planszy. Sprawdza czy statek mo</text:span></text:p>
          </draw:text-box>
        </draw:frame>
        <draw:frame draw:style-name="gr3" draw:text-style-name="P4" draw:layer="layout" svg:width="0.315cm" svg:height="0.357cm" svg:x="11.421cm" svg:y="22.514cm">
          <draw:text-box>
            <text:p text:style-name="P1"><text:span text:style-name="T7">˙</text:span></text:p>
          </draw:text-box>
        </draw:frame>
        <draw:frame draw:style-name="gr3" draw:text-style-name="P4" draw:layer="layout" svg:width="1.196cm" svg:height="0.357cm" svg:x="11.395cm" svg:y="22.518cm">
          <draw:text-box>
            <text:p text:style-name="P1"><text:span text:style-name="T7">ze zosta</text:span></text:p>
          </draw:text-box>
        </draw:frame>
        <draw:frame draw:style-name="gr3" draw:text-style-name="P4" draw:layer="layout" svg:width="0.315cm" svg:height="0.357cm" svg:x="12.603cm" svg:y="22.513cm">
          <draw:text-box>
            <text:p text:style-name="P1"><text:span text:style-name="T7">´</text:span></text:p>
          </draw:text-box>
        </draw:frame>
        <draw:frame draw:style-name="gr3" draw:text-style-name="P4" draw:layer="layout" svg:width="2.919cm" svg:height="0.357cm" svg:x="12.576cm" svg:y="22.518cm">
          <draw:text-box>
            <text:p text:style-name="P1"><text:span text:style-name="T7">c ustawiony, a nast ˛</text:span></text:p>
          </draw:text-box>
        </draw:frame>
        <draw:frame draw:style-name="gr3" draw:text-style-name="P4" draw:layer="layout" svg:width="3.27cm" svg:height="0.357cm" svg:x="15.248cm" svg:y="22.518cm">
          <draw:text-box>
            <text:p text:style-name="P1"><text:span text:style-name="T7">epnie go ustawia zmie-</text:span></text:p>
          </draw:text-box>
        </draw:frame>
        <draw:frame draw:style-name="gr3" draw:text-style-name="P4" draw:layer="layout" svg:width="0.502cm" svg:height="0.357cm" svg:x="2.5cm" svg:y="22.939cm">
          <draw:text-box>
            <text:p text:style-name="P1"><text:span text:style-name="T7">niaj</text:span></text:p>
          </draw:text-box>
        </draw:frame>
        <draw:frame draw:style-name="gr3" draw:text-style-name="P4" draw:layer="layout" svg:width="0.315cm" svg:height="0.357cm" svg:x="3.089cm" svg:y="22.939cm">
          <draw:text-box>
            <text:p text:style-name="P1"><text:span text:style-name="T7">˛</text:span></text:p>
          </draw:text-box>
        </draw:frame>
        <draw:frame draw:style-name="gr3" draw:text-style-name="P4" draw:layer="layout" svg:width="1.209cm" svg:height="0.357cm" svg:x="2.992cm" svg:y="22.939cm">
          <draw:text-box>
            <text:p text:style-name="P1"><text:span text:style-name="T7">ac warto</text:span></text:p>
          </draw:text-box>
        </draw:frame>
        <draw:frame draw:style-name="gr3" draw:text-style-name="P4" draw:layer="layout" svg:width="0.315cm" svg:height="0.357cm" svg:x="4.222cm" svg:y="22.935cm">
          <draw:text-box>
            <text:p text:style-name="P1"><text:span text:style-name="T7">´</text:span></text:p>
          </draw:text-box>
        </draw:frame>
        <draw:frame draw:style-name="gr3" draw:text-style-name="P4" draw:layer="layout" svg:width="1.501cm" svg:height="0.357cm" svg:x="4.195cm" svg:y="22.939cm">
          <draw:text-box>
            <text:p text:style-name="P1"><text:span text:style-name="T7">sci znajduj</text:span></text:p>
          </draw:text-box>
        </draw:frame>
        <draw:frame draw:style-name="gr3" draw:text-style-name="P4" draw:layer="layout" svg:width="0.315cm" svg:height="0.357cm" svg:x="5.769cm" svg:y="22.939cm">
          <draw:text-box>
            <text:p text:style-name="P1"><text:span text:style-name="T7">˛</text:span></text:p>
          </draw:text-box>
        </draw:frame>
        <draw:frame draw:style-name="gr3" draw:text-style-name="P4" draw:layer="layout" svg:width="1.035cm" svg:height="0.357cm" svg:x="5.672cm" svg:y="22.939cm">
          <draw:text-box>
            <text:p text:style-name="P1"><text:span text:style-name="T7">ace si ˛</text:span></text:p>
          </draw:text-box>
        </draw:frame>
        <draw:frame draw:style-name="gr3" draw:text-style-name="P4" draw:layer="layout" svg:width="7.343cm" svg:height="0.357cm" svg:x="6.498cm" svg:y="22.939cm">
          <draw:text-box>
            <text:p text:style-name="P1"><text:span text:style-name="T7">e na tablicy dwu wymiarowej na identyfikator statku.</text:span></text:p>
          </draw:text-box>
        </draw:frame>
        <draw:line draw:style-name="gr4" draw:text-style-name="P5" draw:layer="layout" svg:x1="2.499cm" svg:y1="24.379cm" svg:x2="18.499cm" svg:y2="24.379cm">
          <text:p/>
        </draw:line>
        <draw:line draw:style-name="gr4" draw:text-style-name="P5" draw:layer="layout" svg:x1="2.499cm" svg:y1="24.379cm" svg:x2="18.499cm" svg:y2="24.379cm">
          <text:p/>
        </draw:line>
        <draw:line draw:style-name="gr4" draw:text-style-name="P5" draw:layer="layout" svg:x1="2.507cm" svg:y1="24.889cm" svg:x2="2.507cm" svg:y2="24.386cm">
          <text:p/>
        </draw:line>
        <draw:frame draw:style-name="gr3" draw:text-style-name="P4" draw:layer="layout" svg:width="1.56cm" svg:height="0.357cm" svg:x="2.5cm" svg:y="23.75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7cm" svg:y1="24.889cm" svg:x2="4.7cm" svg:y2="24.386cm">
          <text:p/>
        </draw:line>
        <draw:frame draw:style-name="gr3" draw:text-style-name="P4" draw:layer="layout" svg:width="0.785cm" svg:height="0.357cm" svg:x="2.725cm" svg:y="24.433cm">
          <draw:text-box>
            <text:p text:style-name="P1"><text:span text:style-name="T18">gracz</text:span></text:p>
          </draw:text-box>
        </draw:frame>
        <draw:line draw:style-name="gr4" draw:text-style-name="P5" draw:layer="layout" svg:x1="18.492cm" svg:y1="24.889cm" svg:x2="18.492cm" svg:y2="24.386cm">
          <text:p/>
        </draw:line>
        <draw:line draw:style-name="gr4" draw:text-style-name="P5" draw:layer="layout" svg:x1="2.499cm" svg:y1="24.896cm" svg:x2="18.499cm" svg:y2="24.896cm">
          <text:p/>
        </draw:line>
        <draw:line draw:style-name="gr4" draw:text-style-name="P5" draw:layer="layout" svg:x1="2.499cm" svg:y1="24.896cm" svg:x2="18.499cm" svg:y2="24.896cm">
          <text:p/>
        </draw:line>
        <draw:line draw:style-name="gr4" draw:text-style-name="P5" draw:layer="layout" svg:x1="2.507cm" svg:y1="25.412cm" svg:x2="2.507cm" svg:y2="24.903cm">
          <text:p/>
        </draw:line>
        <draw:frame draw:style-name="gr3" draw:text-style-name="P4" draw:layer="layout" svg:width="3.842cm" svg:height="0.357cm" svg:x="4.919cm" svg:y="24.433cm">
          <draw:text-box>
            <text:p text:style-name="P1"><text:span text:style-name="T6">Gracz</text:span><text:span text:style-name="T7">, który ustawia statek</text:span></text:p>
          </draw:text-box>
        </draw:frame>
        <draw:line draw:style-name="gr4" draw:text-style-name="P5" draw:layer="layout" svg:x1="4.7cm" svg:y1="25.412cm" svg:x2="4.7cm" svg:y2="24.903cm">
          <text:p/>
        </draw:line>
        <draw:frame draw:style-name="gr3" draw:text-style-name="P4" draw:layer="layout" svg:width="1.107cm" svg:height="0.357cm" svg:x="2.725cm" svg:y="24.956cm">
          <draw:text-box>
            <text:p text:style-name="P1"><text:span text:style-name="T18">dlugosc</text:span></text:p>
          </draw:text-box>
        </draw:frame>
        <draw:frame draw:style-name="gr3" draw:text-style-name="P4" draw:layer="layout" svg:width="0.836cm" svg:height="0.357cm" svg:x="4.919cm" svg:y="24.956cm">
          <draw:text-box>
            <text:p text:style-name="P1"><text:span text:style-name="T7">Długo</text:span></text:p>
          </draw:text-box>
        </draw:frame>
        <draw:frame draw:style-name="gr3" draw:text-style-name="P4" draw:layer="layout" svg:width="0.315cm" svg:height="0.357cm" svg:x="5.772cm" svg:y="24.95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745cm" svg:y="24.956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93cm" svg:y="24.951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25.412cm" svg:x2="18.492cm" svg:y2="24.903cm">
          <text:p/>
        </draw:line>
        <draw:line draw:style-name="gr4" draw:text-style-name="P5" draw:layer="layout" svg:x1="2.499cm" svg:y1="25.419cm" svg:x2="18.499cm" svg:y2="25.419cm">
          <text:p/>
        </draw:line>
        <draw:line draw:style-name="gr4" draw:text-style-name="P5" draw:layer="layout" svg:x1="2.499cm" svg:y1="25.419cm" svg:x2="18.499cm" svg:y2="25.419cm">
          <text:p/>
        </draw:line>
        <draw:line draw:style-name="gr4" draw:text-style-name="P5" draw:layer="layout" svg:x1="2.507cm" svg:y1="26.351cm" svg:x2="2.507cm" svg:y2="25.426cm">
          <text:p/>
        </draw:line>
        <draw:frame draw:style-name="gr3" draw:text-style-name="P4" draw:layer="layout" svg:width="2.991cm" svg:height="0.357cm" svg:x="5.903cm" svg:y="24.956cm">
          <draw:text-box>
            <text:p text:style-name="P1"><text:span text:style-name="T7">c ustawianego statku</text:span></text:p>
          </draw:text-box>
        </draw:frame>
        <draw:line draw:style-name="gr4" draw:text-style-name="P5" draw:layer="layout" svg:x1="4.7cm" svg:y1="26.351cm" svg:x2="4.7cm" svg:y2="25.426cm">
          <text:p/>
        </draw:line>
        <draw:frame draw:style-name="gr3" draw:text-style-name="P4" draw:layer="layout" svg:width="0.607cm" svg:height="0.357cm" svg:x="2.725cm" svg:y="25.473cm">
          <draw:text-box>
            <text:p text:style-name="P1"><text:span text:style-name="T18">pole</text:span></text:p>
          </draw:text-box>
        </draw:frame>
        <draw:frame draw:style-name="gr3" draw:text-style-name="P4" draw:layer="layout" svg:width="3.876cm" svg:height="0.357cm" svg:x="4.919cm" svg:y="25.473cm">
          <draw:text-box>
            <text:p text:style-name="P1"><text:span text:style-name="T7">Pole, w którym zaczyna si ˛</text:span></text:p>
          </draw:text-box>
        </draw:frame>
        <draw:frame draw:style-name="gr3" draw:text-style-name="P4" draw:layer="layout" svg:width="9.519cm" svg:height="0.357cm" svg:x="8.546cm" svg:y="25.473cm">
          <draw:text-box>
            <text:p text:style-name="P1"><text:span text:style-name="T7">e statek. Jest to liczba dwucyfrowa, której pierwsza cyfra to pole na</text:span></text:p>
          </draw:text-box>
        </draw:frame>
        <draw:line draw:style-name="gr4" draw:text-style-name="P5" draw:layer="layout" svg:x1="18.492cm" svg:y1="26.351cm" svg:x2="18.492cm" svg:y2="25.426cm">
          <text:p/>
        </draw:line>
        <draw:line draw:style-name="gr4" draw:text-style-name="P5" draw:layer="layout" svg:x1="2.499cm" svg:y1="26.358cm" svg:x2="18.499cm" svg:y2="26.358cm">
          <text:p/>
        </draw:line>
        <draw:line draw:style-name="gr4" draw:text-style-name="P5" draw:layer="layout" svg:x1="2.499cm" svg:y1="26.358cm" svg:x2="18.499cm" svg:y2="26.358cm">
          <text:p/>
        </draw:line>
        <draw:line draw:style-name="gr4" draw:text-style-name="P5" draw:layer="layout" svg:x1="2.507cm" svg:y1="26.869cm" svg:x2="2.507cm" svg:y2="26.365cm">
          <text:p/>
        </draw:line>
        <draw:frame draw:style-name="gr3" draw:text-style-name="P4" draw:layer="layout" svg:width="4.269cm" svg:height="0.357cm" svg:x="4.919cm" svg:y="25.894cm">
          <draw:text-box>
            <text:p text:style-name="P1"><text:span text:style-name="T7">osi X, a druga to pole na osi Y</text:span></text:p>
          </draw:text-box>
        </draw:frame>
        <draw:line draw:style-name="gr4" draw:text-style-name="P5" draw:layer="layout" svg:x1="4.7cm" svg:y1="26.869cm" svg:x2="4.7cm" svg:y2="26.365cm">
          <text:p/>
        </draw:line>
        <draw:frame draw:style-name="gr3" draw:text-style-name="P4" draw:layer="layout" svg:width="1.213cm" svg:height="0.357cm" svg:x="2.725cm" svg:y="26.417cm">
          <draw:text-box>
            <text:p text:style-name="P1"><text:span text:style-name="T18">kierunek</text:span></text:p>
          </draw:text-box>
        </draw:frame>
        <draw:frame draw:style-name="gr3" draw:text-style-name="P4" draw:layer="layout" svg:width="6.022cm" svg:height="0.357cm" svg:x="4.919cm" svg:y="26.417cm">
          <draw:text-box>
            <text:p text:style-name="P1"><text:span text:style-name="T7">Informacja, w którym kierunku powinien by</text:span></text:p>
          </draw:text-box>
        </draw:frame>
        <draw:frame draw:style-name="gr3" draw:text-style-name="P4" draw:layer="layout" svg:width="0.315cm" svg:height="0.357cm" svg:x="10.906cm" svg:y="26.412cm">
          <draw:text-box>
            <text:p text:style-name="P1"><text:span text:style-name="T7">´</text:span></text:p>
          </draw:text-box>
        </draw:frame>
        <draw:line draw:style-name="gr4" draw:text-style-name="P5" draw:layer="layout" svg:x1="18.492cm" svg:y1="26.869cm" svg:x2="18.492cm" svg:y2="26.365cm">
          <text:p/>
        </draw:line>
        <draw:line draw:style-name="gr4" draw:text-style-name="P5" draw:layer="layout" svg:x1="2.499cm" svg:y1="26.876cm" svg:x2="18.499cm" svg:y2="26.876cm">
          <text:p/>
        </draw:line>
        <draw:line draw:style-name="gr4" draw:text-style-name="P5" draw:layer="layout" svg:x1="2.499cm" svg:y1="26.876cm" svg:x2="18.499cm" svg:y2="26.876cm">
          <text:p/>
        </draw:line>
        <draw:line draw:style-name="gr4" draw:text-style-name="P5" draw:layer="layout" svg:x1="2.507cm" svg:y1="27.813cm" svg:x2="2.507cm" svg:y2="26.883cm">
          <text:p/>
        </draw:line>
        <draw:frame draw:style-name="gr3" draw:text-style-name="P4" draw:layer="layout" svg:width="7.224cm" svg:height="0.357cm" svg:x="10.879cm" svg:y="26.417cm">
          <draw:text-box>
            <text:p text:style-name="P1"><text:span text:style-name="T7">c ustawiony statek. 1- wertykalnie. 0- horyzontalnie</text:span></text:p>
          </draw:text-box>
        </draw:frame>
        <draw:line draw:style-name="gr4" draw:text-style-name="P5" draw:layer="layout" svg:x1="4.7cm" svg:y1="27.813cm" svg:x2="4.7cm" svg:y2="26.883cm">
          <text:p/>
        </draw:line>
        <draw:frame draw:style-name="gr3" draw:text-style-name="P4" draw:layer="layout" svg:width="1.78cm" svg:height="0.357cm" svg:x="2.725cm" svg:y="26.936cm">
          <draw:text-box>
            <text:p text:style-name="P1"><text:span text:style-name="T18">rodzajStatku</text:span></text:p>
          </draw:text-box>
        </draw:frame>
        <draw:frame draw:style-name="gr3" draw:text-style-name="P4" draw:layer="layout" svg:width="12.545cm" svg:height="0.357cm" svg:x="4.919cm" svg:y="26.936cm">
          <draw:text-box>
            <text:p text:style-name="P1"><text:span text:style-name="T7">Identyfikator statku. Ta liczba zostanie wpisana na pole podczas ustawiania. Powinna by</text:span></text:p>
          </draw:text-box>
        </draw:frame>
        <draw:frame draw:style-name="gr3" draw:text-style-name="P4" draw:layer="layout" svg:width="0.315cm" svg:height="0.357cm" svg:x="17.264cm" svg:y="26.93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7.237cm" svg:y="26.936cm">
          <draw:text-box>
            <text:p text:style-name="P1"><text:span text:style-name="T7">c</text:span></text:p>
          </draw:text-box>
        </draw:frame>
        <draw:frame draw:style-name="gr3" draw:text-style-name="P4" draw:layer="layout" svg:width="4.731cm" svg:height="0.357cm" svg:x="4.919cm" svg:y="27.357cm">
          <draw:text-box>
            <text:p text:style-name="P1"><text:span text:style-name="T7">mniejsza od -3 oraz unikalna (wyj</text:span></text:p>
          </draw:text-box>
        </draw:frame>
        <draw:frame draw:style-name="gr3" draw:text-style-name="P4" draw:layer="layout" svg:width="0.315cm" svg:height="0.357cm" svg:x="9.688cm" svg:y="27.357cm">
          <draw:text-box>
            <text:p text:style-name="P1"><text:span text:style-name="T7">˛</text:span></text:p>
          </draw:text-box>
        </draw:frame>
        <draw:frame draw:style-name="gr3" draw:text-style-name="P4" draw:layer="layout" svg:width="1.386cm" svg:height="0.357cm" svg:x="9.591cm" svg:y="27.357cm">
          <draw:text-box>
            <text:p text:style-name="P1"><text:span text:style-name="T7">atkiem s ˛</text:span></text:p>
          </draw:text-box>
        </draw:frame>
        <draw:frame draw:style-name="gr3" draw:text-style-name="P4" draw:layer="layout" svg:width="2.03cm" svg:height="0.357cm" svg:x="10.769cm" svg:y="27.357cm">
          <draw:text-box>
            <text:p text:style-name="P1"><text:span text:style-name="T7">a statki zajmuj</text:span></text:p>
          </draw:text-box>
        </draw:frame>
        <draw:frame draw:style-name="gr3" draw:text-style-name="P4" draw:layer="layout" svg:width="0.315cm" svg:height="0.357cm" svg:x="12.866cm" svg:y="27.357cm">
          <draw:text-box>
            <text:p text:style-name="P1"><text:span text:style-name="T7">˛</text:span></text:p>
          </draw:text-box>
        </draw:frame>
        <draw:line draw:style-name="gr4" draw:text-style-name="P5" draw:layer="layout" svg:x1="18.492cm" svg:y1="27.813cm" svg:x2="18.492cm" svg:y2="26.883cm">
          <text:p/>
        </draw:line>
        <draw:line draw:style-name="gr4" draw:text-style-name="P5" draw:layer="layout" svg:x1="2.499cm" svg:y1="27.821cm" svg:x2="18.499cm" svg:y2="27.821cm">
          <text:p/>
        </draw:line>
        <draw:line draw:style-name="gr4" draw:text-style-name="P5" draw:layer="layout" svg:x1="2.499cm" svg:y1="27.821cm" svg:x2="18.499cm" svg:y2="27.821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2.191cm" svg:height="0.357cm" svg:x="12.77cm" svg:y="27.357cm">
          <draw:text-box>
            <text:p text:style-name="P1"><text:span text:style-name="T7">ace jedno pole)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17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16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098cm" svg:height="0.357cm" svg:x="2.5cm" svg:y="2.43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5.852cm" svg:height="0.357cm" svg:x="3.291cm" svg:y="3.074cm">
          <draw:text-box>
            <text:p text:style-name="P1"><text:span text:style-name="T7">0, gdy na podanych koordynatach nie mo</text:span></text:p>
          </draw:text-box>
        </draw:frame>
        <draw:frame draw:style-name="gr3" draw:text-style-name="P4" draw:layer="layout" svg:width="0.315cm" svg:height="0.357cm" svg:x="9.091cm" svg:y="3.07cm">
          <draw:text-box>
            <text:p text:style-name="P1"><text:span text:style-name="T7">˙</text:span></text:p>
          </draw:text-box>
        </draw:frame>
        <draw:frame draw:style-name="gr3" draw:text-style-name="P4" draw:layer="layout" svg:width="1.742cm" svg:height="0.357cm" svg:x="9.065cm" svg:y="3.074cm">
          <draw:text-box>
            <text:p text:style-name="P1"><text:span text:style-name="T7">zna ustwawi</text:span></text:p>
          </draw:text-box>
        </draw:frame>
        <draw:frame draw:style-name="gr3" draw:text-style-name="P4" draw:layer="layout" svg:width="0.315cm" svg:height="0.357cm" svg:x="10.803cm" svg:y="3.07cm">
          <draw:text-box>
            <text:p text:style-name="P1"><text:span text:style-name="T7">´</text:span></text:p>
          </draw:text-box>
        </draw:frame>
        <draw:frame draw:style-name="gr3" draw:text-style-name="P4" draw:layer="layout" svg:width="3.77cm" svg:height="0.357cm" svg:x="10.776cm" svg:y="3.074cm">
          <draw:text-box>
            <text:p text:style-name="P1"><text:span text:style-name="T7">c statku w danym kierunku</text:span></text:p>
          </draw:text-box>
        </draw:frame>
        <draw:frame draw:style-name="gr3" draw:text-style-name="P4" draw:layer="layout" svg:width="5.819cm" svg:height="0.357cm" svg:x="3.291cm" svg:y="3.496cm">
          <draw:text-box>
            <text:p text:style-name="P1"><text:span text:style-name="T7">1, gdy statek został ustawiony poprawnie</text:span></text:p>
          </draw:text-box>
        </draw:frame>
        <draw:frame draw:style-name="gr3" draw:text-style-name="P4" draw:layer="layout" svg:width="1.158cm" svg:height="0.357cm" svg:x="2.5cm" svg:y="5.764cm">
          <draw:text-box>
            <text:p text:style-name="P1"><text:span text:style-name="T12">4.1.3.27</text:span></text:p>
          </draw:text-box>
        </draw:frame>
        <draw:frame draw:style-name="gr3" draw:text-style-name="P4" draw:layer="layout" svg:width="1.755cm" svg:height="0.357cm" svg:x="3.754cm" svg:y="5.764cm">
          <draw:text-box>
            <text:p text:style-name="P1"><text:span text:style-name="T12">UsunListe()</text:span></text:p>
          </draw:text-box>
        </draw:frame>
        <draw:frame draw:style-name="gr7" draw:text-style-name="P8" draw:layer="layout" svg:width="2.711cm" svg:height="0.319cm" svg:x="2.5cm" svg:y="6.857cm">
          <draw:text-box>
            <text:p text:style-name="P1"><text:span text:style-name="T14">void UsunListe (</text:span></text:p>
          </draw:text-box>
        </draw:frame>
        <draw:frame draw:style-name="gr7" draw:text-style-name="P8" draw:layer="layout" svg:width="1.357cm" svg:height="0.319cm" svg:x="4.669cm" svg:y="7.279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408cm" svg:height="0.28cm" svg:x="6.187cm" svg:y="7.318cm">
          <draw:text-box>
            <text:p text:style-name="P1"><text:span text:style-name="T16">∗∗</text:span></text:p>
          </draw:text-box>
        </draw:frame>
        <draw:frame draw:style-name="gr7" draw:text-style-name="P8" draw:layer="layout" svg:width="1.188cm" svg:height="0.319cm" svg:x="6.654cm" svg:y="7.279cm">
          <draw:text-box>
            <text:p text:style-name="P1"><text:span text:style-name="T17">lista</text:span><text:span text:style-name="T14"> )</text:span></text:p>
          </draw:text-box>
        </draw:frame>
        <draw:frame draw:style-name="gr3" draw:text-style-name="P4" draw:layer="layout" svg:width="6.03cm" svg:height="0.357cm" svg:x="2.5cm" svg:y="8.103cm">
          <draw:text-box>
            <text:p text:style-name="P1"><text:span text:style-name="T7">Usuwanie dynamicznie zaalokowanej listy.</text:span></text:p>
          </draw:text-box>
        </draw:frame>
        <draw:line draw:style-name="gr4" draw:text-style-name="P5" draw:layer="layout" svg:x1="2.499cm" svg:y1="9.539cm" svg:x2="10.552cm" svg:y2="9.539cm">
          <text:p/>
        </draw:line>
        <draw:line draw:style-name="gr4" draw:text-style-name="P5" draw:layer="layout" svg:x1="2.499cm" svg:y1="9.539cm" svg:x2="10.552cm" svg:y2="9.539cm">
          <text:p/>
        </draw:line>
        <draw:line draw:style-name="gr4" draw:text-style-name="P5" draw:layer="layout" svg:x1="2.507cm" svg:y1="10.054cm" svg:x2="2.507cm" svg:y2="9.546cm">
          <text:p/>
        </draw:line>
        <draw:frame draw:style-name="gr3" draw:text-style-name="P4" draw:layer="layout" svg:width="1.56cm" svg:height="0.357cm" svg:x="2.5cm" svg:y="8.915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3.505cm" svg:y1="10.054cm" svg:x2="3.505cm" svg:y2="9.546cm">
          <text:p/>
        </draw:line>
        <draw:frame draw:style-name="gr3" draw:text-style-name="P4" draw:layer="layout" svg:width="0.574cm" svg:height="0.357cm" svg:x="2.725cm" svg:y="9.598cm">
          <draw:text-box>
            <text:p text:style-name="P1"><text:span text:style-name="T18">lista</text:span></text:p>
          </draw:text-box>
        </draw:frame>
        <draw:frame draw:style-name="gr3" draw:text-style-name="P4" draw:layer="layout" svg:width="0.908cm" svg:height="0.357cm" svg:x="3.723cm" svg:y="9.598cm">
          <draw:text-box>
            <text:p text:style-name="P1"><text:span text:style-name="T7">Wska´</text:span></text:p>
          </draw:text-box>
        </draw:frame>
        <draw:frame draw:style-name="gr3" draw:text-style-name="P4" draw:layer="layout" svg:width="1.695cm" svg:height="0.357cm" svg:x="4.514cm" svg:y="9.598cm">
          <draw:text-box>
            <text:p text:style-name="P1"><text:span text:style-name="T7">znik na list ˛</text:span></text:p>
          </draw:text-box>
        </draw:frame>
        <draw:frame draw:style-name="gr3" draw:text-style-name="P4" draw:layer="layout" svg:width="2.114cm" svg:height="0.357cm" svg:x="5.99cm" svg:y="9.598cm">
          <draw:text-box>
            <text:p text:style-name="P1"><text:span text:style-name="T7">e, której pami ˛</text:span></text:p>
          </draw:text-box>
        </draw:frame>
        <draw:frame draw:style-name="gr3" draw:text-style-name="P4" draw:layer="layout" svg:width="1.035cm" svg:height="0.357cm" svg:x="7.884cm" svg:y="9.598cm">
          <draw:text-box>
            <text:p text:style-name="P1"><text:span text:style-name="T7">ec nale</text:span></text:p>
          </draw:text-box>
        </draw:frame>
        <draw:frame draw:style-name="gr3" draw:text-style-name="P4" draw:layer="layout" svg:width="0.315cm" svg:height="0.357cm" svg:x="8.93cm" svg:y="9.594cm">
          <draw:text-box>
            <text:p text:style-name="P1"><text:span text:style-name="T7">˙</text:span></text:p>
          </draw:text-box>
        </draw:frame>
        <draw:frame draw:style-name="gr3" draw:text-style-name="P4" draw:layer="layout" svg:width="1.302cm" svg:height="0.357cm" svg:x="8.904cm" svg:y="9.598cm">
          <draw:text-box>
            <text:p text:style-name="P1"><text:span text:style-name="T7">zy usun ˛</text:span></text:p>
          </draw:text-box>
        </draw:frame>
        <draw:frame draw:style-name="gr3" draw:text-style-name="P4" draw:layer="layout" svg:width="0.315cm" svg:height="0.357cm" svg:x="9.994cm" svg:y="9.598cm">
          <draw:text-box>
            <text:p text:style-name="P1"><text:span text:style-name="T7">a</text:span></text:p>
          </draw:text-box>
        </draw:frame>
        <draw:frame draw:style-name="gr3" draw:text-style-name="P4" draw:layer="layout" svg:width="0.315cm" svg:height="0.357cm" svg:x="10.196cm" svg:y="9.593cm">
          <draw:text-box>
            <text:p text:style-name="P1"><text:span text:style-name="T7">´</text:span></text:p>
          </draw:text-box>
        </draw:frame>
        <draw:line draw:style-name="gr4" draw:text-style-name="P5" draw:layer="layout" svg:x1="10.545cm" svg:y1="10.054cm" svg:x2="10.545cm" svg:y2="9.546cm">
          <text:p/>
        </draw:line>
        <draw:line draw:style-name="gr4" draw:text-style-name="P5" draw:layer="layout" svg:x1="2.499cm" svg:y1="10.061cm" svg:x2="10.552cm" svg:y2="10.061cm">
          <text:p/>
        </draw:line>
        <draw:line draw:style-name="gr4" draw:text-style-name="P5" draw:layer="layout" svg:x1="2.499cm" svg:y1="10.061cm" svg:x2="10.552cm" svg:y2="10.061cm">
          <text:p/>
        </draw:line>
        <draw:frame draw:style-name="gr3" draw:text-style-name="P4" draw:layer="layout" svg:width="0.315cm" svg:height="0.357cm" svg:x="10.17cm" svg:y="9.598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12.332cm">
          <draw:text-box>
            <text:p text:style-name="P1"><text:span text:style-name="T12">4.1.3.28</text:span></text:p>
          </draw:text-box>
        </draw:frame>
        <draw:frame draw:style-name="gr3" draw:text-style-name="P4" draw:layer="layout" svg:width="1.966cm" svg:height="0.357cm" svg:x="3.754cm" svg:y="12.332cm">
          <draw:text-box>
            <text:p text:style-name="P1"><text:span text:style-name="T12">UsunStatek()</text:span></text:p>
          </draw:text-box>
        </draw:frame>
        <draw:frame draw:style-name="gr7" draw:text-style-name="P8" draw:layer="layout" svg:width="2.711cm" svg:height="0.319cm" svg:x="2.5cm" svg:y="13.425cm">
          <draw:text-box>
            <text:p text:style-name="P1"><text:span text:style-name="T14">int UsunStatek (</text:span></text:p>
          </draw:text-box>
        </draw:frame>
        <draw:frame draw:style-name="gr7" draw:text-style-name="P8" draw:layer="layout" svg:width="2.034cm" svg:height="0.319cm" svg:x="4.669cm" svg:y="13.846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3.886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3.846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357cm" svg:height="0.319cm" svg:x="4.669cm" svg:y="14.268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408cm" svg:height="0.28cm" svg:x="6.187cm" svg:y="14.307cm">
          <draw:text-box>
            <text:p text:style-name="P1"><text:span text:style-name="T16">∗∗</text:span></text:p>
          </draw:text-box>
        </draw:frame>
        <draw:frame draw:style-name="gr7" draw:text-style-name="P8" draw:layer="layout" svg:width="1.526cm" svg:height="0.319cm" svg:x="6.654cm" svg:y="14.268cm">
          <draw:text-box>
            <text:p text:style-name="P1"><text:span text:style-name="T17">historia,</text:span></text:p>
          </draw:text-box>
        </draw:frame>
        <draw:frame draw:style-name="gr7" draw:text-style-name="P8" draw:layer="layout" svg:width="0.849cm" svg:height="0.319cm" svg:x="4.669cm" svg:y="14.69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4.729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8cm" svg:height="0.319cm" svg:x="5.999cm" svg:y="14.69cm">
          <draw:text-box>
            <text:p text:style-name="P1"><text:span text:style-name="T17">gracz</text:span><text:span text:style-name="T14"> )</text:span></text:p>
          </draw:text-box>
        </draw:frame>
        <draw:frame draw:style-name="gr3" draw:text-style-name="P4" draw:layer="layout" svg:width="2.208cm" svg:height="0.357cm" svg:x="2.5cm" svg:y="15.513cm">
          <draw:text-box>
            <text:p text:style-name="P1"><text:span text:style-name="T7">Funkcja usuwaj</text:span></text:p>
          </draw:text-box>
        </draw:frame>
        <draw:frame draw:style-name="gr3" draw:text-style-name="P4" draw:layer="layout" svg:width="0.315cm" svg:height="0.357cm" svg:x="4.779cm" svg:y="15.513cm">
          <draw:text-box>
            <text:p text:style-name="P1"><text:span text:style-name="T7">˛</text:span></text:p>
          </draw:text-box>
        </draw:frame>
        <draw:frame draw:style-name="gr3" draw:text-style-name="P4" draw:layer="layout" svg:width="3.296cm" svg:height="0.357cm" svg:x="4.683cm" svg:y="15.513cm">
          <draw:text-box>
            <text:p text:style-name="P1"><text:span text:style-name="T7">aca statek z planszy. U</text:span></text:p>
          </draw:text-box>
        </draw:frame>
        <draw:frame draw:style-name="gr3" draw:text-style-name="P4" draw:layer="layout" svg:width="0.315cm" svg:height="0.357cm" svg:x="7.961cm" svg:y="15.51cm">
          <draw:text-box>
            <text:p text:style-name="P1"><text:span text:style-name="T7">˙</text:span></text:p>
          </draw:text-box>
        </draw:frame>
        <draw:frame draw:style-name="gr3" draw:text-style-name="P4" draw:layer="layout" svg:width="6.758cm" svg:height="0.357cm" svg:x="7.934cm" svg:y="15.513cm">
          <draw:text-box>
            <text:p text:style-name="P1"><text:span text:style-name="T7">zywana tylko w trakcie przygotowania do gry na</text:span></text:p>
          </draw:text-box>
        </draw:frame>
        <draw:frame draw:style-name="gr3" draw:text-style-name="P4" draw:layer="layout" svg:width="0.315cm" svg:height="0.357cm" svg:x="14.773cm" svg:y="15.51cm">
          <draw:text-box>
            <text:p text:style-name="P1"><text:span text:style-name="T7">˙</text:span></text:p>
          </draw:text-box>
        </draw:frame>
        <draw:frame draw:style-name="gr3" draw:text-style-name="P4" draw:layer="layout" svg:width="0.358cm" svg:height="0.357cm" svg:x="14.746cm" svg:y="15.513cm">
          <draw:text-box>
            <text:p text:style-name="P1"><text:span text:style-name="T7">z ˛</text:span></text:p>
          </draw:text-box>
        </draw:frame>
        <draw:frame draw:style-name="gr3" draw:text-style-name="P4" draw:layer="layout" svg:width="3.042cm" svg:height="0.357cm" svg:x="14.904cm" svg:y="15.513cm">
          <draw:text-box>
            <text:p text:style-name="P1"><text:span text:style-name="T7">adanie gracza. Nast ˛</text:span></text:p>
          </draw:text-box>
        </draw:frame>
        <draw:frame draw:style-name="gr3" draw:text-style-name="P4" draw:layer="layout" svg:width="0.785cm" svg:height="0.357cm" svg:x="17.726cm" svg:y="15.513cm">
          <draw:text-box>
            <text:p text:style-name="P1"><text:span text:style-name="T7">epnie</text:span></text:p>
          </draw:text-box>
        </draw:frame>
        <draw:frame draw:style-name="gr3" draw:text-style-name="P4" draw:layer="layout" svg:width="16.224cm" svg:height="0.357cm" svg:x="2.5cm" svg:y="15.935cm">
          <draw:text-box>
            <text:p text:style-name="P1"><text:span text:style-name="T7">prosi o podanie nowych koordynatów tak jakby poprzedni ruch nie został wykonany .Do poprawnego działania lista</text:span></text:p>
          </draw:text-box>
        </draw:frame>
        <draw:frame draw:style-name="gr3" draw:text-style-name="P4" draw:layer="layout" svg:width="2.741cm" svg:height="0.357cm" svg:x="2.5cm" svg:y="16.357cm">
          <draw:text-box>
            <text:p text:style-name="P1"><text:span text:style-name="T7">historia powinna by</text:span></text:p>
          </draw:text-box>
        </draw:frame>
        <draw:frame draw:style-name="gr3" draw:text-style-name="P4" draw:layer="layout" svg:width="0.315cm" svg:height="0.357cm" svg:x="5.226cm" svg:y="16.352cm">
          <draw:text-box>
            <text:p text:style-name="P1"><text:span text:style-name="T7">´</text:span></text:p>
          </draw:text-box>
        </draw:frame>
        <draw:frame draw:style-name="gr3" draw:text-style-name="P4" draw:layer="layout" svg:width="8.947cm" svg:height="0.357cm" svg:x="5.199cm" svg:y="16.357cm">
          <draw:text-box>
            <text:p text:style-name="P1"><text:span text:style-name="T7">c poprawnie zainicjowana, a jej najstarszy element powinien by</text:span></text:p>
          </draw:text-box>
        </draw:frame>
        <draw:frame draw:style-name="gr3" draw:text-style-name="P4" draw:layer="layout" svg:width="0.315cm" svg:height="0.357cm" svg:x="14.031cm" svg:y="16.352cm">
          <draw:text-box>
            <text:p text:style-name="P1"><text:span text:style-name="T7">´</text:span></text:p>
          </draw:text-box>
        </draw:frame>
        <draw:frame draw:style-name="gr3" draw:text-style-name="P4" draw:layer="layout" svg:width="4.57cm" svg:height="0.357cm" svg:x="14.004cm" svg:y="16.357cm">
          <draw:text-box>
            <text:p text:style-name="P1"><text:span text:style-name="T7">c utworzony z typem wyliczenio-</text:span></text:p>
          </draw:text-box>
        </draw:frame>
        <draw:frame draw:style-name="gr3" draw:text-style-name="P4" draw:layer="layout" svg:width="1.454cm" svg:height="0.357cm" svg:x="2.5cm" svg:y="16.779cm">
          <draw:text-box>
            <text:p text:style-name="P1"><text:span text:style-name="T7">wym start.</text:span></text:p>
          </draw:text-box>
        </draw:frame>
        <draw:line draw:style-name="gr4" draw:text-style-name="P5" draw:layer="layout" svg:x1="2.499cm" svg:y1="18.215cm" svg:x2="10.61cm" svg:y2="18.215cm">
          <text:p/>
        </draw:line>
        <draw:line draw:style-name="gr4" draw:text-style-name="P5" draw:layer="layout" svg:x1="2.499cm" svg:y1="18.215cm" svg:x2="10.61cm" svg:y2="18.215cm">
          <text:p/>
        </draw:line>
        <draw:line draw:style-name="gr4" draw:text-style-name="P5" draw:layer="layout" svg:x1="2.507cm" svg:y1="18.725cm" svg:x2="2.507cm" svg:y2="18.222cm">
          <text:p/>
        </draw:line>
        <draw:frame draw:style-name="gr3" draw:text-style-name="P4" draw:layer="layout" svg:width="1.56cm" svg:height="0.357cm" svg:x="2.5cm" svg:y="17.59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8.725cm" svg:x2="4.638cm" svg:y2="18.222cm">
          <text:p/>
        </draw:line>
        <draw:frame draw:style-name="gr3" draw:text-style-name="P4" draw:layer="layout" svg:width="1.729cm" svg:height="0.357cm" svg:x="2.725cm" svg:y="18.269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8.26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8.269cm">
          <draw:text-box>
            <text:p text:style-name="P1"><text:span text:style-name="T7">˛</text:span></text:p>
          </draw:text-box>
        </draw:frame>
        <draw:line draw:style-name="gr4" draw:text-style-name="P5" draw:layer="layout" svg:x1="10.603cm" svg:y1="18.725cm" svg:x2="10.603cm" svg:y2="18.222cm">
          <text:p/>
        </draw:line>
        <draw:line draw:style-name="gr4" draw:text-style-name="P5" draw:layer="layout" svg:x1="2.499cm" svg:y1="18.732cm" svg:x2="10.61cm" svg:y2="18.732cm">
          <text:p/>
        </draw:line>
        <draw:line draw:style-name="gr4" draw:text-style-name="P5" draw:layer="layout" svg:x1="2.499cm" svg:y1="18.732cm" svg:x2="10.61cm" svg:y2="18.732cm">
          <text:p/>
        </draw:line>
        <draw:line draw:style-name="gr4" draw:text-style-name="P5" draw:layer="layout" svg:x1="2.507cm" svg:y1="19.198cm" svg:x2="2.507cm" svg:y2="18.739cm">
          <text:p/>
        </draw:line>
        <draw:frame draw:style-name="gr3" draw:text-style-name="P4" draw:layer="layout" svg:width="2.652cm" svg:height="0.357cm" svg:x="7.767cm" svg:y="18.269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9.198cm" svg:x2="4.638cm" svg:y2="18.739cm">
          <text:p/>
        </draw:line>
        <draw:frame draw:style-name="gr3" draw:text-style-name="P4" draw:layer="layout" svg:width="1.035cm" svg:height="0.357cm" svg:x="2.725cm" svg:y="18.786cm">
          <draw:text-box>
            <text:p text:style-name="P1"><text:span text:style-name="T18">historia</text:span></text:p>
          </draw:text-box>
        </draw:frame>
        <draw:frame draw:style-name="gr3" draw:text-style-name="P4" draw:layer="layout" svg:width="0.908cm" svg:height="0.357cm" svg:x="4.856cm" svg:y="18.786cm">
          <draw:text-box>
            <text:p text:style-name="P1"><text:span text:style-name="T7">Wska´</text:span></text:p>
          </draw:text-box>
        </draw:frame>
        <draw:line draw:style-name="gr4" draw:text-style-name="P5" draw:layer="layout" svg:x1="10.603cm" svg:y1="19.198cm" svg:x2="10.603cm" svg:y2="18.739cm">
          <text:p/>
        </draw:line>
        <draw:line draw:style-name="gr4" draw:text-style-name="P5" draw:layer="layout" svg:x1="2.499cm" svg:y1="19.205cm" svg:x2="10.61cm" svg:y2="19.205cm">
          <text:p/>
        </draw:line>
        <draw:line draw:style-name="gr4" draw:text-style-name="P5" draw:layer="layout" svg:x1="2.499cm" svg:y1="19.205cm" svg:x2="10.61cm" svg:y2="19.205cm">
          <text:p/>
        </draw:line>
        <draw:line draw:style-name="gr4" draw:text-style-name="P5" draw:layer="layout" svg:x1="2.507cm" svg:y1="19.715cm" svg:x2="2.507cm" svg:y2="19.212cm">
          <text:p/>
        </draw:line>
        <draw:frame draw:style-name="gr3" draw:text-style-name="P4" draw:layer="layout" svg:width="2.796cm" svg:height="0.357cm" svg:x="5.647cm" svg:y="18.786cm">
          <draw:text-box>
            <text:p text:style-name="P1"><text:span text:style-name="T7">znik na liste ruchów</text:span></text:p>
          </draw:text-box>
        </draw:frame>
        <draw:line draw:style-name="gr4" draw:text-style-name="P5" draw:layer="layout" svg:x1="4.638cm" svg:y1="19.715cm" svg:x2="4.638cm" svg:y2="19.212cm">
          <text:p/>
        </draw:line>
        <draw:frame draw:style-name="gr3" draw:text-style-name="P4" draw:layer="layout" svg:width="0.785cm" svg:height="0.357cm" svg:x="2.725cm" svg:y="19.259cm">
          <draw:text-box>
            <text:p text:style-name="P1"><text:span text:style-name="T18">gracz</text:span></text:p>
          </draw:text-box>
        </draw:frame>
        <draw:line draw:style-name="gr4" draw:text-style-name="P5" draw:layer="layout" svg:x1="10.603cm" svg:y1="19.715cm" svg:x2="10.603cm" svg:y2="19.212cm">
          <text:p/>
        </draw:line>
        <draw:line draw:style-name="gr4" draw:text-style-name="P5" draw:layer="layout" svg:x1="2.499cm" svg:y1="19.722cm" svg:x2="10.61cm" svg:y2="19.722cm">
          <text:p/>
        </draw:line>
        <draw:line draw:style-name="gr4" draw:text-style-name="P5" draw:layer="layout" svg:x1="2.499cm" svg:y1="19.722cm" svg:x2="10.61cm" svg:y2="19.722cm">
          <text:p/>
        </draw:line>
        <draw:frame draw:style-name="gr3" draw:text-style-name="P4" draw:layer="layout" svg:width="5.23cm" svg:height="0.357cm" svg:x="4.856cm" svg:y="19.259cm">
          <draw:text-box>
            <text:p text:style-name="P1"><text:span text:style-name="T6">Gracz</text:span><text:span text:style-name="T7">, który aktualnie wykonuje ruch</text:span></text:p>
          </draw:text-box>
        </draw:frame>
        <draw:frame draw:style-name="gr3" draw:text-style-name="P4" draw:layer="layout" svg:width="1.098cm" svg:height="0.357cm" svg:x="2.5cm" svg:y="20.544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1.924cm" svg:height="0.357cm" svg:x="3.291cm" svg:y="21.181cm">
          <draw:text-box>
            <text:p text:style-name="P1"><text:span text:style-name="T7">1, gdy usuni ˛</text:span></text:p>
          </draw:text-box>
        </draw:frame>
        <draw:frame draw:style-name="gr3" draw:text-style-name="P4" draw:layer="layout" svg:width="4.536cm" svg:height="0.357cm" svg:x="4.997cm" svg:y="21.181cm">
          <draw:text-box>
            <text:p text:style-name="P1"><text:span text:style-name="T7">eto i ponownie ustawiono statek</text:span></text:p>
          </draw:text-box>
        </draw:frame>
        <draw:frame draw:style-name="gr3" draw:text-style-name="P4" draw:layer="layout" svg:width="2.258cm" svg:height="0.357cm" svg:x="3.291cm" svg:y="21.603cm">
          <draw:text-box>
            <text:p text:style-name="P1"><text:span text:style-name="T7">0, gdy nie ma ju</text:span></text:p>
          </draw:text-box>
        </draw:frame>
        <draw:frame draw:style-name="gr3" draw:text-style-name="P4" draw:layer="layout" svg:width="0.315cm" svg:height="0.357cm" svg:x="5.551cm" svg:y="21.599cm">
          <draw:text-box>
            <text:p text:style-name="P1"><text:span text:style-name="T7">˙</text:span></text:p>
          </draw:text-box>
        </draw:frame>
        <draw:frame draw:style-name="gr3" draw:text-style-name="P4" draw:layer="layout" svg:width="2.686cm" svg:height="0.357cm" svg:x="5.524cm" svg:y="21.603cm">
          <draw:text-box>
            <text:p text:style-name="P1"><text:span text:style-name="T7">z ruchów do cofni ˛</text:span></text:p>
          </draw:text-box>
        </draw:frame>
        <draw:frame draw:style-name="gr3" draw:text-style-name="P4" draw:layer="layout" svg:width="1.268cm" svg:height="0.357cm" svg:x="7.99cm" svg:y="21.603cm">
          <draw:text-box>
            <text:p text:style-name="P1"><text:span text:style-name="T7">ecia na li</text:span></text:p>
          </draw:text-box>
        </draw:frame>
        <draw:frame draw:style-name="gr3" draw:text-style-name="P4" draw:layer="layout" svg:width="0.315cm" svg:height="0.357cm" svg:x="9.265cm" svg:y="21.598cm">
          <draw:text-box>
            <text:p text:style-name="P1"><text:span text:style-name="T7">´</text:span></text:p>
          </draw:text-box>
        </draw:frame>
        <draw:frame draw:style-name="gr3" draw:text-style-name="P4" draw:layer="layout" svg:width="0.574cm" svg:height="0.357cm" svg:x="9.238cm" svg:y="21.603cm">
          <draw:text-box>
            <text:p text:style-name="P1"><text:span text:style-name="T7">scie</text:span></text:p>
          </draw:text-box>
        </draw:frame>
        <draw:frame draw:style-name="gr3" draw:text-style-name="P4" draw:layer="layout" svg:width="2.94cm" svg:height="0.357cm" svg:x="3.291cm" svg:y="22.024cm">
          <draw:text-box>
            <text:p text:style-name="P1"><text:span text:style-name="T7">-1, gdy lista została ´</text:span></text:p>
          </draw:text-box>
        </draw:frame>
        <draw:frame draw:style-name="gr3" draw:text-style-name="P4" draw:layer="layout" svg:width="2.491cm" svg:height="0.357cm" svg:x="6.099cm" svg:y="22.024cm">
          <draw:text-box>
            <text:p text:style-name="P1"><text:span text:style-name="T7">zle utworzona (jej</text:span></text:p>
          </draw:text-box>
        </draw:frame>
        <draw:frame draw:style-name="gr3" draw:text-style-name="P4" draw:layer="layout" svg:width="4.227cm" svg:height="0.357cm" svg:x="8.653cm" svg:y="22.024cm">
          <draw:text-box>
            <text:p text:style-name="P1"><text:span text:style-name="T7">pierwszy element nie ma okre</text:span></text:p>
          </draw:text-box>
        </draw:frame>
        <draw:frame draw:style-name="gr3" draw:text-style-name="P4" draw:layer="layout" svg:width="0.315cm" svg:height="0.357cm" svg:x="12.88cm" svg:y="22.02cm">
          <draw:text-box>
            <text:p text:style-name="P1"><text:span text:style-name="T7">´</text:span></text:p>
          </draw:text-box>
        </draw:frame>
        <draw:frame draw:style-name="gr3" draw:text-style-name="P4" draw:layer="layout" svg:width="5.713cm" svg:height="0.357cm" svg:x="12.853cm" svg:y="22.024cm">
          <draw:text-box>
            <text:p text:style-name="P1"><text:span text:style-name="T7">slonego odpowiedniego typu wyliczenio-</text:span></text:p>
          </draw:text-box>
        </draw:frame>
        <draw:frame draw:style-name="gr3" draw:text-style-name="P4" draw:layer="layout" svg:width="0.87cm" svg:height="0.357cm" svg:x="3.291cm" svg:y="22.446cm">
          <draw:text-box>
            <text:p text:style-name="P1"><text:span text:style-name="T7">wego)</text:span></text:p>
          </draw:text-box>
        </draw:frame>
        <draw:frame draw:style-name="gr3" draw:text-style-name="P4" draw:layer="layout" svg:width="1.158cm" svg:height="0.357cm" svg:x="2.5cm" svg:y="23.962cm">
          <draw:text-box>
            <text:p text:style-name="P1"><text:span text:style-name="T12">4.1.3.29</text:span></text:p>
          </draw:text-box>
        </draw:frame>
        <draw:frame draw:style-name="gr3" draw:text-style-name="P4" draw:layer="layout" svg:width="2.11cm" svg:height="0.357cm" svg:x="3.754cm" svg:y="23.962cm">
          <draw:text-box>
            <text:p text:style-name="P1"><text:span text:style-name="T12">UsunTablice()</text:span></text:p>
          </draw:text-box>
        </draw:frame>
        <draw:frame draw:style-name="gr7" draw:text-style-name="P8" draw:layer="layout" svg:width="3.05cm" svg:height="0.319cm" svg:x="2.5cm" svg:y="24.764cm">
          <draw:text-box>
            <text:p text:style-name="P1"><text:span text:style-name="T14">void UsunTablice (</text:span></text:p>
          </draw:text-box>
        </draw:frame>
        <draw:frame draw:style-name="gr7" draw:text-style-name="P8" draw:layer="layout" svg:width="2.034cm" svg:height="0.319cm" svg:x="4.669cm" svg:y="25.18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25.225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25.18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25.607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25.646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7cm" svg:height="0.319cm" svg:x="5.999cm" svg:y="25.607cm">
          <draw:text-box>
            <text:p text:style-name="P1"><text:span text:style-name="T17">gracz1,</text:span></text:p>
          </draw:text-box>
        </draw:frame>
        <draw:frame draw:style-name="gr7" draw:text-style-name="P8" draw:layer="layout" svg:width="0.849cm" svg:height="0.319cm" svg:x="4.669cm" svg:y="26.029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26.068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357cm" svg:height="0.319cm" svg:x="5.999cm" svg:y="26.029cm">
          <draw:text-box>
            <text:p text:style-name="P1"><text:span text:style-name="T17">gracz2</text:span><text:span text:style-name="T14"> )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7.986cm" svg:height="0.357cm" svg:x="2.5cm" svg:y="26.561cm">
          <draw:text-box>
            <text:p text:style-name="P1"><text:span text:style-name="T7">Procedura usuwania dynamicznie zaalokownaych tablic.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18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17</text:span></text:p>
          </draw:text-box>
        </draw:frame>
        <draw:line draw:style-name="gr4" draw:text-style-name="P5" draw:layer="layout" svg:x1="2.499cm" svg:y1="3.161cm" svg:x2="16.473cm" svg:y2="3.161cm">
          <text:p/>
        </draw:line>
        <draw:line draw:style-name="gr4" draw:text-style-name="P5" draw:layer="layout" svg:x1="2.499cm" svg:y1="3.161cm" svg:x2="16.473cm" svg:y2="3.161cm">
          <text:p/>
        </draw:line>
        <draw:line draw:style-name="gr4" draw:text-style-name="P5" draw:layer="layout" svg:x1="2.507cm" svg:y1="3.671cm" svg:x2="2.507cm" svg:y2="3.168cm">
          <text:p/>
        </draw:line>
        <draw:frame draw:style-name="gr3" draw:text-style-name="P4" draw:layer="layout" svg:width="1.56cm" svg:height="0.357cm" svg:x="2.5cm" svg:y="2.538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3.671cm" svg:x2="4.638cm" svg:y2="3.168cm">
          <text:p/>
        </draw:line>
        <draw:frame draw:style-name="gr3" draw:text-style-name="P4" draw:layer="layout" svg:width="1.729cm" svg:height="0.357cm" svg:x="2.725cm" svg:y="3.21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3.21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3.215cm">
          <draw:text-box>
            <text:p text:style-name="P1"><text:span text:style-name="T7">˛</text:span></text:p>
          </draw:text-box>
        </draw:frame>
        <draw:line draw:style-name="gr4" draw:text-style-name="P5" draw:layer="layout" svg:x1="16.466cm" svg:y1="3.671cm" svg:x2="16.466cm" svg:y2="3.168cm">
          <text:p/>
        </draw:line>
        <draw:line draw:style-name="gr4" draw:text-style-name="P5" draw:layer="layout" svg:x1="2.499cm" svg:y1="3.678cm" svg:x2="16.473cm" svg:y2="3.678cm">
          <text:p/>
        </draw:line>
        <draw:line draw:style-name="gr4" draw:text-style-name="P5" draw:layer="layout" svg:x1="2.499cm" svg:y1="3.678cm" svg:x2="16.473cm" svg:y2="3.678cm">
          <text:p/>
        </draw:line>
        <draw:line draw:style-name="gr4" draw:text-style-name="P5" draw:layer="layout" svg:x1="2.507cm" svg:y1="4.194cm" svg:x2="2.507cm" svg:y2="3.685cm">
          <text:p/>
        </draw:line>
        <draw:frame draw:style-name="gr3" draw:text-style-name="P4" draw:layer="layout" svg:width="2.652cm" svg:height="0.357cm" svg:x="7.767cm" svg:y="3.21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4.194cm" svg:x2="4.638cm" svg:y2="3.685cm">
          <text:p/>
        </draw:line>
        <draw:frame draw:style-name="gr3" draw:text-style-name="P4" draw:layer="layout" svg:width="0.963cm" svg:height="0.357cm" svg:x="2.725cm" svg:y="3.738cm">
          <draw:text-box>
            <text:p text:style-name="P1"><text:span text:style-name="T18">gracz1</text:span></text:p>
          </draw:text-box>
        </draw:frame>
        <draw:frame draw:style-name="gr3" draw:text-style-name="P4" draw:layer="layout" svg:width="3.131cm" svg:height="0.357cm" svg:x="4.856cm" svg:y="3.738cm">
          <draw:text-box>
            <text:p text:style-name="P1"><text:span text:style-name="T6">Gracz</text:span><text:span text:style-name="T7">, którego tablic ˛</text:span></text:p>
          </draw:text-box>
        </draw:frame>
        <draw:frame draw:style-name="gr3" draw:text-style-name="P4" draw:layer="layout" svg:width="0.874cm" svg:height="0.357cm" svg:x="7.748cm" svg:y="3.738cm">
          <draw:text-box>
            <text:p text:style-name="P1"><text:span text:style-name="T7">e nale</text:span></text:p>
          </draw:text-box>
        </draw:frame>
        <draw:frame draw:style-name="gr3" draw:text-style-name="P4" draw:layer="layout" svg:width="0.315cm" svg:height="0.357cm" svg:x="8.636cm" svg:y="3.734cm">
          <draw:text-box>
            <text:p text:style-name="P1"><text:span text:style-name="T7">˙</text:span></text:p>
          </draw:text-box>
        </draw:frame>
        <draw:frame draw:style-name="gr3" draw:text-style-name="P4" draw:layer="layout" svg:width="1.479cm" svg:height="0.357cm" svg:x="8.609cm" svg:y="3.738cm">
          <draw:text-box>
            <text:p text:style-name="P1"><text:span text:style-name="T7">zy wypełni</text:span></text:p>
          </draw:text-box>
        </draw:frame>
        <draw:frame draw:style-name="gr3" draw:text-style-name="P4" draw:layer="layout" svg:width="0.315cm" svg:height="0.357cm" svg:x="10.095cm" svg:y="3.733cm">
          <draw:text-box>
            <text:p text:style-name="P1"><text:span text:style-name="T7">´</text:span></text:p>
          </draw:text-box>
        </draw:frame>
        <draw:line draw:style-name="gr4" draw:text-style-name="P5" draw:layer="layout" svg:x1="16.466cm" svg:y1="4.194cm" svg:x2="16.466cm" svg:y2="3.685cm">
          <text:p/>
        </draw:line>
        <draw:line draw:style-name="gr4" draw:text-style-name="P5" draw:layer="layout" svg:x1="2.499cm" svg:y1="4.201cm" svg:x2="16.473cm" svg:y2="4.201cm">
          <text:p/>
        </draw:line>
        <draw:line draw:style-name="gr4" draw:text-style-name="P5" draw:layer="layout" svg:x1="2.499cm" svg:y1="4.201cm" svg:x2="16.473cm" svg:y2="4.201cm">
          <text:p/>
        </draw:line>
        <draw:line draw:style-name="gr4" draw:text-style-name="P5" draw:layer="layout" svg:x1="2.507cm" svg:y1="4.716cm" svg:x2="2.507cm" svg:y2="4.208cm">
          <text:p/>
        </draw:line>
        <draw:frame draw:style-name="gr3" draw:text-style-name="P4" draw:layer="layout" svg:width="0.315cm" svg:height="0.357cm" svg:x="10.068cm" svg:y="3.738cm">
          <draw:text-box>
            <text:p text:style-name="P1"><text:span text:style-name="T7">c</text:span></text:p>
          </draw:text-box>
        </draw:frame>
        <draw:line draw:style-name="gr4" draw:text-style-name="P5" draw:layer="layout" svg:x1="4.638cm" svg:y1="4.716cm" svg:x2="4.638cm" svg:y2="4.208cm">
          <text:p/>
        </draw:line>
        <draw:frame draw:style-name="gr3" draw:text-style-name="P4" draw:layer="layout" svg:width="0.963cm" svg:height="0.357cm" svg:x="2.725cm" svg:y="4.26cm">
          <draw:text-box>
            <text:p text:style-name="P1"><text:span text:style-name="T18">gracz2</text:span></text:p>
          </draw:text-box>
        </draw:frame>
        <draw:frame draw:style-name="gr3" draw:text-style-name="P4" draw:layer="layout" svg:width="3.131cm" svg:height="0.357cm" svg:x="4.856cm" svg:y="4.26cm">
          <draw:text-box>
            <text:p text:style-name="P1"><text:span text:style-name="T6">Gracz</text:span><text:span text:style-name="T7">, którego tablic ˛</text:span></text:p>
          </draw:text-box>
        </draw:frame>
        <draw:frame draw:style-name="gr3" draw:text-style-name="P4" draw:layer="layout" svg:width="0.874cm" svg:height="0.357cm" svg:x="7.748cm" svg:y="4.26cm">
          <draw:text-box>
            <text:p text:style-name="P1"><text:span text:style-name="T7">e nale</text:span></text:p>
          </draw:text-box>
        </draw:frame>
        <draw:frame draw:style-name="gr3" draw:text-style-name="P4" draw:layer="layout" svg:width="0.315cm" svg:height="0.357cm" svg:x="8.636cm" svg:y="4.256cm">
          <draw:text-box>
            <text:p text:style-name="P1"><text:span text:style-name="T7">˙</text:span></text:p>
          </draw:text-box>
        </draw:frame>
        <draw:frame draw:style-name="gr3" draw:text-style-name="P4" draw:layer="layout" svg:width="1.479cm" svg:height="0.357cm" svg:x="8.609cm" svg:y="4.26cm">
          <draw:text-box>
            <text:p text:style-name="P1"><text:span text:style-name="T7">zy wypełni</text:span></text:p>
          </draw:text-box>
        </draw:frame>
        <draw:frame draw:style-name="gr3" draw:text-style-name="P4" draw:layer="layout" svg:width="0.315cm" svg:height="0.357cm" svg:x="10.095cm" svg:y="4.255cm">
          <draw:text-box>
            <text:p text:style-name="P1"><text:span text:style-name="T7">´</text:span></text:p>
          </draw:text-box>
        </draw:frame>
        <draw:frame draw:style-name="gr3" draw:text-style-name="P4" draw:layer="layout" svg:width="2.064cm" svg:height="0.357cm" svg:x="10.068cm" svg:y="4.26cm">
          <draw:text-box>
            <text:p text:style-name="P1"><text:span text:style-name="T7">c. Powinien by</text:span></text:p>
          </draw:text-box>
        </draw:frame>
        <draw:frame draw:style-name="gr3" draw:text-style-name="P4" draw:layer="layout" svg:width="0.315cm" svg:height="0.357cm" svg:x="12.107cm" svg:y="4.255cm">
          <draw:text-box>
            <text:p text:style-name="P1"><text:span text:style-name="T7">´</text:span></text:p>
          </draw:text-box>
        </draw:frame>
        <draw:line draw:style-name="gr4" draw:text-style-name="P5" draw:layer="layout" svg:x1="16.466cm" svg:y1="4.716cm" svg:x2="16.466cm" svg:y2="4.208cm">
          <text:p/>
        </draw:line>
        <draw:line draw:style-name="gr4" draw:text-style-name="P5" draw:layer="layout" svg:x1="2.499cm" svg:y1="4.723cm" svg:x2="16.473cm" svg:y2="4.723cm">
          <text:p/>
        </draw:line>
        <draw:line draw:style-name="gr4" draw:text-style-name="P5" draw:layer="layout" svg:x1="2.499cm" svg:y1="4.723cm" svg:x2="16.473cm" svg:y2="4.723cm">
          <text:p/>
        </draw:line>
        <draw:frame draw:style-name="gr3" draw:text-style-name="P4" draw:layer="layout" svg:width="4.235cm" svg:height="0.357cm" svg:x="12.08cm" svg:y="4.26cm">
          <draw:text-box>
            <text:p text:style-name="P1"><text:span text:style-name="T7">c rózny od gracza pierwszego</text:span></text:p>
          </draw:text-box>
        </draw:frame>
        <draw:frame draw:style-name="gr3" draw:text-style-name="P4" draw:layer="layout" svg:width="1.158cm" svg:height="0.357cm" svg:x="2.5cm" svg:y="6.994cm">
          <draw:text-box>
            <text:p text:style-name="P1"><text:span text:style-name="T12">4.1.3.30</text:span></text:p>
          </draw:text-box>
        </draw:frame>
        <draw:frame draw:style-name="gr3" draw:text-style-name="P4" draw:layer="layout" svg:width="2.106cm" svg:height="0.357cm" svg:x="3.754cm" svg:y="6.994cm">
          <draw:text-box>
            <text:p text:style-name="P1"><text:span text:style-name="T12">UtworzZapis()</text:span></text:p>
          </draw:text-box>
        </draw:frame>
        <draw:frame draw:style-name="gr7" draw:text-style-name="P8" draw:layer="layout" svg:width="2.881cm" svg:height="0.319cm" svg:x="2.5cm" svg:y="8.087cm">
          <draw:text-box>
            <text:p text:style-name="P1"><text:span text:style-name="T14">int UtworzZapis (</text:span></text:p>
          </draw:text-box>
        </draw:frame>
        <draw:frame draw:style-name="gr7" draw:text-style-name="P8" draw:layer="layout" svg:width="2.034cm" svg:height="0.319cm" svg:x="4.669cm" svg:y="8.509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8.548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8.509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8.931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8.97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8.931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6.119cm" svg:height="0.357cm" svg:x="2.5cm" svg:y="9.754cm">
          <draw:text-box>
            <text:p text:style-name="P1"><text:span text:style-name="T7">Funkcja tworzy zapis na podstawie ustawie</text:span></text:p>
          </draw:text-box>
        </draw:frame>
        <draw:frame draw:style-name="gr3" draw:text-style-name="P4" draw:layer="layout" svg:width="0.315cm" svg:height="0.357cm" svg:x="8.815cm" svg:y="9.749cm">
          <draw:text-box>
            <text:p text:style-name="P1"><text:span text:style-name="T7">´</text:span></text:p>
          </draw:text-box>
        </draw:frame>
        <draw:frame draw:style-name="gr3" draw:text-style-name="P4" draw:layer="layout" svg:width="0.341cm" svg:height="0.357cm" svg:x="8.779cm" svg:y="9.754cm">
          <draw:text-box>
            <text:p text:style-name="P1"><text:span text:style-name="T7">n i</text:span></text:p>
          </draw:text-box>
        </draw:frame>
        <draw:frame draw:style-name="gr3" draw:text-style-name="P4" draw:layer="layout" svg:width="0.679cm" svg:height="0.357cm" svg:x="9.301cm" svg:y="9.754cm">
          <draw:text-box>
            <text:p text:style-name="P1"><text:span text:style-name="T7">zako</text:span></text:p>
          </draw:text-box>
        </draw:frame>
        <draw:frame draw:style-name="gr3" draw:text-style-name="P4" draw:layer="layout" svg:width="0.315cm" svg:height="0.357cm" svg:x="9.998cm" svg:y="9.749cm">
          <draw:text-box>
            <text:p text:style-name="P1"><text:span text:style-name="T7">´</text:span></text:p>
          </draw:text-box>
        </draw:frame>
        <draw:frame draw:style-name="gr3" draw:text-style-name="P4" draw:layer="layout" svg:width="1.479cm" svg:height="0.357cm" svg:x="9.962cm" svg:y="9.754cm">
          <draw:text-box>
            <text:p text:style-name="P1"><text:span text:style-name="T7">nczonego,</text:span></text:p>
          </draw:text-box>
        </draw:frame>
        <draw:frame draw:style-name="gr3" draw:text-style-name="P4" draw:layer="layout" svg:width="2.529cm" svg:height="0.357cm" svg:x="11.542cm" svg:y="9.754cm">
          <draw:text-box>
            <text:p text:style-name="P1"><text:span text:style-name="T7">przez obu graczy,</text:span></text:p>
          </draw:text-box>
        </draw:frame>
        <draw:frame draw:style-name="gr3" draw:text-style-name="P4" draw:layer="layout" svg:width="3.13cm" svg:height="0.357cm" svg:x="14.226cm" svg:y="9.754cm">
          <draw:text-box>
            <text:p text:style-name="P1"><text:span text:style-name="T7">przygotowania do gry.</text:span></text:p>
          </draw:text-box>
        </draw:frame>
        <draw:frame draw:style-name="gr3" draw:text-style-name="P4" draw:layer="layout" svg:width="1.031cm" svg:height="0.357cm" svg:x="17.522cm" svg:y="9.754cm">
          <draw:text-box>
            <text:p text:style-name="P1"><text:span text:style-name="T7">Tworzy</text:span></text:p>
          </draw:text-box>
        </draw:frame>
        <draw:frame draw:style-name="gr3" draw:text-style-name="P4" draw:layer="layout" svg:width="7.745cm" svg:height="0.357cm" svg:x="2.5cm" svg:y="10.176cm">
          <draw:text-box>
            <text:p text:style-name="P1"><text:span text:style-name="T7">drzewo xml, które pozwala na łatwe zapisywanie w pó´</text:span></text:p>
          </draw:text-box>
        </draw:frame>
        <draw:frame draw:style-name="gr3" draw:text-style-name="P4" draw:layer="layout" svg:width="1.839cm" svg:height="0.357cm" svg:x="10.032cm" svg:y="10.176cm">
          <draw:text-box>
            <text:p text:style-name="P1"><text:span text:style-name="T7">zniejszej cz ˛</text:span></text:p>
          </draw:text-box>
        </draw:frame>
        <draw:frame draw:style-name="gr3" draw:text-style-name="P4" draw:layer="layout" svg:width="1.196cm" svg:height="0.357cm" svg:x="11.639cm" svg:y="10.176cm">
          <draw:text-box>
            <text:p text:style-name="P1"><text:span text:style-name="T7">esci gry.</text:span></text:p>
          </draw:text-box>
        </draw:frame>
        <draw:line draw:style-name="gr4" draw:text-style-name="P5" draw:layer="layout" svg:x1="2.499cm" svg:y1="11.616cm" svg:x2="11.918cm" svg:y2="11.616cm">
          <text:p/>
        </draw:line>
        <draw:line draw:style-name="gr4" draw:text-style-name="P5" draw:layer="layout" svg:x1="2.499cm" svg:y1="11.616cm" svg:x2="11.918cm" svg:y2="11.616cm">
          <text:p/>
        </draw:line>
        <draw:line draw:style-name="gr4" draw:text-style-name="P5" draw:layer="layout" svg:x1="2.507cm" svg:y1="12.126cm" svg:x2="2.507cm" svg:y2="11.623cm">
          <text:p/>
        </draw:line>
        <draw:frame draw:style-name="gr3" draw:text-style-name="P4" draw:layer="layout" svg:width="1.56cm" svg:height="0.357cm" svg:x="2.5cm" svg:y="10.99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12.126cm" svg:x2="4.638cm" svg:y2="11.623cm">
          <text:p/>
        </draw:line>
        <draw:frame draw:style-name="gr3" draw:text-style-name="P4" draw:layer="layout" svg:width="1.729cm" svg:height="0.357cm" svg:x="2.725cm" svg:y="11.67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11.67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1.67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2.126cm" svg:x2="11.911cm" svg:y2="11.623cm">
          <text:p/>
        </draw:line>
        <draw:line draw:style-name="gr4" draw:text-style-name="P5" draw:layer="layout" svg:x1="2.499cm" svg:y1="12.133cm" svg:x2="11.918cm" svg:y2="12.133cm">
          <text:p/>
        </draw:line>
        <draw:line draw:style-name="gr4" draw:text-style-name="P5" draw:layer="layout" svg:x1="2.499cm" svg:y1="12.133cm" svg:x2="11.918cm" svg:y2="12.133cm">
          <text:p/>
        </draw:line>
        <draw:line draw:style-name="gr4" draw:text-style-name="P5" draw:layer="layout" svg:x1="2.507cm" svg:y1="12.635cm" svg:x2="2.507cm" svg:y2="12.14cm">
          <text:p/>
        </draw:line>
        <draw:frame draw:style-name="gr3" draw:text-style-name="P4" draw:layer="layout" svg:width="2.652cm" svg:height="0.357cm" svg:x="7.767cm" svg:y="11.67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12.635cm" svg:x2="4.638cm" svg:y2="12.14cm">
          <text:p/>
        </draw:line>
        <draw:frame draw:style-name="gr3" draw:text-style-name="P4" draw:layer="layout" svg:width="1.458cm" svg:height="0.357cm" svg:x="2.725cm" svg:y="12.179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12.17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12.179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12.635cm" svg:x2="11.911cm" svg:y2="12.14cm">
          <text:p/>
        </draw:line>
        <draw:line draw:style-name="gr4" draw:text-style-name="P5" draw:layer="layout" svg:x1="2.499cm" svg:y1="12.642cm" svg:x2="11.918cm" svg:y2="12.642cm">
          <text:p/>
        </draw:line>
        <draw:line draw:style-name="gr4" draw:text-style-name="P5" draw:layer="layout" svg:x1="2.499cm" svg:y1="12.642cm" svg:x2="11.918cm" svg:y2="12.642cm">
          <text:p/>
        </draw:line>
        <draw:frame draw:style-name="gr3" draw:text-style-name="P4" draw:layer="layout" svg:width="3.969cm" svg:height="0.357cm" svg:x="7.767cm" svg:y="12.179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1.098cm" svg:height="0.357cm" svg:x="2.5cm" svg:y="14.061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5.996cm" svg:height="0.357cm" svg:x="3.291cm" svg:y="14.697cm">
          <draw:text-box>
            <text:p text:style-name="P1"><text:span text:style-name="T7">1, gdy poprawnie wykonano zapis do pliku</text:span></text:p>
          </draw:text-box>
        </draw:frame>
        <draw:frame draw:style-name="gr3" draw:text-style-name="P4" draw:layer="layout" svg:width="1.92cm" svg:height="0.357cm" svg:x="3.291cm" svg:y="15.119cm">
          <draw:text-box>
            <text:p text:style-name="P1"><text:span text:style-name="T7">0, gdy nie mo</text:span></text:p>
          </draw:text-box>
        </draw:frame>
        <draw:frame draw:style-name="gr3" draw:text-style-name="P4" draw:layer="layout" svg:width="0.315cm" svg:height="0.357cm" svg:x="5.217cm" svg:y="15.115cm">
          <draw:text-box>
            <text:p text:style-name="P1"><text:span text:style-name="T7">˙</text:span></text:p>
          </draw:text-box>
        </draw:frame>
        <draw:frame draw:style-name="gr3" draw:text-style-name="P4" draw:layer="layout" svg:width="2.212cm" svg:height="0.357cm" svg:x="5.19cm" svg:y="15.119cm">
          <draw:text-box>
            <text:p text:style-name="P1"><text:span text:style-name="T7">zna było zapisa</text:span></text:p>
          </draw:text-box>
        </draw:frame>
        <draw:frame draw:style-name="gr3" draw:text-style-name="P4" draw:layer="layout" svg:width="0.315cm" svg:height="0.357cm" svg:x="7.39cm" svg:y="15.114cm">
          <draw:text-box>
            <text:p text:style-name="P1"><text:span text:style-name="T7">´</text:span></text:p>
          </draw:text-box>
        </draw:frame>
        <draw:frame draw:style-name="gr3" draw:text-style-name="P4" draw:layer="layout" svg:width="9.828cm" svg:height="0.357cm" svg:x="7.364cm" svg:y="15.119cm">
          <draw:text-box>
            <text:p text:style-name="P1"><text:span text:style-name="T7">c do pliku. W tym przypadku drzewo zostało utworzone tylko w pami ˛</text:span></text:p>
          </draw:text-box>
        </draw:frame>
        <draw:frame draw:style-name="gr3" draw:text-style-name="P4" draw:layer="layout" svg:width="1.645cm" svg:height="0.357cm" svg:x="16.858cm" svg:y="15.119cm">
          <draw:text-box>
            <text:p text:style-name="P1"><text:span text:style-name="T7">eci aplikacji</text:span></text:p>
          </draw:text-box>
        </draw:frame>
        <draw:frame draw:style-name="gr3" draw:text-style-name="P4" draw:layer="layout" svg:width="1.158cm" svg:height="0.357cm" svg:x="2.5cm" svg:y="17.387cm">
          <draw:text-box>
            <text:p text:style-name="P1"><text:span text:style-name="T12">4.1.3.31</text:span></text:p>
          </draw:text-box>
        </draw:frame>
        <draw:frame draw:style-name="gr3" draw:text-style-name="P4" draw:layer="layout" svg:width="1.403cm" svg:height="0.357cm" svg:x="3.754cm" svg:y="17.387cm">
          <draw:text-box>
            <text:p text:style-name="P1"><text:span text:style-name="T12">Wczytaj()</text:span></text:p>
          </draw:text-box>
        </draw:frame>
        <draw:frame draw:style-name="gr7" draw:text-style-name="P8" draw:layer="layout" svg:width="2.203cm" svg:height="0.319cm" svg:x="2.5cm" svg:y="18.48cm">
          <draw:text-box>
            <text:p text:style-name="P1"><text:span text:style-name="T14">int Wczytaj (</text:span></text:p>
          </draw:text-box>
        </draw:frame>
        <draw:frame draw:style-name="gr7" draw:text-style-name="P8" draw:layer="layout" svg:width="2.034cm" svg:height="0.319cm" svg:x="4.669cm" svg:y="18.902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8.9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8.902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19.324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19.363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19.324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7.051cm" svg:height="0.357cm" svg:x="2.5cm" svg:y="20.147cm">
          <draw:text-box>
            <text:p text:style-name="P1"><text:span text:style-name="T7">Funkcja wczytuje dane z pliku z zapisem nadpisuj</text:span></text:p>
          </draw:text-box>
        </draw:frame>
        <draw:frame draw:style-name="gr3" draw:text-style-name="P4" draw:layer="layout" svg:width="0.315cm" svg:height="0.357cm" svg:x="9.661cm" svg:y="20.147cm">
          <draw:text-box>
            <text:p text:style-name="P1"><text:span text:style-name="T7">˛</text:span></text:p>
          </draw:text-box>
        </draw:frame>
        <draw:frame draw:style-name="gr3" draw:text-style-name="P4" draw:layer="layout" svg:width="5.975cm" svg:height="0.357cm" svg:x="9.564cm" svg:y="20.147cm">
          <draw:text-box>
            <text:p text:style-name="P1"><text:span text:style-name="T7">ac obecne informacje. Nadpisane zostan ˛</text:span></text:p>
          </draw:text-box>
        </draw:frame>
        <draw:frame draw:style-name="gr3" draw:text-style-name="P4" draw:layer="layout" svg:width="3.219cm" svg:height="0.357cm" svg:x="15.326cm" svg:y="20.147cm">
          <draw:text-box>
            <text:p text:style-name="P1"><text:span text:style-name="T7">a dane graczy, drzewo</text:span></text:p>
          </draw:text-box>
        </draw:frame>
        <draw:frame draw:style-name="gr3" draw:text-style-name="P4" draw:layer="layout" svg:width="4.925cm" svg:height="0.357cm" svg:x="2.5cm" svg:y="20.569cm">
          <draw:text-box>
            <text:p text:style-name="P1"><text:span text:style-name="T7">xml oraz lista wykonanych ruchów.</text:span></text:p>
          </draw:text-box>
        </draw:frame>
        <draw:line draw:style-name="gr4" draw:text-style-name="P5" draw:layer="layout" svg:x1="2.499cm" svg:y1="22.005cm" svg:x2="11.918cm" svg:y2="22.005cm">
          <text:p/>
        </draw:line>
        <draw:line draw:style-name="gr4" draw:text-style-name="P5" draw:layer="layout" svg:x1="2.499cm" svg:y1="22.005cm" svg:x2="11.918cm" svg:y2="22.005cm">
          <text:p/>
        </draw:line>
        <draw:line draw:style-name="gr4" draw:text-style-name="P5" draw:layer="layout" svg:x1="2.507cm" svg:y1="22.515cm" svg:x2="2.507cm" svg:y2="22.012cm">
          <text:p/>
        </draw:line>
        <draw:frame draw:style-name="gr3" draw:text-style-name="P4" draw:layer="layout" svg:width="1.56cm" svg:height="0.357cm" svg:x="2.5cm" svg:y="21.38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2.515cm" svg:x2="4.638cm" svg:y2="22.012cm">
          <text:p/>
        </draw:line>
        <draw:frame draw:style-name="gr3" draw:text-style-name="P4" draw:layer="layout" svg:width="1.729cm" svg:height="0.357cm" svg:x="2.725cm" svg:y="22.059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2.05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2.059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2.515cm" svg:x2="11.911cm" svg:y2="22.012cm">
          <text:p/>
        </draw:line>
        <draw:line draw:style-name="gr4" draw:text-style-name="P5" draw:layer="layout" svg:x1="2.499cm" svg:y1="22.522cm" svg:x2="11.918cm" svg:y2="22.522cm">
          <text:p/>
        </draw:line>
        <draw:line draw:style-name="gr4" draw:text-style-name="P5" draw:layer="layout" svg:x1="2.499cm" svg:y1="22.522cm" svg:x2="11.918cm" svg:y2="22.522cm">
          <text:p/>
        </draw:line>
        <draw:line draw:style-name="gr4" draw:text-style-name="P5" draw:layer="layout" svg:x1="2.507cm" svg:y1="23.025cm" svg:x2="2.507cm" svg:y2="22.529cm">
          <text:p/>
        </draw:line>
        <draw:frame draw:style-name="gr3" draw:text-style-name="P4" draw:layer="layout" svg:width="2.652cm" svg:height="0.357cm" svg:x="7.767cm" svg:y="22.059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3.025cm" svg:x2="4.638cm" svg:y2="22.529cm">
          <text:p/>
        </draw:line>
        <draw:frame draw:style-name="gr3" draw:text-style-name="P4" draw:layer="layout" svg:width="1.458cm" svg:height="0.357cm" svg:x="2.725cm" svg:y="22.569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22.569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2.569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3.025cm" svg:x2="11.911cm" svg:y2="22.529cm">
          <text:p/>
        </draw:line>
        <draw:line draw:style-name="gr4" draw:text-style-name="P5" draw:layer="layout" svg:x1="2.499cm" svg:y1="23.032cm" svg:x2="11.918cm" svg:y2="23.032cm">
          <text:p/>
        </draw:line>
        <draw:line draw:style-name="gr4" draw:text-style-name="P5" draw:layer="layout" svg:x1="2.499cm" svg:y1="23.032cm" svg:x2="11.918cm" svg:y2="23.032cm">
          <text:p/>
        </draw:line>
        <draw:frame draw:style-name="gr3" draw:text-style-name="P4" draw:layer="layout" svg:width="3.969cm" svg:height="0.357cm" svg:x="7.767cm" svg:y="22.569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1.098cm" svg:height="0.357cm" svg:x="2.5cm" svg:y="24.552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1.92cm" svg:height="0.357cm" svg:x="3.291cm" svg:y="25.189cm">
          <draw:text-box>
            <text:p text:style-name="P1"><text:span text:style-name="T7">0, gdy nie mo</text:span></text:p>
          </draw:text-box>
        </draw:frame>
        <draw:frame draw:style-name="gr3" draw:text-style-name="P4" draw:layer="layout" svg:width="0.315cm" svg:height="0.357cm" svg:x="5.217cm" svg:y="25.185cm">
          <draw:text-box>
            <text:p text:style-name="P1"><text:span text:style-name="T7">˙</text:span></text:p>
          </draw:text-box>
        </draw:frame>
        <draw:frame draw:style-name="gr3" draw:text-style-name="P4" draw:layer="layout" svg:width="2.385cm" svg:height="0.357cm" svg:x="5.19cm" svg:y="25.189cm">
          <draw:text-box>
            <text:p text:style-name="P1"><text:span text:style-name="T7">zna było otworzy</text:span></text:p>
          </draw:text-box>
        </draw:frame>
        <draw:frame draw:style-name="gr3" draw:text-style-name="P4" draw:layer="layout" svg:width="0.315cm" svg:height="0.357cm" svg:x="7.563cm" svg:y="25.184cm">
          <draw:text-box>
            <text:p text:style-name="P1"><text:span text:style-name="T7">´</text:span></text:p>
          </draw:text-box>
        </draw:frame>
        <draw:frame draw:style-name="gr3" draw:text-style-name="P4" draw:layer="layout" svg:width="7.757cm" svg:height="0.357cm" svg:x="7.536cm" svg:y="25.189cm">
          <draw:text-box>
            <text:p text:style-name="P1"><text:span text:style-name="T7">c pliku lub załadowanie drzewa z tego pliku było niemo</text:span></text:p>
          </draw:text-box>
        </draw:frame>
        <draw:frame draw:style-name="gr3" draw:text-style-name="P4" draw:layer="layout" svg:width="0.315cm" svg:height="0.357cm" svg:x="15.196cm" svg:y="25.185cm">
          <draw:text-box>
            <text:p text:style-name="P1"><text:span text:style-name="T7">˙</text:span></text:p>
          </draw:text-box>
        </draw:frame>
        <draw:frame draw:style-name="gr3" draw:text-style-name="P4" draw:layer="layout" svg:width="0.713cm" svg:height="0.357cm" svg:x="15.169cm" svg:y="25.189cm">
          <draw:text-box>
            <text:p text:style-name="P1"><text:span text:style-name="T7">zliwe</text:span></text:p>
          </draw:text-box>
        </draw:frame>
        <draw:frame draw:style-name="gr3" draw:text-style-name="P4" draw:layer="layout" svg:width="6.847cm" svg:height="0.357cm" svg:x="3.291cm" svg:y="25.611cm">
          <draw:text-box>
            <text:p text:style-name="P1"><text:span text:style-name="T7">1, gdy procedura odczytywania przebiegła pomy</text:span></text:p>
          </draw:text-box>
        </draw:frame>
        <draw:frame draw:style-name="gr3" draw:text-style-name="P4" draw:layer="layout" svg:width="0.315cm" svg:height="0.357cm" svg:x="10.069cm" svg:y="25.606cm">
          <draw:text-box>
            <text:p text:style-name="P1"><text:span text:style-name="T7">´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0.662cm" svg:height="0.357cm" svg:x="10.042cm" svg:y="25.611cm">
          <draw:text-box>
            <text:p text:style-name="P1"><text:span text:style-name="T7">slnie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19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18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158cm" svg:height="0.357cm" svg:x="2.5cm" svg:y="2.565cm">
          <draw:text-box>
            <text:p text:style-name="P1"><text:span text:style-name="T12">4.1.3.32</text:span></text:p>
          </draw:text-box>
        </draw:frame>
        <draw:frame draw:style-name="gr3" draw:text-style-name="P4" draw:layer="layout" svg:width="2.466cm" svg:height="0.357cm" svg:x="3.754cm" svg:y="2.565cm">
          <draw:text-box>
            <text:p text:style-name="P1"><text:span text:style-name="T12">WczytajGracza()</text:span></text:p>
          </draw:text-box>
        </draw:frame>
        <draw:frame draw:style-name="gr7" draw:text-style-name="P8" draw:layer="layout" svg:width="3.389cm" svg:height="0.319cm" svg:x="2.5cm" svg:y="3.658cm">
          <draw:text-box>
            <text:p text:style-name="P1"><text:span text:style-name="T14">void WczytajGracza (</text:span></text:p>
          </draw:text-box>
        </draw:frame>
        <draw:frame draw:style-name="gr7" draw:text-style-name="P8" draw:layer="layout" svg:width="1.865cm" svg:height="0.319cm" svg:x="4.669cm" svg:y="4.08cm">
          <draw:text-box>
            <text:p text:style-name="P1"><text:span text:style-name="T14">mxml_node_t</text:span></text:p>
          </draw:text-box>
        </draw:frame>
        <draw:frame draw:style-name="gr7" draw:text-style-name="P8" draw:layer="layout" svg:width="0.28cm" svg:height="0.28cm" svg:x="6.693cm" svg:y="4.119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7cm" svg:height="0.319cm" svg:x="7.011cm" svg:y="4.08cm">
          <draw:text-box>
            <text:p text:style-name="P1"><text:span text:style-name="T17">parent,</text:span></text:p>
          </draw:text-box>
        </draw:frame>
        <draw:frame draw:style-name="gr7" draw:text-style-name="P8" draw:layer="layout" svg:width="2.034cm" svg:height="0.319cm" svg:x="4.669cm" svg:y="4.502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4.5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4.502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4.924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4.963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8cm" svg:height="0.319cm" svg:x="5.999cm" svg:y="4.924cm">
          <draw:text-box>
            <text:p text:style-name="P1"><text:span text:style-name="T17">gracz</text:span><text:span text:style-name="T14"> )</text:span></text:p>
          </draw:text-box>
        </draw:frame>
        <draw:frame draw:style-name="gr3" draw:text-style-name="P4" draw:layer="layout" svg:width="6.458cm" svg:height="0.357cm" svg:x="2.5cm" svg:y="5.747cm">
          <draw:text-box>
            <text:p text:style-name="P1"><text:span text:style-name="T7">Funkcja odczytuje dane gracza z drzewa xml.</text:span></text:p>
          </draw:text-box>
        </draw:frame>
        <draw:line draw:style-name="gr4" draw:text-style-name="P5" draw:layer="layout" svg:x1="2.499cm" svg:y1="7.187cm" svg:x2="12.697cm" svg:y2="7.187cm">
          <text:p/>
        </draw:line>
        <draw:line draw:style-name="gr4" draw:text-style-name="P5" draw:layer="layout" svg:x1="2.499cm" svg:y1="7.187cm" svg:x2="12.697cm" svg:y2="7.187cm">
          <text:p/>
        </draw:line>
        <draw:line draw:style-name="gr4" draw:text-style-name="P5" draw:layer="layout" svg:x1="2.507cm" svg:y1="7.702cm" svg:x2="2.507cm" svg:y2="7.194cm">
          <text:p/>
        </draw:line>
        <draw:frame draw:style-name="gr3" draw:text-style-name="P4" draw:layer="layout" svg:width="1.56cm" svg:height="0.357cm" svg:x="2.5cm" svg:y="6.563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7.702cm" svg:x2="4.638cm" svg:y2="7.194cm">
          <text:p/>
        </draw:line>
        <draw:frame draw:style-name="gr3" draw:text-style-name="P4" draw:layer="layout" svg:width="0.908cm" svg:height="0.357cm" svg:x="2.725cm" svg:y="7.246cm">
          <draw:text-box>
            <text:p text:style-name="P1"><text:span text:style-name="T18">parent</text:span></text:p>
          </draw:text-box>
        </draw:frame>
        <draw:frame draw:style-name="gr3" draw:text-style-name="P4" draw:layer="layout" svg:width="0.497cm" svg:height="0.357cm" svg:x="4.856cm" svg:y="7.246cm">
          <draw:text-box>
            <text:p text:style-name="P1"><text:span text:style-name="T7">Cz˛</text:span></text:p>
          </draw:text-box>
        </draw:frame>
        <draw:frame draw:style-name="gr3" draw:text-style-name="P4" draw:layer="layout" svg:width="0.315cm" svg:height="0.357cm" svg:x="5.238cm" svg:y="7.246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5.441cm" svg:y="7.24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414cm" svg:y="7.246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599cm" svg:y="7.241cm">
          <draw:text-box>
            <text:p text:style-name="P1"><text:span text:style-name="T7">´</text:span></text:p>
          </draw:text-box>
        </draw:frame>
        <draw:line draw:style-name="gr4" draw:text-style-name="P5" draw:layer="layout" svg:x1="12.69cm" svg:y1="7.702cm" svg:x2="12.69cm" svg:y2="7.194cm">
          <text:p/>
        </draw:line>
        <draw:line draw:style-name="gr4" draw:text-style-name="P5" draw:layer="layout" svg:x1="2.499cm" svg:y1="7.709cm" svg:x2="12.697cm" svg:y2="7.709cm">
          <text:p/>
        </draw:line>
        <draw:line draw:style-name="gr4" draw:text-style-name="P5" draw:layer="layout" svg:x1="2.499cm" svg:y1="7.709cm" svg:x2="12.697cm" svg:y2="7.709cm">
          <text:p/>
        </draw:line>
        <draw:line draw:style-name="gr4" draw:text-style-name="P5" draw:layer="layout" svg:x1="2.507cm" svg:y1="8.219cm" svg:x2="2.507cm" svg:y2="7.716cm">
          <text:p/>
        </draw:line>
        <draw:frame draw:style-name="gr3" draw:text-style-name="P4" draw:layer="layout" svg:width="7.012cm" svg:height="0.357cm" svg:x="5.572cm" svg:y="7.246cm">
          <draw:text-box>
            <text:p text:style-name="P1"><text:span text:style-name="T7">c drzewa pod które zapisane zostały dane gracza</text:span></text:p>
          </draw:text-box>
        </draw:frame>
        <draw:line draw:style-name="gr4" draw:text-style-name="P5" draw:layer="layout" svg:x1="4.638cm" svg:y1="8.219cm" svg:x2="4.638cm" svg:y2="7.716cm">
          <text:p/>
        </draw:line>
        <draw:frame draw:style-name="gr3" draw:text-style-name="P4" draw:layer="layout" svg:width="1.729cm" svg:height="0.357cm" svg:x="2.725cm" svg:y="7.763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7.763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7.763cm">
          <draw:text-box>
            <text:p text:style-name="P1"><text:span text:style-name="T7">˛</text:span></text:p>
          </draw:text-box>
        </draw:frame>
        <draw:line draw:style-name="gr4" draw:text-style-name="P5" draw:layer="layout" svg:x1="12.69cm" svg:y1="8.219cm" svg:x2="12.69cm" svg:y2="7.716cm">
          <text:p/>
        </draw:line>
        <draw:line draw:style-name="gr4" draw:text-style-name="P5" draw:layer="layout" svg:x1="2.499cm" svg:y1="8.226cm" svg:x2="12.697cm" svg:y2="8.226cm">
          <text:p/>
        </draw:line>
        <draw:line draw:style-name="gr4" draw:text-style-name="P5" draw:layer="layout" svg:x1="2.499cm" svg:y1="8.226cm" svg:x2="12.697cm" svg:y2="8.226cm">
          <text:p/>
        </draw:line>
        <draw:line draw:style-name="gr4" draw:text-style-name="P5" draw:layer="layout" svg:x1="2.507cm" svg:y1="8.736cm" svg:x2="2.507cm" svg:y2="8.233cm">
          <text:p/>
        </draw:line>
        <draw:frame draw:style-name="gr3" draw:text-style-name="P4" draw:layer="layout" svg:width="2.652cm" svg:height="0.357cm" svg:x="7.767cm" svg:y="7.763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8.736cm" svg:x2="4.638cm" svg:y2="8.233cm">
          <text:p/>
        </draw:line>
        <draw:frame draw:style-name="gr3" draw:text-style-name="P4" draw:layer="layout" svg:width="0.785cm" svg:height="0.357cm" svg:x="2.725cm" svg:y="8.28cm">
          <draw:text-box>
            <text:p text:style-name="P1"><text:span text:style-name="T18">gracz</text:span></text:p>
          </draw:text-box>
        </draw:frame>
        <draw:line draw:style-name="gr4" draw:text-style-name="P5" draw:layer="layout" svg:x1="12.69cm" svg:y1="8.736cm" svg:x2="12.69cm" svg:y2="8.233cm">
          <text:p/>
        </draw:line>
        <draw:line draw:style-name="gr4" draw:text-style-name="P5" draw:layer="layout" svg:x1="2.499cm" svg:y1="8.744cm" svg:x2="12.697cm" svg:y2="8.744cm">
          <text:p/>
        </draw:line>
        <draw:line draw:style-name="gr4" draw:text-style-name="P5" draw:layer="layout" svg:x1="2.499cm" svg:y1="8.744cm" svg:x2="12.697cm" svg:y2="8.744cm">
          <text:p/>
        </draw:line>
        <draw:frame draw:style-name="gr3" draw:text-style-name="P4" draw:layer="layout" svg:width="6.593cm" svg:height="0.357cm" svg:x="4.856cm" svg:y="8.28cm">
          <draw:text-box>
            <text:p text:style-name="P1"><text:span text:style-name="T7">Struktura z danymi gracza czytanymi z drzewa</text:span></text:p>
          </draw:text-box>
        </draw:frame>
        <draw:frame draw:style-name="gr3" draw:text-style-name="P4" draw:layer="layout" svg:width="1.158cm" svg:height="0.357cm" svg:x="2.5cm" svg:y="11.014cm">
          <draw:text-box>
            <text:p text:style-name="P1"><text:span text:style-name="T12">4.1.3.33</text:span></text:p>
          </draw:text-box>
        </draw:frame>
        <draw:frame draw:style-name="gr3" draw:text-style-name="P4" draw:layer="layout" svg:width="3.012cm" svg:height="0.357cm" svg:x="3.754cm" svg:y="11.014cm">
          <draw:text-box>
            <text:p text:style-name="P1"><text:span text:style-name="T12">WprowadzZadanie()</text:span></text:p>
          </draw:text-box>
        </draw:frame>
        <draw:frame draw:style-name="gr7" draw:text-style-name="P8" draw:layer="layout" svg:width="3.558cm" svg:height="0.319cm" svg:x="2.5cm" svg:y="12.107cm">
          <draw:text-box>
            <text:p text:style-name="P1"><text:span text:style-name="T14">int WprowadzZadanie (</text:span></text:p>
          </draw:text-box>
        </draw:frame>
        <draw:frame draw:style-name="gr7" draw:text-style-name="P8" draw:layer="layout" svg:width="3.728cm" svg:height="0.319cm" svg:x="4.669cm" svg:y="12.529cm">
          <draw:text-box>
            <text:p text:style-name="P1"><text:span text:style-name="T14">int</text:span><text:span text:style-name="T17"> liczbaArgumentow</text:span><text:span text:style-name="T14"> )</text:span></text:p>
          </draw:text-box>
        </draw:frame>
        <draw:frame draw:style-name="gr3" draw:text-style-name="P4" draw:layer="layout" svg:width="3.329cm" svg:height="0.357cm" svg:x="2.5cm" svg:y="13.352cm">
          <draw:text-box>
            <text:p text:style-name="P1"><text:span text:style-name="T7">Funkcja do komunikacji</text:span></text:p>
          </draw:text-box>
        </draw:frame>
        <draw:frame draw:style-name="gr3" draw:text-style-name="P4" draw:layer="layout" svg:width="0.43cm" svg:height="0.357cm" svg:x="5.92cm" svg:y="13.352cm">
          <draw:text-box>
            <text:p text:style-name="P1"><text:span text:style-name="T7">z u</text:span></text:p>
          </draw:text-box>
        </draw:frame>
        <draw:frame draw:style-name="gr3" draw:text-style-name="P4" draw:layer="layout" svg:width="0.315cm" svg:height="0.357cm" svg:x="6.387cm" svg:y="13.349cm">
          <draw:text-box>
            <text:p text:style-name="P1"><text:span text:style-name="T7">˙</text:span></text:p>
          </draw:text-box>
        </draw:frame>
        <draw:frame draw:style-name="gr3" draw:text-style-name="P4" draw:layer="layout" svg:width="3.325cm" svg:height="0.357cm" svg:x="6.36cm" svg:y="13.352cm">
          <draw:text-box>
            <text:p text:style-name="P1"><text:span text:style-name="T7">zytkownikiem, pozwalaj</text:span></text:p>
          </draw:text-box>
        </draw:frame>
        <draw:frame draw:style-name="gr3" draw:text-style-name="P4" draw:layer="layout" svg:width="0.315cm" svg:height="0.357cm" svg:x="9.746cm" svg:y="13.352cm">
          <draw:text-box>
            <text:p text:style-name="P1"><text:span text:style-name="T7">˛</text:span></text:p>
          </draw:text-box>
        </draw:frame>
        <draw:frame draw:style-name="gr3" draw:text-style-name="P4" draw:layer="layout" svg:width="1.23cm" svg:height="0.357cm" svg:x="9.649cm" svg:y="13.352cm">
          <draw:text-box>
            <text:p text:style-name="P1"><text:span text:style-name="T7">aca na u</text:span></text:p>
          </draw:text-box>
        </draw:frame>
        <draw:frame draw:style-name="gr3" draw:text-style-name="P4" draw:layer="layout" svg:width="0.315cm" svg:height="0.357cm" svg:x="10.925cm" svg:y="13.349cm">
          <draw:text-box>
            <text:p text:style-name="P1"><text:span text:style-name="T7">˙</text:span></text:p>
          </draw:text-box>
        </draw:frame>
        <draw:frame draw:style-name="gr3" draw:text-style-name="P4" draw:layer="layout" svg:width="4.049cm" svg:height="0.357cm" svg:x="10.899cm" svg:y="13.352cm">
          <draw:text-box>
            <text:p text:style-name="P1"><text:span text:style-name="T7">zywanie komend w dowolnej</text:span></text:p>
          </draw:text-box>
        </draw:frame>
        <draw:frame draw:style-name="gr3" draw:text-style-name="P4" draw:layer="layout" svg:width="3.482cm" svg:height="0.357cm" svg:x="15.049cm" svg:y="13.352cm">
          <draw:text-box>
            <text:p text:style-name="P1"><text:span text:style-name="T7">chwili. Po wprowadzeniu</text:span></text:p>
          </draw:text-box>
        </draw:frame>
        <draw:frame draw:style-name="gr3" draw:text-style-name="P4" draw:layer="layout" svg:width="9.26cm" svg:height="0.357cm" svg:x="2.5cm" svg:y="13.774cm">
          <draw:text-box>
            <text:p text:style-name="P1"><text:span text:style-name="T7">komendy wypisuje informacje, które działanie próbowano wykona</text:span></text:p>
          </draw:text-box>
        </draw:frame>
        <draw:frame draw:style-name="gr3" draw:text-style-name="P4" draw:layer="layout" svg:width="0.315cm" svg:height="0.357cm" svg:x="11.657cm" svg:y="13.769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1.63cm" svg:y="13.774cm">
          <draw:text-box>
            <text:p text:style-name="P1"><text:span text:style-name="T7">c.</text:span></text:p>
          </draw:text-box>
        </draw:frame>
        <draw:line draw:style-name="gr4" draw:text-style-name="P5" draw:layer="layout" svg:x1="2.499cm" svg:y1="15.21cm" svg:x2="18.499cm" svg:y2="15.21cm">
          <text:p/>
        </draw:line>
        <draw:line draw:style-name="gr4" draw:text-style-name="P5" draw:layer="layout" svg:x1="2.499cm" svg:y1="15.21cm" svg:x2="18.499cm" svg:y2="15.21cm">
          <text:p/>
        </draw:line>
        <draw:line draw:style-name="gr4" draw:text-style-name="P5" draw:layer="layout" svg:x1="2.507cm" svg:y1="16.569cm" svg:x2="2.507cm" svg:y2="15.217cm">
          <text:p/>
        </draw:line>
        <draw:frame draw:style-name="gr3" draw:text-style-name="P4" draw:layer="layout" svg:width="1.56cm" svg:height="0.357cm" svg:x="2.5cm" svg:y="14.58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5.522cm" svg:y1="16.569cm" svg:x2="5.522cm" svg:y2="15.217cm">
          <text:p/>
        </draw:line>
        <draw:frame draw:style-name="gr3" draw:text-style-name="P4" draw:layer="layout" svg:width="2.61cm" svg:height="0.357cm" svg:x="2.725cm" svg:y="15.269cm">
          <draw:text-box>
            <text:p text:style-name="P1"><text:span text:style-name="T18">liczbaArgumentow</text:span></text:p>
          </draw:text-box>
        </draw:frame>
        <draw:frame draw:style-name="gr3" draw:text-style-name="P4" draw:layer="layout" svg:width="2.021cm" svg:height="0.357cm" svg:x="5.74cm" svg:y="15.269cm">
          <draw:text-box>
            <text:p text:style-name="P1"><text:span text:style-name="T7">Parametr okre</text:span></text:p>
          </draw:text-box>
        </draw:frame>
        <draw:frame draw:style-name="gr3" draw:text-style-name="P4" draw:layer="layout" svg:width="0.315cm" svg:height="0.357cm" svg:x="7.754cm" svg:y="15.265cm">
          <draw:text-box>
            <text:p text:style-name="P1"><text:span text:style-name="T7">´</text:span></text:p>
          </draw:text-box>
        </draw:frame>
        <draw:frame draw:style-name="gr3" draw:text-style-name="P4" draw:layer="layout" svg:width="0.485cm" svg:height="0.357cm" svg:x="7.728cm" svg:y="15.269cm">
          <draw:text-box>
            <text:p text:style-name="P1"><text:span text:style-name="T7">slaj</text:span></text:p>
          </draw:text-box>
        </draw:frame>
        <draw:frame draw:style-name="gr3" draw:text-style-name="P4" draw:layer="layout" svg:width="0.315cm" svg:height="0.357cm" svg:x="8.299cm" svg:y="15.269cm">
          <draw:text-box>
            <text:p text:style-name="P1"><text:span text:style-name="T7">˛</text:span></text:p>
          </draw:text-box>
        </draw:frame>
        <draw:frame draw:style-name="gr3" draw:text-style-name="P4" draw:layer="layout" svg:width="1.446cm" svg:height="0.357cm" svg:x="8.202cm" svg:y="15.269cm">
          <draw:text-box>
            <text:p text:style-name="P1"><text:span text:style-name="T7">acy jak du</text:span></text:p>
          </draw:text-box>
        </draw:frame>
        <draw:frame draw:style-name="gr3" draw:text-style-name="P4" draw:layer="layout" svg:width="0.315cm" svg:height="0.357cm" svg:x="9.653cm" svg:y="15.266cm">
          <draw:text-box>
            <text:p text:style-name="P1"><text:span text:style-name="T7">˙</text:span></text:p>
          </draw:text-box>
        </draw:frame>
        <draw:frame draw:style-name="gr3" draw:text-style-name="P4" draw:layer="layout" svg:width="3.876cm" svg:height="0.357cm" svg:x="9.626cm" svg:y="15.269cm">
          <draw:text-box>
            <text:p text:style-name="P1"><text:span text:style-name="T7">zo danych chcemy otrzyma</text:span></text:p>
          </draw:text-box>
        </draw:frame>
        <draw:frame draw:style-name="gr3" draw:text-style-name="P4" draw:layer="layout" svg:width="0.315cm" svg:height="0.357cm" svg:x="13.476cm" svg:y="15.265cm">
          <draw:text-box>
            <text:p text:style-name="P1"><text:span text:style-name="T7">´</text:span></text:p>
          </draw:text-box>
        </draw:frame>
        <draw:frame draw:style-name="gr3" draw:text-style-name="P4" draw:layer="layout" svg:width="3.037cm" svg:height="0.357cm" svg:x="13.449cm" svg:y="15.269cm">
          <draw:text-box>
            <text:p text:style-name="P1"><text:span text:style-name="T7">c. Dla 0 wymaga naci</text:span></text:p>
          </draw:text-box>
        </draw:frame>
        <draw:frame draw:style-name="gr3" draw:text-style-name="P4" draw:layer="layout" svg:width="0.315cm" svg:height="0.357cm" svg:x="16.481cm" svg:y="15.265cm">
          <draw:text-box>
            <text:p text:style-name="P1"><text:span text:style-name="T7">´</text:span></text:p>
          </draw:text-box>
        </draw:frame>
        <draw:frame draw:style-name="gr3" draw:text-style-name="P4" draw:layer="layout" svg:width="0.607cm" svg:height="0.357cm" svg:x="16.455cm" svg:y="15.269cm">
          <draw:text-box>
            <text:p text:style-name="P1"><text:span text:style-name="T7">sni ˛</text:span></text:p>
          </draw:text-box>
        </draw:frame>
        <draw:frame draw:style-name="gr3" draw:text-style-name="P4" draw:layer="layout" svg:width="0.59cm" svg:height="0.357cm" svg:x="16.859cm" svg:y="15.269cm">
          <draw:text-box>
            <text:p text:style-name="P1"><text:span text:style-name="T7">ecia</text:span></text:p>
          </draw:text-box>
        </draw:frame>
        <draw:frame draw:style-name="gr3" draw:text-style-name="P4" draw:layer="layout" svg:width="6.25cm" svg:height="0.357cm" svg:x="5.74cm" svg:y="15.691cm">
          <draw:text-box>
            <text:p text:style-name="P1"><text:span text:style-name="T7">klawisza "Enter", dla 1 wymaga jednej warto</text:span></text:p>
          </draw:text-box>
        </draw:frame>
        <draw:frame draw:style-name="gr3" draw:text-style-name="P4" draw:layer="layout" svg:width="0.315cm" svg:height="0.357cm" svg:x="11.952cm" svg:y="15.686cm">
          <draw:text-box>
            <text:p text:style-name="P1"><text:span text:style-name="T7">´</text:span></text:p>
          </draw:text-box>
        </draw:frame>
        <draw:frame draw:style-name="gr3" draw:text-style-name="P4" draw:layer="layout" svg:width="3.147cm" svg:height="0.357cm" svg:x="11.925cm" svg:y="15.691cm">
          <draw:text-box>
            <text:p text:style-name="P1"><text:span text:style-name="T7">sci, dla 2 dwóch warto</text:span></text:p>
          </draw:text-box>
        </draw:frame>
        <draw:frame draw:style-name="gr3" draw:text-style-name="P4" draw:layer="layout" svg:width="0.315cm" svg:height="0.357cm" svg:x="15.071cm" svg:y="15.686cm">
          <draw:text-box>
            <text:p text:style-name="P1"><text:span text:style-name="T7">´</text:span></text:p>
          </draw:text-box>
        </draw:frame>
        <draw:frame draw:style-name="gr3" draw:text-style-name="P4" draw:layer="layout" svg:width="2.064cm" svg:height="0.357cm" svg:x="15.045cm" svg:y="15.691cm">
          <draw:text-box>
            <text:p text:style-name="P1"><text:span text:style-name="T7">sci. Inne warto</text:span></text:p>
          </draw:text-box>
        </draw:frame>
        <draw:frame draw:style-name="gr3" draw:text-style-name="P4" draw:layer="layout" svg:width="0.315cm" svg:height="0.357cm" svg:x="17.118cm" svg:y="15.686cm">
          <draw:text-box>
            <text:p text:style-name="P1"><text:span text:style-name="T7">´</text:span></text:p>
          </draw:text-box>
        </draw:frame>
        <draw:frame draw:style-name="gr3" draw:text-style-name="P4" draw:layer="layout" svg:width="0.912cm" svg:height="0.357cm" svg:x="17.092cm" svg:y="15.691cm">
          <draw:text-box>
            <text:p text:style-name="P1"><text:span text:style-name="T7">sci nie</text:span></text:p>
          </draw:text-box>
        </draw:frame>
        <draw:frame draw:style-name="gr3" draw:text-style-name="P4" draw:layer="layout" svg:width="0.358cm" svg:height="0.357cm" svg:x="5.74cm" svg:y="16.113cm">
          <draw:text-box>
            <text:p text:style-name="P1"><text:span text:style-name="T7">s ˛</text:span></text:p>
          </draw:text-box>
        </draw:frame>
        <draw:line draw:style-name="gr4" draw:text-style-name="P5" draw:layer="layout" svg:x1="18.492cm" svg:y1="16.569cm" svg:x2="18.492cm" svg:y2="15.217cm">
          <text:p/>
        </draw:line>
        <draw:line draw:style-name="gr4" draw:text-style-name="P5" draw:layer="layout" svg:x1="2.499cm" svg:y1="16.576cm" svg:x2="18.499cm" svg:y2="16.576cm">
          <text:p/>
        </draw:line>
        <draw:line draw:style-name="gr4" draw:text-style-name="P5" draw:layer="layout" svg:x1="2.499cm" svg:y1="16.576cm" svg:x2="18.499cm" svg:y2="16.576cm">
          <text:p/>
        </draw:line>
        <draw:frame draw:style-name="gr3" draw:text-style-name="P4" draw:layer="layout" svg:width="2.047cm" svg:height="0.357cm" svg:x="5.898cm" svg:y="16.113cm">
          <draw:text-box>
            <text:p text:style-name="P1"><text:span text:style-name="T7">a obsługiwane</text:span></text:p>
          </draw:text-box>
        </draw:frame>
        <draw:frame draw:style-name="gr3" draw:text-style-name="P4" draw:layer="layout" svg:width="1.098cm" svg:height="0.357cm" svg:x="2.5cm" svg:y="18.456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4.875cm" svg:height="0.357cm" svg:x="3.291cm" svg:y="19.092cm">
          <draw:text-box>
            <text:p text:style-name="P1"><text:span text:style-name="T7">-2 (ZAD_FLOTA) Zwracana, gdy u</text:span></text:p>
          </draw:text-box>
        </draw:frame>
        <draw:frame draw:style-name="gr3" draw:text-style-name="P4" draw:layer="layout" svg:width="0.315cm" svg:height="0.357cm" svg:x="8.111cm" svg:y="19.088cm">
          <draw:text-box>
            <text:p text:style-name="P1"><text:span text:style-name="T7">˙</text:span></text:p>
          </draw:text-box>
        </draw:frame>
        <draw:frame draw:style-name="gr3" draw:text-style-name="P4" draw:layer="layout" svg:width="2.898cm" svg:height="0.357cm" svg:x="8.084cm" svg:y="19.092cm">
          <draw:text-box>
            <text:p text:style-name="P1"><text:span text:style-name="T7">zyto komendy "flota"</text:span></text:p>
          </draw:text-box>
        </draw:frame>
        <draw:frame draw:style-name="gr3" draw:text-style-name="P4" draw:layer="layout" svg:width="4.997cm" svg:height="0.357cm" svg:x="3.291cm" svg:y="19.514cm">
          <draw:text-box>
            <text:p text:style-name="P1"><text:span text:style-name="T7">-3 (ZAD_COFNIJ) Zwracana, gdy u</text:span></text:p>
          </draw:text-box>
        </draw:frame>
        <draw:frame draw:style-name="gr3" draw:text-style-name="P4" draw:layer="layout" svg:width="0.315cm" svg:height="0.357cm" svg:x="8.271cm" svg:y="19.51cm">
          <draw:text-box>
            <text:p text:style-name="P1"><text:span text:style-name="T7">˙</text:span></text:p>
          </draw:text-box>
        </draw:frame>
        <draw:frame draw:style-name="gr3" draw:text-style-name="P4" draw:layer="layout" svg:width="3.042cm" svg:height="0.357cm" svg:x="8.245cm" svg:y="19.514cm">
          <draw:text-box>
            <text:p text:style-name="P1"><text:span text:style-name="T7">zyto komendy "cofnij"</text:span></text:p>
          </draw:text-box>
        </draw:frame>
        <draw:frame draw:style-name="gr3" draw:text-style-name="P4" draw:layer="layout" svg:width="4.963cm" svg:height="0.357cm" svg:x="3.291cm" svg:y="19.936cm">
          <draw:text-box>
            <text:p text:style-name="P1"><text:span text:style-name="T7">-4 (ZAD_ZAPISZ) Zwracana, gdy u</text:span></text:p>
          </draw:text-box>
        </draw:frame>
        <draw:frame draw:style-name="gr3" draw:text-style-name="P4" draw:layer="layout" svg:width="0.315cm" svg:height="0.357cm" svg:x="8.236cm" svg:y="19.932cm">
          <draw:text-box>
            <text:p text:style-name="P1"><text:span text:style-name="T7">˙</text:span></text:p>
          </draw:text-box>
        </draw:frame>
        <draw:frame draw:style-name="gr3" draw:text-style-name="P4" draw:layer="layout" svg:width="3.202cm" svg:height="0.357cm" svg:x="8.21cm" svg:y="19.936cm">
          <draw:text-box>
            <text:p text:style-name="P1"><text:span text:style-name="T7">zyto komendy "zapisz"</text:span></text:p>
          </draw:text-box>
        </draw:frame>
        <draw:frame draw:style-name="gr3" draw:text-style-name="P4" draw:layer="layout" svg:width="5.353cm" svg:height="0.357cm" svg:x="3.291cm" svg:y="20.358cm">
          <draw:text-box>
            <text:p text:style-name="P1"><text:span text:style-name="T7">-5 (ZAD_WCZYTAJ) Zwracana, gdy u</text:span></text:p>
          </draw:text-box>
        </draw:frame>
        <draw:frame draw:style-name="gr3" draw:text-style-name="P4" draw:layer="layout" svg:width="0.315cm" svg:height="0.357cm" svg:x="8.623cm" svg:y="20.354cm">
          <draw:text-box>
            <text:p text:style-name="P1"><text:span text:style-name="T7">˙</text:span></text:p>
          </draw:text-box>
        </draw:frame>
        <draw:frame draw:style-name="gr3" draw:text-style-name="P4" draw:layer="layout" svg:width="3.342cm" svg:height="0.357cm" svg:x="8.596cm" svg:y="20.358cm">
          <draw:text-box>
            <text:p text:style-name="P1"><text:span text:style-name="T7">zyto komendy "wczytaj"</text:span></text:p>
          </draw:text-box>
        </draw:frame>
        <draw:frame draw:style-name="gr3" draw:text-style-name="P4" draw:layer="layout" svg:width="11.411cm" svg:height="0.357cm" svg:x="3.291cm" svg:y="20.779cm">
          <draw:text-box>
            <text:p text:style-name="P1"><text:span text:style-name="T7">0 (ZAD_BRAK) Zwracana, gdy liczbaArgumentow wynosi 0 i nie podano komedy</text:span></text:p>
          </draw:text-box>
        </draw:frame>
        <draw:frame draw:style-name="gr3" draw:text-style-name="P4" draw:layer="layout" svg:width="2.423cm" svg:height="0.357cm" svg:x="3.291cm" svg:y="21.201cm">
          <draw:text-box>
            <text:p text:style-name="P1"><text:span text:style-name="T7">Liczba całkowita,</text:span></text:p>
          </draw:text-box>
        </draw:frame>
        <draw:frame draw:style-name="gr3" draw:text-style-name="P4" draw:layer="layout" svg:width="0.785cm" svg:height="0.357cm" svg:x="5.861cm" svg:y="21.201cm">
          <draw:text-box>
            <text:p text:style-name="P1"><text:span text:style-name="T7">której</text:span></text:p>
          </draw:text-box>
        </draw:frame>
        <draw:frame draw:style-name="gr3" draw:text-style-name="P4" draw:layer="layout" svg:width="1.568cm" svg:height="0.357cm" svg:x="6.773cm" svg:y="21.201cm">
          <draw:text-box>
            <text:p text:style-name="P1"><text:span text:style-name="T7">cyfra jedno</text:span></text:p>
          </draw:text-box>
        </draw:frame>
        <draw:frame draw:style-name="gr3" draw:text-style-name="P4" draw:layer="layout" svg:width="0.315cm" svg:height="0.357cm" svg:x="8.395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96cm" svg:height="0.357cm" svg:x="8.368cm" svg:y="21.201cm">
          <draw:text-box>
            <text:p text:style-name="P1"><text:span text:style-name="T7">sci</text:span></text:p>
          </draw:text-box>
        </draw:frame>
        <draw:frame draw:style-name="gr3" draw:text-style-name="P4" draw:layer="layout" svg:width="1.31cm" svg:height="0.357cm" svg:x="8.893cm" svg:y="21.201cm">
          <draw:text-box>
            <text:p text:style-name="P1"><text:span text:style-name="T7">ma warto</text:span></text:p>
          </draw:text-box>
        </draw:frame>
        <draw:frame draw:style-name="gr3" draw:text-style-name="P4" draw:layer="layout" svg:width="0.315cm" svg:height="0.357cm" svg:x="10.28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0.253cm" svg:y="21.201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0.438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5.353cm" svg:height="0.357cm" svg:x="10.411cm" svg:y="21.201cm">
          <draw:text-box>
            <text:p text:style-name="P1"><text:span text:style-name="T7">c drugiego argumentu a pozostała cz˛</text:span></text:p>
          </draw:text-box>
        </draw:frame>
        <draw:frame draw:style-name="gr3" draw:text-style-name="P4" draw:layer="layout" svg:width="0.315cm" svg:height="0.357cm" svg:x="15.848cm" svg:y="21.201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16.05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6.024cm" svg:y="21.201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6.209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1.924cm" svg:height="0.357cm" svg:x="16.182cm" svg:y="21.201cm">
          <draw:text-box>
            <text:p text:style-name="P1"><text:span text:style-name="T7">c liczby warto</text:span></text:p>
          </draw:text-box>
        </draw:frame>
        <draw:frame draw:style-name="gr3" draw:text-style-name="P4" draw:layer="layout" svg:width="0.315cm" svg:height="0.357cm" svg:x="18.21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8.184cm" svg:y="21.201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18.368cm" svg:y="21.19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8.342cm" svg:y="21.201cm">
          <draw:text-box>
            <text:p text:style-name="P1"><text:span text:style-name="T7">c</text:span></text:p>
          </draw:text-box>
        </draw:frame>
        <draw:frame draw:style-name="gr3" draw:text-style-name="P4" draw:layer="layout" svg:width="5.336cm" svg:height="0.357cm" svg:x="3.291cm" svg:y="21.623cm">
          <draw:text-box>
            <text:p text:style-name="P1"><text:span text:style-name="T7">pierwszego. Zwracana tylko gdy nie u</text:span></text:p>
          </draw:text-box>
        </draw:frame>
        <draw:frame draw:style-name="gr3" draw:text-style-name="P4" draw:layer="layout" svg:width="0.315cm" svg:height="0.357cm" svg:x="8.565cm" svg:y="21.619cm">
          <draw:text-box>
            <text:p text:style-name="P1"><text:span text:style-name="T7">˙</text:span></text:p>
          </draw:text-box>
        </draw:frame>
        <draw:frame draw:style-name="gr3" draw:text-style-name="P4" draw:layer="layout" svg:width="0.59cm" svg:height="0.357cm" svg:x="8.538cm" svg:y="21.623cm">
          <draw:text-box>
            <text:p text:style-name="P1"><text:span text:style-name="T7">zyto</text:span></text:p>
          </draw:text-box>
        </draw:frame>
        <draw:frame draw:style-name="gr3" draw:text-style-name="P4" draw:layer="layout" svg:width="0.315cm" svg:height="0.357cm" svg:x="9.233cm" svg:y="21.619cm">
          <draw:text-box>
            <text:p text:style-name="P1"><text:span text:style-name="T7">˙</text:span></text:p>
          </draw:text-box>
        </draw:frame>
        <draw:frame draw:style-name="gr3" draw:text-style-name="P4" draw:layer="layout" svg:width="2.33cm" svg:height="0.357cm" svg:x="9.206cm" svg:y="21.623cm">
          <draw:text-box>
            <text:p text:style-name="P1"><text:span text:style-name="T7">zadnej komendy</text:span></text:p>
          </draw:text-box>
        </draw:frame>
        <draw:frame draw:style-name="gr3" draw:text-style-name="P4" draw:layer="layout" svg:width="1.158cm" svg:height="0.357cm" svg:x="2.5cm" svg:y="24.488cm">
          <draw:text-box>
            <text:p text:style-name="P1"><text:span text:style-name="T12">4.1.3.34</text:span></text:p>
          </draw:text-box>
        </draw:frame>
        <draw:frame draw:style-name="gr3" draw:text-style-name="P4" draw:layer="layout" svg:width="2.411cm" svg:height="0.357cm" svg:x="3.754cm" svg:y="24.488cm">
          <draw:text-box>
            <text:p text:style-name="P1"><text:span text:style-name="T12">WyczyscBufor()</text:span></text:p>
          </draw:text-box>
        </draw:frame>
        <draw:frame draw:style-name="gr7" draw:text-style-name="P8" draw:layer="layout" svg:width="3.558cm" svg:height="0.319cm" svg:x="2.5cm" svg:y="25.836cm">
          <draw:text-box>
            <text:p text:style-name="P1"><text:span text:style-name="T14">void WyczyscBufor ( )</text:span></text:p>
          </draw:text-box>
        </draw:frame>
        <draw:frame draw:style-name="gr3" draw:text-style-name="P4" draw:layer="layout" svg:width="2.534cm" svg:height="0.357cm" svg:x="2.5cm" svg:y="26.914cm">
          <draw:text-box>
            <text:p text:style-name="P1"><text:span text:style-name="T7">Funkcja czyszcz ˛</text:span></text:p>
          </draw:text-box>
        </draw:frame>
        <draw:frame draw:style-name="gr3" draw:text-style-name="P4" draw:layer="layout" svg:width="1.979cm" svg:height="0.357cm" svg:x="4.802cm" svg:y="26.914cm">
          <draw:text-box>
            <text:p text:style-name="P1"><text:span text:style-name="T7">aca pozostało</text:span></text:p>
          </draw:text-box>
        </draw:frame>
        <draw:frame draw:style-name="gr3" draw:text-style-name="P4" draw:layer="layout" svg:width="0.315cm" svg:height="0.357cm" svg:x="6.776cm" svg:y="26.909cm">
          <draw:text-box>
            <text:p text:style-name="P1"><text:span text:style-name="T7">´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1.729cm" svg:height="0.357cm" svg:x="6.749cm" svg:y="26.914cm">
          <draw:text-box>
            <text:p text:style-name="P1"><text:span text:style-name="T7">sci z bufora.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20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19</text:span></text:p>
          </draw:text-box>
        </draw:frame>
        <draw:frame draw:style-name="gr3" draw:text-style-name="P4" draw:layer="layout" svg:width="1.158cm" svg:height="0.357cm" svg:x="2.5cm" svg:y="2.565cm">
          <draw:text-box>
            <text:p text:style-name="P1"><text:span text:style-name="T12">4.1.3.35</text:span></text:p>
          </draw:text-box>
        </draw:frame>
        <draw:frame draw:style-name="gr3" draw:text-style-name="P4" draw:layer="layout" svg:width="2.627cm" svg:height="0.357cm" svg:x="3.754cm" svg:y="2.565cm">
          <draw:text-box>
            <text:p text:style-name="P1"><text:span text:style-name="T12">WypelnijTablice()</text:span></text:p>
          </draw:text-box>
        </draw:frame>
        <draw:frame draw:style-name="gr7" draw:text-style-name="P8" draw:layer="layout" svg:width="3.558cm" svg:height="0.319cm" svg:x="2.5cm" svg:y="3.658cm">
          <draw:text-box>
            <text:p text:style-name="P1"><text:span text:style-name="T14">int WypelnijTablice (</text:span></text:p>
          </draw:text-box>
        </draw:frame>
        <draw:frame draw:style-name="gr7" draw:text-style-name="P8" draw:layer="layout" svg:width="2.034cm" svg:height="0.319cm" svg:x="4.669cm" svg:y="4.08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4.119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4.08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0.849cm" svg:height="0.319cm" svg:x="4.669cm" svg:y="4.502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4.5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7cm" svg:height="0.319cm" svg:x="5.999cm" svg:y="4.502cm">
          <draw:text-box>
            <text:p text:style-name="P1"><text:span text:style-name="T17">gracz1,</text:span></text:p>
          </draw:text-box>
        </draw:frame>
        <draw:frame draw:style-name="gr7" draw:text-style-name="P8" draw:layer="layout" svg:width="0.849cm" svg:height="0.319cm" svg:x="4.669cm" svg:y="4.924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4.963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357cm" svg:height="0.319cm" svg:x="5.999cm" svg:y="4.924cm">
          <draw:text-box>
            <text:p text:style-name="P1"><text:span text:style-name="T17">gracz2</text:span><text:span text:style-name="T14"> )</text:span></text:p>
          </draw:text-box>
        </draw:frame>
        <draw:frame draw:style-name="gr3" draw:text-style-name="P4" draw:layer="layout" svg:width="3.325cm" svg:height="0.357cm" svg:x="2.5cm" svg:y="5.747cm">
          <draw:text-box>
            <text:p text:style-name="P1"><text:span text:style-name="T7">Procedura alokowania i</text:span></text:p>
          </draw:text-box>
        </draw:frame>
        <draw:frame draw:style-name="gr3" draw:text-style-name="P4" draw:layer="layout" svg:width="2.974cm" svg:height="0.357cm" svg:x="5.879cm" svg:y="5.747cm">
          <draw:text-box>
            <text:p text:style-name="P1"><text:span text:style-name="T7">wypełnienia tablic b ˛</text:span></text:p>
          </draw:text-box>
        </draw:frame>
        <draw:frame draw:style-name="gr3" draw:text-style-name="P4" draw:layer="layout" svg:width="0.552cm" svg:height="0.357cm" svg:x="8.63cm" svg:y="5.747cm">
          <draw:text-box>
            <text:p text:style-name="P1"><text:span text:style-name="T7">ed ˛</text:span></text:p>
          </draw:text-box>
        </draw:frame>
        <draw:frame draw:style-name="gr3" draw:text-style-name="P4" draw:layer="layout" svg:width="2.047cm" svg:height="0.357cm" svg:x="8.982cm" svg:y="5.747cm">
          <draw:text-box>
            <text:p text:style-name="P1"><text:span text:style-name="T7">ach planszami</text:span></text:p>
          </draw:text-box>
        </draw:frame>
        <draw:frame draw:style-name="gr3" draw:text-style-name="P4" draw:layer="layout" svg:width="4.735cm" svg:height="0.357cm" svg:x="11.106cm" svg:y="5.747cm">
          <draw:text-box>
            <text:p text:style-name="P1"><text:span text:style-name="T7">dla graczy. Tablice alokowane s ˛</text:span></text:p>
          </draw:text-box>
        </draw:frame>
        <draw:frame draw:style-name="gr3" draw:text-style-name="P4" draw:layer="layout" svg:width="3.008cm" svg:height="0.357cm" svg:x="15.521cm" svg:y="5.747cm">
          <draw:text-box>
            <text:p text:style-name="P1"><text:span text:style-name="T7">a dynamicznie korzy-</text:span></text:p>
          </draw:text-box>
        </draw:frame>
        <draw:frame draw:style-name="gr3" draw:text-style-name="P4" draw:layer="layout" svg:width="0.502cm" svg:height="0.357cm" svg:x="2.5cm" svg:y="6.169cm">
          <draw:text-box>
            <text:p text:style-name="P1"><text:span text:style-name="T7">staj</text:span></text:p>
          </draw:text-box>
        </draw:frame>
        <draw:frame draw:style-name="gr3" draw:text-style-name="P4" draw:layer="layout" svg:width="0.315cm" svg:height="0.357cm" svg:x="3.089cm" svg:y="6.169cm">
          <draw:text-box>
            <text:p text:style-name="P1"><text:span text:style-name="T7">˛</text:span></text:p>
          </draw:text-box>
        </draw:frame>
        <draw:frame draw:style-name="gr3" draw:text-style-name="P4" draw:layer="layout" svg:width="2.631cm" svg:height="0.357cm" svg:x="2.992cm" svg:y="6.169cm">
          <draw:text-box>
            <text:p text:style-name="P1"><text:span text:style-name="T7">ac z rozmiaru okre</text:span></text:p>
          </draw:text-box>
        </draw:frame>
        <draw:frame draw:style-name="gr3" draw:text-style-name="P4" draw:layer="layout" svg:width="0.315cm" svg:height="0.357cm" svg:x="5.614cm" svg:y="6.164cm">
          <draw:text-box>
            <text:p text:style-name="P1"><text:span text:style-name="T7">´</text:span></text:p>
          </draw:text-box>
        </draw:frame>
        <draw:frame draw:style-name="gr3" draw:text-style-name="P4" draw:layer="layout" svg:width="7.99cm" svg:height="0.357cm" svg:x="5.588cm" svg:y="6.169cm">
          <draw:text-box>
            <text:p text:style-name="P1"><text:span text:style-name="T7">slonego w makro ROZMIAR_POLA. Gdy alokacja pami ˛</text:span></text:p>
          </draw:text-box>
        </draw:frame>
        <draw:frame draw:style-name="gr3" draw:text-style-name="P4" draw:layer="layout" svg:width="0.874cm" svg:height="0.357cm" svg:x="13.301cm" svg:y="6.169cm">
          <draw:text-box>
            <text:p text:style-name="P1"><text:span text:style-name="T7">eci b ˛</text:span></text:p>
          </draw:text-box>
        </draw:frame>
        <draw:frame draw:style-name="gr3" draw:text-style-name="P4" draw:layer="layout" svg:width="1.725cm" svg:height="0.357cm" svg:x="13.966cm" svg:y="6.169cm">
          <draw:text-box>
            <text:p text:style-name="P1"><text:span text:style-name="T7">edzie niemo</text:span></text:p>
          </draw:text-box>
        </draw:frame>
        <draw:frame draw:style-name="gr3" draw:text-style-name="P4" draw:layer="layout" svg:width="0.315cm" svg:height="0.357cm" svg:x="15.694cm" svg:y="6.165cm">
          <draw:text-box>
            <text:p text:style-name="P1"><text:span text:style-name="T7">˙</text:span></text:p>
          </draw:text-box>
        </draw:frame>
        <draw:frame draw:style-name="gr3" draw:text-style-name="P4" draw:layer="layout" svg:width="2.885cm" svg:height="0.357cm" svg:x="15.667cm" svg:y="6.169cm">
          <draw:text-box>
            <text:p text:style-name="P1"><text:span text:style-name="T7">zliwa, funkcja zwolni</text:span></text:p>
          </draw:text-box>
        </draw:frame>
        <draw:frame draw:style-name="gr3" draw:text-style-name="P4" draw:layer="layout" svg:width="1.886cm" svg:height="0.357cm" svg:x="2.5cm" svg:y="6.591cm">
          <draw:text-box>
            <text:p text:style-name="P1"><text:span text:style-name="T7">zaalokowan ˛</text:span></text:p>
          </draw:text-box>
        </draw:frame>
        <draw:frame draw:style-name="gr3" draw:text-style-name="P4" draw:layer="layout" svg:width="1.391cm" svg:height="0.357cm" svg:x="4.154cm" svg:y="6.591cm">
          <draw:text-box>
            <text:p text:style-name="P1"><text:span text:style-name="T7">a przez ni</text:span></text:p>
          </draw:text-box>
        </draw:frame>
        <draw:frame draw:style-name="gr3" draw:text-style-name="P4" draw:layer="layout" svg:width="0.315cm" svg:height="0.357cm" svg:x="5.618cm" svg:y="6.591cm">
          <draw:text-box>
            <text:p text:style-name="P1"><text:span text:style-name="T7">˛</text:span></text:p>
          </draw:text-box>
        </draw:frame>
        <draw:frame draw:style-name="gr3" draw:text-style-name="P4" draw:layer="layout" svg:width="1.153cm" svg:height="0.357cm" svg:x="5.521cm" svg:y="6.591cm">
          <draw:text-box>
            <text:p text:style-name="P1"><text:span text:style-name="T7">a pami ˛</text:span></text:p>
          </draw:text-box>
        </draw:frame>
        <draw:frame draw:style-name="gr3" draw:text-style-name="P4" draw:layer="layout" svg:width="0.315cm" svg:height="0.357cm" svg:x="6.47cm" svg:y="6.591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6.672cm" svg:y="6.586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6.646cm" svg:y="6.591cm">
          <draw:text-box>
            <text:p text:style-name="P1"><text:span text:style-name="T7">c.</text:span></text:p>
          </draw:text-box>
        </draw:frame>
        <draw:line draw:style-name="gr4" draw:text-style-name="P5" draw:layer="layout" svg:x1="2.499cm" svg:y1="8.03cm" svg:x2="16.473cm" svg:y2="8.03cm">
          <text:p/>
        </draw:line>
        <draw:line draw:style-name="gr4" draw:text-style-name="P5" draw:layer="layout" svg:x1="2.499cm" svg:y1="8.03cm" svg:x2="16.473cm" svg:y2="8.03cm">
          <text:p/>
        </draw:line>
        <draw:line draw:style-name="gr4" draw:text-style-name="P5" draw:layer="layout" svg:x1="2.507cm" svg:y1="8.54cm" svg:x2="2.507cm" svg:y2="8.037cm">
          <text:p/>
        </draw:line>
        <draw:frame draw:style-name="gr3" draw:text-style-name="P4" draw:layer="layout" svg:width="1.56cm" svg:height="0.357cm" svg:x="2.5cm" svg:y="7.407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8.54cm" svg:x2="4.638cm" svg:y2="8.037cm">
          <text:p/>
        </draw:line>
        <draw:frame draw:style-name="gr3" draw:text-style-name="P4" draw:layer="layout" svg:width="1.729cm" svg:height="0.357cm" svg:x="2.725cm" svg:y="8.084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8.084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8.084cm">
          <draw:text-box>
            <text:p text:style-name="P1"><text:span text:style-name="T7">˛</text:span></text:p>
          </draw:text-box>
        </draw:frame>
        <draw:line draw:style-name="gr4" draw:text-style-name="P5" draw:layer="layout" svg:x1="16.466cm" svg:y1="8.54cm" svg:x2="16.466cm" svg:y2="8.037cm">
          <text:p/>
        </draw:line>
        <draw:line draw:style-name="gr4" draw:text-style-name="P5" draw:layer="layout" svg:x1="2.499cm" svg:y1="8.547cm" svg:x2="16.473cm" svg:y2="8.547cm">
          <text:p/>
        </draw:line>
        <draw:line draw:style-name="gr4" draw:text-style-name="P5" draw:layer="layout" svg:x1="2.499cm" svg:y1="8.547cm" svg:x2="16.473cm" svg:y2="8.547cm">
          <text:p/>
        </draw:line>
        <draw:line draw:style-name="gr4" draw:text-style-name="P5" draw:layer="layout" svg:x1="2.507cm" svg:y1="9.063cm" svg:x2="2.507cm" svg:y2="8.555cm">
          <text:p/>
        </draw:line>
        <draw:frame draw:style-name="gr3" draw:text-style-name="P4" draw:layer="layout" svg:width="2.652cm" svg:height="0.357cm" svg:x="7.767cm" svg:y="8.084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9.063cm" svg:x2="4.638cm" svg:y2="8.555cm">
          <text:p/>
        </draw:line>
        <draw:frame draw:style-name="gr3" draw:text-style-name="P4" draw:layer="layout" svg:width="0.963cm" svg:height="0.357cm" svg:x="2.725cm" svg:y="8.607cm">
          <draw:text-box>
            <text:p text:style-name="P1"><text:span text:style-name="T18">gracz1</text:span></text:p>
          </draw:text-box>
        </draw:frame>
        <draw:frame draw:style-name="gr3" draw:text-style-name="P4" draw:layer="layout" svg:width="3.131cm" svg:height="0.357cm" svg:x="4.856cm" svg:y="8.607cm">
          <draw:text-box>
            <text:p text:style-name="P1"><text:span text:style-name="T6">Gracz</text:span><text:span text:style-name="T7">, którego tablic ˛</text:span></text:p>
          </draw:text-box>
        </draw:frame>
        <draw:frame draw:style-name="gr3" draw:text-style-name="P4" draw:layer="layout" svg:width="0.874cm" svg:height="0.357cm" svg:x="7.748cm" svg:y="8.607cm">
          <draw:text-box>
            <text:p text:style-name="P1"><text:span text:style-name="T7">e nale</text:span></text:p>
          </draw:text-box>
        </draw:frame>
        <draw:frame draw:style-name="gr3" draw:text-style-name="P4" draw:layer="layout" svg:width="0.315cm" svg:height="0.357cm" svg:x="8.636cm" svg:y="8.603cm">
          <draw:text-box>
            <text:p text:style-name="P1"><text:span text:style-name="T7">˙</text:span></text:p>
          </draw:text-box>
        </draw:frame>
        <draw:frame draw:style-name="gr3" draw:text-style-name="P4" draw:layer="layout" svg:width="1.479cm" svg:height="0.357cm" svg:x="8.609cm" svg:y="8.607cm">
          <draw:text-box>
            <text:p text:style-name="P1"><text:span text:style-name="T7">zy wypełni</text:span></text:p>
          </draw:text-box>
        </draw:frame>
        <draw:frame draw:style-name="gr3" draw:text-style-name="P4" draw:layer="layout" svg:width="0.315cm" svg:height="0.357cm" svg:x="10.095cm" svg:y="8.602cm">
          <draw:text-box>
            <text:p text:style-name="P1"><text:span text:style-name="T7">´</text:span></text:p>
          </draw:text-box>
        </draw:frame>
        <draw:line draw:style-name="gr4" draw:text-style-name="P5" draw:layer="layout" svg:x1="16.466cm" svg:y1="9.063cm" svg:x2="16.466cm" svg:y2="8.555cm">
          <text:p/>
        </draw:line>
        <draw:line draw:style-name="gr4" draw:text-style-name="P5" draw:layer="layout" svg:x1="2.499cm" svg:y1="9.07cm" svg:x2="16.473cm" svg:y2="9.07cm">
          <text:p/>
        </draw:line>
        <draw:line draw:style-name="gr4" draw:text-style-name="P5" draw:layer="layout" svg:x1="2.499cm" svg:y1="9.07cm" svg:x2="16.473cm" svg:y2="9.07cm">
          <text:p/>
        </draw:line>
        <draw:line draw:style-name="gr4" draw:text-style-name="P5" draw:layer="layout" svg:x1="2.507cm" svg:y1="9.585cm" svg:x2="2.507cm" svg:y2="9.077cm">
          <text:p/>
        </draw:line>
        <draw:frame draw:style-name="gr3" draw:text-style-name="P4" draw:layer="layout" svg:width="0.315cm" svg:height="0.357cm" svg:x="10.068cm" svg:y="8.607cm">
          <draw:text-box>
            <text:p text:style-name="P1"><text:span text:style-name="T7">c</text:span></text:p>
          </draw:text-box>
        </draw:frame>
        <draw:line draw:style-name="gr4" draw:text-style-name="P5" draw:layer="layout" svg:x1="4.638cm" svg:y1="9.585cm" svg:x2="4.638cm" svg:y2="9.077cm">
          <text:p/>
        </draw:line>
        <draw:frame draw:style-name="gr3" draw:text-style-name="P4" draw:layer="layout" svg:width="0.963cm" svg:height="0.357cm" svg:x="2.725cm" svg:y="9.129cm">
          <draw:text-box>
            <text:p text:style-name="P1"><text:span text:style-name="T18">gracz2</text:span></text:p>
          </draw:text-box>
        </draw:frame>
        <draw:frame draw:style-name="gr3" draw:text-style-name="P4" draw:layer="layout" svg:width="3.131cm" svg:height="0.357cm" svg:x="4.856cm" svg:y="9.129cm">
          <draw:text-box>
            <text:p text:style-name="P1"><text:span text:style-name="T6">Gracz</text:span><text:span text:style-name="T7">, którego tablic ˛</text:span></text:p>
          </draw:text-box>
        </draw:frame>
        <draw:frame draw:style-name="gr3" draw:text-style-name="P4" draw:layer="layout" svg:width="0.874cm" svg:height="0.357cm" svg:x="7.748cm" svg:y="9.129cm">
          <draw:text-box>
            <text:p text:style-name="P1"><text:span text:style-name="T7">e nale</text:span></text:p>
          </draw:text-box>
        </draw:frame>
        <draw:frame draw:style-name="gr3" draw:text-style-name="P4" draw:layer="layout" svg:width="0.315cm" svg:height="0.357cm" svg:x="8.636cm" svg:y="9.125cm">
          <draw:text-box>
            <text:p text:style-name="P1"><text:span text:style-name="T7">˙</text:span></text:p>
          </draw:text-box>
        </draw:frame>
        <draw:frame draw:style-name="gr3" draw:text-style-name="P4" draw:layer="layout" svg:width="1.479cm" svg:height="0.357cm" svg:x="8.609cm" svg:y="9.129cm">
          <draw:text-box>
            <text:p text:style-name="P1"><text:span text:style-name="T7">zy wypełni</text:span></text:p>
          </draw:text-box>
        </draw:frame>
        <draw:frame draw:style-name="gr3" draw:text-style-name="P4" draw:layer="layout" svg:width="0.315cm" svg:height="0.357cm" svg:x="10.095cm" svg:y="9.124cm">
          <draw:text-box>
            <text:p text:style-name="P1"><text:span text:style-name="T7">´</text:span></text:p>
          </draw:text-box>
        </draw:frame>
        <draw:frame draw:style-name="gr3" draw:text-style-name="P4" draw:layer="layout" svg:width="2.064cm" svg:height="0.357cm" svg:x="10.068cm" svg:y="9.129cm">
          <draw:text-box>
            <text:p text:style-name="P1"><text:span text:style-name="T7">c. Powinien by</text:span></text:p>
          </draw:text-box>
        </draw:frame>
        <draw:frame draw:style-name="gr3" draw:text-style-name="P4" draw:layer="layout" svg:width="0.315cm" svg:height="0.357cm" svg:x="12.107cm" svg:y="9.124cm">
          <draw:text-box>
            <text:p text:style-name="P1"><text:span text:style-name="T7">´</text:span></text:p>
          </draw:text-box>
        </draw:frame>
        <draw:line draw:style-name="gr4" draw:text-style-name="P5" draw:layer="layout" svg:x1="16.466cm" svg:y1="9.585cm" svg:x2="16.466cm" svg:y2="9.077cm">
          <text:p/>
        </draw:line>
        <draw:line draw:style-name="gr4" draw:text-style-name="P5" draw:layer="layout" svg:x1="2.499cm" svg:y1="9.592cm" svg:x2="16.473cm" svg:y2="9.592cm">
          <text:p/>
        </draw:line>
        <draw:line draw:style-name="gr4" draw:text-style-name="P5" draw:layer="layout" svg:x1="2.499cm" svg:y1="9.592cm" svg:x2="16.473cm" svg:y2="9.592cm">
          <text:p/>
        </draw:line>
        <draw:frame draw:style-name="gr3" draw:text-style-name="P4" draw:layer="layout" svg:width="4.235cm" svg:height="0.357cm" svg:x="12.08cm" svg:y="9.129cm">
          <draw:text-box>
            <text:p text:style-name="P1"><text:span text:style-name="T7">c rózny od gracza pierwszego</text:span></text:p>
          </draw:text-box>
        </draw:frame>
        <draw:frame draw:style-name="gr3" draw:text-style-name="P4" draw:layer="layout" svg:width="1.098cm" svg:height="0.357cm" svg:x="2.5cm" svg:y="11.011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2.906cm" svg:height="0.357cm" svg:x="3.291cm" svg:y="11.647cm">
          <draw:text-box>
            <text:p text:style-name="P1"><text:span text:style-name="T7">1, gdy alokacja zako</text:span></text:p>
          </draw:text-box>
        </draw:frame>
        <draw:frame draw:style-name="gr3" draw:text-style-name="P4" draw:layer="layout" svg:width="0.315cm" svg:height="0.357cm" svg:x="6.186cm" svg:y="11.643cm">
          <draw:text-box>
            <text:p text:style-name="P1"><text:span text:style-name="T7">´</text:span></text:p>
          </draw:text-box>
        </draw:frame>
        <draw:frame draw:style-name="gr3" draw:text-style-name="P4" draw:layer="layout" svg:width="1.429cm" svg:height="0.357cm" svg:x="6.151cm" svg:y="11.647cm">
          <draw:text-box>
            <text:p text:style-name="P1"><text:span text:style-name="T7">nczyła si ˛</text:span></text:p>
          </draw:text-box>
        </draw:frame>
        <draw:frame draw:style-name="gr3" draw:text-style-name="P4" draw:layer="layout" svg:width="1.708cm" svg:height="0.357cm" svg:x="7.363cm" svg:y="11.647cm">
          <draw:text-box>
            <text:p text:style-name="P1"><text:span text:style-name="T7">e sukcesem</text:span></text:p>
          </draw:text-box>
        </draw:frame>
        <draw:frame draw:style-name="gr3" draw:text-style-name="P4" draw:layer="layout" svg:width="1.797cm" svg:height="0.357cm" svg:x="3.291cm" svg:y="12.069cm">
          <draw:text-box>
            <text:p text:style-name="P1"><text:span text:style-name="T7">0, gdy wyst ˛</text:span></text:p>
          </draw:text-box>
        </draw:frame>
        <draw:frame draw:style-name="gr3" draw:text-style-name="P4" draw:layer="layout" svg:width="1.196cm" svg:height="0.357cm" svg:x="4.873cm" svg:y="12.069cm">
          <draw:text-box>
            <text:p text:style-name="P1"><text:span text:style-name="T7">apiły bł ˛</text:span></text:p>
          </draw:text-box>
        </draw:frame>
        <draw:frame draw:style-name="gr3" draw:text-style-name="P4" draw:layer="layout" svg:width="2.775cm" svg:height="0.357cm" svg:x="5.858cm" svg:y="12.069cm">
          <draw:text-box>
            <text:p text:style-name="P1"><text:span text:style-name="T7">edy alokacji. Pami ˛</text:span></text:p>
          </draw:text-box>
        </draw:frame>
        <draw:frame draw:style-name="gr3" draw:text-style-name="P4" draw:layer="layout" svg:width="0.315cm" svg:height="0.357cm" svg:x="8.394cm" svg:y="12.069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8.596cm" svg:y="12.064cm">
          <draw:text-box>
            <text:p text:style-name="P1"><text:span text:style-name="T7">´</text:span></text:p>
          </draw:text-box>
        </draw:frame>
        <draw:frame draw:style-name="gr3" draw:text-style-name="P4" draw:layer="layout" svg:width="3.097cm" svg:height="0.357cm" svg:x="8.57cm" svg:y="12.069cm">
          <draw:text-box>
            <text:p text:style-name="P1"><text:span text:style-name="T7">c zaalokowana do bł ˛</text:span></text:p>
          </draw:text-box>
        </draw:frame>
        <draw:frame draw:style-name="gr3" draw:text-style-name="P4" draw:layer="layout" svg:width="4.646cm" svg:height="0.357cm" svg:x="11.42cm" svg:y="12.069cm">
          <draw:text-box>
            <text:p text:style-name="P1"><text:span text:style-name="T7">edu zostanie w funkcji zwolniona</text:span></text:p>
          </draw:text-box>
        </draw:frame>
        <draw:frame draw:style-name="gr3" draw:text-style-name="P4" draw:layer="layout" svg:width="1.158cm" svg:height="0.357cm" svg:x="2.5cm" svg:y="14.337cm">
          <draw:text-box>
            <text:p text:style-name="P1"><text:span text:style-name="T12">4.1.3.36</text:span></text:p>
          </draw:text-box>
        </draw:frame>
        <draw:frame draw:style-name="gr3" draw:text-style-name="P4" draw:layer="layout" svg:width="2.076cm" svg:height="0.357cm" svg:x="3.754cm" svg:y="14.337cm">
          <draw:text-box>
            <text:p text:style-name="P1"><text:span text:style-name="T12">WypiszFlote()</text:span></text:p>
          </draw:text-box>
        </draw:frame>
        <draw:frame draw:style-name="gr7" draw:text-style-name="P8" draw:layer="layout" svg:width="3.05cm" svg:height="0.319cm" svg:x="2.5cm" svg:y="15.43cm">
          <draw:text-box>
            <text:p text:style-name="P1"><text:span text:style-name="T14">void WypiszFlote (</text:span></text:p>
          </draw:text-box>
        </draw:frame>
        <draw:frame draw:style-name="gr7" draw:text-style-name="P8" draw:layer="layout" svg:width="0.849cm" svg:height="0.319cm" svg:x="4.669cm" svg:y="15.852cm">
          <draw:text-box>
            <text:p text:style-name="P1"><text:span text:style-name="T15">Gracz</text:span></text:p>
          </draw:text-box>
        </draw:frame>
        <draw:frame draw:style-name="gr7" draw:text-style-name="P8" draw:layer="layout" svg:width="0.28cm" svg:height="0.28cm" svg:x="5.681cm" svg:y="15.891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034cm" svg:height="0.319cm" svg:x="5.999cm" svg:y="15.852cm">
          <draw:text-box>
            <text:p text:style-name="P1"><text:span text:style-name="T17">przeciwnik</text:span><text:span text:style-name="T14"> )</text:span></text:p>
          </draw:text-box>
        </draw:frame>
        <draw:frame draw:style-name="gr3" draw:text-style-name="P4" draw:layer="layout" svg:width="2.263cm" svg:height="0.357cm" svg:x="2.5cm" svg:y="16.676cm">
          <draw:text-box>
            <text:p text:style-name="P1"><text:span text:style-name="T7">Funkcja wypisuj</text:span></text:p>
          </draw:text-box>
        </draw:frame>
        <draw:frame draw:style-name="gr3" draw:text-style-name="P4" draw:layer="layout" svg:width="0.315cm" svg:height="0.357cm" svg:x="4.829cm" svg:y="16.676cm">
          <draw:text-box>
            <text:p text:style-name="P1"><text:span text:style-name="T7">˛</text:span></text:p>
          </draw:text-box>
        </draw:frame>
        <draw:frame draw:style-name="gr3" draw:text-style-name="P4" draw:layer="layout" svg:width="7.178cm" svg:height="0.357cm" svg:x="4.732cm" svg:y="16.676cm">
          <draw:text-box>
            <text:p text:style-name="P1"><text:span text:style-name="T7">aca statki przeciwnika, które nie zostały zatopione.</text:span></text:p>
          </draw:text-box>
        </draw:frame>
        <draw:line draw:style-name="gr4" draw:text-style-name="P5" draw:layer="layout" svg:x1="2.499cm" svg:y1="18.115cm" svg:x2="11.85cm" svg:y2="18.115cm">
          <text:p/>
        </draw:line>
        <draw:line draw:style-name="gr4" draw:text-style-name="P5" draw:layer="layout" svg:x1="2.499cm" svg:y1="18.115cm" svg:x2="11.85cm" svg:y2="18.115cm">
          <text:p/>
        </draw:line>
        <draw:line draw:style-name="gr4" draw:text-style-name="P5" draw:layer="layout" svg:x1="2.507cm" svg:y1="18.631cm" svg:x2="2.507cm" svg:y2="18.122cm">
          <text:p/>
        </draw:line>
        <draw:frame draw:style-name="gr3" draw:text-style-name="P4" draw:layer="layout" svg:width="1.56cm" svg:height="0.357cm" svg:x="2.5cm" svg:y="17.492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414cm" svg:y1="18.631cm" svg:x2="4.414cm" svg:y2="18.122cm">
          <text:p/>
        </draw:line>
        <draw:frame draw:style-name="gr3" draw:text-style-name="P4" draw:layer="layout" svg:width="1.496cm" svg:height="0.357cm" svg:x="2.725cm" svg:y="18.175cm">
          <draw:text-box>
            <text:p text:style-name="P1"><text:span text:style-name="T18">przeciwnik</text:span></text:p>
          </draw:text-box>
        </draw:frame>
        <draw:frame draw:style-name="gr3" draw:text-style-name="P4" draw:layer="layout" svg:width="5.535cm" svg:height="0.357cm" svg:x="4.632cm" svg:y="18.175cm">
          <draw:text-box>
            <text:p text:style-name="P1"><text:span text:style-name="T6">Gracz</text:span><text:span text:style-name="T7">, którego niezatopione statki nale</text:span></text:p>
          </draw:text-box>
        </draw:frame>
        <draw:frame draw:style-name="gr3" draw:text-style-name="P4" draw:layer="layout" svg:width="0.315cm" svg:height="0.357cm" svg:x="10.123cm" svg:y="18.171cm">
          <draw:text-box>
            <text:p text:style-name="P1"><text:span text:style-name="T7">˙</text:span></text:p>
          </draw:text-box>
        </draw:frame>
        <draw:frame draw:style-name="gr3" draw:text-style-name="P4" draw:layer="layout" svg:width="1.391cm" svg:height="0.357cm" svg:x="10.097cm" svg:y="18.175cm">
          <draw:text-box>
            <text:p text:style-name="P1"><text:span text:style-name="T7">zy wypisa</text:span></text:p>
          </draw:text-box>
        </draw:frame>
        <draw:frame draw:style-name="gr3" draw:text-style-name="P4" draw:layer="layout" svg:width="0.315cm" svg:height="0.357cm" svg:x="11.494cm" svg:y="18.17cm">
          <draw:text-box>
            <text:p text:style-name="P1"><text:span text:style-name="T7">´</text:span></text:p>
          </draw:text-box>
        </draw:frame>
        <draw:line draw:style-name="gr4" draw:text-style-name="P5" draw:layer="layout" svg:x1="11.843cm" svg:y1="18.631cm" svg:x2="11.843cm" svg:y2="18.122cm">
          <text:p/>
        </draw:line>
        <draw:line draw:style-name="gr4" draw:text-style-name="P5" draw:layer="layout" svg:x1="2.499cm" svg:y1="18.638cm" svg:x2="11.85cm" svg:y2="18.638cm">
          <text:p/>
        </draw:line>
        <draw:line draw:style-name="gr4" draw:text-style-name="P5" draw:layer="layout" svg:x1="2.499cm" svg:y1="18.638cm" svg:x2="11.85cm" svg:y2="18.638cm">
          <text:p/>
        </draw:line>
        <draw:frame draw:style-name="gr3" draw:text-style-name="P4" draw:layer="layout" svg:width="0.315cm" svg:height="0.357cm" svg:x="11.468cm" svg:y="18.175cm">
          <draw:text-box>
            <text:p text:style-name="P1"><text:span text:style-name="T7">c</text:span></text:p>
          </draw:text-box>
        </draw:frame>
        <draw:frame draw:style-name="gr3" draw:text-style-name="P4" draw:layer="layout" svg:width="1.158cm" svg:height="0.357cm" svg:x="2.5cm" svg:y="20.908cm">
          <draw:text-box>
            <text:p text:style-name="P1"><text:span text:style-name="T12">4.1.3.37</text:span></text:p>
          </draw:text-box>
        </draw:frame>
        <draw:frame draw:style-name="gr3" draw:text-style-name="P4" draw:layer="layout" svg:width="2.288cm" svg:height="0.357cm" svg:x="3.754cm" svg:y="20.908cm">
          <draw:text-box>
            <text:p text:style-name="P1"><text:span text:style-name="T12">WypiszRuchy()</text:span></text:p>
          </draw:text-box>
        </draw:frame>
        <draw:frame draw:style-name="gr7" draw:text-style-name="P8" draw:layer="layout" svg:width="3.05cm" svg:height="0.319cm" svg:x="2.5cm" svg:y="22.001cm">
          <draw:text-box>
            <text:p text:style-name="P1"><text:span text:style-name="T14">void WypiszRuchy (</text:span></text:p>
          </draw:text-box>
        </draw:frame>
        <draw:frame draw:style-name="gr7" draw:text-style-name="P8" draw:layer="layout" svg:width="1.357cm" svg:height="0.319cm" svg:x="4.669cm" svg:y="22.423cm">
          <draw:text-box>
            <text:p text:style-name="P1"><text:span text:style-name="T15">Historia</text:span></text:p>
          </draw:text-box>
        </draw:frame>
        <draw:frame draw:style-name="gr7" draw:text-style-name="P8" draw:layer="layout" svg:width="0.28cm" svg:height="0.28cm" svg:x="6.187cm" svg:y="22.463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8cm" svg:height="0.319cm" svg:x="6.505cm" svg:y="22.423cm">
          <draw:text-box>
            <text:p text:style-name="P1"><text:span text:style-name="T17">ruchy</text:span><text:span text:style-name="T14"> )</text:span></text:p>
          </draw:text-box>
        </draw:frame>
        <draw:frame draw:style-name="gr3" draw:text-style-name="P4" draw:layer="layout" svg:width="2.263cm" svg:height="0.357cm" svg:x="2.5cm" svg:y="23.247cm">
          <draw:text-box>
            <text:p text:style-name="P1"><text:span text:style-name="T7">Funkcja wypisuj</text:span></text:p>
          </draw:text-box>
        </draw:frame>
        <draw:frame draw:style-name="gr3" draw:text-style-name="P4" draw:layer="layout" svg:width="0.315cm" svg:height="0.357cm" svg:x="4.865cm" svg:y="23.247cm">
          <draw:text-box>
            <text:p text:style-name="P1"><text:span text:style-name="T7">˛</text:span></text:p>
          </draw:text-box>
        </draw:frame>
        <draw:frame draw:style-name="gr3" draw:text-style-name="P4" draw:layer="layout" svg:width="4.557cm" svg:height="0.357cm" svg:x="4.768cm" svg:y="23.247cm">
          <draw:text-box>
            <text:p text:style-name="P1"><text:span text:style-name="T7">aca ruchy poprzedniego gracza.</text:span></text:p>
          </draw:text-box>
        </draw:frame>
        <draw:frame draw:style-name="gr3" draw:text-style-name="P4" draw:layer="layout" svg:width="2.83cm" svg:height="0.357cm" svg:x="9.484cm" svg:y="23.247cm">
          <draw:text-box>
            <text:p text:style-name="P1"><text:span text:style-name="T7">Nie modyfikuje listy.</text:span></text:p>
          </draw:text-box>
        </draw:frame>
        <draw:frame draw:style-name="gr3" draw:text-style-name="P4" draw:layer="layout" svg:width="5.996cm" svg:height="0.357cm" svg:x="12.443cm" svg:y="23.247cm">
          <draw:text-box>
            <text:p text:style-name="P1"><text:span text:style-name="T7">Wypisuje do pierwszego sppotkanego ele-</text:span></text:p>
          </draw:text-box>
        </draw:frame>
        <draw:frame draw:style-name="gr3" draw:text-style-name="P4" draw:layer="layout" svg:width="5.006cm" svg:height="0.357cm" svg:x="2.5cm" svg:y="23.668cm">
          <draw:text-box>
            <text:p text:style-name="P1"><text:span text:style-name="T7">mentu z typem wyliczeniowym okre</text:span></text:p>
          </draw:text-box>
        </draw:frame>
        <draw:frame draw:style-name="gr3" draw:text-style-name="P4" draw:layer="layout" svg:width="0.315cm" svg:height="0.357cm" svg:x="7.474cm" svg:y="23.664cm">
          <draw:text-box>
            <text:p text:style-name="P1"><text:span text:style-name="T7">´</text:span></text:p>
          </draw:text-box>
        </draw:frame>
        <draw:frame draw:style-name="gr3" draw:text-style-name="P4" draw:layer="layout" svg:width="2.72cm" svg:height="0.357cm" svg:x="7.447cm" svg:y="23.668cm">
          <draw:text-box>
            <text:p text:style-name="P1"><text:span text:style-name="T7">slonym jako "start".</text:span></text:p>
          </draw:text-box>
        </draw:frame>
        <draw:line draw:style-name="gr4" draw:text-style-name="P5" draw:layer="layout" svg:x1="2.499cm" svg:y1="25.104cm" svg:x2="7.82cm" svg:y2="25.104cm">
          <text:p/>
        </draw:line>
        <draw:line draw:style-name="gr4" draw:text-style-name="P5" draw:layer="layout" svg:x1="2.499cm" svg:y1="25.104cm" svg:x2="7.82cm" svg:y2="25.104cm">
          <text:p/>
        </draw:line>
        <draw:line draw:style-name="gr4" draw:text-style-name="P5" draw:layer="layout" svg:x1="2.507cm" svg:y1="25.611cm" svg:x2="2.507cm" svg:y2="25.111cm">
          <text:p/>
        </draw:line>
        <draw:frame draw:style-name="gr3" draw:text-style-name="P4" draw:layer="layout" svg:width="1.56cm" svg:height="0.357cm" svg:x="2.5cm" svg:y="24.481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3.711cm" svg:y1="25.611cm" svg:x2="3.711cm" svg:y2="25.111cm">
          <text:p/>
        </draw:line>
        <draw:frame draw:style-name="gr3" draw:text-style-name="P4" draw:layer="layout" svg:width="0.785cm" svg:height="0.357cm" svg:x="2.725cm" svg:y="25.158cm">
          <draw:text-box>
            <text:p text:style-name="P1"><text:span text:style-name="T18">ruchy</text:span></text:p>
          </draw:text-box>
        </draw:frame>
        <draw:line draw:style-name="gr4" draw:text-style-name="P5" draw:layer="layout" svg:x1="7.813cm" svg:y1="25.611cm" svg:x2="7.813cm" svg:y2="25.111cm">
          <text:p/>
        </draw:line>
        <draw:line draw:style-name="gr4" draw:text-style-name="P5" draw:layer="layout" svg:x1="2.499cm" svg:y1="25.618cm" svg:x2="7.82cm" svg:y2="25.618cm">
          <text:p/>
        </draw:line>
        <draw:line draw:style-name="gr4" draw:text-style-name="P5" draw:layer="layout" svg:x1="2.499cm" svg:y1="25.618cm" svg:x2="7.82cm" svg:y2="25.618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3.735cm" svg:height="0.357cm" svg:x="3.929cm" svg:y="25.158cm">
          <draw:text-box>
            <text:p text:style-name="P1"><text:span text:style-name="T6">Lista</text:span><text:span text:style-name="T7"> wykonanych ruchów.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21" draw:style-name="dp1" draw:master-page-name="master-page20">
        <draw:frame draw:style-name="gr3" draw:text-style-name="P4" draw:layer="layout" svg:width="0.358cm" svg:height="0.357cm" svg:x="2.5cm" svg:y="1.217cm">
          <draw:text-box>
            <text:p text:style-name="P1"><text:span text:style-name="T3">20</text:span></text:p>
          </draw:text-box>
        </draw:frame>
        <draw:frame draw:style-name="gr3" draw:text-style-name="P4" draw:layer="layout" svg:width="1.45cm" svg:height="0.357cm" svg:x="16.531cm" svg:y="1.217cm">
          <draw:text-box>
            <text:p text:style-name="P1"><text:span text:style-name="T3">SPIS TRE</text:span></text:p>
          </draw:text-box>
        </draw:frame>
        <draw:frame draw:style-name="gr3" draw:text-style-name="P4" draw:layer="layout" svg:width="0.315cm" svg:height="0.357cm" svg:x="18.026cm" svg:y="1.152cm">
          <draw:text-box>
            <text:p text:style-name="P1"><text:span text:style-name="T3">´</text:span></text:p>
          </draw:text-box>
        </draw:frame>
        <draw:line draw:style-name="gr4" draw:text-style-name="P5" draw:layer="layout" svg:x1="2.499cm" svg:y1="1.636cm" svg:x2="18.499cm" svg:y2="1.636cm">
          <text:p/>
        </draw:line>
        <draw:frame draw:style-name="gr3" draw:text-style-name="P4" draw:layer="layout" svg:width="0.531cm" svg:height="0.357cm" svg:x="17.973cm" svg:y="1.217cm">
          <draw:text-box>
            <text:p text:style-name="P1"><text:span text:style-name="T3">SCI</text:span></text:p>
          </draw:text-box>
        </draw:frame>
        <draw:frame draw:style-name="gr3" draw:text-style-name="P4" draw:layer="layout" svg:width="1.158cm" svg:height="0.357cm" svg:x="2.5cm" svg:y="2.565cm">
          <draw:text-box>
            <text:p text:style-name="P1"><text:span text:style-name="T12">4.1.3.38</text:span></text:p>
          </draw:text-box>
        </draw:frame>
        <draw:frame draw:style-name="gr3" draw:text-style-name="P4" draw:layer="layout" svg:width="2.038cm" svg:height="0.357cm" svg:x="3.754cm" svg:y="2.565cm">
          <draw:text-box>
            <text:p text:style-name="P1"><text:span text:style-name="T12">ZakonczGre()</text:span></text:p>
          </draw:text-box>
        </draw:frame>
        <draw:frame draw:style-name="gr7" draw:text-style-name="P8" draw:layer="layout" svg:width="2.881cm" svg:height="0.319cm" svg:x="2.5cm" svg:y="3.658cm">
          <draw:text-box>
            <text:p text:style-name="P1"><text:span text:style-name="T14">void ZakonczGre (</text:span></text:p>
          </draw:text-box>
        </draw:frame>
        <draw:frame draw:style-name="gr7" draw:text-style-name="P8" draw:layer="layout" svg:width="2.034cm" svg:height="0.319cm" svg:x="4.669cm" svg:y="4.08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4.119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4.08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4.502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4.5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695cm" svg:height="0.319cm" svg:x="6.674cm" svg:y="4.502cm">
          <draw:text-box>
            <text:p text:style-name="P1"><text:span text:style-name="T17">rozgrywka,</text:span></text:p>
          </draw:text-box>
        </draw:frame>
        <draw:frame draw:style-name="gr7" draw:text-style-name="P8" draw:layer="layout" svg:width="1.865cm" svg:height="0.319cm" svg:x="4.669cm" svg:y="4.924cm">
          <draw:text-box>
            <text:p text:style-name="P1"><text:span text:style-name="T14">int</text:span><text:span text:style-name="T17"> wynik</text:span><text:span text:style-name="T14"> )</text:span></text:p>
          </draw:text-box>
        </draw:frame>
        <draw:frame draw:style-name="gr3" draw:text-style-name="P4" draw:layer="layout" svg:width="1.551cm" svg:height="0.357cm" svg:x="2.5cm" svg:y="5.747cm">
          <draw:text-box>
            <text:p text:style-name="P1"><text:span text:style-name="T7">Funkcja ko</text:span></text:p>
          </draw:text-box>
        </draw:frame>
        <draw:frame draw:style-name="gr3" draw:text-style-name="P4" draw:layer="layout" svg:width="0.315cm" svg:height="0.357cm" svg:x="4.058cm" svg:y="5.742cm">
          <draw:text-box>
            <text:p text:style-name="P1"><text:span text:style-name="T7">´</text:span></text:p>
          </draw:text-box>
        </draw:frame>
        <draw:frame draw:style-name="gr3" draw:text-style-name="P4" draw:layer="layout" svg:width="1.23cm" svg:height="0.357cm" svg:x="4.023cm" svg:y="5.747cm">
          <draw:text-box>
            <text:p text:style-name="P1"><text:span text:style-name="T7">nczy gr ˛</text:span></text:p>
          </draw:text-box>
        </draw:frame>
        <draw:frame draw:style-name="gr3" draw:text-style-name="P4" draw:layer="layout" svg:width="1.446cm" svg:height="0.357cm" svg:x="5.039cm" svg:y="5.747cm">
          <draw:text-box>
            <text:p text:style-name="P1"><text:span text:style-name="T7">e ogłaszaj</text:span></text:p>
          </draw:text-box>
        </draw:frame>
        <draw:frame draw:style-name="gr3" draw:text-style-name="P4" draw:layer="layout" svg:width="0.315cm" svg:height="0.357cm" svg:x="6.56cm" svg:y="5.747cm">
          <draw:text-box>
            <text:p text:style-name="P1"><text:span text:style-name="T7">˛</text:span></text:p>
          </draw:text-box>
        </draw:frame>
        <draw:frame draw:style-name="gr3" draw:text-style-name="P4" draw:layer="layout" svg:width="2.635cm" svg:height="0.357cm" svg:x="6.463cm" svg:y="5.747cm">
          <draw:text-box>
            <text:p text:style-name="P1"><text:span text:style-name="T7">ac gracza i usuwaj</text:span></text:p>
          </draw:text-box>
        </draw:frame>
        <draw:frame draw:style-name="gr3" draw:text-style-name="P4" draw:layer="layout" svg:width="0.315cm" svg:height="0.357cm" svg:x="9.151cm" svg:y="5.747cm">
          <draw:text-box>
            <text:p text:style-name="P1"><text:span text:style-name="T7">˛</text:span></text:p>
          </draw:text-box>
        </draw:frame>
        <draw:frame draw:style-name="gr3" draw:text-style-name="P4" draw:layer="layout" svg:width="4.18cm" svg:height="0.357cm" svg:x="9.054cm" svg:y="5.747cm">
          <draw:text-box>
            <text:p text:style-name="P1"><text:span text:style-name="T7">ac dynamicznie zaalokowan ˛</text:span></text:p>
          </draw:text-box>
        </draw:frame>
        <draw:frame draw:style-name="gr3" draw:text-style-name="P4" draw:layer="layout" svg:width="1.153cm" svg:height="0.357cm" svg:x="12.976cm" svg:y="5.747cm">
          <draw:text-box>
            <text:p text:style-name="P1"><text:span text:style-name="T7">a pami ˛</text:span></text:p>
          </draw:text-box>
        </draw:frame>
        <draw:frame draw:style-name="gr3" draw:text-style-name="P4" draw:layer="layout" svg:width="0.315cm" svg:height="0.357cm" svg:x="13.925cm" svg:y="5.747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14.128cm" svg:y="5.742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14.101cm" svg:y="5.747cm">
          <draw:text-box>
            <text:p text:style-name="P1"><text:span text:style-name="T7">c.</text:span></text:p>
          </draw:text-box>
        </draw:frame>
        <draw:line draw:style-name="gr4" draw:text-style-name="P5" draw:layer="layout" svg:x1="2.499cm" svg:y1="7.187cm" svg:x2="14.823cm" svg:y2="7.187cm">
          <text:p/>
        </draw:line>
        <draw:line draw:style-name="gr4" draw:text-style-name="P5" draw:layer="layout" svg:x1="2.499cm" svg:y1="7.187cm" svg:x2="14.823cm" svg:y2="7.187cm">
          <text:p/>
        </draw:line>
        <draw:line draw:style-name="gr4" draw:text-style-name="P5" draw:layer="layout" svg:x1="2.507cm" svg:y1="7.697cm" svg:x2="2.507cm" svg:y2="7.194cm">
          <text:p/>
        </draw:line>
        <draw:frame draw:style-name="gr3" draw:text-style-name="P4" draw:layer="layout" svg:width="1.56cm" svg:height="0.357cm" svg:x="2.5cm" svg:y="6.563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7.697cm" svg:x2="4.638cm" svg:y2="7.194cm">
          <text:p/>
        </draw:line>
        <draw:frame draw:style-name="gr3" draw:text-style-name="P4" draw:layer="layout" svg:width="1.729cm" svg:height="0.357cm" svg:x="2.725cm" svg:y="7.241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7.241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7.241cm">
          <draw:text-box>
            <text:p text:style-name="P1"><text:span text:style-name="T7">˛</text:span></text:p>
          </draw:text-box>
        </draw:frame>
        <draw:line draw:style-name="gr4" draw:text-style-name="P5" draw:layer="layout" svg:x1="14.816cm" svg:y1="7.697cm" svg:x2="14.816cm" svg:y2="7.194cm">
          <text:p/>
        </draw:line>
        <draw:line draw:style-name="gr4" draw:text-style-name="P5" draw:layer="layout" svg:x1="2.499cm" svg:y1="7.704cm" svg:x2="14.823cm" svg:y2="7.704cm">
          <text:p/>
        </draw:line>
        <draw:line draw:style-name="gr4" draw:text-style-name="P5" draw:layer="layout" svg:x1="2.499cm" svg:y1="7.704cm" svg:x2="14.823cm" svg:y2="7.704cm">
          <text:p/>
        </draw:line>
        <draw:line draw:style-name="gr4" draw:text-style-name="P5" draw:layer="layout" svg:x1="2.507cm" svg:y1="8.207cm" svg:x2="2.507cm" svg:y2="7.711cm">
          <text:p/>
        </draw:line>
        <draw:frame draw:style-name="gr3" draw:text-style-name="P4" draw:layer="layout" svg:width="2.652cm" svg:height="0.357cm" svg:x="7.767cm" svg:y="7.241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8.207cm" svg:x2="4.638cm" svg:y2="7.711cm">
          <text:p/>
        </draw:line>
        <draw:frame draw:style-name="gr3" draw:text-style-name="P4" draw:layer="layout" svg:width="1.458cm" svg:height="0.357cm" svg:x="2.725cm" svg:y="7.751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7.751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7.751cm">
          <draw:text-box>
            <text:p text:style-name="P1"><text:span text:style-name="T7">˛</text:span></text:p>
          </draw:text-box>
        </draw:frame>
        <draw:line draw:style-name="gr4" draw:text-style-name="P5" draw:layer="layout" svg:x1="14.816cm" svg:y1="8.207cm" svg:x2="14.816cm" svg:y2="7.711cm">
          <text:p/>
        </draw:line>
        <draw:line draw:style-name="gr4" draw:text-style-name="P5" draw:layer="layout" svg:x1="2.499cm" svg:y1="8.214cm" svg:x2="14.823cm" svg:y2="8.214cm">
          <text:p/>
        </draw:line>
        <draw:line draw:style-name="gr4" draw:text-style-name="P5" draw:layer="layout" svg:x1="2.499cm" svg:y1="8.214cm" svg:x2="14.823cm" svg:y2="8.214cm">
          <text:p/>
        </draw:line>
        <draw:line draw:style-name="gr4" draw:text-style-name="P5" draw:layer="layout" svg:x1="2.507cm" svg:y1="8.724cm" svg:x2="2.507cm" svg:y2="8.221cm">
          <text:p/>
        </draw:line>
        <draw:frame draw:style-name="gr3" draw:text-style-name="P4" draw:layer="layout" svg:width="3.969cm" svg:height="0.357cm" svg:x="7.767cm" svg:y="7.751cm">
          <draw:text-box>
            <text:p text:style-name="P1"><text:span text:style-name="T7">aca dane obecnej rozgrywki</text:span></text:p>
          </draw:text-box>
        </draw:frame>
        <draw:line draw:style-name="gr4" draw:text-style-name="P5" draw:layer="layout" svg:x1="4.638cm" svg:y1="8.724cm" svg:x2="4.638cm" svg:y2="8.221cm">
          <text:p/>
        </draw:line>
        <draw:frame draw:style-name="gr3" draw:text-style-name="P4" draw:layer="layout" svg:width="0.802cm" svg:height="0.357cm" svg:x="2.725cm" svg:y="8.268cm">
          <draw:text-box>
            <text:p text:style-name="P1"><text:span text:style-name="T18">wynik</text:span></text:p>
          </draw:text-box>
        </draw:frame>
        <draw:frame draw:style-name="gr3" draw:text-style-name="P4" draw:layer="layout" svg:width="8.515cm" svg:height="0.357cm" svg:x="4.856cm" svg:y="8.268cm">
          <draw:text-box>
            <text:p text:style-name="P1"><text:span text:style-name="T7">Wynik na podstawie którego zaostaje wytypowany wygrywaj</text:span></text:p>
          </draw:text-box>
        </draw:frame>
        <draw:frame draw:style-name="gr3" draw:text-style-name="P4" draw:layer="layout" svg:width="0.315cm" svg:height="0.357cm" svg:x="13.348cm" svg:y="8.268cm">
          <draw:text-box>
            <text:p text:style-name="P1"><text:span text:style-name="T7">˛</text:span></text:p>
          </draw:text-box>
        </draw:frame>
        <draw:line draw:style-name="gr4" draw:text-style-name="P5" draw:layer="layout" svg:x1="14.816cm" svg:y1="8.724cm" svg:x2="14.816cm" svg:y2="8.221cm">
          <text:p/>
        </draw:line>
        <draw:line draw:style-name="gr4" draw:text-style-name="P5" draw:layer="layout" svg:x1="2.499cm" svg:y1="8.731cm" svg:x2="14.823cm" svg:y2="8.731cm">
          <text:p/>
        </draw:line>
        <draw:line draw:style-name="gr4" draw:text-style-name="P5" draw:layer="layout" svg:x1="2.499cm" svg:y1="8.731cm" svg:x2="14.823cm" svg:y2="8.731cm">
          <text:p/>
        </draw:line>
        <draw:frame draw:style-name="gr3" draw:text-style-name="P4" draw:layer="layout" svg:width="1.374cm" svg:height="0.357cm" svg:x="13.251cm" svg:y="8.268cm">
          <draw:text-box>
            <text:p text:style-name="P1"><text:span text:style-name="T7">acy gracz</text:span></text:p>
          </draw:text-box>
        </draw:frame>
        <draw:frame draw:style-name="gr3" draw:text-style-name="P4" draw:layer="layout" svg:width="1.158cm" svg:height="0.357cm" svg:x="2.5cm" svg:y="11.001cm">
          <draw:text-box>
            <text:p text:style-name="P1"><text:span text:style-name="T12">4.1.3.39</text:span></text:p>
          </draw:text-box>
        </draw:frame>
        <draw:frame draw:style-name="gr3" draw:text-style-name="P4" draw:layer="layout" svg:width="2.572cm" svg:height="0.357cm" svg:x="3.754cm" svg:y="11.001cm">
          <draw:text-box>
            <text:p text:style-name="P1"><text:span text:style-name="T12">ZamianaGraczy()</text:span></text:p>
          </draw:text-box>
        </draw:frame>
        <draw:frame draw:style-name="gr7" draw:text-style-name="P8" draw:layer="layout" svg:width="3.389cm" svg:height="0.319cm" svg:x="2.5cm" svg:y="12.094cm">
          <draw:text-box>
            <text:p text:style-name="P1"><text:span text:style-name="T14">void ZamianaGraczy (</text:span></text:p>
          </draw:text-box>
        </draw:frame>
        <draw:frame draw:style-name="gr7" draw:text-style-name="P8" draw:layer="layout" svg:width="1.526cm" svg:height="0.319cm" svg:x="4.669cm" svg:y="12.516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12.556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12.516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8.909cm" svg:height="0.357cm" svg:x="2.5cm" svg:y="13.34cm">
          <draw:text-box>
            <text:p text:style-name="P1"><text:span text:style-name="T7">Fukcja zamienia pozycjami graczy by gracz drugi mógł wykona</text:span></text:p>
          </draw:text-box>
        </draw:frame>
        <draw:frame draw:style-name="gr3" draw:text-style-name="P4" draw:layer="layout" svg:width="0.315cm" svg:height="0.357cm" svg:x="11.312cm" svg:y="13.335cm">
          <draw:text-box>
            <text:p text:style-name="P1"><text:span text:style-name="T7">´</text:span></text:p>
          </draw:text-box>
        </draw:frame>
        <draw:frame draw:style-name="gr3" draw:text-style-name="P4" draw:layer="layout" svg:width="0.891cm" svg:height="0.357cm" svg:x="11.286cm" svg:y="13.34cm">
          <draw:text-box>
            <text:p text:style-name="P1"><text:span text:style-name="T7">c swoj</text:span></text:p>
          </draw:text-box>
        </draw:frame>
        <draw:frame draw:style-name="gr3" draw:text-style-name="P4" draw:layer="layout" svg:width="0.315cm" svg:height="0.357cm" svg:x="12.249cm" svg:y="13.34cm">
          <draw:text-box>
            <text:p text:style-name="P1"><text:span text:style-name="T7">˛</text:span></text:p>
          </draw:text-box>
        </draw:frame>
        <draw:frame draw:style-name="gr3" draw:text-style-name="P4" draw:layer="layout" svg:width="0.836cm" svg:height="0.357cm" svg:x="12.152cm" svg:y="13.34cm">
          <draw:text-box>
            <text:p text:style-name="P1"><text:span text:style-name="T7">a tur ˛</text:span></text:p>
          </draw:text-box>
        </draw:frame>
        <draw:frame draw:style-name="gr3" draw:text-style-name="P4" draw:layer="layout" svg:width="0.315cm" svg:height="0.357cm" svg:x="12.785cm" svg:y="13.34cm">
          <draw:text-box>
            <text:p text:style-name="P1"><text:span text:style-name="T7">e.</text:span></text:p>
          </draw:text-box>
        </draw:frame>
        <draw:line draw:style-name="gr4" draw:text-style-name="P5" draw:layer="layout" svg:x1="2.499cm" svg:y1="14.78cm" svg:x2="11.669cm" svg:y2="14.78cm">
          <text:p/>
        </draw:line>
        <draw:line draw:style-name="gr4" draw:text-style-name="P5" draw:layer="layout" svg:x1="2.499cm" svg:y1="14.78cm" svg:x2="11.669cm" svg:y2="14.78cm">
          <text:p/>
        </draw:line>
        <draw:line draw:style-name="gr4" draw:text-style-name="P5" draw:layer="layout" svg:x1="2.507cm" svg:y1="15.282cm" svg:x2="2.507cm" svg:y2="14.787cm">
          <text:p/>
        </draw:line>
        <draw:frame draw:style-name="gr3" draw:text-style-name="P4" draw:layer="layout" svg:width="1.56cm" svg:height="0.357cm" svg:x="2.5cm" svg:y="14.15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39cm" svg:y1="15.282cm" svg:x2="4.39cm" svg:y2="14.787cm">
          <text:p/>
        </draw:line>
        <draw:frame draw:style-name="gr3" draw:text-style-name="P4" draw:layer="layout" svg:width="1.458cm" svg:height="0.357cm" svg:x="2.725cm" svg:y="14.826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608cm" svg:y="14.826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615cm" svg:y="14.826cm">
          <draw:text-box>
            <text:p text:style-name="P1"><text:span text:style-name="T7">˛</text:span></text:p>
          </draw:text-box>
        </draw:frame>
        <draw:line draw:style-name="gr4" draw:text-style-name="P5" draw:layer="layout" svg:x1="11.662cm" svg:y1="15.282cm" svg:x2="11.662cm" svg:y2="14.787cm">
          <text:p/>
        </draw:line>
        <draw:line draw:style-name="gr4" draw:text-style-name="P5" draw:layer="layout" svg:x1="2.499cm" svg:y1="15.289cm" svg:x2="11.669cm" svg:y2="15.289cm">
          <text:p/>
        </draw:line>
        <draw:line draw:style-name="gr4" draw:text-style-name="P5" draw:layer="layout" svg:x1="2.499cm" svg:y1="15.289cm" svg:x2="11.669cm" svg:y2="15.289cm">
          <text:p/>
        </draw:line>
        <draw:frame draw:style-name="gr3" draw:text-style-name="P4" draw:layer="layout" svg:width="3.969cm" svg:height="0.357cm" svg:x="7.518cm" svg:y="14.826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1.158cm" svg:height="0.357cm" svg:x="2.5cm" svg:y="17.56cm">
          <draw:text-box>
            <text:p text:style-name="P1"><text:span text:style-name="T12">4.1.3.40</text:span></text:p>
          </draw:text-box>
        </draw:frame>
        <draw:frame draw:style-name="gr3" draw:text-style-name="P4" draw:layer="layout" svg:width="1.209cm" svg:height="0.357cm" svg:x="3.754cm" svg:y="17.56cm">
          <draw:text-box>
            <text:p text:style-name="P1"><text:span text:style-name="T12">Zapisz()</text:span></text:p>
          </draw:text-box>
        </draw:frame>
        <draw:frame draw:style-name="gr7" draw:text-style-name="P8" draw:layer="layout" svg:width="2.034cm" svg:height="0.319cm" svg:x="2.5cm" svg:y="18.653cm">
          <draw:text-box>
            <text:p text:style-name="P1"><text:span text:style-name="T14">int Zapisz (</text:span></text:p>
          </draw:text-box>
        </draw:frame>
        <draw:frame draw:style-name="gr7" draw:text-style-name="P8" draw:layer="layout" svg:width="2.034cm" svg:height="0.319cm" svg:x="4.669cm" svg:y="19.075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19.114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19.075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1.526cm" svg:height="0.319cm" svg:x="4.669cm" svg:y="19.497cm">
          <draw:text-box>
            <text:p text:style-name="P1"><text:span text:style-name="T15">Rozgrywka</text:span></text:p>
          </draw:text-box>
        </draw:frame>
        <draw:frame draw:style-name="gr7" draw:text-style-name="P8" draw:layer="layout" svg:width="0.28cm" svg:height="0.28cm" svg:x="6.356cm" svg:y="19.536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865cm" svg:height="0.319cm" svg:x="6.674cm" svg:y="19.497cm">
          <draw:text-box>
            <text:p text:style-name="P1"><text:span text:style-name="T17">rozgrywka</text:span><text:span text:style-name="T14"> )</text:span></text:p>
          </draw:text-box>
        </draw:frame>
        <draw:frame draw:style-name="gr3" draw:text-style-name="P4" draw:layer="layout" svg:width="2.368cm" svg:height="0.357cm" svg:x="2.5cm" svg:y="20.32cm">
          <draw:text-box>
            <text:p text:style-name="P1"><text:span text:style-name="T7">Funkcja wykonuj</text:span></text:p>
          </draw:text-box>
        </draw:frame>
        <draw:frame draw:style-name="gr3" draw:text-style-name="P4" draw:layer="layout" svg:width="0.315cm" svg:height="0.357cm" svg:x="4.932cm" svg:y="20.32cm">
          <draw:text-box>
            <text:p text:style-name="P1"><text:span text:style-name="T7">˛</text:span></text:p>
          </draw:text-box>
        </draw:frame>
        <draw:frame draw:style-name="gr3" draw:text-style-name="P4" draw:layer="layout" svg:width="5.069cm" svg:height="0.357cm" svg:x="4.835cm" svg:y="20.32cm">
          <draw:text-box>
            <text:p text:style-name="P1"><text:span text:style-name="T7">aca zapis w tracie rozgrywki. Pocz ˛</text:span></text:p>
          </draw:text-box>
        </draw:frame>
        <draw:frame draw:style-name="gr3" draw:text-style-name="P4" draw:layer="layout" svg:width="7.491cm" svg:height="0.357cm" svg:x="9.671cm" svg:y="20.32cm">
          <draw:text-box>
            <text:p text:style-name="P1"><text:span text:style-name="T7">atkowo funkcja aktualizuje drzewo danymi, których ci</text:span></text:p>
          </draw:text-box>
        </draw:frame>
        <draw:frame draw:style-name="gr3" draw:text-style-name="P4" draw:layer="layout" svg:width="0.315cm" svg:height="0.357cm" svg:x="17.184cm" svg:y="20.32cm">
          <draw:text-box>
            <text:p text:style-name="P1"><text:span text:style-name="T7">˛</text:span></text:p>
          </draw:text-box>
        </draw:frame>
        <draw:frame draw:style-name="gr3" draw:text-style-name="P4" draw:layer="layout" svg:width="1.429cm" svg:height="0.357cm" svg:x="17.087cm" svg:y="20.32cm">
          <draw:text-box>
            <text:p text:style-name="P1"><text:span text:style-name="T7">agły zapis</text:span></text:p>
          </draw:text-box>
        </draw:frame>
        <draw:frame draw:style-name="gr3" draw:text-style-name="P4" draw:layer="layout" svg:width="8.448cm" svg:height="0.357cm" svg:x="2.5cm" svg:y="20.742cm">
          <draw:text-box>
            <text:p text:style-name="P1"><text:span text:style-name="T7">do drzewa byłby nieoptymalny. Dane aktualizowane znajduj</text:span></text:p>
          </draw:text-box>
        </draw:frame>
        <draw:frame draw:style-name="gr3" draw:text-style-name="P4" draw:layer="layout" svg:width="0.315cm" svg:height="0.357cm" svg:x="10.868cm" svg:y="20.742cm">
          <draw:text-box>
            <text:p text:style-name="P1"><text:span text:style-name="T7">˛</text:span></text:p>
          </draw:text-box>
        </draw:frame>
        <draw:frame draw:style-name="gr3" draw:text-style-name="P4" draw:layer="layout" svg:width="3.698cm" svg:height="0.357cm" svg:x="10.772cm" svg:y="20.742cm">
          <draw:text-box>
            <text:p text:style-name="P1"><text:span text:style-name="T7">a sie w strukturach</text:span><text:span text:style-name="T6"> Gracz</text:span><text:span text:style-name="T7">.</text:span></text:p>
          </draw:text-box>
        </draw:frame>
        <draw:line draw:style-name="gr4" draw:text-style-name="P5" draw:layer="layout" svg:x1="2.499cm" svg:y1="22.182cm" svg:x2="11.918cm" svg:y2="22.182cm">
          <text:p/>
        </draw:line>
        <draw:line draw:style-name="gr4" draw:text-style-name="P5" draw:layer="layout" svg:x1="2.499cm" svg:y1="22.182cm" svg:x2="11.918cm" svg:y2="22.182cm">
          <text:p/>
        </draw:line>
        <draw:line draw:style-name="gr4" draw:text-style-name="P5" draw:layer="layout" svg:x1="2.507cm" svg:y1="22.692cm" svg:x2="2.507cm" svg:y2="22.189cm">
          <text:p/>
        </draw:line>
        <draw:frame draw:style-name="gr3" draw:text-style-name="P4" draw:layer="layout" svg:width="1.56cm" svg:height="0.357cm" svg:x="2.5cm" svg:y="21.558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22.692cm" svg:x2="4.638cm" svg:y2="22.189cm">
          <text:p/>
        </draw:line>
        <draw:frame draw:style-name="gr3" draw:text-style-name="P4" draw:layer="layout" svg:width="1.729cm" svg:height="0.357cm" svg:x="2.725cm" svg:y="22.235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22.23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2.235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2.692cm" svg:x2="11.911cm" svg:y2="22.189cm">
          <text:p/>
        </draw:line>
        <draw:line draw:style-name="gr4" draw:text-style-name="P5" draw:layer="layout" svg:x1="2.499cm" svg:y1="22.699cm" svg:x2="11.918cm" svg:y2="22.699cm">
          <text:p/>
        </draw:line>
        <draw:line draw:style-name="gr4" draw:text-style-name="P5" draw:layer="layout" svg:x1="2.499cm" svg:y1="22.699cm" svg:x2="11.918cm" svg:y2="22.699cm">
          <text:p/>
        </draw:line>
        <draw:line draw:style-name="gr4" draw:text-style-name="P5" draw:layer="layout" svg:x1="2.507cm" svg:y1="23.201cm" svg:x2="2.507cm" svg:y2="22.706cm">
          <text:p/>
        </draw:line>
        <draw:frame draw:style-name="gr3" draw:text-style-name="P4" draw:layer="layout" svg:width="2.652cm" svg:height="0.357cm" svg:x="7.767cm" svg:y="22.235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23.201cm" svg:x2="4.638cm" svg:y2="22.706cm">
          <text:p/>
        </draw:line>
        <draw:frame draw:style-name="gr3" draw:text-style-name="P4" draw:layer="layout" svg:width="1.458cm" svg:height="0.357cm" svg:x="2.725cm" svg:y="22.745cm">
          <draw:text-box>
            <text:p text:style-name="P1"><text:span text:style-name="T18">rozgrywka</text:span></text:p>
          </draw:text-box>
        </draw:frame>
        <draw:frame draw:style-name="gr3" draw:text-style-name="P4" draw:layer="layout" svg:width="2.953cm" svg:height="0.357cm" svg:x="4.856cm" svg:y="22.745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22.745cm">
          <draw:text-box>
            <text:p text:style-name="P1"><text:span text:style-name="T7">˛</text:span></text:p>
          </draw:text-box>
        </draw:frame>
        <draw:line draw:style-name="gr4" draw:text-style-name="P5" draw:layer="layout" svg:x1="11.911cm" svg:y1="23.201cm" svg:x2="11.911cm" svg:y2="22.706cm">
          <text:p/>
        </draw:line>
        <draw:line draw:style-name="gr4" draw:text-style-name="P5" draw:layer="layout" svg:x1="2.499cm" svg:y1="23.208cm" svg:x2="11.918cm" svg:y2="23.208cm">
          <text:p/>
        </draw:line>
        <draw:line draw:style-name="gr4" draw:text-style-name="P5" draw:layer="layout" svg:x1="2.499cm" svg:y1="23.208cm" svg:x2="11.918cm" svg:y2="23.208cm">
          <text:p/>
        </draw:line>
        <draw:frame draw:style-name="gr3" draw:text-style-name="P4" draw:layer="layout" svg:width="3.969cm" svg:height="0.357cm" svg:x="7.767cm" svg:y="22.745cm">
          <draw:text-box>
            <text:p text:style-name="P1"><text:span text:style-name="T7">aca dane obecnej rozgrywki</text:span></text:p>
          </draw:text-box>
        </draw:frame>
        <draw:frame draw:style-name="gr3" draw:text-style-name="P4" draw:layer="layout" svg:width="1.098cm" svg:height="0.357cm" svg:x="2.5cm" svg:y="24.628cm">
          <draw:text-box>
            <text:p text:style-name="P1"><text:span text:style-name="T12">Zwraca</text:span></text:p>
          </draw:text-box>
        </draw:frame>
        <draw:frame draw:style-name="gr3" draw:text-style-name="P4" draw:layer="layout" svg:width="5.996cm" svg:height="0.357cm" svg:x="3.291cm" svg:y="25.264cm">
          <draw:text-box>
            <text:p text:style-name="P1"><text:span text:style-name="T7">1, gdy poprawnie wykonano zapis do pliku</text:span></text:p>
          </draw:text-box>
        </draw:frame>
        <draw:frame draw:style-name="gr3" draw:text-style-name="P4" draw:layer="layout" svg:width="1.92cm" svg:height="0.357cm" svg:x="3.291cm" svg:y="25.686cm">
          <draw:text-box>
            <text:p text:style-name="P1"><text:span text:style-name="T7">0, gdy nie mo</text:span></text:p>
          </draw:text-box>
        </draw:frame>
        <draw:frame draw:style-name="gr3" draw:text-style-name="P4" draw:layer="layout" svg:width="0.315cm" svg:height="0.357cm" svg:x="5.217cm" svg:y="25.682cm">
          <draw:text-box>
            <text:p text:style-name="P1"><text:span text:style-name="T7">˙</text:span></text:p>
          </draw:text-box>
        </draw:frame>
        <draw:frame draw:style-name="gr3" draw:text-style-name="P4" draw:layer="layout" svg:width="2.212cm" svg:height="0.357cm" svg:x="5.19cm" svg:y="25.686cm">
          <draw:text-box>
            <text:p text:style-name="P1"><text:span text:style-name="T7">zna było zapisa</text:span></text:p>
          </draw:text-box>
        </draw:frame>
        <draw:frame draw:style-name="gr3" draw:text-style-name="P4" draw:layer="layout" svg:width="0.315cm" svg:height="0.357cm" svg:x="7.39cm" svg:y="25.681cm">
          <draw:text-box>
            <text:p text:style-name="P1"><text:span text:style-name="T7">´</text:span></text:p>
          </draw:text-box>
        </draw:frame>
        <draw:frame draw:style-name="gr3" draw:text-style-name="P4" draw:layer="layout" svg:width="9.828cm" svg:height="0.357cm" svg:x="7.364cm" svg:y="25.686cm">
          <draw:text-box>
            <text:p text:style-name="P1"><text:span text:style-name="T7">c do pliku. W tym przypadku drzewo zostało utworzone tylko w pami ˛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1.645cm" svg:height="0.357cm" svg:x="16.858cm" svg:y="25.686cm">
          <draw:text-box>
            <text:p text:style-name="P1"><text:span text:style-name="T7">eci aplikacji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  <draw:page draw:name="page22" draw:style-name="dp1" draw:master-page-name="master-page53">
        <draw:frame draw:style-name="gr3" draw:text-style-name="P4" draw:layer="layout" svg:width="0.447cm" svg:height="0.357cm" svg:x="2.5cm" svg:y="1.209cm">
          <draw:text-box>
            <text:p text:style-name="P1"><text:span text:style-name="T3">4.1</text:span></text:p>
          </draw:text-box>
        </draw:frame>
        <draw:frame draw:style-name="gr3" draw:text-style-name="P4" draw:layer="layout" svg:width="13.113cm" svg:height="0.357cm" svg:x="3.256cm" svg:y="1.209cm">
          <draw:text-box>
            <text:p text:style-name="P1"><text:span text:style-name="T3">Dokumentacja pliku C:/Users/Ja/source/repos/Projekt-PK2/Project1/Project1/Funkcje.h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0.358cm" svg:height="0.357cm" svg:x="18.148cm" svg:y="1.209cm">
          <draw:text-box>
            <text:p text:style-name="P1"><text:span text:style-name="T3">21</text:span></text:p>
          </draw:text-box>
        </draw:frame>
        <draw:frame draw:style-name="gr3" draw:text-style-name="P4" draw:layer="layout" svg:width="1.158cm" svg:height="0.357cm" svg:x="2.5cm" svg:y="2.565cm">
          <draw:text-box>
            <text:p text:style-name="P1"><text:span text:style-name="T12">4.1.3.41</text:span></text:p>
          </draw:text-box>
        </draw:frame>
        <draw:frame draw:style-name="gr3" draw:text-style-name="P4" draw:layer="layout" svg:width="2.271cm" svg:height="0.357cm" svg:x="3.754cm" svg:y="2.565cm">
          <draw:text-box>
            <text:p text:style-name="P1"><text:span text:style-name="T12">ZapiszGracza()</text:span></text:p>
          </draw:text-box>
        </draw:frame>
        <draw:frame draw:style-name="gr7" draw:text-style-name="P8" draw:layer="layout" svg:width="3.219cm" svg:height="0.319cm" svg:x="2.5cm" svg:y="3.658cm">
          <draw:text-box>
            <text:p text:style-name="P1"><text:span text:style-name="T14">void ZapiszGracza (</text:span></text:p>
          </draw:text-box>
        </draw:frame>
        <draw:frame draw:style-name="gr7" draw:text-style-name="P8" draw:layer="layout" svg:width="1.865cm" svg:height="0.319cm" svg:x="4.669cm" svg:y="4.08cm">
          <draw:text-box>
            <text:p text:style-name="P1"><text:span text:style-name="T14">mxml_node_t</text:span></text:p>
          </draw:text-box>
        </draw:frame>
        <draw:frame draw:style-name="gr7" draw:text-style-name="P8" draw:layer="layout" svg:width="0.28cm" svg:height="0.28cm" svg:x="6.693cm" svg:y="4.119cm">
          <draw:text-box>
            <text:p text:style-name="P1"><text:span text:style-name="T16">∗</text:span></text:p>
          </draw:text-box>
        </draw:frame>
        <draw:frame draw:style-name="gr7" draw:text-style-name="P8" draw:layer="layout" svg:width="1.187cm" svg:height="0.319cm" svg:x="7.011cm" svg:y="4.08cm">
          <draw:text-box>
            <text:p text:style-name="P1"><text:span text:style-name="T17">parent,</text:span></text:p>
          </draw:text-box>
        </draw:frame>
        <draw:frame draw:style-name="gr7" draw:text-style-name="P8" draw:layer="layout" svg:width="2.034cm" svg:height="0.319cm" svg:x="4.669cm" svg:y="4.502cm">
          <draw:text-box>
            <text:p text:style-name="P1"><text:span text:style-name="T15">Konfiguracja</text:span></text:p>
          </draw:text-box>
        </draw:frame>
        <draw:frame draw:style-name="gr7" draw:text-style-name="P8" draw:layer="layout" svg:width="0.28cm" svg:height="0.28cm" svg:x="6.862cm" svg:y="4.541cm">
          <draw:text-box>
            <text:p text:style-name="P1"><text:span text:style-name="T16">∗</text:span></text:p>
          </draw:text-box>
        </draw:frame>
        <draw:frame draw:style-name="gr7" draw:text-style-name="P8" draw:layer="layout" svg:width="2.203cm" svg:height="0.319cm" svg:x="7.18cm" svg:y="4.502cm">
          <draw:text-box>
            <text:p text:style-name="P1"><text:span text:style-name="T17">konfiguracja,</text:span></text:p>
          </draw:text-box>
        </draw:frame>
        <draw:frame draw:style-name="gr7" draw:text-style-name="P8" draw:layer="layout" svg:width="2.204cm" svg:height="0.319cm" svg:x="4.669cm" svg:y="4.924cm">
          <draw:text-box>
            <text:p text:style-name="P1"><text:span text:style-name="T15">Gracz</text:span><text:span text:style-name="T17"> gracz</text:span><text:span text:style-name="T14"> )</text:span></text:p>
          </draw:text-box>
        </draw:frame>
        <draw:frame draw:style-name="gr3" draw:text-style-name="P4" draw:layer="layout" svg:width="6.475cm" svg:height="0.357cm" svg:x="2.5cm" svg:y="5.747cm">
          <draw:text-box>
            <text:p text:style-name="P1"><text:span text:style-name="T7">Funkcja zapisuje dane gracza do drzewa xml.</text:span></text:p>
          </draw:text-box>
        </draw:frame>
        <draw:line draw:style-name="gr4" draw:text-style-name="P5" draw:layer="layout" svg:x1="2.499cm" svg:y1="7.187cm" svg:x2="12.82cm" svg:y2="7.187cm">
          <text:p/>
        </draw:line>
        <draw:line draw:style-name="gr4" draw:text-style-name="P5" draw:layer="layout" svg:x1="2.499cm" svg:y1="7.187cm" svg:x2="12.82cm" svg:y2="7.187cm">
          <text:p/>
        </draw:line>
        <draw:line draw:style-name="gr4" draw:text-style-name="P5" draw:layer="layout" svg:x1="2.507cm" svg:y1="7.702cm" svg:x2="2.507cm" svg:y2="7.194cm">
          <text:p/>
        </draw:line>
        <draw:frame draw:style-name="gr3" draw:text-style-name="P4" draw:layer="layout" svg:width="1.56cm" svg:height="0.357cm" svg:x="2.5cm" svg:y="6.563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4.638cm" svg:y1="7.702cm" svg:x2="4.638cm" svg:y2="7.194cm">
          <text:p/>
        </draw:line>
        <draw:frame draw:style-name="gr3" draw:text-style-name="P4" draw:layer="layout" svg:width="0.908cm" svg:height="0.357cm" svg:x="2.725cm" svg:y="7.246cm">
          <draw:text-box>
            <text:p text:style-name="P1"><text:span text:style-name="T18">parent</text:span></text:p>
          </draw:text-box>
        </draw:frame>
        <draw:frame draw:style-name="gr3" draw:text-style-name="P4" draw:layer="layout" svg:width="0.497cm" svg:height="0.357cm" svg:x="4.856cm" svg:y="7.246cm">
          <draw:text-box>
            <text:p text:style-name="P1"><text:span text:style-name="T7">Cz˛</text:span></text:p>
          </draw:text-box>
        </draw:frame>
        <draw:frame draw:style-name="gr3" draw:text-style-name="P4" draw:layer="layout" svg:width="0.315cm" svg:height="0.357cm" svg:x="5.238cm" svg:y="7.246cm">
          <draw:text-box>
            <text:p text:style-name="P1"><text:span text:style-name="T7">e</text:span></text:p>
          </draw:text-box>
        </draw:frame>
        <draw:frame draw:style-name="gr3" draw:text-style-name="P4" draw:layer="layout" svg:width="0.315cm" svg:height="0.357cm" svg:x="5.441cm" svg:y="7.241cm">
          <draw:text-box>
            <text:p text:style-name="P1"><text:span text:style-name="T7">´</text:span></text:p>
          </draw:text-box>
        </draw:frame>
        <draw:frame draw:style-name="gr3" draw:text-style-name="P4" draw:layer="layout" svg:width="0.315cm" svg:height="0.357cm" svg:x="5.414cm" svg:y="7.246cm">
          <draw:text-box>
            <text:p text:style-name="P1"><text:span text:style-name="T7">s</text:span></text:p>
          </draw:text-box>
        </draw:frame>
        <draw:frame draw:style-name="gr3" draw:text-style-name="P4" draw:layer="layout" svg:width="0.315cm" svg:height="0.357cm" svg:x="5.599cm" svg:y="7.241cm">
          <draw:text-box>
            <text:p text:style-name="P1"><text:span text:style-name="T7">´</text:span></text:p>
          </draw:text-box>
        </draw:frame>
        <draw:frame draw:style-name="gr3" draw:text-style-name="P4" draw:layer="layout" svg:width="5.302cm" svg:height="0.357cm" svg:x="5.572cm" svg:y="7.246cm">
          <draw:text-box>
            <text:p text:style-name="P1"><text:span text:style-name="T7">c drzewa pod które zapisane zostan ˛</text:span></text:p>
          </draw:text-box>
        </draw:frame>
        <draw:line draw:style-name="gr4" draw:text-style-name="P5" draw:layer="layout" svg:x1="12.813cm" svg:y1="7.702cm" svg:x2="12.813cm" svg:y2="7.194cm">
          <text:p/>
        </draw:line>
        <draw:line draw:style-name="gr4" draw:text-style-name="P5" draw:layer="layout" svg:x1="2.499cm" svg:y1="7.709cm" svg:x2="12.82cm" svg:y2="7.709cm">
          <text:p/>
        </draw:line>
        <draw:line draw:style-name="gr4" draw:text-style-name="P5" draw:layer="layout" svg:x1="2.499cm" svg:y1="7.709cm" svg:x2="12.82cm" svg:y2="7.709cm">
          <text:p/>
        </draw:line>
        <draw:line draw:style-name="gr4" draw:text-style-name="P5" draw:layer="layout" svg:x1="2.507cm" svg:y1="8.219cm" svg:x2="2.507cm" svg:y2="7.716cm">
          <text:p/>
        </draw:line>
        <draw:frame draw:style-name="gr3" draw:text-style-name="P4" draw:layer="layout" svg:width="2.03cm" svg:height="0.357cm" svg:x="10.598cm" svg:y="7.246cm">
          <draw:text-box>
            <text:p text:style-name="P1"><text:span text:style-name="T7">a dane gracza</text:span></text:p>
          </draw:text-box>
        </draw:frame>
        <draw:line draw:style-name="gr4" draw:text-style-name="P5" draw:layer="layout" svg:x1="4.638cm" svg:y1="8.219cm" svg:x2="4.638cm" svg:y2="7.716cm">
          <text:p/>
        </draw:line>
        <draw:frame draw:style-name="gr3" draw:text-style-name="P4" draw:layer="layout" svg:width="1.729cm" svg:height="0.357cm" svg:x="2.725cm" svg:y="7.763cm">
          <draw:text-box>
            <text:p text:style-name="P1"><text:span text:style-name="T18">konfiguracja</text:span></text:p>
          </draw:text-box>
        </draw:frame>
        <draw:frame draw:style-name="gr3" draw:text-style-name="P4" draw:layer="layout" svg:width="2.953cm" svg:height="0.357cm" svg:x="4.856cm" svg:y="7.763cm">
          <draw:text-box>
            <text:p text:style-name="P1"><text:span text:style-name="T7">struktura przechowuj</text:span></text:p>
          </draw:text-box>
        </draw:frame>
        <draw:frame draw:style-name="gr3" draw:text-style-name="P4" draw:layer="layout" svg:width="0.315cm" svg:height="0.357cm" svg:x="7.863cm" svg:y="7.763cm">
          <draw:text-box>
            <text:p text:style-name="P1"><text:span text:style-name="T7">˛</text:span></text:p>
          </draw:text-box>
        </draw:frame>
        <draw:line draw:style-name="gr4" draw:text-style-name="P5" draw:layer="layout" svg:x1="12.813cm" svg:y1="8.219cm" svg:x2="12.813cm" svg:y2="7.716cm">
          <text:p/>
        </draw:line>
        <draw:line draw:style-name="gr4" draw:text-style-name="P5" draw:layer="layout" svg:x1="2.499cm" svg:y1="8.226cm" svg:x2="12.82cm" svg:y2="8.226cm">
          <text:p/>
        </draw:line>
        <draw:line draw:style-name="gr4" draw:text-style-name="P5" draw:layer="layout" svg:x1="2.499cm" svg:y1="8.226cm" svg:x2="12.82cm" svg:y2="8.226cm">
          <text:p/>
        </draw:line>
        <draw:line draw:style-name="gr4" draw:text-style-name="P5" draw:layer="layout" svg:x1="2.507cm" svg:y1="8.736cm" svg:x2="2.507cm" svg:y2="8.233cm">
          <text:p/>
        </draw:line>
        <draw:frame draw:style-name="gr3" draw:text-style-name="P4" draw:layer="layout" svg:width="2.652cm" svg:height="0.357cm" svg:x="7.767cm" svg:y="7.763cm">
          <draw:text-box>
            <text:p text:style-name="P1"><text:span text:style-name="T7">aca ustawienia gry</text:span></text:p>
          </draw:text-box>
        </draw:frame>
        <draw:line draw:style-name="gr4" draw:text-style-name="P5" draw:layer="layout" svg:x1="4.638cm" svg:y1="8.736cm" svg:x2="4.638cm" svg:y2="8.233cm">
          <text:p/>
        </draw:line>
        <draw:frame draw:style-name="gr3" draw:text-style-name="P4" draw:layer="layout" svg:width="0.785cm" svg:height="0.357cm" svg:x="2.725cm" svg:y="8.28cm">
          <draw:text-box>
            <text:p text:style-name="P1"><text:span text:style-name="T18">gracz</text:span></text:p>
          </draw:text-box>
        </draw:frame>
        <draw:line draw:style-name="gr4" draw:text-style-name="P5" draw:layer="layout" svg:x1="12.813cm" svg:y1="8.736cm" svg:x2="12.813cm" svg:y2="8.233cm">
          <text:p/>
        </draw:line>
        <draw:line draw:style-name="gr4" draw:text-style-name="P5" draw:layer="layout" svg:x1="2.499cm" svg:y1="8.744cm" svg:x2="12.82cm" svg:y2="8.744cm">
          <text:p/>
        </draw:line>
        <draw:line draw:style-name="gr4" draw:text-style-name="P5" draw:layer="layout" svg:x1="2.499cm" svg:y1="8.744cm" svg:x2="12.82cm" svg:y2="8.744cm">
          <text:p/>
        </draw:line>
        <draw:frame draw:style-name="gr3" draw:text-style-name="P4" draw:layer="layout" svg:width="7.355cm" svg:height="0.357cm" svg:x="4.856cm" svg:y="8.28cm">
          <draw:text-box>
            <text:p text:style-name="P1"><text:span text:style-name="T7">Struktura z danymi gracza zapisywanymi do drzewa</text:span></text:p>
          </draw:text-box>
        </draw:frame>
        <draw:frame draw:style-name="gr3" draw:text-style-name="P4" draw:layer="layout" svg:width="1.158cm" svg:height="0.357cm" svg:x="2.5cm" svg:y="11.014cm">
          <draw:text-box>
            <text:p text:style-name="P1"><text:span text:style-name="T12">4.1.3.42</text:span></text:p>
          </draw:text-box>
        </draw:frame>
        <draw:frame draw:style-name="gr3" draw:text-style-name="P4" draw:layer="layout" svg:width="1.983cm" svg:height="0.357cm" svg:x="3.754cm" svg:y="11.014cm">
          <draw:text-box>
            <text:p text:style-name="P1"><text:span text:style-name="T12">ZmienKolor()</text:span></text:p>
          </draw:text-box>
        </draw:frame>
        <draw:frame draw:style-name="gr7" draw:text-style-name="P8" draw:layer="layout" svg:width="2.881cm" svg:height="0.319cm" svg:x="2.5cm" svg:y="12.107cm">
          <draw:text-box>
            <text:p text:style-name="P1"><text:span text:style-name="T14">void ZmienKolor (</text:span></text:p>
          </draw:text-box>
        </draw:frame>
        <draw:frame draw:style-name="gr7" draw:text-style-name="P8" draw:layer="layout" svg:width="1.865cm" svg:height="0.319cm" svg:x="4.669cm" svg:y="12.529cm">
          <draw:text-box>
            <text:p text:style-name="P1"><text:span text:style-name="T14">Kolor</text:span><text:span text:style-name="T17"> typ</text:span><text:span text:style-name="T14"> )</text:span></text:p>
          </draw:text-box>
        </draw:frame>
        <draw:frame draw:style-name="gr3" draw:text-style-name="P4" draw:layer="layout" svg:width="2.385cm" svg:height="0.357cm" svg:x="2.5cm" svg:y="13.352cm">
          <draw:text-box>
            <text:p text:style-name="P1"><text:span text:style-name="T7">Funkcja zmieniaj</text:span></text:p>
          </draw:text-box>
        </draw:frame>
        <draw:frame draw:style-name="gr3" draw:text-style-name="P4" draw:layer="layout" svg:width="0.315cm" svg:height="0.357cm" svg:x="4.938cm" svg:y="13.352cm">
          <draw:text-box>
            <text:p text:style-name="P1"><text:span text:style-name="T7">˛</text:span></text:p>
          </draw:text-box>
        </draw:frame>
        <draw:frame draw:style-name="gr3" draw:text-style-name="P4" draw:layer="layout" svg:width="12.981cm" svg:height="0.357cm" svg:x="4.841cm" svg:y="13.352cm">
          <draw:text-box>
            <text:p text:style-name="P1"><text:span text:style-name="T7">aca kolor tekstu. Ma zastosowanie estetyczne. Dla nieobsługiwanych systemów nie wykona</text:span></text:p>
          </draw:text-box>
        </draw:frame>
        <draw:frame draw:style-name="gr3" draw:text-style-name="P4" draw:layer="layout" svg:width="0.315cm" svg:height="0.357cm" svg:x="17.595cm" svg:y="13.349cm">
          <draw:text-box>
            <text:p text:style-name="P1"><text:span text:style-name="T7">˙</text:span></text:p>
          </draw:text-box>
        </draw:frame>
        <draw:frame draw:style-name="gr3" draw:text-style-name="P4" draw:layer="layout" svg:width="0.946cm" svg:height="0.357cm" svg:x="17.568cm" svg:y="13.352cm">
          <draw:text-box>
            <text:p text:style-name="P1"><text:span text:style-name="T7">zadnej</text:span></text:p>
          </draw:text-box>
        </draw:frame>
        <draw:frame draw:style-name="gr3" draw:text-style-name="P4" draw:layer="layout" svg:width="1.34cm" svg:height="0.357cm" svg:x="2.5cm" svg:y="13.774cm">
          <draw:text-box>
            <text:p text:style-name="P1"><text:span text:style-name="T7">instrukcji.</text:span></text:p>
          </draw:text-box>
        </draw:frame>
        <draw:line draw:style-name="gr4" draw:text-style-name="P5" draw:layer="layout" svg:x1="2.499cm" svg:y1="15.21cm" svg:x2="12.552cm" svg:y2="15.21cm">
          <text:p/>
        </draw:line>
        <draw:line draw:style-name="gr4" draw:text-style-name="P5" draw:layer="layout" svg:x1="2.499cm" svg:y1="15.21cm" svg:x2="12.552cm" svg:y2="15.21cm">
          <text:p/>
        </draw:line>
        <draw:line draw:style-name="gr4" draw:text-style-name="P5" draw:layer="layout" svg:x1="2.507cm" svg:y1="15.716cm" svg:x2="2.507cm" svg:y2="15.217cm">
          <text:p/>
        </draw:line>
        <draw:frame draw:style-name="gr3" draw:text-style-name="P4" draw:layer="layout" svg:width="1.56cm" svg:height="0.357cm" svg:x="2.5cm" svg:y="14.586cm">
          <draw:text-box>
            <text:p text:style-name="P1"><text:span text:style-name="T12">Parametry</text:span></text:p>
          </draw:text-box>
        </draw:frame>
        <draw:line draw:style-name="gr4" draw:text-style-name="P5" draw:layer="layout" svg:x1="3.364cm" svg:y1="15.716cm" svg:x2="3.364cm" svg:y2="15.217cm">
          <text:p/>
        </draw:line>
        <draw:frame draw:style-name="gr3" draw:text-style-name="P4" draw:layer="layout" svg:width="0.43cm" svg:height="0.357cm" svg:x="2.725cm" svg:y="15.264cm">
          <draw:text-box>
            <text:p text:style-name="P1"><text:span text:style-name="T18">typ</text:span></text:p>
          </draw:text-box>
        </draw:frame>
        <draw:line draw:style-name="gr4" draw:text-style-name="P5" draw:layer="layout" svg:x1="12.545cm" svg:y1="15.716cm" svg:x2="12.545cm" svg:y2="15.217cm">
          <text:p/>
        </draw:line>
        <draw:line draw:style-name="gr4" draw:text-style-name="P5" draw:layer="layout" svg:x1="2.499cm" svg:y1="15.723cm" svg:x2="12.552cm" svg:y2="15.723cm">
          <text:p/>
        </draw:line>
        <draw:line draw:style-name="gr4" draw:text-style-name="P5" draw:layer="layout" svg:x1="2.499cm" svg:y1="15.723cm" svg:x2="12.552cm" svg:y2="15.723cm">
          <text:p/>
        </draw:lin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8.879cm" svg:height="0.357cm" svg:x="3.583cm" svg:y="15.264cm">
          <draw:text-box>
            <text:p text:style-name="P1"><text:span text:style-name="T7">Kod koloru na który zostanie zamieniony kolor tekstu w konsoli</text:span></text:p>
          </draw:text-box>
        </draw:frame>
        <draw:frame draw:style-name="gr5" draw:text-style-name="P6" draw:layer="layout" svg:width="3.249cm" svg:height="0.247cm" svg:x="2.5cm" svg:y="28.054cm">
          <draw:text-box>
            <text:p text:style-name="P1"><text:span text:style-name="T9">Wygenerowano przez Doxygen</text:span></text:p>
          </draw:text-box>
        </draw:frame>
      </draw:page>
      <draw:page draw:name="page23" draw:style-name="dp1" draw:master-page-name="master-page68"/>
      <draw:page draw:name="page24" draw:style-name="dp1" draw:master-page-name="master-page71">
        <draw:frame draw:style-name="gr1" draw:text-style-name="P2" draw:layer="layout" svg:width="2.267cm" svg:height="0.509cm" svg:x="2.5cm" svg:y="2.999cm">
          <draw:text-box>
            <text:p text:style-name="P1"><text:span text:style-name="T4">Skorowidz</text:span></text:p>
          </draw:text-box>
        </draw:frame>
        <draw:frame draw:style-name="gr3" draw:text-style-name="P4" draw:layer="layout" svg:width="2.987cm" svg:height="0.357cm" svg:x="2.5cm" svg:y="3.863cm">
          <draw:text-box>
            <text:p text:style-name="P1"><text:span text:style-name="T7">AutoRozmieszczenie</text:span></text:p>
          </draw:text-box>
        </draw:frame>
        <draw:frame draw:style-name="gr3" draw:text-style-name="P4" draw:layer="layout" svg:width="1.746cm" svg:height="0.357cm" svg:x="3.203cm" svg:y="4.286cm">
          <draw:text-box>
            <text:p text:style-name="P1"><text:span text:style-name="T7">Funkcje.h,</text:span><text:span text:style-name="T6"> 6</text:span></text:p>
          </draw:text-box>
        </draw:frame>
        <draw:frame draw:style-name="gr3" draw:text-style-name="P4" draw:layer="layout" svg:width="0.781cm" svg:height="0.357cm" svg:x="2.5cm" svg:y="5.079cm">
          <draw:text-box>
            <text:p text:style-name="P1"><text:span text:style-name="T7">Bitwa</text:span></text:p>
          </draw:text-box>
        </draw:frame>
        <draw:frame draw:style-name="gr3" draw:text-style-name="P4" draw:layer="layout" svg:width="1.746cm" svg:height="0.357cm" svg:x="3.203cm" svg:y="5.502cm">
          <draw:text-box>
            <text:p text:style-name="P1"><text:span text:style-name="T7">Funkcje.h,</text:span><text:span text:style-name="T6"> 6</text:span></text:p>
          </draw:text-box>
        </draw:frame>
        <draw:frame draw:style-name="gr3" draw:text-style-name="P4" draw:layer="layout" svg:width="1.082cm" svg:height="0.357cm" svg:x="2.5cm" svg:y="5.925cm">
          <draw:text-box>
            <text:p text:style-name="P1"><text:span text:style-name="T7">BitwaAI</text:span></text:p>
          </draw:text-box>
        </draw:frame>
        <draw:frame draw:style-name="gr3" draw:text-style-name="P4" draw:layer="layout" svg:width="1.746cm" svg:height="0.357cm" svg:x="3.203cm" svg:y="6.348cm">
          <draw:text-box>
            <text:p text:style-name="P1"><text:span text:style-name="T7">Funkcje.h,</text:span><text:span text:style-name="T6"> 7</text:span></text:p>
          </draw:text-box>
        </draw:frame>
        <draw:frame draw:style-name="gr3" draw:text-style-name="P4" draw:layer="layout" svg:width="6.75cm" svg:height="0.357cm" svg:x="2.5cm" svg:y="7.142cm">
          <draw:text-box>
            <text:p text:style-name="P1"><text:span text:style-name="T7">C:/Users/Ja/source/repos/Projekt-PK2/Project1/</text:span></text:p>
          </draw:text-box>
        </draw:frame>
        <draw:frame draw:style-name="gr8" draw:text-style-name="P9" draw:layer="layout" svg:width="0.277cm" svg:height="0.245cm" svg:x="9.173cm" svg:y="7.258cm">
          <draw:text-box>
            <text:p text:style-name="P1"><text:span text:style-name="T19">←</text:span><text:span text:style-name="T20">-</text:span></text:p>
          </draw:text-box>
        </draw:frame>
        <draw:frame draw:style-name="gr3" draw:text-style-name="P4" draw:layer="layout" svg:width="3.008cm" svg:height="0.357cm" svg:x="3.906cm" svg:y="7.564cm">
          <draw:text-box>
            <text:p text:style-name="P1"><text:span text:style-name="T7">Project1/Funkcje.h,</text:span><text:span text:style-name="T6"> 4</text:span></text:p>
          </draw:text-box>
        </draw:frame>
        <draw:frame draw:style-name="gr3" draw:text-style-name="P4" draw:layer="layout" svg:width="1.886cm" svg:height="0.357cm" svg:x="2.5cm" svg:y="8.357cm">
          <draw:text-box>
            <text:p text:style-name="P1"><text:span text:style-name="T7">DodajdoFloty</text:span></text:p>
          </draw:text-box>
        </draw:frame>
        <draw:frame draw:style-name="gr3" draw:text-style-name="P4" draw:layer="layout" svg:width="1.746cm" svg:height="0.357cm" svg:x="3.203cm" svg:y="8.78cm">
          <draw:text-box>
            <text:p text:style-name="P1"><text:span text:style-name="T7">Funkcje.h,</text:span><text:span text:style-name="T6"> 7</text:span></text:p>
          </draw:text-box>
        </draw:frame>
        <draw:frame draw:style-name="gr3" draw:text-style-name="P4" draw:layer="layout" svg:width="1.852cm" svg:height="0.357cm" svg:x="2.5cm" svg:y="9.203cm">
          <draw:text-box>
            <text:p text:style-name="P1"><text:span text:style-name="T7">DodajdoListy</text:span></text:p>
          </draw:text-box>
        </draw:frame>
        <draw:frame draw:style-name="gr3" draw:text-style-name="P4" draw:layer="layout" svg:width="1.746cm" svg:height="0.357cm" svg:x="3.203cm" svg:y="9.626cm">
          <draw:text-box>
            <text:p text:style-name="P1"><text:span text:style-name="T7">Funkcje.h,</text:span><text:span text:style-name="T6"> 7</text:span></text:p>
          </draw:text-box>
        </draw:frame>
        <draw:frame draw:style-name="gr3" draw:text-style-name="P4" draw:layer="layout" svg:width="1.319cm" svg:height="0.357cm" svg:x="2.5cm" svg:y="10.049cm">
          <draw:text-box>
            <text:p text:style-name="P1"><text:span text:style-name="T7">Dzialania</text:span></text:p>
          </draw:text-box>
        </draw:frame>
        <draw:frame draw:style-name="gr3" draw:text-style-name="P4" draw:layer="layout" svg:width="1.746cm" svg:height="0.357cm" svg:x="3.203cm" svg:y="10.472cm">
          <draw:text-box>
            <text:p text:style-name="P1"><text:span text:style-name="T7">Funkcje.h,</text:span><text:span text:style-name="T6"> 6</text:span></text:p>
          </draw:text-box>
        </draw:frame>
        <draw:frame draw:style-name="gr3" draw:text-style-name="P4" draw:layer="layout" svg:width="1.391cm" svg:height="0.357cm" svg:x="2.5cm" svg:y="11.266cm">
          <draw:text-box>
            <text:p text:style-name="P1"><text:span text:style-name="T7">Funkcje.h</text:span></text:p>
          </draw:text-box>
        </draw:frame>
        <draw:frame draw:style-name="gr3" draw:text-style-name="P4" draw:layer="layout" svg:width="3.342cm" svg:height="0.357cm" svg:x="3.203cm" svg:y="11.689cm">
          <draw:text-box>
            <text:p text:style-name="P1"><text:span text:style-name="T7">AutoRozmieszczenie,</text:span><text:span text:style-name="T6"> 6</text:span></text:p>
          </draw:text-box>
        </draw:frame>
        <draw:frame draw:style-name="gr3" draw:text-style-name="P4" draw:layer="layout" svg:width="1.137cm" svg:height="0.357cm" svg:x="3.203cm" svg:y="12.112cm">
          <draw:text-box>
            <text:p text:style-name="P1"><text:span text:style-name="T7">Bitwa,</text:span><text:span text:style-name="T6"> 6</text:span></text:p>
          </draw:text-box>
        </draw:frame>
        <draw:frame draw:style-name="gr3" draw:text-style-name="P4" draw:layer="layout" svg:width="1.437cm" svg:height="0.357cm" svg:x="3.203cm" svg:y="12.535cm">
          <draw:text-box>
            <text:p text:style-name="P1"><text:span text:style-name="T7">BitwaAI,</text:span><text:span text:style-name="T6"> 7</text:span></text:p>
          </draw:text-box>
        </draw:frame>
        <draw:frame draw:style-name="gr3" draw:text-style-name="P4" draw:layer="layout" svg:width="2.242cm" svg:height="0.357cm" svg:x="3.203cm" svg:y="12.958cm">
          <draw:text-box>
            <text:p text:style-name="P1"><text:span text:style-name="T7">DodajdoFloty,</text:span><text:span text:style-name="T6"> 7</text:span></text:p>
          </draw:text-box>
        </draw:frame>
        <draw:frame draw:style-name="gr3" draw:text-style-name="P4" draw:layer="layout" svg:width="2.208cm" svg:height="0.357cm" svg:x="3.203cm" svg:y="13.38cm">
          <draw:text-box>
            <text:p text:style-name="P1"><text:span text:style-name="T7">DodajdoListy,</text:span><text:span text:style-name="T6"> 7</text:span></text:p>
          </draw:text-box>
        </draw:frame>
        <draw:frame draw:style-name="gr3" draw:text-style-name="P4" draw:layer="layout" svg:width="1.674cm" svg:height="0.357cm" svg:x="3.203cm" svg:y="13.803cm">
          <draw:text-box>
            <text:p text:style-name="P1"><text:span text:style-name="T7">Dzialania,</text:span><text:span text:style-name="T6"> 6</text:span></text:p>
          </draw:text-box>
        </draw:frame>
        <draw:frame draw:style-name="gr3" draw:text-style-name="P4" draw:layer="layout" svg:width="1.933cm" svg:height="0.357cm" svg:x="3.203cm" svg:y="14.226cm">
          <draw:text-box>
            <text:p text:style-name="P1"><text:span text:style-name="T7">GameLoop,</text:span><text:span text:style-name="T6"> 8</text:span></text:p>
          </draw:text-box>
        </draw:frame>
        <draw:frame draw:style-name="gr3" draw:text-style-name="P4" draw:layer="layout" svg:width="2.233cm" svg:height="0.357cm" svg:x="3.203cm" svg:y="14.649cm">
          <draw:text-box>
            <text:p text:style-name="P1"><text:span text:style-name="T7">GameLoopAI,</text:span><text:span text:style-name="T6"> 8</text:span></text:p>
          </draw:text-box>
        </draw:frame>
        <draw:frame draw:style-name="gr3" draw:text-style-name="P4" draw:layer="layout" svg:width="1.442cm" svg:height="0.357cm" svg:x="3.203cm" svg:y="15.072cm">
          <draw:text-box>
            <text:p text:style-name="P1"><text:span text:style-name="T7">Historia,</text:span><text:span text:style-name="T6"> 5</text:span></text:p>
          </draw:text-box>
        </draw:frame>
        <draw:frame draw:style-name="gr3" draw:text-style-name="P4" draw:layer="layout" svg:width="1.675cm" svg:height="0.357cm" svg:x="3.203cm" svg:y="15.495cm">
          <draw:text-box>
            <text:p text:style-name="P1"><text:span text:style-name="T7">IdzSkos,</text:span><text:span text:style-name="T6"> 10</text:span></text:p>
          </draw:text-box>
        </draw:frame>
        <draw:frame draw:style-name="gr3" draw:text-style-name="P4" draw:layer="layout" svg:width="0.997cm" svg:height="0.357cm" svg:x="3.203cm" svg:y="15.918cm">
          <draw:text-box>
            <text:p text:style-name="P1"><text:span text:style-name="T7">IdzE,</text:span><text:span text:style-name="T6"> 9</text:span></text:p>
          </draw:text-box>
        </draw:frame>
        <draw:frame draw:style-name="gr3" draw:text-style-name="P4" draw:layer="layout" svg:width="1.014cm" svg:height="0.357cm" svg:x="3.203cm" svg:y="16.341cm">
          <draw:text-box>
            <text:p text:style-name="P1"><text:span text:style-name="T7">IdzN,</text:span><text:span text:style-name="T6"> 9</text:span></text:p>
          </draw:text-box>
        </draw:frame>
        <draw:frame draw:style-name="gr3" draw:text-style-name="P4" draw:layer="layout" svg:width="0.997cm" svg:height="0.357cm" svg:x="3.203cm" svg:y="16.764cm">
          <draw:text-box>
            <text:p text:style-name="P1"><text:span text:style-name="T7">IdzS,</text:span><text:span text:style-name="T6"> 9</text:span></text:p>
          </draw:text-box>
        </draw:frame>
        <draw:frame draw:style-name="gr3" draw:text-style-name="P4" draw:layer="layout" svg:width="1.264cm" svg:height="0.357cm" svg:x="3.203cm" svg:y="17.187cm">
          <draw:text-box>
            <text:p text:style-name="P1"><text:span text:style-name="T7">IdzW,</text:span><text:span text:style-name="T6"> 10</text:span></text:p>
          </draw:text-box>
        </draw:frame>
        <draw:frame draw:style-name="gr3" draw:text-style-name="P4" draw:layer="layout" svg:width="2.14cm" svg:height="0.357cm" svg:x="3.203cm" svg:y="17.61cm">
          <draw:text-box>
            <text:p text:style-name="P1"><text:span text:style-name="T7">InicializujAI,</text:span><text:span text:style-name="T6"> 10</text:span></text:p>
          </draw:text-box>
        </draw:frame>
        <draw:frame draw:style-name="gr3" draw:text-style-name="P4" draw:layer="layout" svg:width="1.357cm" svg:height="0.357cm" svg:x="3.203cm" svg:y="18.033cm">
          <draw:text-box>
            <text:p text:style-name="P1"><text:span text:style-name="T7">Iniciuj,</text:span><text:span text:style-name="T6"> 11</text:span></text:p>
          </draw:text-box>
        </draw:frame>
        <draw:frame draw:style-name="gr3" draw:text-style-name="P4" draw:layer="layout" svg:width="1.302cm" svg:height="0.357cm" svg:x="3.203cm" svg:y="18.455cm">
          <draw:text-box>
            <text:p text:style-name="P1"><text:span text:style-name="T7">Losuj,</text:span><text:span text:style-name="T6"> 11</text:span></text:p>
          </draw:text-box>
        </draw:frame>
        <draw:frame draw:style-name="gr3" draw:text-style-name="P4" draw:layer="layout" svg:width="1.586cm" svg:height="0.357cm" svg:x="3.203cm" svg:y="18.878cm">
          <draw:text-box>
            <text:p text:style-name="P1"><text:span text:style-name="T7">Oczysc,</text:span><text:span text:style-name="T6"> 11</text:span></text:p>
          </draw:text-box>
        </draw:frame>
        <draw:frame draw:style-name="gr3" draw:text-style-name="P4" draw:layer="layout" svg:width="3.199cm" svg:height="0.357cm" svg:x="3.203cm" svg:y="19.301cm">
          <draw:text-box>
            <text:p text:style-name="P1"><text:span text:style-name="T7">PobierzKodowanie,</text:span><text:span text:style-name="T6"> 12</text:span></text:p>
          </draw:text-box>
        </draw:frame>
        <draw:frame draw:style-name="gr3" draw:text-style-name="P4" draw:layer="layout" svg:width="3.237cm" svg:height="0.357cm" svg:x="3.203cm" svg:y="19.724cm">
          <draw:text-box>
            <text:p text:style-name="P1"><text:span text:style-name="T7">PobierzKoordynaty,</text:span><text:span text:style-name="T6"> 12</text:span></text:p>
          </draw:text-box>
        </draw:frame>
        <draw:frame draw:style-name="gr3" draw:text-style-name="P4" draw:layer="layout" svg:width="3.089cm" svg:height="0.357cm" svg:x="3.203cm" svg:y="20.147cm">
          <draw:text-box>
            <text:p text:style-name="P1"><text:span text:style-name="T7">PobierzParametry,</text:span><text:span text:style-name="T6"> 12</text:span></text:p>
          </draw:text-box>
        </draw:frame>
        <draw:frame draw:style-name="gr3" draw:text-style-name="P4" draw:layer="layout" svg:width="2.864cm" svg:height="0.357cm" svg:x="3.203cm" svg:y="20.57cm">
          <draw:text-box>
            <text:p text:style-name="P1"><text:span text:style-name="T7">Rozmieszczenie,</text:span><text:span text:style-name="T6"> 13</text:span></text:p>
          </draw:text-box>
        </draw:frame>
        <draw:frame draw:style-name="gr3" draw:text-style-name="P4" draw:layer="layout" svg:width="2.475cm" svg:height="0.357cm" svg:x="3.203cm" svg:y="20.993cm">
          <draw:text-box>
            <text:p text:style-name="P1"><text:span text:style-name="T7">RysujPlansze,</text:span><text:span text:style-name="T6"> 13</text:span></text:p>
          </draw:text-box>
        </draw:frame>
        <draw:frame draw:style-name="gr3" draw:text-style-name="P4" draw:layer="layout" svg:width="2.136cm" svg:height="0.357cm" svg:x="3.203cm" svg:y="21.416cm">
          <draw:text-box>
            <text:p text:style-name="P1"><text:span text:style-name="T7">Skonfiguruj,</text:span><text:span text:style-name="T6"> 14</text:span></text:p>
          </draw:text-box>
        </draw:frame>
        <draw:frame draw:style-name="gr3" draw:text-style-name="P4" draw:layer="layout" svg:width="3.182cm" svg:height="0.357cm" svg:x="3.203cm" svg:y="21.839cm">
          <draw:text-box>
            <text:p text:style-name="P1"><text:span text:style-name="T7">SprawdzZgodnosc,</text:span><text:span text:style-name="T6"> 14</text:span></text:p>
          </draw:text-box>
        </draw:frame>
        <draw:frame draw:style-name="gr3" draw:text-style-name="P4" draw:layer="layout" svg:width="1.353cm" svg:height="0.357cm" svg:x="3.203cm" svg:y="22.262cm">
          <draw:text-box>
            <text:p text:style-name="P1"><text:span text:style-name="T7">Strzal,</text:span><text:span text:style-name="T6"> 14</text:span></text:p>
          </draw:text-box>
        </draw:frame>
        <draw:frame draw:style-name="gr3" draw:text-style-name="P4" draw:layer="layout" svg:width="2.89cm" svg:height="0.357cm" svg:x="3.203cm" svg:y="22.685cm">
          <draw:text-box>
            <text:p text:style-name="P1"><text:span text:style-name="T7">UstawParametry,</text:span><text:span text:style-name="T6"> 15</text:span></text:p>
          </draw:text-box>
        </draw:frame>
        <draw:frame draw:style-name="gr3" draw:text-style-name="P4" draw:layer="layout" svg:width="2.327cm" svg:height="0.357cm" svg:x="3.203cm" svg:y="23.107cm">
          <draw:text-box>
            <text:p text:style-name="P1"><text:span text:style-name="T7">UstawStatek,</text:span><text:span text:style-name="T6"> 15</text:span></text:p>
          </draw:text-box>
        </draw:frame>
        <draw:frame draw:style-name="gr3" draw:text-style-name="P4" draw:layer="layout" svg:width="1.958cm" svg:height="0.357cm" svg:x="3.203cm" svg:y="23.53cm">
          <draw:text-box>
            <text:p text:style-name="P1"><text:span text:style-name="T7">UsunListe,</text:span><text:span text:style-name="T6"> 16</text:span></text:p>
          </draw:text-box>
        </draw:frame>
        <draw:frame draw:style-name="gr3" draw:text-style-name="P4" draw:layer="layout" svg:width="2.187cm" svg:height="0.357cm" svg:x="3.203cm" svg:y="23.953cm">
          <draw:text-box>
            <text:p text:style-name="P1"><text:span text:style-name="T7">UsunStatek,</text:span><text:span text:style-name="T6"> 16</text:span></text:p>
          </draw:text-box>
        </draw:frame>
        <draw:frame draw:style-name="gr3" draw:text-style-name="P4" draw:layer="layout" svg:width="2.314cm" svg:height="0.357cm" svg:x="3.203cm" svg:y="24.376cm">
          <draw:text-box>
            <text:p text:style-name="P1"><text:span text:style-name="T7">UsunTablice,</text:span><text:span text:style-name="T6"> 16</text:span></text:p>
          </draw:text-box>
        </draw:frame>
        <draw:frame draw:style-name="gr3" draw:text-style-name="P4" draw:layer="layout" svg:width="2.31cm" svg:height="0.357cm" svg:x="3.203cm" svg:y="24.799cm">
          <draw:text-box>
            <text:p text:style-name="P1"><text:span text:style-name="T7">UtworzZapis,</text:span><text:span text:style-name="T6"> 17</text:span></text:p>
          </draw:text-box>
        </draw:frame>
        <draw:frame draw:style-name="gr3" draw:text-style-name="P4" draw:layer="layout" svg:width="1.658cm" svg:height="0.357cm" svg:x="3.203cm" svg:y="25.222cm">
          <draw:text-box>
            <text:p text:style-name="P1"><text:span text:style-name="T7">Wczytaj,</text:span><text:span text:style-name="T6"> 17</text:span></text:p>
          </draw:text-box>
        </draw:frame>
        <draw:frame draw:style-name="gr3" draw:text-style-name="P4" draw:layer="layout" svg:width="2.686cm" svg:height="0.357cm" svg:x="3.203cm" svg:y="25.645cm">
          <draw:text-box>
            <text:p text:style-name="P1"><text:span text:style-name="T7">WczytajGracza,</text:span><text:span text:style-name="T6"> 17</text:span></text:p>
          </draw:text-box>
        </draw:frame>
        <draw:frame draw:style-name="gr3" draw:text-style-name="P4" draw:layer="layout" svg:width="3.199cm" svg:height="0.357cm" svg:x="3.203cm" svg:y="26.068cm">
          <draw:text-box>
            <text:p text:style-name="P1"><text:span text:style-name="T7">WprowadzZadanie,</text:span><text:span text:style-name="T6"> 18</text:span></text:p>
          </draw:text-box>
        </draw:frame>
        <draw:frame draw:style-name="gr3" draw:text-style-name="P4" draw:layer="layout" svg:width="2.564cm" svg:height="0.357cm" svg:x="3.203cm" svg:y="26.491cm">
          <draw:text-box>
            <text:p text:style-name="P1"><text:span text:style-name="T7">WyczyscBufor,</text:span><text:span text:style-name="T6"> 18</text:span></text:p>
          </draw:text-box>
        </draw:frame>
        <draw:frame draw:style-name="gr3" draw:text-style-name="P4" draw:layer="layout" svg:width="2.78cm" svg:height="0.357cm" svg:x="3.203cm" svg:y="26.914cm">
          <draw:text-box>
            <text:p text:style-name="P1"><text:span text:style-name="T7">WypelnijTablice,</text:span><text:span text:style-name="T6"> 18</text:span></text:p>
          </draw:text-box>
        </draw:frame>
        <draw:frame draw:style-name="gr3" draw:text-style-name="P4" draw:layer="layout" svg:width="2.28cm" svg:height="0.357cm" svg:x="11.379cm" svg:y="3.863cm">
          <draw:text-box>
            <text:p text:style-name="P1"><text:span text:style-name="T7">WypiszFlote,</text:span><text:span text:style-name="T6"> 19</text:span></text:p>
          </draw:text-box>
        </draw:frame>
        <draw:frame draw:style-name="gr3" draw:text-style-name="P4" draw:layer="layout" svg:width="2.475cm" svg:height="0.357cm" svg:x="11.379cm" svg:y="4.285cm">
          <draw:text-box>
            <text:p text:style-name="P1"><text:span text:style-name="T7">WypiszRuchy,</text:span><text:span text:style-name="T6"> 19</text:span></text:p>
          </draw:text-box>
        </draw:frame>
        <draw:frame draw:style-name="gr3" draw:text-style-name="P4" draw:layer="layout" svg:width="1.514cm" svg:height="0.357cm" svg:x="11.379cm" svg:y="4.707cm">
          <draw:text-box>
            <text:p text:style-name="P1"><text:span text:style-name="T7">Zadanie,</text:span><text:span text:style-name="T6"> 5</text:span></text:p>
          </draw:text-box>
        </draw:frame>
        <draw:frame draw:style-name="gr3" draw:text-style-name="P4" draw:layer="layout" svg:width="2.276cm" svg:height="0.357cm" svg:x="11.379cm" svg:y="5.129cm">
          <draw:text-box>
            <text:p text:style-name="P1"><text:span text:style-name="T7">ZakonczGre,</text:span><text:span text:style-name="T6"> 19</text:span></text:p>
          </draw:text-box>
        </draw:frame>
        <draw:frame draw:style-name="gr3" draw:text-style-name="P4" draw:layer="layout" svg:width="2.788cm" svg:height="0.357cm" svg:x="11.379cm" svg:y="5.551cm">
          <draw:text-box>
            <text:p text:style-name="P1"><text:span text:style-name="T7">ZamianaGraczy,</text:span><text:span text:style-name="T6"> 20</text:span></text:p>
          </draw:text-box>
        </draw:frame>
        <draw:frame draw:style-name="gr3" draw:text-style-name="P4" draw:layer="layout" svg:width="1.48cm" svg:height="0.357cm" svg:x="11.379cm" svg:y="5.973cm">
          <draw:text-box>
            <text:p text:style-name="P1"><text:span text:style-name="T7">Zapisz,</text:span><text:span text:style-name="T6"> 20</text:span></text:p>
          </draw:text-box>
        </draw:frame>
        <draw:frame draw:style-name="gr3" draw:text-style-name="P4" draw:layer="layout" svg:width="2.509cm" svg:height="0.357cm" svg:x="11.379cm" svg:y="6.395cm">
          <draw:text-box>
            <text:p text:style-name="P1"><text:span text:style-name="T7">ZapiszGracza,</text:span><text:span text:style-name="T6"> 20</text:span></text:p>
          </draw:text-box>
        </draw:frame>
        <draw:frame draw:style-name="gr3" draw:text-style-name="P4" draw:layer="layout" svg:width="2.166cm" svg:height="0.357cm" svg:x="11.379cm" svg:y="6.817cm">
          <draw:text-box>
            <text:p text:style-name="P1"><text:span text:style-name="T7">ZmienKolor,</text:span><text:span text:style-name="T6"> 21</text:span></text:p>
          </draw:text-box>
        </draw:frame>
        <draw:frame draw:style-name="gr3" draw:text-style-name="P4" draw:layer="layout" svg:width="1.577cm" svg:height="0.357cm" svg:x="10.676cm" svg:y="7.596cm">
          <draw:text-box>
            <text:p text:style-name="P1"><text:span text:style-name="T7">GameLoop</text:span></text:p>
          </draw:text-box>
        </draw:frame>
        <draw:frame draw:style-name="gr3" draw:text-style-name="P4" draw:layer="layout" svg:width="1.746cm" svg:height="0.357cm" svg:x="11.379cm" svg:y="8.018cm">
          <draw:text-box>
            <text:p text:style-name="P1"><text:span text:style-name="T7">Funkcje.h,</text:span><text:span text:style-name="T6"> 8</text:span></text:p>
          </draw:text-box>
        </draw:frame>
        <draw:frame draw:style-name="gr3" draw:text-style-name="P4" draw:layer="layout" svg:width="1.877cm" svg:height="0.357cm" svg:x="10.676cm" svg:y="8.441cm">
          <draw:text-box>
            <text:p text:style-name="P1"><text:span text:style-name="T7">GameLoopAI</text:span></text:p>
          </draw:text-box>
        </draw:frame>
        <draw:frame draw:style-name="gr3" draw:text-style-name="P4" draw:layer="layout" svg:width="1.746cm" svg:height="0.357cm" svg:x="11.379cm" svg:y="8.863cm">
          <draw:text-box>
            <text:p text:style-name="P1"><text:span text:style-name="T7">Funkcje.h,</text:span><text:span text:style-name="T6"> 8</text:span></text:p>
          </draw:text-box>
        </draw:frame>
        <draw:frame draw:style-name="gr3" draw:text-style-name="P4" draw:layer="layout" svg:width="1.209cm" svg:height="0.357cm" svg:x="10.676cm" svg:y="9.285cm">
          <draw:text-box>
            <text:p text:style-name="P1"><text:span text:style-name="T7">Gracz,</text:span><text:span text:style-name="T6"> 2</text:span></text:p>
          </draw:text-box>
        </draw:frame>
        <draw:frame draw:style-name="gr3" draw:text-style-name="P4" draw:layer="layout" svg:width="1.086cm" svg:height="0.357cm" svg:x="10.676cm" svg:y="10.064cm">
          <draw:text-box>
            <text:p text:style-name="P1"><text:span text:style-name="T7">Historia</text:span></text:p>
          </draw:text-box>
        </draw:frame>
        <draw:frame draw:style-name="gr3" draw:text-style-name="P4" draw:layer="layout" svg:width="1.746cm" svg:height="0.357cm" svg:x="11.379cm" svg:y="10.486cm">
          <draw:text-box>
            <text:p text:style-name="P1"><text:span text:style-name="T7">Funkcje.h,</text:span><text:span text:style-name="T6"> 5</text:span></text:p>
          </draw:text-box>
        </draw:frame>
        <draw:frame draw:style-name="gr3" draw:text-style-name="P4" draw:layer="layout" svg:width="1.141cm" svg:height="0.357cm" svg:x="10.676cm" svg:y="11.265cm">
          <draw:text-box>
            <text:p text:style-name="P1"><text:span text:style-name="T7">IdzSkos</text:span></text:p>
          </draw:text-box>
        </draw:frame>
        <draw:frame draw:style-name="gr3" draw:text-style-name="P4" draw:layer="layout" svg:width="1.924cm" svg:height="0.357cm" svg:x="11.379cm" svg:y="11.687cm">
          <draw:text-box>
            <text:p text:style-name="P1"><text:span text:style-name="T7">Funkcje.h,</text:span><text:span text:style-name="T6"> 10</text:span></text:p>
          </draw:text-box>
        </draw:frame>
        <draw:frame draw:style-name="gr3" draw:text-style-name="P4" draw:layer="layout" svg:width="0.641cm" svg:height="0.357cm" svg:x="10.676cm" svg:y="12.109cm">
          <draw:text-box>
            <text:p text:style-name="P1"><text:span text:style-name="T7">IdzE</text:span></text:p>
          </draw:text-box>
        </draw:frame>
        <draw:frame draw:style-name="gr3" draw:text-style-name="P4" draw:layer="layout" svg:width="1.746cm" svg:height="0.357cm" svg:x="11.379cm" svg:y="12.531cm">
          <draw:text-box>
            <text:p text:style-name="P1"><text:span text:style-name="T7">Funkcje.h,</text:span><text:span text:style-name="T6"> 9</text:span></text:p>
          </draw:text-box>
        </draw:frame>
        <draw:frame draw:style-name="gr3" draw:text-style-name="P4" draw:layer="layout" svg:width="0.658cm" svg:height="0.357cm" svg:x="10.676cm" svg:y="12.953cm">
          <draw:text-box>
            <text:p text:style-name="P1"><text:span text:style-name="T7">IdzN</text:span></text:p>
          </draw:text-box>
        </draw:frame>
        <draw:frame draw:style-name="gr3" draw:text-style-name="P4" draw:layer="layout" svg:width="1.746cm" svg:height="0.357cm" svg:x="11.379cm" svg:y="13.375cm">
          <draw:text-box>
            <text:p text:style-name="P1"><text:span text:style-name="T7">Funkcje.h,</text:span><text:span text:style-name="T6"> 9</text:span></text:p>
          </draw:text-box>
        </draw:frame>
        <draw:frame draw:style-name="gr3" draw:text-style-name="P4" draw:layer="layout" svg:width="0.641cm" svg:height="0.357cm" svg:x="10.676cm" svg:y="13.797cm">
          <draw:text-box>
            <text:p text:style-name="P1"><text:span text:style-name="T7">IdzS</text:span></text:p>
          </draw:text-box>
        </draw:frame>
        <draw:frame draw:style-name="gr3" draw:text-style-name="P4" draw:layer="layout" svg:width="1.746cm" svg:height="0.357cm" svg:x="11.379cm" svg:y="14.22cm">
          <draw:text-box>
            <text:p text:style-name="P1"><text:span text:style-name="T7">Funkcje.h,</text:span><text:span text:style-name="T6"> 9</text:span></text:p>
          </draw:text-box>
        </draw:frame>
        <draw:frame draw:style-name="gr3" draw:text-style-name="P4" draw:layer="layout" svg:width="0.73cm" svg:height="0.357cm" svg:x="10.676cm" svg:y="14.642cm">
          <draw:text-box>
            <text:p text:style-name="P1"><text:span text:style-name="T7">IdzW</text:span></text:p>
          </draw:text-box>
        </draw:frame>
        <draw:frame draw:style-name="gr3" draw:text-style-name="P4" draw:layer="layout" svg:width="1.924cm" svg:height="0.357cm" svg:x="11.379cm" svg:y="15.064cm">
          <draw:text-box>
            <text:p text:style-name="P1"><text:span text:style-name="T7">Funkcje.h,</text:span><text:span text:style-name="T6"> 10</text:span></text:p>
          </draw:text-box>
        </draw:frame>
        <draw:frame draw:style-name="gr3" draw:text-style-name="P4" draw:layer="layout" svg:width="1.606cm" svg:height="0.357cm" svg:x="10.676cm" svg:y="15.486cm">
          <draw:text-box>
            <text:p text:style-name="P1"><text:span text:style-name="T7">InicializujAI</text:span></text:p>
          </draw:text-box>
        </draw:frame>
        <draw:frame draw:style-name="gr3" draw:text-style-name="P4" draw:layer="layout" svg:width="1.924cm" svg:height="0.357cm" svg:x="11.379cm" svg:y="15.908cm">
          <draw:text-box>
            <text:p text:style-name="P1"><text:span text:style-name="T7">Funkcje.h,</text:span><text:span text:style-name="T6"> 10</text:span></text:p>
          </draw:text-box>
        </draw:frame>
        <draw:frame draw:style-name="gr3" draw:text-style-name="P4" draw:layer="layout" svg:width="0.823cm" svg:height="0.357cm" svg:x="10.676cm" svg:y="16.33cm">
          <draw:text-box>
            <text:p text:style-name="P1"><text:span text:style-name="T7">Iniciuj</text:span></text:p>
          </draw:text-box>
        </draw:frame>
        <draw:frame draw:style-name="gr3" draw:text-style-name="P4" draw:layer="layout" svg:width="1.924cm" svg:height="0.357cm" svg:x="11.379cm" svg:y="16.752cm">
          <draw:text-box>
            <text:p text:style-name="P1"><text:span text:style-name="T7">Funkcje.h,</text:span><text:span text:style-name="T6"> 11</text:span></text:p>
          </draw:text-box>
        </draw:frame>
        <draw:frame draw:style-name="gr3" draw:text-style-name="P4" draw:layer="layout" svg:width="2.136cm" svg:height="0.357cm" svg:x="10.676cm" svg:y="17.531cm">
          <draw:text-box>
            <text:p text:style-name="P1"><text:span text:style-name="T7">Konfiguracja,</text:span><text:span text:style-name="T6"> 2</text:span></text:p>
          </draw:text-box>
        </draw:frame>
        <draw:frame draw:style-name="gr3" draw:text-style-name="P4" draw:layer="layout" svg:width="1.035cm" svg:height="0.357cm" svg:x="10.676cm" svg:y="18.31cm">
          <draw:text-box>
            <text:p text:style-name="P1"><text:span text:style-name="T7">Lista,</text:span><text:span text:style-name="T6"> 3</text:span></text:p>
          </draw:text-box>
        </draw:frame>
        <draw:frame draw:style-name="gr3" draw:text-style-name="P4" draw:layer="layout" svg:width="0.768cm" svg:height="0.357cm" svg:x="10.676cm" svg:y="18.732cm">
          <draw:text-box>
            <text:p text:style-name="P1"><text:span text:style-name="T7">Losuj</text:span></text:p>
          </draw:text-box>
        </draw:frame>
        <draw:frame draw:style-name="gr3" draw:text-style-name="P4" draw:layer="layout" svg:width="1.924cm" svg:height="0.357cm" svg:x="11.379cm" svg:y="19.154cm">
          <draw:text-box>
            <text:p text:style-name="P1"><text:span text:style-name="T7">Funkcje.h,</text:span><text:span text:style-name="T6"> 11</text:span></text:p>
          </draw:text-box>
        </draw:frame>
        <draw:frame draw:style-name="gr3" draw:text-style-name="P4" draw:layer="layout" svg:width="1.052cm" svg:height="0.357cm" svg:x="10.676cm" svg:y="19.934cm">
          <draw:text-box>
            <text:p text:style-name="P1"><text:span text:style-name="T7">Oczysc</text:span></text:p>
          </draw:text-box>
        </draw:frame>
        <draw:frame draw:style-name="gr3" draw:text-style-name="P4" draw:layer="layout" svg:width="1.924cm" svg:height="0.357cm" svg:x="11.379cm" svg:y="20.356cm">
          <draw:text-box>
            <text:p text:style-name="P1"><text:span text:style-name="T7">Funkcje.h,</text:span><text:span text:style-name="T6"> 11</text:span></text:p>
          </draw:text-box>
        </draw:frame>
        <draw:frame draw:style-name="gr3" draw:text-style-name="P4" draw:layer="layout" svg:width="2.665cm" svg:height="0.357cm" svg:x="10.676cm" svg:y="21.135cm">
          <draw:text-box>
            <text:p text:style-name="P1"><text:span text:style-name="T7">PobierzKodowanie</text:span></text:p>
          </draw:text-box>
        </draw:frame>
        <draw:frame draw:style-name="gr3" draw:text-style-name="P4" draw:layer="layout" svg:width="1.924cm" svg:height="0.357cm" svg:x="11.379cm" svg:y="21.557cm">
          <draw:text-box>
            <text:p text:style-name="P1"><text:span text:style-name="T7">Funkcje.h,</text:span><text:span text:style-name="T6"> 12</text:span></text:p>
          </draw:text-box>
        </draw:frame>
        <draw:frame draw:style-name="gr3" draw:text-style-name="P4" draw:layer="layout" svg:width="2.703cm" svg:height="0.357cm" svg:x="10.676cm" svg:y="21.979cm">
          <draw:text-box>
            <text:p text:style-name="P1"><text:span text:style-name="T7">PobierzKoordynaty</text:span></text:p>
          </draw:text-box>
        </draw:frame>
        <draw:frame draw:style-name="gr3" draw:text-style-name="P4" draw:layer="layout" svg:width="1.924cm" svg:height="0.357cm" svg:x="11.379cm" svg:y="22.401cm">
          <draw:text-box>
            <text:p text:style-name="P1"><text:span text:style-name="T7">Funkcje.h,</text:span><text:span text:style-name="T6"> 12</text:span></text:p>
          </draw:text-box>
        </draw:frame>
        <draw:frame draw:style-name="gr3" draw:text-style-name="P4" draw:layer="layout" svg:width="2.555cm" svg:height="0.357cm" svg:x="10.676cm" svg:y="22.823cm">
          <draw:text-box>
            <text:p text:style-name="P1"><text:span text:style-name="T7">PobierzParametry</text:span></text:p>
          </draw:text-box>
        </draw:frame>
        <draw:frame draw:style-name="gr3" draw:text-style-name="P4" draw:layer="layout" svg:width="1.924cm" svg:height="0.357cm" svg:x="11.379cm" svg:y="23.245cm">
          <draw:text-box>
            <text:p text:style-name="P1"><text:span text:style-name="T7">Funkcje.h,</text:span><text:span text:style-name="T6"> 12</text:span></text:p>
          </draw:text-box>
        </draw:frame>
        <draw:frame draw:style-name="gr3" draw:text-style-name="P4" draw:layer="layout" svg:width="1.937cm" svg:height="0.357cm" svg:x="10.676cm" svg:y="24.024cm">
          <draw:text-box>
            <text:p text:style-name="P1"><text:span text:style-name="T7">Rozgrywka,</text:span><text:span text:style-name="T6"> 3</text:span></text:p>
          </draw:text-box>
        </draw:frame>
        <draw:frame draw:style-name="gr3" draw:text-style-name="P4" draw:layer="layout" svg:width="2.33cm" svg:height="0.357cm" svg:x="10.676cm" svg:y="24.446cm">
          <draw:text-box>
            <text:p text:style-name="P1"><text:span text:style-name="T7">Rozmieszczenie</text:span></text:p>
          </draw:text-box>
        </draw:frame>
        <draw:frame draw:style-name="gr3" draw:text-style-name="P4" draw:layer="layout" svg:width="1.924cm" svg:height="0.357cm" svg:x="11.379cm" svg:y="24.868cm">
          <draw:text-box>
            <text:p text:style-name="P1"><text:span text:style-name="T7">Funkcje.h,</text:span><text:span text:style-name="T6"> 13</text:span></text:p>
          </draw:text-box>
        </draw:frame>
        <draw:frame draw:style-name="gr3" draw:text-style-name="P4" draw:layer="layout" svg:width="1.941cm" svg:height="0.357cm" svg:x="10.676cm" svg:y="25.29cm">
          <draw:text-box>
            <text:p text:style-name="P1"><text:span text:style-name="T7">RysujPlansze</text:span></text:p>
          </draw:text-box>
        </draw:frame>
        <draw:frame draw:style-name="gr3" draw:text-style-name="P4" draw:layer="layout" svg:width="1.924cm" svg:height="0.357cm" svg:x="11.379cm" svg:y="25.713cm">
          <draw:text-box>
            <text:p text:style-name="P1"><text:span text:style-name="T7">Funkcje.h,</text:span><text:span text:style-name="T6"> 13</text:span></text:p>
          </draw:text-box>
        </draw:frame>
        <draw:frame draw:style-name="gr3" draw:text-style-name="P4" draw:layer="layout" svg:width="1.602cm" svg:height="0.357cm" svg:x="10.676cm" svg:y="26.492cm">
          <draw:text-box>
            <text:p text:style-name="P1"><text:span text:style-name="T7">Skonfiguruj</text:span></text:p>
          </draw:text-box>
        </draw:frame>
        <draw:frame draw:style-name="gr3" draw:text-style-name="P4" draw:layer="layout" svg:width="1.924cm" svg:height="0.357cm" svg:x="11.379cm" svg:y="26.914cm">
          <draw:text-box>
            <text:p text:style-name="P1"><text:span text:style-name="T7">Funkcje.h,</text:span><text:span text:style-name="T6"> 14</text:span></text:p>
          </draw:text-box>
        </draw:frame>
      </draw:page>
      <draw:page draw:name="page25" draw:style-name="dp1" draw:master-page-name="master-page53">
        <draw:frame draw:style-name="gr3" draw:text-style-name="P4" draw:layer="layout" svg:width="0.358cm" svg:height="0.357cm" svg:x="2.5cm" svg:y="1.209cm">
          <draw:text-box>
            <text:p text:style-name="P1"><text:span text:style-name="T3">24</text:span></text:p>
          </draw:text-box>
        </draw:frame>
        <draw:line draw:style-name="gr4" draw:text-style-name="P5" draw:layer="layout" svg:x1="2.499cm" svg:y1="1.628cm" svg:x2="18.499cm" svg:y2="1.628cm">
          <text:p/>
        </draw:line>
        <draw:frame draw:style-name="gr3" draw:text-style-name="P4" draw:layer="layout" svg:width="1.975cm" svg:height="0.357cm" svg:x="16.564cm" svg:y="1.209cm">
          <draw:text-box>
            <text:p text:style-name="P1"><text:span text:style-name="T3">SKOROWIDZ</text:span></text:p>
          </draw:text-box>
        </draw:frame>
        <draw:frame draw:style-name="gr3" draw:text-style-name="P4" draw:layer="layout" svg:width="2.648cm" svg:height="0.357cm" svg:x="2.5cm" svg:y="2.565cm">
          <draw:text-box>
            <text:p text:style-name="P1"><text:span text:style-name="T7">SprawdzZgodnosc</text:span></text:p>
          </draw:text-box>
        </draw:frame>
        <draw:frame draw:style-name="gr3" draw:text-style-name="P4" draw:layer="layout" svg:width="1.924cm" svg:height="0.357cm" svg:x="3.203cm" svg:y="2.987cm">
          <draw:text-box>
            <text:p text:style-name="P1"><text:span text:style-name="T7">Funkcje.h,</text:span><text:span text:style-name="T6"> 14</text:span></text:p>
          </draw:text-box>
        </draw:frame>
        <draw:frame draw:style-name="gr3" draw:text-style-name="P4" draw:layer="layout" svg:width="0.819cm" svg:height="0.357cm" svg:x="2.5cm" svg:y="3.409cm">
          <draw:text-box>
            <text:p text:style-name="P1"><text:span text:style-name="T7">Strzal</text:span></text:p>
          </draw:text-box>
        </draw:frame>
        <draw:frame draw:style-name="gr3" draw:text-style-name="P4" draw:layer="layout" svg:width="1.924cm" svg:height="0.357cm" svg:x="3.203cm" svg:y="3.83cm">
          <draw:text-box>
            <text:p text:style-name="P1"><text:span text:style-name="T7">Funkcje.h,</text:span><text:span text:style-name="T6"> 14</text:span></text:p>
          </draw:text-box>
        </draw:frame>
        <draw:frame draw:style-name="gr3" draw:text-style-name="P4" draw:layer="layout" svg:width="2.356cm" svg:height="0.357cm" svg:x="2.5cm" svg:y="4.604cm">
          <draw:text-box>
            <text:p text:style-name="P1"><text:span text:style-name="T7">UstawParametry</text:span></text:p>
          </draw:text-box>
        </draw:frame>
        <draw:frame draw:style-name="gr3" draw:text-style-name="P4" draw:layer="layout" svg:width="1.924cm" svg:height="0.357cm" svg:x="3.203cm" svg:y="5.025cm">
          <draw:text-box>
            <text:p text:style-name="P1"><text:span text:style-name="T7">Funkcje.h,</text:span><text:span text:style-name="T6"> 15</text:span></text:p>
          </draw:text-box>
        </draw:frame>
        <draw:frame draw:style-name="gr3" draw:text-style-name="P4" draw:layer="layout" svg:width="1.793cm" svg:height="0.357cm" svg:x="2.5cm" svg:y="5.447cm">
          <draw:text-box>
            <text:p text:style-name="P1"><text:span text:style-name="T7">UstawStatek</text:span></text:p>
          </draw:text-box>
        </draw:frame>
        <draw:frame draw:style-name="gr3" draw:text-style-name="P4" draw:layer="layout" svg:width="1.924cm" svg:height="0.357cm" svg:x="3.203cm" svg:y="5.869cm">
          <draw:text-box>
            <text:p text:style-name="P1"><text:span text:style-name="T7">Funkcje.h,</text:span><text:span text:style-name="T6"> 15</text:span></text:p>
          </draw:text-box>
        </draw:frame>
        <draw:frame draw:style-name="gr3" draw:text-style-name="P4" draw:layer="layout" svg:width="1.424cm" svg:height="0.357cm" svg:x="2.5cm" svg:y="6.291cm">
          <draw:text-box>
            <text:p text:style-name="P1"><text:span text:style-name="T7">UsunListe</text:span></text:p>
          </draw:text-box>
        </draw:frame>
        <draw:frame draw:style-name="gr3" draw:text-style-name="P4" draw:layer="layout" svg:width="1.924cm" svg:height="0.357cm" svg:x="3.203cm" svg:y="6.712cm">
          <draw:text-box>
            <text:p text:style-name="P1"><text:span text:style-name="T7">Funkcje.h,</text:span><text:span text:style-name="T6"> 16</text:span></text:p>
          </draw:text-box>
        </draw:frame>
        <draw:frame draw:style-name="gr3" draw:text-style-name="P4" draw:layer="layout" svg:width="1.653cm" svg:height="0.357cm" svg:x="2.5cm" svg:y="7.134cm">
          <draw:text-box>
            <text:p text:style-name="P1"><text:span text:style-name="T7">UsunStatek</text:span></text:p>
          </draw:text-box>
        </draw:frame>
        <draw:frame draw:style-name="gr3" draw:text-style-name="P4" draw:layer="layout" svg:width="1.924cm" svg:height="0.357cm" svg:x="3.203cm" svg:y="7.556cm">
          <draw:text-box>
            <text:p text:style-name="P1"><text:span text:style-name="T7">Funkcje.h,</text:span><text:span text:style-name="T6"> 16</text:span></text:p>
          </draw:text-box>
        </draw:frame>
        <draw:frame draw:style-name="gr3" draw:text-style-name="P4" draw:layer="layout" svg:width="1.78cm" svg:height="0.357cm" svg:x="2.5cm" svg:y="7.978cm">
          <draw:text-box>
            <text:p text:style-name="P1"><text:span text:style-name="T7">UsunTablice</text:span></text:p>
          </draw:text-box>
        </draw:frame>
        <draw:frame draw:style-name="gr3" draw:text-style-name="P4" draw:layer="layout" svg:width="1.924cm" svg:height="0.357cm" svg:x="3.203cm" svg:y="8.399cm">
          <draw:text-box>
            <text:p text:style-name="P1"><text:span text:style-name="T7">Funkcje.h,</text:span><text:span text:style-name="T6"> 16</text:span></text:p>
          </draw:text-box>
        </draw:frame>
        <draw:frame draw:style-name="gr3" draw:text-style-name="P4" draw:layer="layout" svg:width="1.776cm" svg:height="0.357cm" svg:x="2.5cm" svg:y="8.821cm">
          <draw:text-box>
            <text:p text:style-name="P1"><text:span text:style-name="T7">UtworzZapis</text:span></text:p>
          </draw:text-box>
        </draw:frame>
        <draw:frame draw:style-name="gr3" draw:text-style-name="P4" draw:layer="layout" svg:width="1.924cm" svg:height="0.357cm" svg:x="3.203cm" svg:y="9.243cm">
          <draw:text-box>
            <text:p text:style-name="P1"><text:span text:style-name="T7">Funkcje.h,</text:span><text:span text:style-name="T6"> 17</text:span></text:p>
          </draw:text-box>
        </draw:frame>
        <draw:frame draw:style-name="gr3" draw:text-style-name="P4" draw:layer="layout" svg:width="1.124cm" svg:height="0.357cm" svg:x="2.5cm" svg:y="10.016cm">
          <draw:text-box>
            <text:p text:style-name="P1"><text:span text:style-name="T7">Wczytaj</text:span></text:p>
          </draw:text-box>
        </draw:frame>
        <draw:frame draw:style-name="gr3" draw:text-style-name="P4" draw:layer="layout" svg:width="1.924cm" svg:height="0.357cm" svg:x="3.203cm" svg:y="10.438cm">
          <draw:text-box>
            <text:p text:style-name="P1"><text:span text:style-name="T7">Funkcje.h,</text:span><text:span text:style-name="T6"> 17</text:span></text:p>
          </draw:text-box>
        </draw:frame>
        <draw:frame draw:style-name="gr3" draw:text-style-name="P4" draw:layer="layout" svg:width="2.153cm" svg:height="0.357cm" svg:x="2.5cm" svg:y="10.86cm">
          <draw:text-box>
            <text:p text:style-name="P1"><text:span text:style-name="T7">WczytajGracza</text:span></text:p>
          </draw:text-box>
        </draw:frame>
        <draw:frame draw:style-name="gr3" draw:text-style-name="P4" draw:layer="layout" svg:width="1.924cm" svg:height="0.357cm" svg:x="3.203cm" svg:y="11.281cm">
          <draw:text-box>
            <text:p text:style-name="P1"><text:span text:style-name="T7">Funkcje.h,</text:span><text:span text:style-name="T6"> 17</text:span></text:p>
          </draw:text-box>
        </draw:frame>
        <draw:frame draw:style-name="gr3" draw:text-style-name="P4" draw:layer="layout" svg:width="2.665cm" svg:height="0.357cm" svg:x="2.5cm" svg:y="11.703cm">
          <draw:text-box>
            <text:p text:style-name="P1"><text:span text:style-name="T7">WprowadzZadanie</text:span></text:p>
          </draw:text-box>
        </draw:frame>
        <draw:frame draw:style-name="gr3" draw:text-style-name="P4" draw:layer="layout" svg:width="1.924cm" svg:height="0.357cm" svg:x="3.203cm" svg:y="12.125cm">
          <draw:text-box>
            <text:p text:style-name="P1"><text:span text:style-name="T7">Funkcje.h,</text:span><text:span text:style-name="T6"> 18</text:span></text:p>
          </draw:text-box>
        </draw:frame>
        <draw:frame draw:style-name="gr3" draw:text-style-name="P4" draw:layer="layout" svg:width="1.281cm" svg:height="0.357cm" svg:x="2.5cm" svg:y="12.547cm">
          <draw:text-box>
            <text:p text:style-name="P1"><text:span text:style-name="T7">Wybor,</text:span><text:span text:style-name="T6"> 4</text:span></text:p>
          </draw:text-box>
        </draw:frame>
        <draw:frame draw:style-name="gr3" draw:text-style-name="P4" draw:layer="layout" svg:width="2.03cm" svg:height="0.357cm" svg:x="2.5cm" svg:y="12.968cm">
          <draw:text-box>
            <text:p text:style-name="P1"><text:span text:style-name="T7">WyczyscBufor</text:span></text:p>
          </draw:text-box>
        </draw:frame>
        <draw:frame draw:style-name="gr3" draw:text-style-name="P4" draw:layer="layout" svg:width="1.924cm" svg:height="0.357cm" svg:x="3.203cm" svg:y="13.39cm">
          <draw:text-box>
            <text:p text:style-name="P1"><text:span text:style-name="T7">Funkcje.h,</text:span><text:span text:style-name="T6"> 18</text:span></text:p>
          </draw:text-box>
        </draw:frame>
        <draw:frame draw:style-name="gr3" draw:text-style-name="P4" draw:layer="layout" svg:width="2.246cm" svg:height="0.357cm" svg:x="2.5cm" svg:y="13.812cm">
          <draw:text-box>
            <text:p text:style-name="P1"><text:span text:style-name="T7">WypelnijTablice</text:span></text:p>
          </draw:text-box>
        </draw:frame>
        <draw:frame draw:style-name="gr3" draw:text-style-name="P4" draw:layer="layout" svg:width="1.924cm" svg:height="0.357cm" svg:x="3.203cm" svg:y="14.234cm">
          <draw:text-box>
            <text:p text:style-name="P1"><text:span text:style-name="T7">Funkcje.h,</text:span><text:span text:style-name="T6"> 18</text:span></text:p>
          </draw:text-box>
        </draw:frame>
        <draw:frame draw:style-name="gr3" draw:text-style-name="P4" draw:layer="layout" svg:width="1.746cm" svg:height="0.357cm" svg:x="2.5cm" svg:y="14.655cm">
          <draw:text-box>
            <text:p text:style-name="P1"><text:span text:style-name="T7">WypiszFlote</text:span></text:p>
          </draw:text-box>
        </draw:frame>
        <draw:frame draw:style-name="gr3" draw:text-style-name="P4" draw:layer="layout" svg:width="1.924cm" svg:height="0.357cm" svg:x="3.203cm" svg:y="15.077cm">
          <draw:text-box>
            <text:p text:style-name="P1"><text:span text:style-name="T7">Funkcje.h,</text:span><text:span text:style-name="T6"> 19</text:span></text:p>
          </draw:text-box>
        </draw:frame>
        <draw:frame draw:style-name="gr3" draw:text-style-name="P4" draw:layer="layout" svg:width="1.941cm" svg:height="0.357cm" svg:x="2.5cm" svg:y="15.499cm">
          <draw:text-box>
            <text:p text:style-name="P1"><text:span text:style-name="T7">WypiszRuchy</text:span></text:p>
          </draw:text-box>
        </draw:frame>
        <draw:frame draw:style-name="gr3" draw:text-style-name="P4" draw:layer="layout" svg:width="1.924cm" svg:height="0.357cm" svg:x="3.203cm" svg:y="15.921cm">
          <draw:text-box>
            <text:p text:style-name="P1"><text:span text:style-name="T7">Funkcje.h,</text:span><text:span text:style-name="T6"> 19</text:span></text:p>
          </draw:text-box>
        </draw:frame>
        <draw:frame draw:style-name="gr3" draw:text-style-name="P4" draw:layer="layout" svg:width="1.158cm" svg:height="0.357cm" svg:x="2.5cm" svg:y="16.694cm">
          <draw:text-box>
            <text:p text:style-name="P1"><text:span text:style-name="T7">Zadanie</text:span></text:p>
          </draw:text-box>
        </draw:frame>
        <draw:frame draw:style-name="gr3" draw:text-style-name="P4" draw:layer="layout" svg:width="1.746cm" svg:height="0.357cm" svg:x="3.203cm" svg:y="17.116cm">
          <draw:text-box>
            <text:p text:style-name="P1"><text:span text:style-name="T7">Funkcje.h,</text:span><text:span text:style-name="T6"> 5</text:span></text:p>
          </draw:text-box>
        </draw:frame>
        <draw:frame draw:style-name="gr3" draw:text-style-name="P4" draw:layer="layout" svg:width="1.742cm" svg:height="0.357cm" svg:x="2.5cm" svg:y="17.537cm">
          <draw:text-box>
            <text:p text:style-name="P1"><text:span text:style-name="T7">ZakonczGre</text:span></text:p>
          </draw:text-box>
        </draw:frame>
        <draw:frame draw:style-name="gr3" draw:text-style-name="P4" draw:layer="layout" svg:width="1.924cm" svg:height="0.357cm" svg:x="3.203cm" svg:y="17.959cm">
          <draw:text-box>
            <text:p text:style-name="P1"><text:span text:style-name="T7">Funkcje.h,</text:span><text:span text:style-name="T6"> 19</text:span></text:p>
          </draw:text-box>
        </draw:frame>
        <draw:frame draw:style-name="gr3" draw:text-style-name="P4" draw:layer="layout" svg:width="2.254cm" svg:height="0.357cm" svg:x="2.5cm" svg:y="18.381cm">
          <draw:text-box>
            <text:p text:style-name="P1"><text:span text:style-name="T7">ZamianaGraczy</text:span></text:p>
          </draw:text-box>
        </draw:frame>
        <draw:frame draw:style-name="gr3" draw:text-style-name="P4" draw:layer="layout" svg:width="1.924cm" svg:height="0.357cm" svg:x="3.203cm" svg:y="18.803cm">
          <draw:text-box>
            <text:p text:style-name="P1"><text:span text:style-name="T7">Funkcje.h,</text:span><text:span text:style-name="T6"> 20</text:span></text:p>
          </draw:text-box>
        </draw:frame>
        <draw:frame draw:style-name="gr3" draw:text-style-name="P4" draw:layer="layout" svg:width="0.946cm" svg:height="0.357cm" svg:x="2.5cm" svg:y="19.224cm">
          <draw:text-box>
            <text:p text:style-name="P1"><text:span text:style-name="T7">Zapisz</text:span></text:p>
          </draw:text-box>
        </draw:frame>
        <draw:frame draw:style-name="gr3" draw:text-style-name="P4" draw:layer="layout" svg:width="1.924cm" svg:height="0.357cm" svg:x="3.203cm" svg:y="19.646cm">
          <draw:text-box>
            <text:p text:style-name="P1"><text:span text:style-name="T7">Funkcje.h,</text:span><text:span text:style-name="T6"> 20</text:span></text:p>
          </draw:text-box>
        </draw:frame>
        <draw:frame draw:style-name="gr3" draw:text-style-name="P4" draw:layer="layout" svg:width="1.975cm" svg:height="0.357cm" svg:x="2.5cm" svg:y="20.068cm">
          <draw:text-box>
            <text:p text:style-name="P1"><text:span text:style-name="T7">ZapiszGracza</text:span></text:p>
          </draw:text-box>
        </draw:frame>
        <draw:frame draw:style-name="gr3" draw:text-style-name="P4" draw:layer="layout" svg:width="1.924cm" svg:height="0.357cm" svg:x="3.203cm" svg:y="20.49cm">
          <draw:text-box>
            <text:p text:style-name="P1"><text:span text:style-name="T7">Funkcje.h,</text:span><text:span text:style-name="T6"> 20</text:span></text:p>
          </draw:text-box>
        </draw:frame>
        <draw:frame draw:style-name="gr3" draw:text-style-name="P4" draw:layer="layout" svg:width="1.632cm" svg:height="0.357cm" svg:x="2.5cm" svg:y="20.911cm">
          <draw:text-box>
            <text:p text:style-name="P1"><text:span text:style-name="T7">ZmienKolor</text:span></text:p>
          </draw:text-box>
        </draw:frame>
        <draw:line draw:style-name="gr4" draw:text-style-name="P5" draw:layer="layout" svg:x1="2.499cm" svg:y1="27.825cm" svg:x2="18.499cm" svg:y2="27.825cm">
          <text:p/>
        </draw:line>
        <draw:frame draw:style-name="gr3" draw:text-style-name="P4" draw:layer="layout" svg:width="1.924cm" svg:height="0.357cm" svg:x="3.203cm" svg:y="21.333cm">
          <draw:text-box>
            <text:p text:style-name="P1"><text:span text:style-name="T7">Funkcje.h,</text:span><text:span text:style-name="T6"> 21</text:span></text:p>
          </draw:text-box>
        </draw:frame>
        <draw:frame draw:style-name="gr5" draw:text-style-name="P6" draw:layer="layout" svg:width="3.249cm" svg:height="0.247cm" svg:x="15.19cm" svg:y="28.054cm">
          <draw:text-box>
            <text:p text:style-name="P1"><text:span text:style-name="T9">Wygenerowano przez Doxyg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/>
    <style:font-face style:name="Nimbus Sans L1" svg:font-family="'Nimbus Sans L'"/>
    <style:font-face style:name="PLMath101" svg:font-family="PLMath10"/>
    <style:font-face style:name="PLMath71" svg:font-family="PLMath7"/>
    <style:font-face style:name="PLMathSymbols101" svg:font-family="PLMathSymbols10"/>
    <style:font-face style:name="PLMathSymbols71" svg:font-family="PLMathSymbols7"/>
    <style:font-face style:name="PLMathSymbols81" svg:font-family="PLMathSymbols8"/>
    <style:font-face style:name="Liberation Serif1" svg:font-family="'Liberation Serif'" style:font-pitch="variable"/>
    <style:font-face style:name="Nimbus Mono L" svg:font-family="'Nimbus Mono L'" style:font-pitch="variable"/>
    <style:font-face style:name="Nimbus Sans L" svg:font-family="'Nimbus Sans L'" style:font-pitch="variable"/>
    <style:font-face style:name="PLMath10" svg:font-family="PLMath10" style:font-pitch="variable"/>
    <style:font-face style:name="PLMath7" svg:font-family="PLMath7" style:font-pitch="variable"/>
    <style:font-face style:name="PLMathSymbols10" svg:font-family="PLMathSymbols10" style:font-pitch="variable"/>
    <style:font-face style:name="PLMathSymbols7" svg:font-family="PLMathSymbols7" style:font-pitch="variable"/>
    <style:font-face style:name="PLMathSymbols8" svg:font-family="PLMathSymbols8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  <style:master-page style:name="master-page53" style:page-layout-name="PM0" draw:style-name="Mdp1"/>
    <style:master-page style:name="master-page68" style:page-layout-name="PM0" draw:style-name="Mdp1"/>
    <style:master-page style:name="master-page7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1T17:00:52.008000000</dc:date>
    <meta:editing-duration>PT47M19S</meta:editing-duration>
    <meta:editing-cycles>1</meta:editing-cycles>
    <meta:document-statistic meta:object-count="3180"/>
    <meta:generator>LibreOffice/6.2.1.2$Windows_x86 LibreOffice_project/7bcb35dc3024a62dea0caee87020152d1ee96e71</meta:generator>
  </office:meta>
</office:document-meta>
</file>